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Microsoft Sans Serif" svg:font-family="Microsoft Sans Serif"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Normalny" style:master-page-name="MP0" style:family="paragraph">
      <style:paragraph-properties fo:text-align="justify" fo:line-height="150%"/>
    </style:style>
    <style:style style:name="P2" style:parent-style-name="Normalny" style:family="paragraph">
      <style:paragraph-properties fo:text-align="justify" fo:line-height="150%"/>
    </style:style>
    <style:style style:name="P3" style:parent-style-name="Normalny" style:family="paragraph">
      <style:paragraph-properties fo:text-align="justify" fo:line-height="150%"/>
    </style:style>
    <style:style style:name="P4" style:parent-style-name="Normalny" style:family="paragraph">
      <style:paragraph-properties fo:text-align="justify" fo:line-height="150%"/>
    </style:style>
    <style:style style:name="P5" style:parent-style-name="Normalny" style:family="paragraph">
      <style:paragraph-properties fo:text-align="justify" fo:line-height="150%"/>
    </style:style>
    <style:style style:name="P6" style:parent-style-name="Normalny" style:family="paragraph">
      <style:paragraph-properties fo:text-align="justify" fo:line-height="150%"/>
    </style:style>
    <style:style style:name="P7" style:parent-style-name="Normalny" style:family="paragraph">
      <style:paragraph-properties fo:text-align="justify" fo:line-height="150%"/>
    </style:style>
    <style:style style:name="P8" style:parent-style-name="Normalny" style:family="paragraph">
      <style:paragraph-properties fo:text-align="justify" fo:line-height="150%"/>
    </style:style>
    <style:style style:name="T9" style:parent-style-name="Domyślnaczcionkaakapitu" style:family="text">
      <style:text-properties fo:background-color="#80FFFF"/>
    </style:style>
    <style:style style:name="T10" style:parent-style-name="Domyślnaczcionkaakapitu" style:family="text">
      <style:text-properties fo:background-color="#80FFFF"/>
    </style:style>
    <style:style style:name="T11" style:parent-style-name="Domyślnaczcionkaakapitu" style:family="text">
      <style:text-properties fo:background-color="#80FFFF"/>
    </style:style>
    <style:style style:name="T12" style:parent-style-name="Domyślnaczcionkaakapitu" style:family="text">
      <style:text-properties fo:background-color="#80FFFF"/>
    </style:style>
    <style:style style:name="P13" style:parent-style-name="Normalny" style:family="paragraph">
      <style:paragraph-properties fo:text-align="justify" fo:line-height="150%"/>
    </style:style>
    <style:style style:name="T14" style:parent-style-name="Domyślnaczcionkaakapitu" style:family="text">
      <style:text-properties fo:background-color="#80FFFF"/>
    </style:style>
    <style:style style:name="T15" style:parent-style-name="Domyślnaczcionkaakapitu" style:family="text">
      <style:text-properties style:text-underline-type="single" style:text-underline-style="solid" style:text-underline-width="auto" style:text-underline-mode="continuous"/>
    </style:style>
    <style:style style:name="T16" style:parent-style-name="Domyślnaczcionkaakapitu" style:family="text">
      <style:text-properties fo:background-color="#80FFFF" style:text-underline-type="single" style:text-underline-style="solid" style:text-underline-width="auto" style:text-underline-mode="continuous"/>
    </style:style>
    <style:style style:name="T17" style:parent-style-name="Domyślnaczcionkaakapitu" style:family="text">
      <style:text-properties style:text-underline-type="single" style:text-underline-style="solid" style:text-underline-width="auto" style:text-underline-mode="continuous"/>
    </style:style>
    <style:style style:name="P18" style:parent-style-name="Normalny" style:family="paragraph">
      <style:paragraph-properties fo:text-align="justify" fo:line-height="150%"/>
    </style:style>
    <style:style style:name="T19" style:parent-style-name="Domyślnaczcionkaakapitu" style:family="text">
      <style:text-properties style:text-underline-type="single" style:text-underline-style="solid" style:text-underline-width="auto" style:text-underline-mode="continuous"/>
    </style:style>
    <style:style style:name="T20" style:parent-style-name="Domyślnaczcionkaakapitu" style:family="text">
      <style:text-properties fo:background-color="#80FFFF" style:text-underline-type="single" style:text-underline-style="solid" style:text-underline-width="auto" style:text-underline-mode="continuous"/>
    </style:style>
    <style:style style:name="T21" style:parent-style-name="Domyślnaczcionkaakapitu" style:family="text">
      <style:text-properties style:text-underline-type="single" style:text-underline-style="solid" style:text-underline-width="auto" style:text-underline-mode="continuous"/>
    </style:style>
    <style:style style:name="T22" style:parent-style-name="Domyślnaczcionkaakapitu" style:family="text">
      <style:text-properties fo:background-color="#80FFFF" style:text-underline-type="single" style:text-underline-style="solid" style:text-underline-width="auto" style:text-underline-mode="continuous"/>
    </style:style>
    <style:style style:name="P23" style:parent-style-name="Normalny" style:family="paragraph">
      <style:paragraph-properties fo:text-align="justify" fo:line-height="150%" fo:text-indent="0.2479in"/>
    </style:style>
    <style:style style:name="T24" style:parent-style-name="Domyślnaczcionkaakapitu" style:family="text">
      <style:text-properties fo:background-color="#80FFFF"/>
    </style:style>
    <style:style style:name="T25" style:parent-style-name="Domyślnaczcionkaakapitu" style:family="text">
      <style:text-properties fo:background-color="#80FFFF"/>
    </style:style>
    <style:style style:name="T26" style:parent-style-name="Domyślnaczcionkaakapitu" style:family="text">
      <style:text-properties fo:background-color="#80FFFF"/>
    </style:style>
    <style:style style:name="T27" style:parent-style-name="Domyślnaczcionkaakapitu" style:family="text">
      <style:text-properties fo:background-color="#80FFFF"/>
    </style:style>
    <style:style style:name="P28" style:parent-style-name="Normalny" style:family="paragraph">
      <style:paragraph-properties fo:text-align="justify" fo:line-height="150%" fo:text-indent="0.2479in"/>
    </style:style>
    <style:style style:name="P29" style:parent-style-name="Normalny" style:family="paragraph">
      <style:paragraph-properties fo:text-align="justify" fo:line-height="150%" fo:text-indent="0.2479in"/>
    </style:style>
    <style:style style:name="T30" style:parent-style-name="Domyślnaczcionkaakapitu" style:family="text">
      <style:text-properties fo:background-color="#80FFFF"/>
    </style:style>
    <style:style style:name="P31" style:parent-style-name="Normalny" style:family="paragraph">
      <style:paragraph-properties fo:text-align="justify" fo:line-height="150%" fo:text-indent="0.2479in"/>
    </style:style>
    <style:style style:name="P32" style:parent-style-name="Normalny" style:family="paragraph">
      <style:paragraph-properties fo:text-align="justify" fo:line-height="150%"/>
    </style:style>
    <style:style style:name="T33" style:parent-style-name="Domyślnaczcionkaakapitu" style:family="text">
      <style:text-properties style:text-underline-type="single" style:text-underline-style="solid" style:text-underline-width="auto" style:text-underline-mode="continuous"/>
    </style:style>
    <style:style style:name="P34" style:parent-style-name="Normalny" style:family="paragraph">
      <style:paragraph-properties fo:text-align="justify" fo:line-height="150%" fo:text-indent="0.2479in"/>
    </style:style>
    <style:style style:name="T35" style:parent-style-name="Domyślnaczcionkaakapitu" style:family="text">
      <style:text-properties fo:background-color="#80FFFF"/>
    </style:style>
    <style:style style:name="P36" style:parent-style-name="Normalny" style:family="paragraph">
      <style:paragraph-properties fo:text-align="justify" fo:line-height="150%"/>
    </style:style>
    <style:style style:name="T37" style:parent-style-name="Domyślnaczcionkaakapitu" style:family="text">
      <style:text-properties fo:background-color="#80FFFF" style:text-underline-type="single" style:text-underline-style="solid" style:text-underline-width="auto" style:text-underline-mode="continuous"/>
    </style:style>
    <style:style style:name="T38" style:parent-style-name="Domyślnaczcionkaakapitu" style:family="text">
      <style:text-properties style:text-underline-type="single" style:text-underline-style="solid" style:text-underline-width="auto" style:text-underline-mode="continuous"/>
    </style:style>
    <style:style style:name="T39" style:parent-style-name="Domyślnaczcionkaakapitu" style:family="text">
      <style:text-properties fo:background-color="#80FFFF" style:text-underline-type="single" style:text-underline-style="solid" style:text-underline-width="auto" style:text-underline-mode="continuous"/>
    </style:style>
    <style:style style:name="T40" style:parent-style-name="Domyślnaczcionkaakapitu" style:family="text">
      <style:text-properties style:text-underline-type="single" style:text-underline-style="solid" style:text-underline-width="auto" style:text-underline-mode="continuous"/>
    </style:style>
    <style:style style:name="P41" style:parent-style-name="Normalny" style:family="paragraph">
      <style:paragraph-properties fo:text-align="justify" fo:line-height="150%" fo:text-indent="0.2479in"/>
    </style:style>
    <style:style style:name="P42" style:parent-style-name="Normalny" style:family="paragraph">
      <style:paragraph-properties fo:text-align="justify" fo:line-height="150%"/>
    </style:style>
    <style:style style:name="T43" style:parent-style-name="Domyślnaczcionkaakapitu" style:family="text">
      <style:text-properties fo:background-color="#80FFFF" style:text-underline-type="single" style:text-underline-style="solid" style:text-underline-width="auto" style:text-underline-mode="continuous"/>
    </style:style>
    <style:style style:name="T44" style:parent-style-name="Domyślnaczcionkaakapitu" style:family="text">
      <style:text-properties style:text-underline-type="single" style:text-underline-style="solid" style:text-underline-width="auto" style:text-underline-mode="continuous"/>
    </style:style>
    <style:style style:name="P45" style:parent-style-name="Normalny" style:family="paragraph">
      <style:paragraph-properties fo:text-align="justify" fo:line-height="150%" fo:text-indent="0.2479in"/>
    </style:style>
    <style:style style:name="P46" style:parent-style-name="Normalny" style:family="paragraph">
      <style:paragraph-properties fo:text-align="justify" fo:line-height="150%"/>
    </style:style>
    <style:style style:name="T47" style:parent-style-name="Domyślnaczcionkaakapitu" style:family="text">
      <style:text-properties fo:background-color="#80FFFF" style:text-underline-type="single" style:text-underline-style="solid" style:text-underline-width="auto" style:text-underline-mode="continuous"/>
    </style:style>
    <style:style style:name="T48" style:parent-style-name="Domyślnaczcionkaakapitu" style:family="text">
      <style:text-properties style:text-underline-type="single" style:text-underline-style="solid" style:text-underline-width="auto" style:text-underline-mode="continuous"/>
    </style:style>
    <style:style style:name="T49" style:parent-style-name="Domyślnaczcionkaakapitu" style:family="text">
      <style:text-properties fo:background-color="#80FFFF" style:text-underline-type="single" style:text-underline-style="solid" style:text-underline-width="auto" style:text-underline-mode="continuous"/>
    </style:style>
    <style:style style:name="T50" style:parent-style-name="Domyślnaczcionkaakapitu" style:family="text">
      <style:text-properties style:text-underline-type="single" style:text-underline-style="solid" style:text-underline-width="auto" style:text-underline-mode="continuous"/>
    </style:style>
    <style:style style:name="T51" style:parent-style-name="Domyślnaczcionkaakapitu" style:family="text">
      <style:text-properties fo:background-color="#80FFFF"/>
    </style:style>
    <style:style style:name="P52" style:parent-style-name="Normalny" style:family="paragraph">
      <style:paragraph-properties fo:text-align="justify" fo:line-height="150%" fo:text-indent="0.2479in"/>
    </style:style>
    <style:style style:name="P53" style:parent-style-name="Normalny" style:family="paragraph">
      <style:paragraph-properties fo:text-align="justify" fo:line-height="150%"/>
    </style:style>
    <style:style style:name="T54" style:parent-style-name="Domyślnaczcionkaakapitu" style:family="text">
      <style:text-properties style:text-underline-type="single" style:text-underline-style="solid" style:text-underline-width="auto" style:text-underline-mode="continuous"/>
    </style:style>
    <style:style style:name="T55" style:parent-style-name="Domyślnaczcionkaakapitu" style:family="text">
      <style:text-properties fo:background-color="#80FFFF" style:text-underline-type="single" style:text-underline-style="solid" style:text-underline-width="auto" style:text-underline-mode="continuous"/>
    </style:style>
    <style:style style:name="T56" style:parent-style-name="Domyślnaczcionkaakapitu" style:family="text">
      <style:text-properties style:text-underline-type="single" style:text-underline-style="solid" style:text-underline-width="auto" style:text-underline-mode="continuous"/>
    </style:style>
    <style:style style:name="T57" style:parent-style-name="Domyślnaczcionkaakapitu" style:family="text">
      <style:text-properties fo:background-color="#80FFFF" style:text-underline-type="single" style:text-underline-style="solid" style:text-underline-width="auto" style:text-underline-mode="continuous"/>
    </style:style>
    <style:style style:name="T58" style:parent-style-name="Domyślnaczcionkaakapitu" style:family="text">
      <style:text-properties style:text-underline-type="single" style:text-underline-style="solid" style:text-underline-width="auto" style:text-underline-mode="continuous"/>
    </style:style>
    <style:style style:name="P59" style:parent-style-name="Normalny" style:family="paragraph">
      <style:paragraph-properties fo:text-align="justify" fo:line-height="150%" fo:text-indent="0.2479in"/>
    </style:style>
    <style:style style:name="T60" style:parent-style-name="Domyślnaczcionkaakapitu" style:family="text">
      <style:text-properties fo:background-color="#80FFFF"/>
    </style:style>
    <style:style style:name="T61" style:parent-style-name="Domyślnaczcionkaakapitu" style:family="text">
      <style:text-properties fo:background-color="#80FFFF"/>
    </style:style>
    <style:style style:name="T62" style:parent-style-name="Domyślnaczcionkaakapitu" style:family="text">
      <style:text-properties fo:background-color="#80FFFF"/>
    </style:style>
    <style:style style:name="P63" style:parent-style-name="Normalny" style:family="paragraph">
      <style:paragraph-properties fo:text-align="justify" fo:line-height="150%"/>
    </style:style>
    <style:style style:name="T64" style:parent-style-name="Domyślnaczcionkaakapitu" style:family="text">
      <style:text-properties fo:background-color="#80FFFF" style:text-underline-type="single" style:text-underline-style="solid" style:text-underline-width="auto" style:text-underline-mode="continuous"/>
    </style:style>
    <style:style style:name="T65" style:parent-style-name="Domyślnaczcionkaakapitu" style:family="text">
      <style:text-properties style:text-underline-type="single" style:text-underline-style="solid" style:text-underline-width="auto" style:text-underline-mode="continuous"/>
    </style:style>
    <style:style style:name="P66" style:parent-style-name="Normalny" style:family="paragraph">
      <style:paragraph-properties fo:text-align="justify" fo:line-height="150%" fo:text-indent="0.2479in"/>
    </style:style>
    <style:style style:name="T67" style:parent-style-name="Domyślnaczcionkaakapitu" style:family="text">
      <style:text-properties fo:background-color="#80FFFF"/>
    </style:style>
    <style:style style:name="P68" style:parent-style-name="Normalny" style:family="paragraph">
      <style:paragraph-properties fo:text-align="justify" fo:line-height="150%"/>
    </style:style>
    <style:style style:name="T69" style:parent-style-name="Domyślnaczcionkaakapitu" style:family="text">
      <style:text-properties fo:background-color="#80FFFF" style:text-underline-type="single" style:text-underline-style="solid" style:text-underline-width="auto" style:text-underline-mode="continuous"/>
    </style:style>
    <style:style style:name="T70" style:parent-style-name="Domyślnaczcionkaakapitu" style:family="text">
      <style:text-properties style:text-underline-type="single" style:text-underline-style="solid" style:text-underline-width="auto" style:text-underline-mode="continuous"/>
    </style:style>
    <style:style style:name="P71" style:parent-style-name="Normalny" style:family="paragraph">
      <style:paragraph-properties fo:text-align="justify" fo:line-height="150%" fo:text-indent="0.2479in"/>
    </style:style>
    <style:style style:name="P72" style:parent-style-name="Normalny" style:family="paragraph">
      <style:paragraph-properties fo:text-align="justify" fo:line-height="150%"/>
    </style:style>
    <style:style style:name="T73" style:parent-style-name="Domyślnaczcionkaakapitu" style:family="text">
      <style:text-properties style:text-underline-type="single" style:text-underline-style="solid" style:text-underline-width="auto" style:text-underline-mode="continuous"/>
    </style:style>
    <style:style style:name="P74" style:parent-style-name="Normalny" style:family="paragraph">
      <style:paragraph-properties fo:text-align="justify" fo:line-height="150%" fo:text-indent="0.2479in"/>
    </style:style>
    <style:style style:name="T75" style:parent-style-name="Domyślnaczcionkaakapitu" style:family="text">
      <style:text-properties fo:background-color="#80FFFF"/>
    </style:style>
    <style:style style:name="T76" style:parent-style-name="Domyślnaczcionkaakapitu" style:family="text">
      <style:text-properties fo:background-color="#80FFFF"/>
    </style:style>
    <style:style style:name="P77" style:parent-style-name="Normalny" style:family="paragraph">
      <style:paragraph-properties fo:text-align="justify" fo:line-height="150%"/>
    </style:style>
    <style:style style:name="T78" style:parent-style-name="Domyślnaczcionkaakapitu" style:family="text">
      <style:text-properties style:text-underline-type="single" style:text-underline-style="solid" style:text-underline-width="auto" style:text-underline-mode="continuous"/>
    </style:style>
    <style:style style:name="T79" style:parent-style-name="Domyślnaczcionkaakapitu" style:family="text">
      <style:text-properties fo:background-color="#80FFFF" style:text-underline-type="single" style:text-underline-style="solid" style:text-underline-width="auto" style:text-underline-mode="continuous"/>
    </style:style>
    <style:style style:name="P80" style:parent-style-name="Normalny" style:family="paragraph">
      <style:paragraph-properties fo:text-align="justify" fo:line-height="150%" fo:text-indent="0.2479in"/>
    </style:style>
    <style:style style:name="T81" style:parent-style-name="Domyślnaczcionkaakapitu" style:family="text">
      <style:text-properties fo:background-color="#80FFFF"/>
    </style:style>
    <style:style style:name="T82" style:parent-style-name="Domyślnaczcionkaakapitu" style:family="text">
      <style:text-properties fo:background-color="#80FFFF"/>
    </style:style>
    <style:style style:name="P83" style:parent-style-name="Normalny" style:family="paragraph">
      <style:paragraph-properties fo:text-align="justify" fo:line-height="150%"/>
    </style:style>
    <style:style style:name="T84" style:parent-style-name="Domyślnaczcionkaakapitu" style:family="text">
      <style:text-properties fo:background-color="#80FFFF" style:text-underline-type="single" style:text-underline-style="solid" style:text-underline-width="auto" style:text-underline-mode="continuous"/>
    </style:style>
    <style:style style:name="T85" style:parent-style-name="Domyślnaczcionkaakapitu" style:family="text">
      <style:text-properties style:text-underline-type="single" style:text-underline-style="solid" style:text-underline-width="auto" style:text-underline-mode="continuous"/>
    </style:style>
    <style:style style:name="P86" style:parent-style-name="Normalny" style:family="paragraph">
      <style:paragraph-properties fo:text-align="justify" fo:line-height="150%" fo:text-indent="0.2479in"/>
    </style:style>
    <style:style style:name="P87" style:parent-style-name="Normalny" style:family="paragraph">
      <style:paragraph-properties fo:text-align="justify" fo:line-height="150%"/>
    </style:style>
    <style:style style:name="T88" style:parent-style-name="Domyślnaczcionkaakapitu" style:family="text">
      <style:text-properties fo:background-color="#80FFFF" style:text-underline-type="single" style:text-underline-style="solid" style:text-underline-width="auto" style:text-underline-mode="continuous"/>
    </style:style>
    <style:style style:name="T89" style:parent-style-name="Domyślnaczcionkaakapitu" style:family="text">
      <style:text-properties style:text-underline-type="single" style:text-underline-style="solid" style:text-underline-width="auto" style:text-underline-mode="continuous"/>
    </style:style>
    <style:style style:name="P90" style:parent-style-name="Normalny" style:family="paragraph">
      <style:paragraph-properties fo:text-align="justify" fo:line-height="150%" fo:text-indent="0.2479in"/>
    </style:style>
    <style:style style:name="T91" style:parent-style-name="Domyślnaczcionkaakapitu" style:family="text">
      <style:text-properties fo:background-color="#80FFFF"/>
    </style:style>
    <style:style style:name="P92" style:parent-style-name="Normalny" style:family="paragraph">
      <style:paragraph-properties fo:text-align="justify" fo:line-height="150%"/>
    </style:style>
    <style:style style:name="T93" style:parent-style-name="Domyślnaczcionkaakapitu" style:family="text">
      <style:text-properties fo:background-color="#80FFFF" style:text-underline-type="single" style:text-underline-style="solid" style:text-underline-width="auto" style:text-underline-mode="continuous"/>
    </style:style>
    <style:style style:name="T94" style:parent-style-name="Domyślnaczcionkaakapitu" style:family="text">
      <style:text-properties style:text-underline-type="single" style:text-underline-style="solid" style:text-underline-width="auto" style:text-underline-mode="continuous"/>
    </style:style>
    <style:style style:name="P95" style:parent-style-name="Normalny" style:family="paragraph">
      <style:paragraph-properties fo:text-align="justify" fo:line-height="150%" fo:text-indent="0.2479in"/>
    </style:style>
    <style:style style:name="P96" style:parent-style-name="Normalny" style:family="paragraph">
      <style:paragraph-properties fo:text-align="justify" fo:line-height="150%"/>
    </style:style>
    <style:style style:name="T97" style:parent-style-name="Domyślnaczcionkaakapitu" style:family="text">
      <style:text-properties fo:background-color="#80FFFF" style:text-underline-type="single" style:text-underline-style="solid" style:text-underline-width="auto" style:text-underline-mode="continuous"/>
    </style:style>
    <style:style style:name="T98" style:parent-style-name="Domyślnaczcionkaakapitu" style:family="text">
      <style:text-properties style:text-underline-type="single" style:text-underline-style="solid" style:text-underline-width="auto" style:text-underline-mode="continuous"/>
    </style:style>
    <style:style style:name="P99" style:parent-style-name="Normalny" style:family="paragraph">
      <style:paragraph-properties fo:text-align="justify" fo:line-height="150%" fo:text-indent="0.2479in"/>
    </style:style>
    <style:style style:name="T100" style:parent-style-name="Domyślnaczcionkaakapitu" style:family="text">
      <style:text-properties fo:background-color="#80FFFF"/>
    </style:style>
    <style:style style:name="T101" style:parent-style-name="Domyślnaczcionkaakapitu" style:family="text">
      <style:text-properties fo:background-color="#80FFFF"/>
    </style:style>
    <style:style style:name="P102" style:parent-style-name="Normalny" style:family="paragraph">
      <style:paragraph-properties fo:text-align="justify" fo:line-height="150%"/>
    </style:style>
    <style:style style:name="T103" style:parent-style-name="Domyślnaczcionkaakapitu" style:family="text">
      <style:text-properties fo:background-color="#80FFFF" style:text-underline-type="single" style:text-underline-style="solid" style:text-underline-width="auto" style:text-underline-mode="continuous"/>
    </style:style>
    <style:style style:name="T104" style:parent-style-name="Domyślnaczcionkaakapitu" style:family="text">
      <style:text-properties style:text-underline-type="single" style:text-underline-style="solid" style:text-underline-width="auto" style:text-underline-mode="continuous"/>
    </style:style>
    <style:style style:name="T105" style:parent-style-name="Domyślnaczcionkaakapitu" style:family="text">
      <style:text-properties fo:background-color="#80FFFF" style:text-underline-type="single" style:text-underline-style="solid" style:text-underline-width="auto" style:text-underline-mode="continuous"/>
    </style:style>
    <style:style style:name="T106" style:parent-style-name="Domyślnaczcionkaakapitu" style:family="text">
      <style:text-properties style:text-underline-type="single" style:text-underline-style="solid" style:text-underline-width="auto" style:text-underline-mode="continuous"/>
    </style:style>
    <style:style style:name="P107" style:parent-style-name="Normalny" style:family="paragraph">
      <style:paragraph-properties fo:text-align="justify" fo:line-height="150%" fo:text-indent="0.2479in"/>
    </style:style>
    <style:style style:name="T108" style:parent-style-name="Domyślnaczcionkaakapitu" style:family="text">
      <style:text-properties fo:background-color="#80FFFF"/>
    </style:style>
    <style:style style:name="T109" style:parent-style-name="Domyślnaczcionkaakapitu" style:family="text">
      <style:text-properties fo:background-color="#80FFFF"/>
    </style:style>
    <style:style style:name="T110" style:parent-style-name="Domyślnaczcionkaakapitu" style:family="text">
      <style:text-properties fo:background-color="#80FFFF"/>
    </style:style>
    <style:style style:name="T111" style:parent-style-name="Domyślnaczcionkaakapitu" style:family="text">
      <style:text-properties fo:background-color="#80FFFF"/>
    </style:style>
    <style:style style:name="P112" style:parent-style-name="Normalny" style:family="paragraph">
      <style:paragraph-properties fo:text-align="justify" fo:line-height="150%"/>
    </style:style>
    <style:style style:name="T113" style:parent-style-name="Domyślnaczcionkaakapitu" style:family="text">
      <style:text-properties fo:background-color="#80FFFF" style:text-underline-type="single" style:text-underline-style="solid" style:text-underline-width="auto" style:text-underline-mode="continuous"/>
    </style:style>
    <style:style style:name="T114" style:parent-style-name="Domyślnaczcionkaakapitu" style:family="text">
      <style:text-properties style:text-underline-type="single" style:text-underline-style="solid" style:text-underline-width="auto" style:text-underline-mode="continuous"/>
    </style:style>
    <style:style style:name="P115" style:parent-style-name="Normalny" style:family="paragraph">
      <style:paragraph-properties fo:text-align="justify" fo:line-height="150%" fo:text-indent="0.2479in"/>
    </style:style>
    <style:style style:name="T116" style:parent-style-name="Domyślnaczcionkaakapitu" style:family="text">
      <style:text-properties fo:background-color="#80FFFF"/>
    </style:style>
    <style:style style:name="P117" style:parent-style-name="Normalny" style:family="paragraph">
      <style:paragraph-properties fo:text-align="justify" fo:line-height="150%"/>
    </style:style>
    <style:style style:name="T118" style:parent-style-name="Domyślnaczcionkaakapitu" style:family="text">
      <style:text-properties style:text-underline-type="single" style:text-underline-style="solid" style:text-underline-width="auto" style:text-underline-mode="continuous"/>
    </style:style>
    <style:style style:name="P119" style:parent-style-name="Normalny" style:family="paragraph">
      <style:paragraph-properties fo:text-align="justify" fo:line-height="150%" fo:text-indent="0.2479in"/>
    </style:style>
    <style:style style:name="T120" style:parent-style-name="Domyślnaczcionkaakapitu" style:family="text">
      <style:text-properties fo:background-color="#80FFFF"/>
    </style:style>
    <style:style style:name="P121" style:parent-style-name="Normalny" style:family="paragraph">
      <style:paragraph-properties fo:text-align="justify" fo:line-height="150%"/>
    </style:style>
    <style:style style:name="T122" style:parent-style-name="Domyślnaczcionkaakapitu" style:family="text">
      <style:text-properties style:text-underline-type="single" style:text-underline-style="solid" style:text-underline-width="auto" style:text-underline-mode="continuous"/>
    </style:style>
    <style:style style:name="T123" style:parent-style-name="Domyślnaczcionkaakapitu" style:family="text">
      <style:text-properties fo:background-color="#80FFFF" style:text-underline-type="single" style:text-underline-style="solid" style:text-underline-width="auto" style:text-underline-mode="continuous"/>
    </style:style>
    <style:style style:name="T124" style:parent-style-name="Domyślnaczcionkaakapitu" style:family="text">
      <style:text-properties style:text-underline-type="single" style:text-underline-style="solid" style:text-underline-width="auto" style:text-underline-mode="continuous"/>
    </style:style>
    <style:style style:name="P125" style:parent-style-name="Normalny" style:family="paragraph">
      <style:paragraph-properties fo:text-align="justify" fo:line-height="150%" fo:text-indent="0.2479in"/>
    </style:style>
    <style:style style:name="T126" style:parent-style-name="Domyślnaczcionkaakapitu" style:family="text">
      <style:text-properties fo:background-color="#80FFFF"/>
    </style:style>
    <style:style style:name="T127" style:parent-style-name="Domyślnaczcionkaakapitu" style:family="text">
      <style:text-properties fo:background-color="#80FFFF"/>
    </style:style>
    <style:style style:name="P128" style:parent-style-name="Normalny" style:family="paragraph">
      <style:paragraph-properties fo:text-align="justify" fo:line-height="150%"/>
    </style:style>
    <style:style style:name="T129" style:parent-style-name="Domyślnaczcionkaakapitu" style:family="text">
      <style:text-properties style:text-underline-type="single" style:text-underline-style="solid" style:text-underline-width="auto" style:text-underline-mode="continuous"/>
    </style:style>
    <style:style style:name="P130" style:parent-style-name="Normalny" style:family="paragraph">
      <style:paragraph-properties fo:text-align="justify" fo:line-height="150%" fo:text-indent="0.2479in"/>
    </style:style>
    <style:style style:name="P131" style:parent-style-name="Normalny" style:family="paragraph">
      <style:paragraph-properties fo:text-align="justify" fo:line-height="150%"/>
    </style:style>
    <style:style style:name="T132" style:parent-style-name="Domyślnaczcionkaakapitu" style:family="text">
      <style:text-properties fo:background-color="#80FFFF" style:text-underline-type="single" style:text-underline-style="solid" style:text-underline-width="auto" style:text-underline-mode="continuous"/>
    </style:style>
    <style:style style:name="T133" style:parent-style-name="Domyślnaczcionkaakapitu" style:family="text">
      <style:text-properties style:text-underline-type="single" style:text-underline-style="solid" style:text-underline-width="auto" style:text-underline-mode="continuous"/>
    </style:style>
    <style:style style:name="P134" style:parent-style-name="Normalny" style:family="paragraph">
      <style:paragraph-properties fo:text-align="justify" fo:line-height="150%" fo:text-indent="0.2479in"/>
    </style:style>
    <style:style style:name="P135" style:parent-style-name="Normalny" style:family="paragraph">
      <style:paragraph-properties fo:text-align="justify" fo:line-height="150%"/>
    </style:style>
    <style:style style:name="T136" style:parent-style-name="Domyślnaczcionkaakapitu" style:family="text">
      <style:text-properties fo:background-color="#80FFFF" style:text-underline-type="single" style:text-underline-style="solid" style:text-underline-width="auto" style:text-underline-mode="continuous"/>
    </style:style>
    <style:style style:name="T137" style:parent-style-name="Domyślnaczcionkaakapitu" style:family="text">
      <style:text-properties style:text-underline-type="single" style:text-underline-style="solid" style:text-underline-width="auto" style:text-underline-mode="continuous"/>
    </style:style>
    <style:style style:name="P138" style:parent-style-name="Normalny" style:family="paragraph">
      <style:paragraph-properties fo:text-align="justify" fo:line-height="150%" fo:text-indent="0.2479in"/>
    </style:style>
    <style:style style:name="P139" style:parent-style-name="Normalny" style:family="paragraph">
      <style:paragraph-properties fo:text-align="justify" fo:line-height="150%"/>
    </style:style>
    <style:style style:name="T140" style:parent-style-name="Domyślnaczcionkaakapitu" style:family="text">
      <style:text-properties style:text-underline-type="single" style:text-underline-style="solid" style:text-underline-width="auto" style:text-underline-mode="continuous"/>
    </style:style>
    <style:style style:name="P141" style:parent-style-name="Normalny" style:family="paragraph">
      <style:paragraph-properties fo:text-align="justify" fo:line-height="150%" fo:text-indent="0.2479in"/>
    </style:style>
    <style:style style:name="P142" style:parent-style-name="Normalny" style:family="paragraph">
      <style:paragraph-properties fo:text-align="justify" fo:line-height="150%"/>
    </style:style>
    <style:style style:name="T143" style:parent-style-name="Domyślnaczcionkaakapitu" style:family="text">
      <style:text-properties fo:background-color="#80FFFF" style:text-underline-type="single" style:text-underline-style="solid" style:text-underline-width="auto" style:text-underline-mode="continuous"/>
    </style:style>
    <style:style style:name="T144" style:parent-style-name="Domyślnaczcionkaakapitu" style:family="text">
      <style:text-properties style:text-underline-type="single" style:text-underline-style="solid" style:text-underline-width="auto" style:text-underline-mode="continuous"/>
    </style:style>
    <style:style style:name="P145" style:parent-style-name="Normalny" style:family="paragraph">
      <style:paragraph-properties fo:text-align="justify" fo:line-height="150%" fo:text-indent="0.2479in"/>
    </style:style>
    <style:style style:name="T146" style:parent-style-name="Domyślnaczcionkaakapitu" style:family="text">
      <style:text-properties fo:background-color="#80FFFF"/>
    </style:style>
    <style:style style:name="P147" style:parent-style-name="Normalny" style:family="paragraph">
      <style:paragraph-properties fo:text-align="justify" fo:line-height="150%"/>
    </style:style>
    <style:style style:name="T148" style:parent-style-name="Domyślnaczcionkaakapitu" style:family="text">
      <style:text-properties fo:background-color="#80FFFF" style:text-underline-type="single" style:text-underline-style="solid" style:text-underline-width="auto" style:text-underline-mode="continuous"/>
    </style:style>
    <style:style style:name="T149" style:parent-style-name="Domyślnaczcionkaakapitu" style:family="text">
      <style:text-properties style:text-underline-type="single" style:text-underline-style="solid" style:text-underline-width="auto" style:text-underline-mode="continuous"/>
    </style:style>
    <style:style style:name="P150" style:parent-style-name="Normalny" style:family="paragraph">
      <style:paragraph-properties fo:text-align="justify" fo:line-height="150%" fo:text-indent="0.2479in"/>
    </style:style>
    <style:style style:name="P151" style:parent-style-name="Normalny" style:family="paragraph">
      <style:paragraph-properties fo:text-align="justify" fo:line-height="150%"/>
    </style:style>
    <style:style style:name="T152" style:parent-style-name="Domyślnaczcionkaakapitu" style:family="text">
      <style:text-properties fo:background-color="#80FFFF" style:text-underline-type="single" style:text-underline-style="solid" style:text-underline-width="auto" style:text-underline-mode="continuous"/>
    </style:style>
    <style:style style:name="T153" style:parent-style-name="Domyślnaczcionkaakapitu" style:family="text">
      <style:text-properties style:text-underline-type="single" style:text-underline-style="solid" style:text-underline-width="auto" style:text-underline-mode="continuous"/>
    </style:style>
    <style:style style:name="P154" style:parent-style-name="Normalny" style:family="paragraph">
      <style:paragraph-properties fo:text-align="justify" fo:line-height="150%" fo:text-indent="0.2479in"/>
    </style:style>
    <style:style style:name="P155" style:parent-style-name="Normalny" style:family="paragraph">
      <style:paragraph-properties fo:text-align="justify" fo:line-height="150%"/>
    </style:style>
    <style:style style:name="T156" style:parent-style-name="Domyślnaczcionkaakapitu" style:family="text">
      <style:text-properties style:text-underline-type="single" style:text-underline-style="solid" style:text-underline-width="auto" style:text-underline-mode="continuous"/>
    </style:style>
    <style:style style:name="T157" style:parent-style-name="Domyślnaczcionkaakapitu" style:family="text">
      <style:text-properties fo:background-color="#80FFFF" style:text-underline-type="single" style:text-underline-style="solid" style:text-underline-width="auto" style:text-underline-mode="continuous"/>
    </style:style>
    <style:style style:name="T158" style:parent-style-name="Domyślnaczcionkaakapitu" style:family="text">
      <style:text-properties fo:background-color="#80FFFF" style:text-underline-type="single" style:text-underline-style="solid" style:text-underline-width="auto" style:text-underline-mode="continuous"/>
    </style:style>
    <style:style style:name="T159" style:parent-style-name="Domyślnaczcionkaakapitu" style:family="text">
      <style:text-properties style:text-underline-type="single" style:text-underline-style="solid" style:text-underline-width="auto" style:text-underline-mode="continuous"/>
    </style:style>
    <style:style style:name="P160" style:parent-style-name="Normalny" style:family="paragraph">
      <style:paragraph-properties fo:text-align="justify" fo:line-height="150%" fo:text-indent="0.2479in"/>
    </style:style>
    <style:style style:name="P161" style:parent-style-name="Normalny" style:family="paragraph">
      <style:paragraph-properties fo:text-align="justify" fo:line-height="150%"/>
    </style:style>
    <style:style style:name="T162" style:parent-style-name="Domyślnaczcionkaakapitu" style:family="text">
      <style:text-properties fo:background-color="#80FFFF" style:text-underline-type="single" style:text-underline-style="solid" style:text-underline-width="auto" style:text-underline-mode="continuous"/>
    </style:style>
    <style:style style:name="T163" style:parent-style-name="Domyślnaczcionkaakapitu" style:family="text">
      <style:text-properties style:text-underline-type="single" style:text-underline-style="solid" style:text-underline-width="auto" style:text-underline-mode="continuous"/>
    </style:style>
    <style:style style:name="P164" style:parent-style-name="Normalny" style:family="paragraph">
      <style:paragraph-properties fo:text-align="justify" fo:line-height="150%" fo:text-indent="0.2479in"/>
    </style:style>
    <style:style style:name="T165" style:parent-style-name="Domyślnaczcionkaakapitu" style:family="text">
      <style:text-properties fo:background-color="#80FFFF"/>
    </style:style>
    <style:style style:name="T166" style:parent-style-name="Domyślnaczcionkaakapitu" style:family="text">
      <style:text-properties fo:background-color="#80FFFF"/>
    </style:style>
    <style:style style:name="P167" style:parent-style-name="Normalny" style:family="paragraph">
      <style:paragraph-properties fo:text-align="justify" fo:line-height="150%"/>
    </style:style>
    <style:style style:name="T168" style:parent-style-name="Domyślnaczcionkaakapitu" style:family="text">
      <style:text-properties fo:background-color="#80FFFF" style:text-underline-type="single" style:text-underline-style="solid" style:text-underline-width="auto" style:text-underline-mode="continuous"/>
    </style:style>
    <style:style style:name="T169" style:parent-style-name="Domyślnaczcionkaakapitu" style:family="text">
      <style:text-properties style:text-underline-type="single" style:text-underline-style="solid" style:text-underline-width="auto" style:text-underline-mode="continuous"/>
    </style:style>
    <style:style style:name="P170" style:parent-style-name="Normalny" style:family="paragraph">
      <style:paragraph-properties fo:text-align="justify" fo:line-height="150%" fo:text-indent="0.2479in"/>
    </style:style>
    <style:style style:name="P171" style:parent-style-name="Normalny" style:family="paragraph">
      <style:paragraph-properties fo:text-align="justify" fo:line-height="150%"/>
    </style:style>
    <style:style style:name="T172" style:parent-style-name="Domyślnaczcionkaakapitu" style:family="text">
      <style:text-properties fo:background-color="#80FFFF" style:text-underline-type="single" style:text-underline-style="solid" style:text-underline-width="auto" style:text-underline-mode="continuous"/>
    </style:style>
    <style:style style:name="T173" style:parent-style-name="Domyślnaczcionkaakapitu" style:family="text">
      <style:text-properties style:text-underline-type="single" style:text-underline-style="solid" style:text-underline-width="auto" style:text-underline-mode="continuous"/>
    </style:style>
    <style:style style:name="T174" style:parent-style-name="Domyślnaczcionkaakapitu" style:family="text">
      <style:text-properties fo:background-color="#80FFFF" style:text-underline-type="single" style:text-underline-style="solid" style:text-underline-width="auto" style:text-underline-mode="continuous"/>
    </style:style>
    <style:style style:name="T175" style:parent-style-name="Domyślnaczcionkaakapitu" style:family="text">
      <style:text-properties style:text-underline-type="single" style:text-underline-style="solid" style:text-underline-width="auto" style:text-underline-mode="continuous"/>
    </style:style>
    <style:style style:name="P176" style:parent-style-name="Normalny" style:family="paragraph">
      <style:paragraph-properties fo:text-align="justify" fo:line-height="150%" fo:text-indent="0.2479in"/>
    </style:style>
    <style:style style:name="P177" style:parent-style-name="Normalny" style:family="paragraph">
      <style:paragraph-properties fo:text-align="justify" fo:line-height="150%"/>
    </style:style>
    <style:style style:name="T178" style:parent-style-name="Domyślnaczcionkaakapitu" style:family="text">
      <style:text-properties fo:background-color="#80FFFF" style:text-underline-type="single" style:text-underline-style="solid" style:text-underline-width="auto" style:text-underline-mode="continuous"/>
    </style:style>
    <style:style style:name="T179" style:parent-style-name="Domyślnaczcionkaakapitu" style:family="text">
      <style:text-properties style:text-underline-type="single" style:text-underline-style="solid" style:text-underline-width="auto" style:text-underline-mode="continuous"/>
    </style:style>
    <style:style style:name="P180" style:parent-style-name="Normalny" style:family="paragraph">
      <style:paragraph-properties fo:text-align="justify" fo:line-height="150%" fo:text-indent="0.2479in"/>
    </style:style>
    <style:style style:name="T181" style:parent-style-name="Domyślnaczcionkaakapitu" style:family="text">
      <style:text-properties fo:background-color="#80FFFF"/>
    </style:style>
    <style:style style:name="P182" style:parent-style-name="Normalny" style:family="paragraph">
      <style:paragraph-properties fo:text-align="justify" fo:line-height="150%"/>
    </style:style>
    <style:style style:name="T183" style:parent-style-name="Domyślnaczcionkaakapitu" style:family="text">
      <style:text-properties fo:background-color="#80FFFF" style:text-underline-type="single" style:text-underline-style="solid" style:text-underline-width="auto" style:text-underline-mode="continuous"/>
    </style:style>
    <style:style style:name="T184" style:parent-style-name="Domyślnaczcionkaakapitu" style:family="text">
      <style:text-properties style:text-underline-type="single" style:text-underline-style="solid" style:text-underline-width="auto" style:text-underline-mode="continuous"/>
    </style:style>
    <style:style style:name="P185" style:parent-style-name="Normalny" style:family="paragraph">
      <style:paragraph-properties fo:text-align="justify" fo:line-height="150%" fo:text-indent="0.2479in"/>
    </style:style>
    <style:style style:name="T186" style:parent-style-name="Domyślnaczcionkaakapitu" style:family="text">
      <style:text-properties fo:background-color="#80FFFF"/>
    </style:style>
    <style:style style:name="P187" style:parent-style-name="Normalny" style:family="paragraph">
      <style:paragraph-properties fo:text-align="justify" fo:line-height="150%"/>
    </style:style>
    <style:style style:name="T188" style:parent-style-name="Domyślnaczcionkaakapitu" style:family="text">
      <style:text-properties fo:background-color="#80FFFF" style:text-underline-type="single" style:text-underline-style="solid" style:text-underline-width="auto" style:text-underline-mode="continuous"/>
    </style:style>
    <style:style style:name="T189" style:parent-style-name="Domyślnaczcionkaakapitu" style:family="text">
      <style:text-properties style:text-underline-type="single" style:text-underline-style="solid" style:text-underline-width="auto" style:text-underline-mode="continuous"/>
    </style:style>
    <style:style style:name="P190" style:parent-style-name="Normalny" style:family="paragraph">
      <style:paragraph-properties fo:text-align="justify" fo:line-height="150%" fo:text-indent="0.2479in"/>
    </style:style>
    <style:style style:name="P191" style:parent-style-name="Normalny" style:family="paragraph">
      <style:paragraph-properties fo:text-align="justify" fo:line-height="150%"/>
    </style:style>
    <style:style style:name="T192" style:parent-style-name="Domyślnaczcionkaakapitu" style:family="text">
      <style:text-properties style:text-underline-type="single" style:text-underline-style="solid" style:text-underline-width="auto" style:text-underline-mode="continuous"/>
    </style:style>
    <style:style style:name="T193" style:parent-style-name="Domyślnaczcionkaakapitu" style:family="text">
      <style:text-properties fo:background-color="#80FFFF" style:text-underline-type="single" style:text-underline-style="solid" style:text-underline-width="auto" style:text-underline-mode="continuous"/>
    </style:style>
    <style:style style:name="T194" style:parent-style-name="Domyślnaczcionkaakapitu" style:family="text">
      <style:text-properties style:text-underline-type="single" style:text-underline-style="solid" style:text-underline-width="auto" style:text-underline-mode="continuous"/>
    </style:style>
    <style:style style:name="T195" style:parent-style-name="Domyślnaczcionkaakapitu" style:family="text">
      <style:text-properties fo:background-color="#80FFFF" style:text-underline-type="single" style:text-underline-style="solid" style:text-underline-width="auto" style:text-underline-mode="continuous"/>
    </style:style>
    <style:style style:name="P196" style:parent-style-name="Normalny" style:family="paragraph">
      <style:paragraph-properties fo:text-align="justify" fo:line-height="150%" fo:text-indent="0.2479in"/>
    </style:style>
    <style:style style:name="T197" style:parent-style-name="Domyślnaczcionkaakapitu" style:family="text">
      <style:text-properties fo:background-color="#80FFFF"/>
    </style:style>
    <style:style style:name="P198" style:parent-style-name="Normalny" style:family="paragraph">
      <style:paragraph-properties fo:text-align="justify" fo:line-height="150%" fo:text-indent="0.2479in"/>
    </style:style>
    <style:style style:name="T199" style:parent-style-name="Domyślnaczcionkaakapitu" style:family="text">
      <style:text-properties fo:background-color="#80FFFF"/>
    </style:style>
    <style:style style:name="T200" style:parent-style-name="Domyślnaczcionkaakapitu" style:family="text">
      <style:text-properties fo:background-color="#80FFFF"/>
    </style:style>
    <style:style style:name="P201" style:parent-style-name="Normalny" style:family="paragraph">
      <style:paragraph-properties fo:text-align="justify" fo:line-height="150%" fo:text-indent="0.2479in"/>
    </style:style>
    <style:style style:name="P202" style:parent-style-name="Normalny" style:family="paragraph">
      <style:paragraph-properties fo:text-align="justify" fo:line-height="150%"/>
    </style:style>
    <style:style style:name="T203" style:parent-style-name="Domyślnaczcionkaakapitu" style:family="text">
      <style:text-properties style:text-underline-type="single" style:text-underline-style="solid" style:text-underline-width="auto" style:text-underline-mode="continuous"/>
    </style:style>
    <style:style style:name="T204" style:parent-style-name="Domyślnaczcionkaakapitu" style:family="text">
      <style:text-properties fo:background-color="#80FFFF" style:text-underline-type="single" style:text-underline-style="solid" style:text-underline-width="auto" style:text-underline-mode="continuous"/>
    </style:style>
    <style:style style:name="T205" style:parent-style-name="Domyślnaczcionkaakapitu" style:family="text">
      <style:text-properties style:text-underline-type="single" style:text-underline-style="solid" style:text-underline-width="auto" style:text-underline-mode="continuous"/>
    </style:style>
    <style:style style:name="P206" style:parent-style-name="Normalny" style:family="paragraph">
      <style:paragraph-properties fo:text-align="justify" fo:line-height="150%" fo:text-indent="0.2479in"/>
    </style:style>
    <style:style style:name="P207" style:parent-style-name="Normalny" style:family="paragraph">
      <style:paragraph-properties fo:text-align="justify" fo:line-height="150%"/>
    </style:style>
    <style:style style:name="T208" style:parent-style-name="Domyślnaczcionkaakapitu" style:family="text">
      <style:text-properties fo:background-color="#80FFFF" style:text-underline-type="single" style:text-underline-style="solid" style:text-underline-width="auto" style:text-underline-mode="continuous"/>
    </style:style>
    <style:style style:name="T209" style:parent-style-name="Domyślnaczcionkaakapitu" style:family="text">
      <style:text-properties style:text-underline-type="single" style:text-underline-style="solid" style:text-underline-width="auto" style:text-underline-mode="continuous"/>
    </style:style>
    <style:style style:name="P210" style:parent-style-name="Normalny" style:family="paragraph">
      <style:paragraph-properties fo:text-align="justify" fo:line-height="150%" fo:text-indent="0.2479in"/>
    </style:style>
    <style:style style:name="P211" style:parent-style-name="Normalny" style:family="paragraph">
      <style:paragraph-properties fo:text-align="justify" fo:line-height="150%"/>
    </style:style>
    <style:style style:name="T212" style:parent-style-name="Domyślnaczcionkaakapitu" style:family="text">
      <style:text-properties style:text-underline-type="single" style:text-underline-style="solid" style:text-underline-width="auto" style:text-underline-mode="continuous"/>
    </style:style>
    <style:style style:name="P213" style:parent-style-name="Normalny" style:family="paragraph">
      <style:paragraph-properties fo:text-align="justify" fo:line-height="150%" fo:text-indent="0.2479in"/>
    </style:style>
    <style:style style:name="T214" style:parent-style-name="Domyślnaczcionkaakapitu" style:family="text">
      <style:text-properties fo:background-color="#80FFFF"/>
    </style:style>
    <style:style style:name="P215" style:parent-style-name="Normalny" style:family="paragraph">
      <style:paragraph-properties fo:text-align="justify" fo:line-height="150%"/>
    </style:style>
    <style:style style:name="T216" style:parent-style-name="Domyślnaczcionkaakapitu" style:family="text">
      <style:text-properties style:text-underline-type="single" style:text-underline-style="solid" style:text-underline-width="auto" style:text-underline-mode="continuous"/>
    </style:style>
    <style:style style:name="P217" style:parent-style-name="Normalny" style:family="paragraph">
      <style:paragraph-properties fo:text-align="justify" fo:line-height="150%" fo:text-indent="0.2479in"/>
    </style:style>
    <style:style style:name="P218" style:parent-style-name="Normalny" style:family="paragraph">
      <style:paragraph-properties fo:text-align="justify" fo:line-height="150%"/>
    </style:style>
    <style:style style:name="T219" style:parent-style-name="Domyślnaczcionkaakapitu" style:family="text">
      <style:text-properties style:text-underline-type="single" style:text-underline-style="solid" style:text-underline-width="auto" style:text-underline-mode="continuous"/>
    </style:style>
    <style:style style:name="P220" style:parent-style-name="Normalny" style:family="paragraph">
      <style:paragraph-properties fo:text-align="justify" fo:line-height="150%" fo:text-indent="0.2479in"/>
    </style:style>
    <style:style style:name="T221" style:parent-style-name="Domyślnaczcionkaakapitu" style:family="text">
      <style:text-properties fo:background-color="#80FFFF"/>
    </style:style>
    <style:style style:name="T222" style:parent-style-name="Domyślnaczcionkaakapitu" style:family="text">
      <style:text-properties fo:background-color="#80FFFF"/>
    </style:style>
    <style:style style:name="P223" style:parent-style-name="Normalny" style:family="paragraph">
      <style:paragraph-properties fo:text-align="justify" fo:line-height="150%" fo:text-indent="0.2479in"/>
    </style:style>
    <style:style style:name="P224" style:parent-style-name="Normalny" style:family="paragraph">
      <style:paragraph-properties fo:text-align="justify" fo:line-height="150%" fo:text-indent="0.2479in"/>
    </style:style>
    <style:style style:name="P225" style:parent-style-name="Normalny" style:family="paragraph">
      <style:paragraph-properties fo:text-align="justify" fo:line-height="150%" fo:text-indent="0.2479in"/>
    </style:style>
    <style:style style:name="T226" style:parent-style-name="Domyślnaczcionkaakapitu" style:family="text">
      <style:text-properties fo:background-color="#80FFFF"/>
    </style:style>
    <style:style style:name="T227" style:parent-style-name="Domyślnaczcionkaakapitu" style:family="text">
      <style:text-properties fo:background-color="#80FFFF"/>
    </style:style>
    <style:style style:name="T228" style:parent-style-name="Domyślnaczcionkaakapitu" style:family="text">
      <style:text-properties fo:background-color="#80FFFF"/>
    </style:style>
    <style:style style:name="T229" style:parent-style-name="Domyślnaczcionkaakapitu" style:family="text">
      <style:text-properties fo:background-color="#80FFFF"/>
    </style:style>
    <style:style style:name="T230" style:parent-style-name="Domyślnaczcionkaakapitu" style:family="text">
      <style:text-properties fo:background-color="#80FFFF"/>
    </style:style>
    <style:style style:name="T231" style:parent-style-name="Domyślnaczcionkaakapitu" style:family="text">
      <style:text-properties fo:background-color="#80FFFF"/>
    </style:style>
    <style:style style:name="T232" style:parent-style-name="Domyślnaczcionkaakapitu" style:family="text">
      <style:text-properties fo:background-color="#80FFFF"/>
    </style:style>
    <style:style style:name="T233" style:parent-style-name="Domyślnaczcionkaakapitu" style:family="text">
      <style:text-properties fo:background-color="#80FFFF"/>
    </style:style>
    <style:style style:name="T234" style:parent-style-name="Domyślnaczcionkaakapitu" style:family="text">
      <style:text-properties fo:background-color="#80FFFF"/>
    </style:style>
    <style:style style:name="T235" style:parent-style-name="Domyślnaczcionkaakapitu" style:family="text">
      <style:text-properties fo:background-color="#80FFFF"/>
    </style:style>
    <style:style style:name="P236" style:parent-style-name="Normalny" style:family="paragraph">
      <style:paragraph-properties fo:text-align="justify" fo:line-height="150%" fo:text-indent="0.2479in"/>
    </style:style>
    <style:style style:name="T237" style:parent-style-name="Domyślnaczcionkaakapitu" style:family="text">
      <style:text-properties fo:background-color="#80FFFF"/>
    </style:style>
    <style:style style:name="T238" style:parent-style-name="Domyślnaczcionkaakapitu" style:family="text">
      <style:text-properties fo:background-color="#80FFFF"/>
    </style:style>
    <style:style style:name="T239" style:parent-style-name="Domyślnaczcionkaakapitu" style:family="text">
      <style:text-properties fo:background-color="#80FFFF"/>
    </style:style>
    <style:style style:name="P240" style:parent-style-name="Normalny" style:family="paragraph">
      <style:paragraph-properties fo:text-align="justify" fo:line-height="150%" fo:text-indent="0.2479in"/>
    </style:style>
    <style:style style:name="P241" style:parent-style-name="Normalny" style:family="paragraph">
      <style:paragraph-properties fo:text-align="justify" fo:line-height="150%" fo:text-indent="0.2479in"/>
    </style:style>
    <style:style style:name="T242" style:parent-style-name="Domyślnaczcionkaakapitu" style:family="text">
      <style:text-properties fo:background-color="#80FFFF"/>
    </style:style>
    <style:style style:name="P243" style:parent-style-name="Normalny" style:family="paragraph">
      <style:paragraph-properties fo:text-align="justify" fo:line-height="150%" fo:text-indent="0.2479in"/>
    </style:style>
    <style:style style:name="T244" style:parent-style-name="Domyślnaczcionkaakapitu" style:family="text">
      <style:text-properties fo:background-color="#80FFFF"/>
    </style:style>
    <style:style style:name="P245" style:parent-style-name="Normalny" style:family="paragraph">
      <style:paragraph-properties fo:text-align="justify" fo:line-height="150%" fo:text-indent="0.2479in"/>
    </style:style>
    <style:style style:name="P246" style:parent-style-name="Normalny" style:family="paragraph">
      <style:paragraph-properties fo:text-align="justify" fo:line-height="150%" fo:text-indent="0.2479in"/>
    </style:style>
    <style:style style:name="P247" style:parent-style-name="Normalny" style:family="paragraph">
      <style:paragraph-properties fo:text-align="justify" fo:line-height="150%" fo:text-indent="0.2479in"/>
    </style:style>
    <style:style style:name="P248" style:parent-style-name="Normalny" style:family="paragraph">
      <style:paragraph-properties fo:text-align="justify" fo:line-height="150%" fo:text-indent="0.2479in"/>
    </style:style>
    <style:style style:name="T249" style:parent-style-name="Domyślnaczcionkaakapitu" style:family="text">
      <style:text-properties fo:background-color="#80FFFF"/>
    </style:style>
    <style:style style:name="P250" style:parent-style-name="Normalny" style:family="paragraph">
      <style:paragraph-properties fo:text-align="justify" fo:line-height="150%" fo:text-indent="0.2479in"/>
    </style:style>
    <style:style style:name="T251" style:parent-style-name="Domyślnaczcionkaakapitu" style:family="text">
      <style:text-properties fo:background-color="#80FFFF"/>
    </style:style>
    <style:style style:name="T252" style:parent-style-name="Domyślnaczcionkaakapitu" style:family="text">
      <style:text-properties fo:background-color="#80FFFF"/>
    </style:style>
    <style:style style:name="T253" style:parent-style-name="Domyślnaczcionkaakapitu" style:family="text">
      <style:text-properties fo:background-color="#80FFFF"/>
    </style:style>
    <style:style style:name="T254" style:parent-style-name="Domyślnaczcionkaakapitu" style:family="text">
      <style:text-properties fo:background-color="#80FFFF"/>
    </style:style>
    <style:style style:name="P255" style:parent-style-name="Normalny" style:family="paragraph">
      <style:paragraph-properties fo:text-align="justify" fo:line-height="150%" fo:text-indent="0.2479in"/>
    </style:style>
    <style:style style:name="T256" style:parent-style-name="Domyślnaczcionkaakapitu" style:family="text">
      <style:text-properties fo:background-color="#80FFFF"/>
    </style:style>
    <style:style style:name="T257" style:parent-style-name="Domyślnaczcionkaakapitu" style:family="text">
      <style:text-properties fo:background-color="#80FFFF"/>
    </style:style>
    <style:style style:name="T258" style:parent-style-name="Domyślnaczcionkaakapitu" style:family="text">
      <style:text-properties fo:background-color="#80FFFF"/>
    </style:style>
    <style:style style:name="T259" style:parent-style-name="Domyślnaczcionkaakapitu" style:family="text">
      <style:text-properties fo:background-color="#80FFFF"/>
    </style:style>
    <style:style style:name="T260" style:parent-style-name="Domyślnaczcionkaakapitu" style:family="text">
      <style:text-properties fo:background-color="#80FFFF"/>
    </style:style>
    <style:style style:name="T261" style:parent-style-name="Domyślnaczcionkaakapitu" style:family="text">
      <style:text-properties fo:background-color="#80FFFF"/>
    </style:style>
    <style:style style:name="T262" style:parent-style-name="Domyślnaczcionkaakapitu" style:family="text">
      <style:text-properties fo:background-color="#80FFFF"/>
    </style:style>
    <style:style style:name="T263" style:parent-style-name="Domyślnaczcionkaakapitu" style:family="text">
      <style:text-properties fo:background-color="#80FFFF"/>
    </style:style>
    <style:style style:name="T264" style:parent-style-name="Domyślnaczcionkaakapitu" style:family="text">
      <style:text-properties fo:background-color="#80FFFF"/>
    </style:style>
    <style:style style:name="T265" style:parent-style-name="Domyślnaczcionkaakapitu" style:family="text">
      <style:text-properties fo:background-color="#80FFFF"/>
    </style:style>
    <style:style style:name="P266" style:parent-style-name="Normalny" style:family="paragraph">
      <style:paragraph-properties fo:text-align="justify" fo:line-height="150%" fo:text-indent="0.2479in"/>
    </style:style>
    <style:style style:name="T267" style:parent-style-name="Domyślnaczcionkaakapitu" style:family="text">
      <style:text-properties fo:background-color="#80FFFF"/>
    </style:style>
    <style:style style:name="T268" style:parent-style-name="Domyślnaczcionkaakapitu" style:family="text">
      <style:text-properties fo:background-color="#80FFFF"/>
    </style:style>
    <style:style style:name="T269" style:parent-style-name="Domyślnaczcionkaakapitu" style:family="text">
      <style:text-properties fo:background-color="#80FFFF"/>
    </style:style>
    <style:style style:name="T270" style:parent-style-name="Domyślnaczcionkaakapitu" style:family="text">
      <style:text-properties fo:background-color="#80FFFF"/>
    </style:style>
    <style:style style:name="P271" style:parent-style-name="Normalny" style:family="paragraph">
      <style:paragraph-properties fo:text-align="justify" fo:line-height="150%" fo:text-indent="0.2479in"/>
    </style:style>
    <style:style style:name="P272" style:parent-style-name="Normalny" style:family="paragraph">
      <style:paragraph-properties fo:text-align="justify" fo:line-height="150%" fo:text-indent="0.2479in"/>
    </style:style>
    <style:style style:name="T273" style:parent-style-name="Domyślnaczcionkaakapitu" style:family="text">
      <style:text-properties fo:background-color="#80FFFF"/>
    </style:style>
    <style:style style:name="P274" style:parent-style-name="Normalny" style:family="paragraph">
      <style:paragraph-properties fo:text-align="justify" fo:line-height="150%" fo:text-indent="0.2479in"/>
    </style:style>
    <style:style style:name="T275" style:parent-style-name="Domyślnaczcionkaakapitu" style:family="text">
      <style:text-properties fo:background-color="#80FFFF"/>
    </style:style>
    <style:style style:name="T276" style:parent-style-name="Domyślnaczcionkaakapitu" style:family="text">
      <style:text-properties fo:background-color="#80FFFF"/>
    </style:style>
    <style:style style:name="T277" style:parent-style-name="Domyślnaczcionkaakapitu" style:family="text">
      <style:text-properties fo:background-color="#80FFFF"/>
    </style:style>
    <style:style style:name="T278" style:parent-style-name="Domyślnaczcionkaakapitu" style:family="text">
      <style:text-properties fo:background-color="#80FFFF"/>
    </style:style>
    <style:style style:name="T279" style:parent-style-name="Domyślnaczcionkaakapitu" style:family="text">
      <style:text-properties fo:background-color="#80FFFF"/>
    </style:style>
    <style:style style:name="P280" style:parent-style-name="Normalny" style:family="paragraph">
      <style:paragraph-properties fo:text-align="justify" fo:line-height="150%" fo:text-indent="0.2479in"/>
    </style:style>
    <style:style style:name="T281" style:parent-style-name="Domyślnaczcionkaakapitu" style:family="text">
      <style:text-properties fo:background-color="#80FFFF"/>
    </style:style>
    <style:style style:name="T282" style:parent-style-name="Domyślnaczcionkaakapitu" style:family="text">
      <style:text-properties fo:background-color="#80FFFF"/>
    </style:style>
    <style:style style:name="P283" style:parent-style-name="Normalny" style:family="paragraph">
      <style:paragraph-properties fo:text-align="justify" fo:line-height="150%" fo:text-indent="0.2479in"/>
    </style:style>
    <style:style style:name="T284" style:parent-style-name="Domyślnaczcionkaakapitu" style:family="text">
      <style:text-properties fo:background-color="#80FFFF"/>
    </style:style>
    <style:style style:name="T285" style:parent-style-name="Domyślnaczcionkaakapitu" style:family="text">
      <style:text-properties fo:background-color="#80FFFF"/>
    </style:style>
    <style:style style:name="T286" style:parent-style-name="Domyślnaczcionkaakapitu" style:family="text">
      <style:text-properties fo:background-color="#80FFFF"/>
    </style:style>
    <style:style style:name="T287" style:parent-style-name="Domyślnaczcionkaakapitu" style:family="text">
      <style:text-properties fo:background-color="#80FFFF"/>
    </style:style>
    <style:style style:name="T288" style:parent-style-name="Domyślnaczcionkaakapitu" style:family="text">
      <style:text-properties fo:background-color="#80FFFF"/>
    </style:style>
    <style:style style:name="T289" style:parent-style-name="Domyślnaczcionkaakapitu" style:family="text">
      <style:text-properties fo:background-color="#80FFFF"/>
    </style:style>
    <style:style style:name="T290" style:parent-style-name="Domyślnaczcionkaakapitu" style:family="text">
      <style:text-properties fo:background-color="#80FFFF"/>
    </style:style>
    <style:style style:name="T291" style:parent-style-name="Domyślnaczcionkaakapitu" style:family="text">
      <style:text-properties fo:background-color="#80FFFF"/>
    </style:style>
    <style:style style:name="T292" style:parent-style-name="Domyślnaczcionkaakapitu" style:family="text">
      <style:text-properties fo:background-color="#80FFFF"/>
    </style:style>
    <style:style style:name="T293" style:parent-style-name="Domyślnaczcionkaakapitu" style:family="text">
      <style:text-properties fo:background-color="#80FFFF"/>
    </style:style>
    <style:style style:name="P294" style:parent-style-name="Normalny" style:family="paragraph">
      <style:paragraph-properties fo:text-align="justify" fo:line-height="150%" fo:text-indent="0.2479in"/>
    </style:style>
    <style:style style:name="T295" style:parent-style-name="Domyślnaczcionkaakapitu" style:family="text">
      <style:text-properties fo:background-color="#80FFFF"/>
    </style:style>
    <style:style style:name="T296" style:parent-style-name="Domyślnaczcionkaakapitu" style:family="text">
      <style:text-properties fo:background-color="#80FFFF"/>
    </style:style>
    <style:style style:name="T297" style:parent-style-name="Domyślnaczcionkaakapitu" style:family="text">
      <style:text-properties fo:background-color="#80FFFF"/>
    </style:style>
    <style:style style:name="T298" style:parent-style-name="Domyślnaczcionkaakapitu" style:family="text">
      <style:text-properties fo:background-color="#80FFFF"/>
    </style:style>
    <style:style style:name="T299" style:parent-style-name="Domyślnaczcionkaakapitu" style:family="text">
      <style:text-properties fo:background-color="#80FFFF"/>
    </style:style>
    <style:style style:name="T300" style:parent-style-name="Domyślnaczcionkaakapitu" style:family="text">
      <style:text-properties fo:background-color="#80FFFF"/>
    </style:style>
    <style:style style:name="P301" style:parent-style-name="Normalny" style:family="paragraph">
      <style:paragraph-properties fo:text-align="justify" fo:line-height="150%" fo:text-indent="0.2479in"/>
    </style:style>
    <style:style style:name="P302" style:parent-style-name="Normalny" style:family="paragraph">
      <style:paragraph-properties fo:text-align="justify" fo:line-height="150%">
        <style:tab-stops>
          <style:tab-stop style:type="left" style:position="3.8229in"/>
        </style:tab-stops>
      </style:paragraph-properties>
    </style:style>
    <style:style style:name="T303" style:parent-style-name="Domyślnaczcionkaakapitu" style:family="text">
      <style:text-properties style:text-underline-type="single" style:text-underline-style="solid" style:text-underline-width="auto" style:text-underline-mode="continuous"/>
    </style:style>
    <style:style style:name="T304" style:parent-style-name="Domyślnaczcionkaakapitu" style:family="text">
      <style:text-properties fo:background-color="#80FFFF" style:text-underline-type="single" style:text-underline-style="solid" style:text-underline-width="auto" style:text-underline-mode="continuous"/>
    </style:style>
    <style:style style:name="T305" style:parent-style-name="Domyślnaczcionkaakapitu" style:family="text">
      <style:text-properties style:text-underline-type="single" style:text-underline-style="solid" style:text-underline-width="auto" style:text-underline-mode="continuous"/>
    </style:style>
    <style:style style:name="T306" style:parent-style-name="Domyślnaczcionkaakapitu" style:family="text">
      <style:text-properties fo:background-color="#80FFFF" style:text-underline-type="single" style:text-underline-style="solid" style:text-underline-width="auto" style:text-underline-mode="continuous"/>
    </style:style>
    <style:style style:name="T307" style:parent-style-name="Domyślnaczcionkaakapitu" style:family="text">
      <style:text-properties style:text-underline-type="single" style:text-underline-style="solid" style:text-underline-width="auto" style:text-underline-mode="continuous"/>
    </style:style>
    <style:style style:name="T308" style:parent-style-name="Domyślnaczcionkaakapitu" style:family="text">
      <style:text-properties fo:background-color="#80FFFF" style:text-underline-type="single" style:text-underline-style="solid" style:text-underline-width="auto" style:text-underline-mode="continuous"/>
    </style:style>
    <style:style style:name="T309" style:parent-style-name="Domyślnaczcionkaakapitu" style:family="text">
      <style:text-properties style:text-underline-type="single" style:text-underline-style="solid" style:text-underline-width="auto" style:text-underline-mode="continuous"/>
    </style:style>
    <style:style style:name="P310" style:parent-style-name="Normalny" style:family="paragraph">
      <style:paragraph-properties fo:text-align="justify" fo:line-height="150%" fo:text-indent="0.2479in">
        <style:tab-stops>
          <style:tab-stop style:type="left" style:position="3.8229in"/>
        </style:tab-stops>
      </style:paragraph-properties>
    </style:style>
    <style:style style:name="T311" style:parent-style-name="Domyślnaczcionkaakapitu" style:family="text">
      <style:text-properties fo:background-color="#80FFFF"/>
    </style:style>
    <style:style style:name="P312" style:parent-style-name="Normalny" style:family="paragraph">
      <style:paragraph-properties fo:text-align="justify" fo:line-height="150%" fo:text-indent="0.2479in"/>
    </style:style>
    <style:style style:name="T313" style:parent-style-name="Domyślnaczcionkaakapitu" style:family="text">
      <style:text-properties fo:background-color="#80FFFF"/>
    </style:style>
    <style:style style:name="T314" style:parent-style-name="Domyślnaczcionkaakapitu" style:family="text">
      <style:text-properties fo:background-color="#80FFFF"/>
    </style:style>
    <style:style style:name="T315" style:parent-style-name="Domyślnaczcionkaakapitu" style:family="text">
      <style:text-properties fo:background-color="#80FFFF"/>
    </style:style>
    <style:style style:name="T316" style:parent-style-name="Domyślnaczcionkaakapitu" style:family="text">
      <style:text-properties fo:background-color="#80FFFF"/>
    </style:style>
    <style:style style:name="T317" style:parent-style-name="Domyślnaczcionkaakapitu" style:family="text">
      <style:text-properties fo:background-color="#80FFFF"/>
    </style:style>
    <style:style style:name="P318" style:parent-style-name="Normalny" style:family="paragraph">
      <style:paragraph-properties fo:text-align="justify" fo:line-height="150%" fo:text-indent="0.2479in"/>
    </style:style>
    <style:style style:name="T319" style:parent-style-name="Domyślnaczcionkaakapitu" style:family="text">
      <style:text-properties fo:background-color="#80FFFF"/>
    </style:style>
    <style:style style:name="T320" style:parent-style-name="Domyślnaczcionkaakapitu" style:family="text">
      <style:text-properties fo:background-color="#80FFFF"/>
    </style:style>
    <style:style style:name="T321" style:parent-style-name="Domyślnaczcionkaakapitu" style:family="text">
      <style:text-properties fo:background-color="#80FFFF"/>
    </style:style>
    <style:style style:name="T322" style:parent-style-name="Domyślnaczcionkaakapitu" style:family="text">
      <style:text-properties fo:background-color="#80FFFF"/>
    </style:style>
    <style:style style:name="P323" style:parent-style-name="Normalny" style:family="paragraph">
      <style:paragraph-properties fo:text-align="justify" fo:line-height="150%" fo:text-indent="0.2479in"/>
    </style:style>
    <style:style style:name="T324" style:parent-style-name="Domyślnaczcionkaakapitu" style:family="text">
      <style:text-properties fo:background-color="#80FFFF"/>
    </style:style>
    <style:style style:name="T325" style:parent-style-name="Domyślnaczcionkaakapitu" style:family="text">
      <style:text-properties fo:background-color="#80FFFF"/>
    </style:style>
    <style:style style:name="T326" style:parent-style-name="Domyślnaczcionkaakapitu" style:family="text">
      <style:text-properties fo:background-color="#80FFFF"/>
    </style:style>
    <style:style style:name="T327" style:parent-style-name="Domyślnaczcionkaakapitu" style:family="text">
      <style:text-properties fo:background-color="#80FFFF"/>
    </style:style>
    <style:style style:name="T328" style:parent-style-name="Domyślnaczcionkaakapitu" style:family="text">
      <style:text-properties fo:background-color="#80FFFF"/>
    </style:style>
    <style:style style:name="T329" style:parent-style-name="Domyślnaczcionkaakapitu" style:family="text">
      <style:text-properties fo:background-color="#80FFFF"/>
    </style:style>
    <style:style style:name="T330" style:parent-style-name="Domyślnaczcionkaakapitu" style:family="text">
      <style:text-properties fo:background-color="#80FFFF"/>
    </style:style>
    <style:style style:name="T331" style:parent-style-name="Domyślnaczcionkaakapitu" style:family="text">
      <style:text-properties fo:background-color="#80FFFF"/>
    </style:style>
    <style:style style:name="T332" style:parent-style-name="Domyślnaczcionkaakapitu" style:family="text">
      <style:text-properties fo:background-color="#80FFFF"/>
    </style:style>
    <style:style style:name="P333" style:parent-style-name="Normalny" style:family="paragraph">
      <style:paragraph-properties fo:text-align="justify" fo:line-height="150%" fo:text-indent="0.2479in"/>
    </style:style>
    <style:style style:name="T334" style:parent-style-name="Domyślnaczcionkaakapitu" style:family="text">
      <style:text-properties fo:background-color="#80FFFF"/>
    </style:style>
    <style:style style:name="T335" style:parent-style-name="Domyślnaczcionkaakapitu" style:family="text">
      <style:text-properties fo:background-color="#80FFFF"/>
    </style:style>
    <style:style style:name="T336" style:parent-style-name="Domyślnaczcionkaakapitu" style:family="text">
      <style:text-properties fo:background-color="#80FFFF"/>
    </style:style>
    <style:style style:name="T337" style:parent-style-name="Domyślnaczcionkaakapitu" style:family="text">
      <style:text-properties fo:background-color="#80FFFF"/>
    </style:style>
    <style:style style:name="T338" style:parent-style-name="Domyślnaczcionkaakapitu" style:family="text">
      <style:text-properties fo:background-color="#80FFFF"/>
    </style:style>
    <style:style style:name="T339" style:parent-style-name="Domyślnaczcionkaakapitu" style:family="text">
      <style:text-properties fo:background-color="#80FFFF"/>
    </style:style>
    <style:style style:name="P340" style:parent-style-name="Normalny" style:family="paragraph">
      <style:paragraph-properties fo:text-align="justify" fo:line-height="150%" fo:text-indent="0.2479in"/>
    </style:style>
    <style:style style:name="T341" style:parent-style-name="Domyślnaczcionkaakapitu" style:family="text">
      <style:text-properties fo:background-color="#80FFFF"/>
    </style:style>
    <style:style style:name="T342" style:parent-style-name="Domyślnaczcionkaakapitu" style:family="text">
      <style:text-properties fo:background-color="#80FFFF"/>
    </style:style>
    <style:style style:name="T343" style:parent-style-name="Domyślnaczcionkaakapitu" style:family="text">
      <style:text-properties fo:background-color="#80FFFF"/>
    </style:style>
    <style:style style:name="T344" style:parent-style-name="Domyślnaczcionkaakapitu" style:family="text">
      <style:text-properties fo:background-color="#80FFFF"/>
    </style:style>
    <style:style style:name="T345" style:parent-style-name="Domyślnaczcionkaakapitu" style:family="text">
      <style:text-properties fo:background-color="#80FFFF"/>
    </style:style>
    <style:style style:name="T346" style:parent-style-name="Domyślnaczcionkaakapitu" style:family="text">
      <style:text-properties fo:background-color="#80FFFF"/>
    </style:style>
    <style:style style:name="T347" style:parent-style-name="Domyślnaczcionkaakapitu" style:family="text">
      <style:text-properties fo:background-color="#80FFFF"/>
    </style:style>
    <style:style style:name="P348" style:parent-style-name="Normalny" style:family="paragraph">
      <style:paragraph-properties fo:text-align="justify" fo:line-height="150%" fo:text-indent="0.2479in"/>
    </style:style>
    <style:style style:name="T349" style:parent-style-name="Domyślnaczcionkaakapitu" style:family="text">
      <style:text-properties fo:background-color="#80FFFF"/>
    </style:style>
    <style:style style:name="T350" style:parent-style-name="Domyślnaczcionkaakapitu" style:family="text">
      <style:text-properties fo:background-color="#80FFFF"/>
    </style:style>
    <style:style style:name="T351" style:parent-style-name="Domyślnaczcionkaakapitu" style:family="text">
      <style:text-properties fo:background-color="#80FFFF"/>
    </style:style>
    <style:style style:name="T352" style:parent-style-name="Domyślnaczcionkaakapitu" style:family="text">
      <style:text-properties fo:background-color="#80FFFF"/>
    </style:style>
    <style:style style:name="P353" style:parent-style-name="Normalny" style:family="paragraph">
      <style:paragraph-properties fo:text-align="justify" fo:line-height="150%" fo:text-indent="0.2479in"/>
    </style:style>
    <style:style style:name="T354" style:parent-style-name="Domyślnaczcionkaakapitu" style:family="text">
      <style:text-properties fo:background-color="#80FFFF"/>
    </style:style>
    <style:style style:name="T355" style:parent-style-name="Domyślnaczcionkaakapitu" style:family="text">
      <style:text-properties fo:background-color="#80FFFF"/>
    </style:style>
    <style:style style:name="T356" style:parent-style-name="Domyślnaczcionkaakapitu" style:family="text">
      <style:text-properties fo:background-color="#80FFFF"/>
    </style:style>
    <style:style style:name="P357" style:parent-style-name="Normalny" style:family="paragraph">
      <style:paragraph-properties fo:text-align="justify" fo:line-height="150%" fo:text-indent="0.2479in"/>
    </style:style>
    <style:style style:name="T358" style:parent-style-name="Domyślnaczcionkaakapitu" style:family="text">
      <style:text-properties fo:background-color="#80FFFF"/>
    </style:style>
    <style:style style:name="T359" style:parent-style-name="Domyślnaczcionkaakapitu" style:family="text">
      <style:text-properties fo:background-color="#80FFFF"/>
    </style:style>
    <style:style style:name="T360" style:parent-style-name="Domyślnaczcionkaakapitu" style:family="text">
      <style:text-properties fo:background-color="#80FFFF"/>
    </style:style>
    <style:style style:name="T361" style:parent-style-name="Domyślnaczcionkaakapitu" style:family="text">
      <style:text-properties fo:background-color="#80FFFF"/>
    </style:style>
    <style:style style:name="T362" style:parent-style-name="Domyślnaczcionkaakapitu" style:family="text">
      <style:text-properties fo:background-color="#80FFFF"/>
    </style:style>
    <style:style style:name="T363" style:parent-style-name="Domyślnaczcionkaakapitu" style:family="text">
      <style:text-properties fo:background-color="#80FFFF"/>
    </style:style>
    <style:style style:name="T364" style:parent-style-name="Domyślnaczcionkaakapitu" style:family="text">
      <style:text-properties fo:background-color="#80FFFF"/>
    </style:style>
    <style:style style:name="T365" style:parent-style-name="Domyślnaczcionkaakapitu" style:family="text">
      <style:text-properties fo:background-color="#80FFFF"/>
    </style:style>
    <style:style style:name="T366" style:parent-style-name="Domyślnaczcionkaakapitu" style:family="text">
      <style:text-properties fo:background-color="#80FFFF"/>
    </style:style>
    <style:style style:name="P367" style:parent-style-name="Normalny" style:family="paragraph">
      <style:paragraph-properties fo:text-align="justify" fo:line-height="150%" fo:text-indent="0.2479in"/>
    </style:style>
    <style:style style:name="T368" style:parent-style-name="Domyślnaczcionkaakapitu" style:family="text">
      <style:text-properties fo:background-color="#80FFFF"/>
    </style:style>
    <style:style style:name="T369" style:parent-style-name="Domyślnaczcionkaakapitu" style:family="text">
      <style:text-properties fo:background-color="#80FFFF"/>
    </style:style>
    <style:style style:name="T370" style:parent-style-name="Domyślnaczcionkaakapitu" style:family="text">
      <style:text-properties fo:background-color="#80FFFF"/>
    </style:style>
    <style:style style:name="T371" style:parent-style-name="Domyślnaczcionkaakapitu" style:family="text">
      <style:text-properties fo:background-color="#80FFFF"/>
    </style:style>
    <style:style style:name="T372" style:parent-style-name="Domyślnaczcionkaakapitu" style:family="text">
      <style:text-properties fo:background-color="#80FFFF"/>
    </style:style>
    <style:style style:name="T373" style:parent-style-name="Domyślnaczcionkaakapitu" style:family="text">
      <style:text-properties fo:background-color="#80FFFF"/>
    </style:style>
    <style:style style:name="T374" style:parent-style-name="Domyślnaczcionkaakapitu" style:family="text">
      <style:text-properties fo:background-color="#80FFFF"/>
    </style:style>
    <style:style style:name="T375" style:parent-style-name="Domyślnaczcionkaakapitu" style:family="text">
      <style:text-properties fo:background-color="#80FFFF"/>
    </style:style>
    <style:style style:name="T376" style:parent-style-name="Domyślnaczcionkaakapitu" style:family="text">
      <style:text-properties fo:background-color="#80FFFF"/>
    </style:style>
    <style:style style:name="T377" style:parent-style-name="Domyślnaczcionkaakapitu" style:family="text">
      <style:text-properties fo:background-color="#80FFFF"/>
    </style:style>
    <style:style style:name="P378" style:parent-style-name="Normalny" style:family="paragraph">
      <style:paragraph-properties fo:text-align="justify" fo:line-height="150%" fo:text-indent="0.2479in"/>
    </style:style>
    <style:style style:name="T379" style:parent-style-name="Domyślnaczcionkaakapitu" style:family="text">
      <style:text-properties fo:background-color="#80FFFF"/>
    </style:style>
    <style:style style:name="T380" style:parent-style-name="Domyślnaczcionkaakapitu" style:family="text">
      <style:text-properties fo:background-color="#80FFFF"/>
    </style:style>
    <style:style style:name="P381" style:parent-style-name="Normalny" style:family="paragraph">
      <style:paragraph-properties fo:text-align="justify" fo:line-height="150%" fo:text-indent="0.2479in"/>
    </style:style>
    <style:style style:name="T382" style:parent-style-name="Domyślnaczcionkaakapitu" style:family="text">
      <style:text-properties fo:background-color="#80FFFF"/>
    </style:style>
    <style:style style:name="T383" style:parent-style-name="Domyślnaczcionkaakapitu" style:family="text">
      <style:text-properties fo:background-color="#80FFFF"/>
    </style:style>
    <style:style style:name="T384" style:parent-style-name="Domyślnaczcionkaakapitu" style:family="text">
      <style:text-properties fo:background-color="#80FFFF"/>
    </style:style>
    <style:style style:name="T385" style:parent-style-name="Domyślnaczcionkaakapitu" style:family="text">
      <style:text-properties fo:background-color="#80FFFF"/>
    </style:style>
    <style:style style:name="P386" style:parent-style-name="Normalny" style:family="paragraph">
      <style:paragraph-properties fo:text-align="justify" fo:line-height="150%" fo:text-indent="0.2479in"/>
    </style:style>
    <style:style style:name="P387" style:parent-style-name="Normalny" style:family="paragraph">
      <style:paragraph-properties fo:text-align="justify" fo:line-height="150%" fo:text-indent="0.2479in"/>
    </style:style>
    <style:style style:name="P388" style:parent-style-name="Normalny" style:family="paragraph">
      <style:paragraph-properties fo:text-align="justify" fo:line-height="150%" fo:text-indent="0.2479in"/>
    </style:style>
    <style:style style:name="T389" style:parent-style-name="Domyślnaczcionkaakapitu" style:family="text">
      <style:text-properties fo:background-color="#80FFFF"/>
    </style:style>
    <style:style style:name="T390" style:parent-style-name="Domyślnaczcionkaakapitu" style:family="text">
      <style:text-properties fo:background-color="#80FFFF"/>
    </style:style>
    <style:style style:name="P391" style:parent-style-name="Normalny" style:family="paragraph">
      <style:paragraph-properties fo:text-align="justify" fo:line-height="150%" fo:text-indent="0.2479in"/>
    </style:style>
    <style:style style:name="T392" style:parent-style-name="Domyślnaczcionkaakapitu" style:family="text">
      <style:text-properties fo:background-color="#80FFFF"/>
    </style:style>
    <style:style style:name="T393" style:parent-style-name="Domyślnaczcionkaakapitu" style:family="text">
      <style:text-properties fo:background-color="#80FFFF"/>
    </style:style>
    <style:style style:name="T394" style:parent-style-name="Domyślnaczcionkaakapitu" style:family="text">
      <style:text-properties fo:background-color="#80FFFF"/>
    </style:style>
    <style:style style:name="T395" style:parent-style-name="Domyślnaczcionkaakapitu" style:family="text">
      <style:text-properties fo:background-color="#80FFFF"/>
    </style:style>
    <style:style style:name="P396" style:parent-style-name="Normalny" style:family="paragraph">
      <style:paragraph-properties fo:text-align="justify" fo:line-height="150%" fo:text-indent="0.2479in"/>
    </style:style>
    <style:style style:name="P397" style:parent-style-name="Normalny" style:family="paragraph">
      <style:paragraph-properties fo:text-align="justify" fo:line-height="150%" fo:text-indent="0.2479in"/>
    </style:style>
    <style:style style:name="T398" style:parent-style-name="Domyślnaczcionkaakapitu" style:family="text">
      <style:text-properties fo:background-color="#80FFFF"/>
    </style:style>
    <style:style style:name="T399" style:parent-style-name="Domyślnaczcionkaakapitu" style:family="text">
      <style:text-properties fo:background-color="#80FFFF"/>
    </style:style>
    <style:style style:name="T400" style:parent-style-name="Domyślnaczcionkaakapitu" style:family="text">
      <style:text-properties fo:background-color="#80FFFF"/>
    </style:style>
    <style:style style:name="P401" style:parent-style-name="Normalny" style:family="paragraph">
      <style:paragraph-properties fo:text-align="justify" fo:line-height="150%" fo:text-indent="0.2479in"/>
    </style:style>
    <style:style style:name="P402" style:parent-style-name="Normalny" style:family="paragraph">
      <style:paragraph-properties fo:text-align="justify" fo:line-height="150%" fo:text-indent="0.2479in"/>
    </style:style>
    <style:style style:name="T403" style:parent-style-name="Domyślnaczcionkaakapitu" style:family="text">
      <style:text-properties fo:background-color="#80FFFF"/>
    </style:style>
    <style:style style:name="T404" style:parent-style-name="Domyślnaczcionkaakapitu" style:family="text">
      <style:text-properties fo:background-color="#80FFFF"/>
    </style:style>
    <style:style style:name="T405" style:parent-style-name="Domyślnaczcionkaakapitu" style:family="text">
      <style:text-properties fo:background-color="#80FFFF"/>
    </style:style>
    <style:style style:name="T406" style:parent-style-name="Domyślnaczcionkaakapitu" style:family="text">
      <style:text-properties fo:background-color="#80FFFF"/>
    </style:style>
    <style:style style:name="T407" style:parent-style-name="Domyślnaczcionkaakapitu" style:family="text">
      <style:text-properties fo:background-color="#80FFFF"/>
    </style:style>
    <style:style style:name="P408" style:parent-style-name="Normalny" style:family="paragraph">
      <style:paragraph-properties fo:text-align="justify" fo:line-height="150%" fo:text-indent="0.2479in"/>
    </style:style>
    <style:style style:name="P409" style:parent-style-name="Normalny" style:family="paragraph">
      <style:paragraph-properties fo:text-align="justify" fo:line-height="150%" fo:text-indent="0.2479in"/>
    </style:style>
    <style:style style:name="T410" style:parent-style-name="Domyślnaczcionkaakapitu" style:family="text">
      <style:text-properties fo:background-color="#80FFFF"/>
    </style:style>
    <style:style style:name="T411" style:parent-style-name="Domyślnaczcionkaakapitu" style:family="text">
      <style:text-properties fo:background-color="#80FFFF"/>
    </style:style>
    <style:style style:name="P412" style:parent-style-name="Normalny" style:family="paragraph">
      <style:paragraph-properties fo:text-align="justify" fo:line-height="150%" fo:text-indent="0.2479in"/>
    </style:style>
    <style:style style:name="T413" style:parent-style-name="Domyślnaczcionkaakapitu" style:family="text">
      <style:text-properties fo:background-color="#80FFFF"/>
    </style:style>
    <style:style style:name="P414" style:parent-style-name="Normalny" style:family="paragraph">
      <style:paragraph-properties fo:text-align="justify" fo:line-height="150%" fo:text-indent="0.2479in"/>
    </style:style>
    <style:style style:name="T415" style:parent-style-name="Domyślnaczcionkaakapitu" style:family="text">
      <style:text-properties fo:background-color="#80FFFF"/>
    </style:style>
    <style:style style:name="T416" style:parent-style-name="Domyślnaczcionkaakapitu" style:family="text">
      <style:text-properties fo:background-color="#80FFFF"/>
    </style:style>
    <style:style style:name="T417" style:parent-style-name="Domyślnaczcionkaakapitu" style:family="text">
      <style:text-properties fo:background-color="#80FFFF"/>
    </style:style>
    <style:style style:name="P418" style:parent-style-name="Normalny" style:family="paragraph">
      <style:paragraph-properties fo:text-align="justify" fo:line-height="150%" fo:text-indent="0.2479in"/>
    </style:style>
    <style:style style:name="T419" style:parent-style-name="Domyślnaczcionkaakapitu" style:family="text">
      <style:text-properties fo:background-color="#80FFFF"/>
    </style:style>
    <style:style style:name="P420" style:parent-style-name="Normalny" style:family="paragraph">
      <style:paragraph-properties fo:text-align="justify" fo:line-height="150%" fo:text-indent="0.2479in"/>
    </style:style>
    <style:style style:name="P421" style:parent-style-name="Normalny" style:family="paragraph">
      <style:paragraph-properties fo:text-align="justify" fo:line-height="150%" fo:text-indent="0.2479in"/>
    </style:style>
    <style:style style:name="P422" style:parent-style-name="Normalny" style:family="paragraph">
      <style:paragraph-properties fo:text-align="justify" fo:line-height="150%" fo:text-indent="0.2479in"/>
    </style:style>
    <style:style style:name="P423" style:parent-style-name="Normalny" style:family="paragraph">
      <style:paragraph-properties fo:text-align="justify" fo:line-height="150%" fo:text-indent="0.2479in"/>
    </style:style>
    <style:style style:name="T424" style:parent-style-name="Domyślnaczcionkaakapitu" style:family="text">
      <style:text-properties fo:background-color="#80FFFF"/>
    </style:style>
    <style:style style:name="T425" style:parent-style-name="Domyślnaczcionkaakapitu" style:family="text">
      <style:text-properties fo:background-color="#80FFFF"/>
    </style:style>
    <style:style style:name="P426" style:parent-style-name="Normalny" style:family="paragraph">
      <style:paragraph-properties fo:text-align="justify" fo:line-height="150%" fo:text-indent="0.2479in"/>
    </style:style>
    <style:style style:name="T427" style:parent-style-name="Domyślnaczcionkaakapitu" style:family="text">
      <style:text-properties fo:background-color="#80FFFF"/>
    </style:style>
    <style:style style:name="P428" style:parent-style-name="Normalny" style:family="paragraph">
      <style:paragraph-properties fo:text-align="justify" fo:line-height="150%" fo:text-indent="0.2479in"/>
    </style:style>
    <style:style style:name="P429" style:parent-style-name="Normalny" style:family="paragraph">
      <style:paragraph-properties fo:text-align="justify" fo:line-height="150%" fo:text-indent="0.2479in"/>
    </style:style>
    <style:style style:name="T430" style:parent-style-name="Domyślnaczcionkaakapitu" style:family="text">
      <style:text-properties fo:background-color="#80FFFF"/>
    </style:style>
    <style:style style:name="P431" style:parent-style-name="Normalny" style:family="paragraph">
      <style:paragraph-properties fo:text-align="justify" fo:line-height="150%" fo:text-indent="0.2479in"/>
    </style:style>
    <style:style style:name="P432" style:parent-style-name="Normalny" style:family="paragraph">
      <style:paragraph-properties fo:text-align="justify" fo:line-height="150%" fo:text-indent="0.2479in"/>
    </style:style>
    <style:style style:name="T433" style:parent-style-name="Domyślnaczcionkaakapitu" style:family="text">
      <style:text-properties fo:background-color="#80FFFF"/>
    </style:style>
    <style:style style:name="P434" style:parent-style-name="Normalny" style:family="paragraph">
      <style:paragraph-properties fo:text-align="justify" fo:line-height="150%" fo:text-indent="0.2479in"/>
    </style:style>
    <style:style style:name="T435" style:parent-style-name="Domyślnaczcionkaakapitu" style:family="text">
      <style:text-properties fo:background-color="#80FFFF"/>
    </style:style>
    <style:style style:name="T436" style:parent-style-name="Domyślnaczcionkaakapitu" style:family="text">
      <style:text-properties fo:background-color="#80FFFF"/>
    </style:style>
    <style:style style:name="T437" style:parent-style-name="Domyślnaczcionkaakapitu" style:family="text">
      <style:text-properties fo:background-color="#80FFFF"/>
    </style:style>
    <style:style style:name="T438" style:parent-style-name="Domyślnaczcionkaakapitu" style:family="text">
      <style:text-properties fo:background-color="#80FFFF"/>
    </style:style>
    <style:style style:name="T439" style:parent-style-name="Domyślnaczcionkaakapitu" style:family="text">
      <style:text-properties fo:background-color="#80FFFF"/>
    </style:style>
    <style:style style:name="P440" style:parent-style-name="Normalny" style:family="paragraph">
      <style:paragraph-properties fo:text-align="justify" fo:line-height="150%" fo:text-indent="0.2479in"/>
    </style:style>
    <style:style style:name="T441" style:parent-style-name="Domyślnaczcionkaakapitu" style:family="text">
      <style:text-properties fo:background-color="#80FFFF"/>
    </style:style>
    <style:style style:name="T442" style:parent-style-name="Domyślnaczcionkaakapitu" style:family="text">
      <style:text-properties fo:background-color="#80FFFF"/>
    </style:style>
    <style:style style:name="T443" style:parent-style-name="Domyślnaczcionkaakapitu" style:family="text">
      <style:text-properties fo:background-color="#80FFFF"/>
    </style:style>
    <style:style style:name="T444" style:parent-style-name="Domyślnaczcionkaakapitu" style:family="text">
      <style:text-properties fo:background-color="#80FFFF"/>
    </style:style>
    <style:style style:name="T445" style:parent-style-name="Domyślnaczcionkaakapitu" style:family="text">
      <style:text-properties fo:background-color="#80FFFF"/>
    </style:style>
    <style:style style:name="T446" style:parent-style-name="Domyślnaczcionkaakapitu" style:family="text">
      <style:text-properties fo:background-color="#80FFFF"/>
    </style:style>
    <style:style style:name="T447" style:parent-style-name="Domyślnaczcionkaakapitu" style:family="text">
      <style:text-properties fo:background-color="#80FFFF"/>
    </style:style>
    <style:style style:name="T448" style:parent-style-name="Domyślnaczcionkaakapitu" style:family="text">
      <style:text-properties fo:background-color="#80FFFF"/>
    </style:style>
    <style:style style:name="P449" style:parent-style-name="Normalny" style:family="paragraph">
      <style:paragraph-properties fo:text-align="justify" fo:line-height="150%" fo:text-indent="0.2479in"/>
    </style:style>
    <style:style style:name="T450" style:parent-style-name="Domyślnaczcionkaakapitu" style:family="text">
      <style:text-properties fo:background-color="#80FFFF"/>
    </style:style>
    <style:style style:name="P451" style:parent-style-name="Normalny" style:family="paragraph">
      <style:paragraph-properties fo:text-align="justify" fo:line-height="150%" fo:text-indent="0.2479in"/>
    </style:style>
    <style:style style:name="P452" style:parent-style-name="Normalny" style:family="paragraph">
      <style:paragraph-properties fo:text-align="justify" fo:line-height="150%" fo:text-indent="0.2479in"/>
    </style:style>
    <style:style style:name="P453" style:parent-style-name="Normalny" style:family="paragraph">
      <style:paragraph-properties fo:text-align="justify" fo:line-height="150%" fo:text-indent="0.2479in"/>
    </style:style>
    <style:style style:name="T454" style:parent-style-name="Domyślnaczcionkaakapitu" style:family="text">
      <style:text-properties fo:background-color="#80FFFF"/>
    </style:style>
    <style:style style:name="T455" style:parent-style-name="Domyślnaczcionkaakapitu" style:family="text">
      <style:text-properties fo:background-color="#80FFFF"/>
    </style:style>
    <style:style style:name="T456" style:parent-style-name="Domyślnaczcionkaakapitu" style:family="text">
      <style:text-properties fo:background-color="#80FFFF"/>
    </style:style>
    <style:style style:name="T457" style:parent-style-name="Domyślnaczcionkaakapitu" style:family="text">
      <style:text-properties fo:background-color="#80FFFF"/>
    </style:style>
    <style:style style:name="T458" style:parent-style-name="Domyślnaczcionkaakapitu" style:family="text">
      <style:text-properties fo:background-color="#80FFFF"/>
    </style:style>
    <style:style style:name="T459" style:parent-style-name="Domyślnaczcionkaakapitu" style:family="text">
      <style:text-properties fo:background-color="#80FFFF"/>
    </style:style>
    <style:style style:name="T460" style:parent-style-name="Domyślnaczcionkaakapitu" style:family="text">
      <style:text-properties fo:background-color="#80FFFF"/>
    </style:style>
    <style:style style:name="T461" style:parent-style-name="Domyślnaczcionkaakapitu" style:family="text">
      <style:text-properties fo:background-color="#80FFFF"/>
    </style:style>
    <style:style style:name="T462" style:parent-style-name="Domyślnaczcionkaakapitu" style:family="text">
      <style:text-properties fo:background-color="#80FFFF"/>
    </style:style>
    <style:style style:name="T463" style:parent-style-name="Domyślnaczcionkaakapitu" style:family="text">
      <style:text-properties fo:background-color="#80FFFF"/>
    </style:style>
    <style:style style:name="P464" style:parent-style-name="Normalny" style:family="paragraph">
      <style:paragraph-properties fo:text-align="justify" fo:line-height="150%" fo:text-indent="0.2479in"/>
    </style:style>
    <style:style style:name="P465" style:parent-style-name="Normalny" style:family="paragraph">
      <style:paragraph-properties fo:text-align="justify" fo:line-height="150%" fo:text-indent="0.2479in"/>
    </style:style>
    <style:style style:name="T466" style:parent-style-name="Domyślnaczcionkaakapitu" style:family="text">
      <style:text-properties fo:background-color="#80FFFF"/>
    </style:style>
    <style:style style:name="T467" style:parent-style-name="Domyślnaczcionkaakapitu" style:family="text">
      <style:text-properties fo:background-color="#80FFFF"/>
    </style:style>
    <style:style style:name="T468" style:parent-style-name="Domyślnaczcionkaakapitu" style:family="text">
      <style:text-properties fo:background-color="#80FFFF"/>
    </style:style>
    <style:style style:name="P469" style:parent-style-name="Normalny" style:family="paragraph">
      <style:paragraph-properties fo:text-align="justify" fo:line-height="150%" fo:text-indent="0.2479in"/>
    </style:style>
    <style:style style:name="T470" style:parent-style-name="Domyślnaczcionkaakapitu" style:family="text">
      <style:text-properties fo:background-color="#80FFFF"/>
    </style:style>
    <style:style style:name="T471" style:parent-style-name="Domyślnaczcionkaakapitu" style:family="text">
      <style:text-properties fo:background-color="#80FFFF"/>
    </style:style>
    <style:style style:name="T472" style:parent-style-name="Domyślnaczcionkaakapitu" style:family="text">
      <style:text-properties fo:background-color="#80FFFF"/>
    </style:style>
    <style:style style:name="T473" style:parent-style-name="Domyślnaczcionkaakapitu" style:family="text">
      <style:text-properties fo:background-color="#80FFFF"/>
    </style:style>
    <style:style style:name="T474" style:parent-style-name="Domyślnaczcionkaakapitu" style:family="text">
      <style:text-properties fo:background-color="#80FFFF"/>
    </style:style>
    <style:style style:name="P475" style:parent-style-name="Normalny" style:family="paragraph">
      <style:paragraph-properties fo:text-align="justify" fo:line-height="150%" fo:text-indent="0.2479in"/>
    </style:style>
    <style:style style:name="T476" style:parent-style-name="Domyślnaczcionkaakapitu" style:family="text">
      <style:text-properties fo:background-color="#80FFFF"/>
    </style:style>
    <style:style style:name="T477" style:parent-style-name="Domyślnaczcionkaakapitu" style:family="text">
      <style:text-properties fo:background-color="#80FFFF"/>
    </style:style>
    <style:style style:name="P478" style:parent-style-name="Normalny" style:family="paragraph">
      <style:paragraph-properties fo:text-align="justify" fo:line-height="150%" fo:text-indent="0.2479in"/>
    </style:style>
    <style:style style:name="T479" style:parent-style-name="Domyślnaczcionkaakapitu" style:family="text">
      <style:text-properties fo:background-color="#80FFFF"/>
    </style:style>
    <style:style style:name="T480" style:parent-style-name="Domyślnaczcionkaakapitu" style:family="text">
      <style:text-properties fo:background-color="#80FFFF"/>
    </style:style>
    <style:style style:name="T481" style:parent-style-name="Domyślnaczcionkaakapitu" style:family="text">
      <style:text-properties fo:background-color="#80FFFF"/>
    </style:style>
    <style:style style:name="P482" style:parent-style-name="Normalny" style:family="paragraph">
      <style:paragraph-properties fo:text-align="justify" fo:line-height="150%" fo:text-indent="0.2479in"/>
    </style:style>
    <style:style style:name="T483" style:parent-style-name="Domyślnaczcionkaakapitu" style:family="text">
      <style:text-properties fo:background-color="#80FFFF"/>
    </style:style>
    <style:style style:name="T484" style:parent-style-name="Domyślnaczcionkaakapitu" style:family="text">
      <style:text-properties fo:background-color="#80FFFF"/>
    </style:style>
    <style:style style:name="P485" style:parent-style-name="Normalny" style:family="paragraph">
      <style:paragraph-properties fo:text-align="justify" fo:line-height="150%" fo:text-indent="0.2479in"/>
    </style:style>
    <style:style style:name="T486" style:parent-style-name="Domyślnaczcionkaakapitu" style:family="text">
      <style:text-properties fo:background-color="#80FFFF"/>
    </style:style>
    <style:style style:name="T487" style:parent-style-name="Domyślnaczcionkaakapitu" style:family="text">
      <style:text-properties fo:background-color="#80FFFF"/>
    </style:style>
    <style:style style:name="P488" style:parent-style-name="Normalny" style:family="paragraph">
      <style:paragraph-properties fo:text-align="justify" fo:line-height="150%" fo:text-indent="0.2479in"/>
    </style:style>
    <style:style style:name="P489" style:parent-style-name="Normalny" style:family="paragraph">
      <style:paragraph-properties fo:text-align="justify" fo:line-height="150%" fo:text-indent="0.2479in"/>
    </style:style>
    <style:style style:name="P490" style:parent-style-name="Normalny" style:family="paragraph">
      <style:paragraph-properties fo:text-align="justify" fo:line-height="150%" fo:text-indent="0.2479in"/>
    </style:style>
    <style:style style:name="T491" style:parent-style-name="Domyślnaczcionkaakapitu" style:family="text">
      <style:text-properties fo:background-color="#80FFFF"/>
    </style:style>
    <style:style style:name="T492" style:parent-style-name="Domyślnaczcionkaakapitu" style:family="text">
      <style:text-properties fo:background-color="#80FFFF"/>
    </style:style>
    <style:style style:name="T493" style:parent-style-name="Domyślnaczcionkaakapitu" style:family="text">
      <style:text-properties fo:background-color="#80FFFF"/>
    </style:style>
    <style:style style:name="T494" style:parent-style-name="Domyślnaczcionkaakapitu" style:family="text">
      <style:text-properties fo:background-color="#80FFFF"/>
    </style:style>
    <style:style style:name="P495" style:parent-style-name="Normalny" style:family="paragraph">
      <style:paragraph-properties fo:text-align="justify" fo:line-height="150%" fo:text-indent="0.2479in"/>
    </style:style>
    <style:style style:name="T496" style:parent-style-name="Domyślnaczcionkaakapitu" style:family="text">
      <style:text-properties fo:background-color="#80FFFF"/>
    </style:style>
    <style:style style:name="T497" style:parent-style-name="Domyślnaczcionkaakapitu" style:family="text">
      <style:text-properties fo:background-color="#80FFFF"/>
    </style:style>
    <style:style style:name="T498" style:parent-style-name="Domyślnaczcionkaakapitu" style:family="text">
      <style:text-properties fo:background-color="#80FFFF"/>
    </style:style>
    <style:style style:name="T499" style:parent-style-name="Domyślnaczcionkaakapitu" style:family="text">
      <style:text-properties fo:background-color="#80FFFF"/>
    </style:style>
    <style:style style:name="P500" style:parent-style-name="Normalny" style:family="paragraph">
      <style:paragraph-properties fo:text-align="justify" fo:line-height="150%" fo:text-indent="0.2479in"/>
    </style:style>
    <style:style style:name="T501" style:parent-style-name="Domyślnaczcionkaakapitu" style:family="text">
      <style:text-properties fo:background-color="#80FFFF"/>
    </style:style>
    <style:style style:name="P502" style:parent-style-name="Normalny" style:family="paragraph">
      <style:paragraph-properties fo:text-align="justify" fo:line-height="150%" fo:text-indent="0.2479in"/>
    </style:style>
    <style:style style:name="T503" style:parent-style-name="Domyślnaczcionkaakapitu" style:family="text">
      <style:text-properties fo:background-color="#80FFFF"/>
    </style:style>
    <style:style style:name="T504" style:parent-style-name="Domyślnaczcionkaakapitu" style:family="text">
      <style:text-properties fo:background-color="#80FFFF"/>
    </style:style>
    <style:style style:name="P505" style:parent-style-name="Normalny" style:family="paragraph">
      <style:paragraph-properties fo:text-align="justify" fo:line-height="150%" fo:text-indent="0.2479in"/>
    </style:style>
    <style:style style:name="P506" style:parent-style-name="Normalny" style:family="paragraph">
      <style:paragraph-properties fo:text-align="justify" fo:line-height="150%" fo:text-indent="0.2479in"/>
    </style:style>
    <style:style style:name="T507" style:parent-style-name="Domyślnaczcionkaakapitu" style:family="text">
      <style:text-properties fo:background-color="#80FFFF"/>
    </style:style>
    <style:style style:name="P508" style:parent-style-name="Normalny" style:family="paragraph">
      <style:paragraph-properties fo:text-align="justify" fo:line-height="150%" fo:text-indent="0.2479in"/>
    </style:style>
    <style:style style:name="T509" style:parent-style-name="Domyślnaczcionkaakapitu" style:family="text">
      <style:text-properties fo:background-color="#80FFFF"/>
    </style:style>
    <style:style style:name="T510" style:parent-style-name="Domyślnaczcionkaakapitu" style:family="text">
      <style:text-properties fo:background-color="#80FFFF"/>
    </style:style>
    <style:style style:name="P511" style:parent-style-name="Normalny" style:family="paragraph">
      <style:paragraph-properties fo:text-align="justify" fo:line-height="150%" fo:text-indent="0.2479in"/>
    </style:style>
    <style:style style:name="T512" style:parent-style-name="Domyślnaczcionkaakapitu" style:family="text">
      <style:text-properties fo:background-color="#80FFFF"/>
    </style:style>
    <style:style style:name="T513" style:parent-style-name="Domyślnaczcionkaakapitu" style:family="text">
      <style:text-properties fo:background-color="#80FFFF"/>
    </style:style>
    <style:style style:name="T514" style:parent-style-name="Domyślnaczcionkaakapitu" style:family="text">
      <style:text-properties fo:background-color="#80FFFF"/>
    </style:style>
    <style:style style:name="T515" style:parent-style-name="Domyślnaczcionkaakapitu" style:family="text">
      <style:text-properties fo:background-color="#80FFFF"/>
    </style:style>
    <style:style style:name="T516" style:parent-style-name="Domyślnaczcionkaakapitu" style:family="text">
      <style:text-properties fo:background-color="#80FFFF"/>
    </style:style>
    <style:style style:name="T517" style:parent-style-name="Domyślnaczcionkaakapitu" style:family="text">
      <style:text-properties fo:background-color="#80FFFF"/>
    </style:style>
    <style:style style:name="T518" style:parent-style-name="Domyślnaczcionkaakapitu" style:family="text">
      <style:text-properties fo:background-color="#80FFFF"/>
    </style:style>
    <style:style style:name="P519" style:parent-style-name="Normalny" style:family="paragraph">
      <style:paragraph-properties fo:text-align="justify" fo:line-height="150%" fo:text-indent="0.2479in"/>
    </style:style>
    <style:style style:name="P520" style:parent-style-name="Normalny" style:family="paragraph">
      <style:paragraph-properties fo:text-align="justify" fo:line-height="150%"/>
    </style:style>
    <style:style style:name="T521" style:parent-style-name="Domyślnaczcionkaakapitu" style:family="text">
      <style:text-properties style:text-underline-type="single" style:text-underline-style="solid" style:text-underline-width="auto" style:text-underline-mode="continuous"/>
    </style:style>
    <style:style style:name="T522" style:parent-style-name="Domyślnaczcionkaakapitu" style:family="text">
      <style:text-properties fo:background-color="#80FFFF" style:text-underline-type="single" style:text-underline-style="solid" style:text-underline-width="auto" style:text-underline-mode="continuous"/>
    </style:style>
    <style:style style:name="T523" style:parent-style-name="Domyślnaczcionkaakapitu" style:family="text">
      <style:text-properties style:text-underline-type="single" style:text-underline-style="solid" style:text-underline-width="auto" style:text-underline-mode="continuous"/>
    </style:style>
    <style:style style:name="P524" style:parent-style-name="Normalny" style:family="paragraph">
      <style:paragraph-properties fo:text-align="justify" fo:line-height="150%" fo:text-indent="0.2479in"/>
    </style:style>
    <style:style style:name="T525" style:parent-style-name="Domyślnaczcionkaakapitu" style:family="text">
      <style:text-properties fo:background-color="#80FFFF"/>
    </style:style>
    <style:style style:name="T526" style:parent-style-name="Domyślnaczcionkaakapitu" style:family="text">
      <style:text-properties fo:background-color="#80FFFF"/>
    </style:style>
    <style:style style:name="T527" style:parent-style-name="Domyślnaczcionkaakapitu" style:family="text">
      <style:text-properties fo:background-color="#80FFFF"/>
    </style:style>
    <style:style style:name="T528" style:parent-style-name="Domyślnaczcionkaakapitu" style:family="text">
      <style:text-properties fo:background-color="#80FFFF"/>
    </style:style>
    <style:style style:name="T529" style:parent-style-name="Domyślnaczcionkaakapitu" style:family="text">
      <style:text-properties fo:background-color="#80FFFF"/>
    </style:style>
    <style:style style:name="T530" style:parent-style-name="Domyślnaczcionkaakapitu" style:family="text">
      <style:text-properties fo:background-color="#80FFFF"/>
    </style:style>
    <style:style style:name="P531" style:parent-style-name="Normalny" style:family="paragraph">
      <style:paragraph-properties fo:text-align="justify" fo:line-height="150%" fo:text-indent="0.2479in"/>
    </style:style>
    <style:style style:name="T532" style:parent-style-name="Domyślnaczcionkaakapitu" style:family="text">
      <style:text-properties fo:background-color="#80FFFF"/>
    </style:style>
    <style:style style:name="T533" style:parent-style-name="Domyślnaczcionkaakapitu" style:family="text">
      <style:text-properties fo:background-color="#80FFFF"/>
    </style:style>
    <style:style style:name="T534" style:parent-style-name="Domyślnaczcionkaakapitu" style:family="text">
      <style:text-properties fo:background-color="#80FFFF"/>
    </style:style>
    <style:style style:name="T535" style:parent-style-name="Domyślnaczcionkaakapitu" style:family="text">
      <style:text-properties fo:background-color="#80FFFF"/>
    </style:style>
    <style:style style:name="T536" style:parent-style-name="Domyślnaczcionkaakapitu" style:family="text">
      <style:text-properties fo:background-color="#80FFFF"/>
    </style:style>
    <style:style style:name="T537" style:parent-style-name="Domyślnaczcionkaakapitu" style:family="text">
      <style:text-properties fo:background-color="#80FFFF"/>
    </style:style>
    <style:style style:name="P538" style:parent-style-name="Normalny" style:family="paragraph">
      <style:paragraph-properties fo:text-align="justify" fo:line-height="150%" fo:text-indent="0.2479in"/>
    </style:style>
    <style:style style:name="P539" style:parent-style-name="Normalny" style:family="paragraph">
      <style:paragraph-properties fo:text-align="justify" fo:line-height="150%" fo:text-indent="0.2479in"/>
    </style:style>
    <style:style style:name="T540" style:parent-style-name="Domyślnaczcionkaakapitu" style:family="text">
      <style:text-properties fo:background-color="#80FFFF"/>
    </style:style>
    <style:style style:name="T541" style:parent-style-name="Domyślnaczcionkaakapitu" style:family="text">
      <style:text-properties fo:background-color="#80FFFF"/>
    </style:style>
    <style:style style:name="P542" style:parent-style-name="Normalny" style:family="paragraph">
      <style:paragraph-properties fo:text-align="justify" fo:line-height="150%"/>
    </style:style>
    <style:style style:name="T543" style:parent-style-name="Domyślnaczcionkaakapitu" style:family="text">
      <style:text-properties fo:background-color="#80FFFF" style:text-underline-type="single" style:text-underline-style="solid" style:text-underline-width="auto" style:text-underline-mode="continuous"/>
    </style:style>
    <style:style style:name="T544" style:parent-style-name="Domyślnaczcionkaakapitu" style:family="text">
      <style:text-properties style:text-underline-type="single" style:text-underline-style="solid" style:text-underline-width="auto" style:text-underline-mode="continuous"/>
    </style:style>
    <style:style style:name="T545" style:parent-style-name="Domyślnaczcionkaakapitu" style:family="text">
      <style:text-properties fo:background-color="#80FFFF" style:text-underline-type="single" style:text-underline-style="solid" style:text-underline-width="auto" style:text-underline-mode="continuous"/>
    </style:style>
    <style:style style:name="T546" style:parent-style-name="Domyślnaczcionkaakapitu" style:family="text">
      <style:text-properties style:text-underline-type="single" style:text-underline-style="solid" style:text-underline-width="auto" style:text-underline-mode="continuous"/>
    </style:style>
    <style:style style:name="T547" style:parent-style-name="Domyślnaczcionkaakapitu" style:family="text">
      <style:text-properties fo:background-color="#80FFFF"/>
    </style:style>
    <style:style style:name="P548" style:parent-style-name="Normalny" style:family="paragraph">
      <style:paragraph-properties fo:text-align="justify" fo:line-height="150%" fo:text-indent="0.2479in"/>
    </style:style>
    <style:style style:name="T549" style:parent-style-name="Domyślnaczcionkaakapitu" style:family="text">
      <style:text-properties fo:background-color="#80FFFF"/>
    </style:style>
    <style:style style:name="T550" style:parent-style-name="Domyślnaczcionkaakapitu" style:family="text">
      <style:text-properties fo:background-color="#80FFFF"/>
    </style:style>
    <style:style style:name="T551" style:parent-style-name="Domyślnaczcionkaakapitu" style:family="text">
      <style:text-properties fo:background-color="#80FFFF"/>
    </style:style>
    <style:style style:name="P552" style:parent-style-name="Normalny" style:family="paragraph">
      <style:paragraph-properties fo:text-align="justify" fo:line-height="150%" fo:text-indent="0.2479in"/>
    </style:style>
    <style:style style:name="T553" style:parent-style-name="Domyślnaczcionkaakapitu" style:family="text">
      <style:text-properties fo:background-color="#80FFFF"/>
    </style:style>
    <style:style style:name="T554" style:parent-style-name="Domyślnaczcionkaakapitu" style:family="text">
      <style:text-properties fo:background-color="#80FFFF"/>
    </style:style>
    <style:style style:name="T555" style:parent-style-name="Domyślnaczcionkaakapitu" style:family="text">
      <style:text-properties fo:background-color="#80FFFF"/>
    </style:style>
    <style:style style:name="T556" style:parent-style-name="Domyślnaczcionkaakapitu" style:family="text">
      <style:text-properties fo:background-color="#80FFFF"/>
    </style:style>
    <style:style style:name="T557" style:parent-style-name="Domyślnaczcionkaakapitu" style:family="text">
      <style:text-properties fo:background-color="#80FFFF"/>
    </style:style>
    <style:style style:name="T558" style:parent-style-name="Domyślnaczcionkaakapitu" style:family="text">
      <style:text-properties fo:background-color="#80FFFF"/>
    </style:style>
    <style:style style:name="T559" style:parent-style-name="Domyślnaczcionkaakapitu" style:family="text">
      <style:text-properties fo:background-color="#80FFFF"/>
    </style:style>
    <style:style style:name="T560" style:parent-style-name="Domyślnaczcionkaakapitu" style:family="text">
      <style:text-properties fo:background-color="#80FFFF"/>
    </style:style>
    <style:style style:name="T561" style:parent-style-name="Domyślnaczcionkaakapitu" style:family="text">
      <style:text-properties fo:background-color="#80FFFF"/>
    </style:style>
    <style:style style:name="T562" style:parent-style-name="Domyślnaczcionkaakapitu" style:family="text">
      <style:text-properties fo:background-color="#80FFFF"/>
    </style:style>
    <style:style style:name="T563" style:parent-style-name="Domyślnaczcionkaakapitu" style:family="text">
      <style:text-properties fo:background-color="#80FFFF"/>
    </style:style>
    <style:style style:name="P564" style:parent-style-name="Normalny" style:family="paragraph">
      <style:paragraph-properties fo:text-align="justify" fo:line-height="150%" fo:text-indent="0.2479in"/>
    </style:style>
    <style:style style:name="T565" style:parent-style-name="Domyślnaczcionkaakapitu" style:family="text">
      <style:text-properties fo:background-color="#80FFFF"/>
    </style:style>
    <style:style style:name="T566" style:parent-style-name="Domyślnaczcionkaakapitu" style:family="text">
      <style:text-properties fo:background-color="#80FFFF"/>
    </style:style>
    <style:style style:name="T567" style:parent-style-name="Domyślnaczcionkaakapitu" style:family="text">
      <style:text-properties fo:background-color="#80FFFF"/>
    </style:style>
    <style:style style:name="T568" style:parent-style-name="Domyślnaczcionkaakapitu" style:family="text">
      <style:text-properties fo:background-color="#80FFFF"/>
    </style:style>
    <style:style style:name="T569" style:parent-style-name="Domyślnaczcionkaakapitu" style:family="text">
      <style:text-properties fo:background-color="#80FFFF"/>
    </style:style>
    <style:style style:name="T570" style:parent-style-name="Domyślnaczcionkaakapitu" style:family="text">
      <style:text-properties fo:background-color="#80FFFF"/>
    </style:style>
    <style:style style:name="T571" style:parent-style-name="Domyślnaczcionkaakapitu" style:family="text">
      <style:text-properties fo:background-color="#80FFFF"/>
    </style:style>
    <style:style style:name="T572" style:parent-style-name="Domyślnaczcionkaakapitu" style:family="text">
      <style:text-properties fo:background-color="#80FFFF"/>
    </style:style>
    <style:style style:name="P573" style:parent-style-name="Normalny" style:family="paragraph">
      <style:paragraph-properties fo:text-align="justify" fo:line-height="150%" fo:text-indent="0.2479in"/>
    </style:style>
    <style:style style:name="T574" style:parent-style-name="Domyślnaczcionkaakapitu" style:family="text">
      <style:text-properties fo:background-color="#80FFFF"/>
    </style:style>
    <style:style style:name="P575" style:parent-style-name="Normalny" style:family="paragraph">
      <style:paragraph-properties fo:text-align="justify" fo:line-height="150%" fo:text-indent="0.2479in"/>
    </style:style>
    <style:style style:name="T576" style:parent-style-name="Domyślnaczcionkaakapitu" style:family="text">
      <style:text-properties fo:background-color="#80FFFF"/>
    </style:style>
    <style:style style:name="T577" style:parent-style-name="Domyślnaczcionkaakapitu" style:family="text">
      <style:text-properties fo:background-color="#80FFFF"/>
    </style:style>
    <style:style style:name="T578" style:parent-style-name="Domyślnaczcionkaakapitu" style:family="text">
      <style:text-properties fo:background-color="#80FFFF"/>
    </style:style>
    <style:style style:name="T579" style:parent-style-name="Domyślnaczcionkaakapitu" style:family="text">
      <style:text-properties fo:background-color="#80FFFF"/>
    </style:style>
    <style:style style:name="P580" style:parent-style-name="Normalny" style:family="paragraph">
      <style:paragraph-properties fo:text-align="justify" fo:line-height="150%" fo:text-indent="0.2479in"/>
    </style:style>
    <style:style style:name="T581" style:parent-style-name="Domyślnaczcionkaakapitu" style:family="text">
      <style:text-properties fo:background-color="#80FFFF"/>
    </style:style>
    <style:style style:name="T582" style:parent-style-name="Domyślnaczcionkaakapitu" style:family="text">
      <style:text-properties fo:background-color="#80FFFF"/>
    </style:style>
    <style:style style:name="T583" style:parent-style-name="Domyślnaczcionkaakapitu" style:family="text">
      <style:text-properties fo:background-color="#80FFFF"/>
    </style:style>
    <style:style style:name="T584" style:parent-style-name="Domyślnaczcionkaakapitu" style:family="text">
      <style:text-properties fo:background-color="#80FFFF"/>
    </style:style>
    <style:style style:name="T585" style:parent-style-name="Domyślnaczcionkaakapitu" style:family="text">
      <style:text-properties fo:background-color="#80FFFF"/>
    </style:style>
    <style:style style:name="T586" style:parent-style-name="Domyślnaczcionkaakapitu" style:family="text">
      <style:text-properties fo:background-color="#80FFFF"/>
    </style:style>
    <style:style style:name="P587" style:parent-style-name="Normalny" style:family="paragraph">
      <style:paragraph-properties fo:text-align="justify" fo:line-height="150%" fo:text-indent="0.2479in"/>
    </style:style>
    <style:style style:name="T588" style:parent-style-name="Domyślnaczcionkaakapitu" style:family="text">
      <style:text-properties fo:background-color="#80FFFF"/>
    </style:style>
    <style:style style:name="T589" style:parent-style-name="Domyślnaczcionkaakapitu" style:family="text">
      <style:text-properties fo:background-color="#80FFFF"/>
    </style:style>
    <style:style style:name="T590" style:parent-style-name="Domyślnaczcionkaakapitu" style:family="text">
      <style:text-properties fo:background-color="#80FFFF"/>
    </style:style>
    <style:style style:name="P591" style:parent-style-name="Normalny" style:family="paragraph">
      <style:paragraph-properties fo:text-align="justify" fo:line-height="150%" fo:text-indent="0.2479in"/>
    </style:style>
    <style:style style:name="T592" style:parent-style-name="Domyślnaczcionkaakapitu" style:family="text">
      <style:text-properties fo:background-color="#80FFFF"/>
    </style:style>
    <style:style style:name="T593" style:parent-style-name="Domyślnaczcionkaakapitu" style:family="text">
      <style:text-properties fo:background-color="#80FFFF"/>
    </style:style>
    <style:style style:name="T594" style:parent-style-name="Domyślnaczcionkaakapitu" style:family="text">
      <style:text-properties fo:background-color="#80FFFF"/>
    </style:style>
    <style:style style:name="P595" style:parent-style-name="Normalny" style:family="paragraph">
      <style:paragraph-properties fo:text-align="justify" fo:line-height="150%" fo:text-indent="0.2479in"/>
    </style:style>
    <style:style style:name="T596" style:parent-style-name="Domyślnaczcionkaakapitu" style:family="text">
      <style:text-properties fo:background-color="#80FFFF"/>
    </style:style>
    <style:style style:name="T597" style:parent-style-name="Domyślnaczcionkaakapitu" style:family="text">
      <style:text-properties fo:background-color="#80FFFF"/>
    </style:style>
    <style:style style:name="T598" style:parent-style-name="Domyślnaczcionkaakapitu" style:family="text">
      <style:text-properties fo:background-color="#80FFFF"/>
    </style:style>
    <style:style style:name="T599" style:parent-style-name="Domyślnaczcionkaakapitu" style:family="text">
      <style:text-properties fo:background-color="#80FFFF"/>
    </style:style>
    <style:style style:name="P600" style:parent-style-name="Normalny" style:family="paragraph">
      <style:paragraph-properties fo:text-align="justify" fo:line-height="150%" fo:text-indent="0.2479in"/>
    </style:style>
    <style:style style:name="T601" style:parent-style-name="Domyślnaczcionkaakapitu" style:family="text">
      <style:text-properties fo:background-color="#80FFFF"/>
    </style:style>
    <style:style style:name="T602" style:parent-style-name="Domyślnaczcionkaakapitu" style:family="text">
      <style:text-properties fo:background-color="#80FFFF"/>
    </style:style>
    <style:style style:name="T603" style:parent-style-name="Domyślnaczcionkaakapitu" style:family="text">
      <style:text-properties fo:background-color="#80FFFF"/>
    </style:style>
    <style:style style:name="T604" style:parent-style-name="Domyślnaczcionkaakapitu" style:family="text">
      <style:text-properties fo:background-color="#80FFFF"/>
    </style:style>
    <style:style style:name="T605" style:parent-style-name="Domyślnaczcionkaakapitu" style:family="text">
      <style:text-properties fo:background-color="#80FFFF"/>
    </style:style>
    <style:style style:name="T606" style:parent-style-name="Domyślnaczcionkaakapitu" style:family="text">
      <style:text-properties fo:background-color="#80FFFF"/>
    </style:style>
    <style:style style:name="T607" style:parent-style-name="Domyślnaczcionkaakapitu" style:family="text">
      <style:text-properties fo:background-color="#80FFFF"/>
    </style:style>
    <style:style style:name="T608" style:parent-style-name="Domyślnaczcionkaakapitu" style:family="text">
      <style:text-properties fo:background-color="#80FFFF"/>
    </style:style>
    <style:style style:name="T609" style:parent-style-name="Domyślnaczcionkaakapitu" style:family="text">
      <style:text-properties fo:background-color="#80FFFF"/>
    </style:style>
    <style:style style:name="T610" style:parent-style-name="Domyślnaczcionkaakapitu" style:family="text">
      <style:text-properties fo:background-color="#80FFFF"/>
    </style:style>
    <style:style style:name="T611" style:parent-style-name="Domyślnaczcionkaakapitu" style:family="text">
      <style:text-properties fo:background-color="#80FFFF"/>
    </style:style>
    <style:style style:name="P612" style:parent-style-name="Normalny" style:family="paragraph">
      <style:paragraph-properties fo:text-align="justify" fo:line-height="150%" fo:text-indent="0.2479in"/>
    </style:style>
    <style:style style:name="T613" style:parent-style-name="Domyślnaczcionkaakapitu" style:family="text">
      <style:text-properties fo:background-color="#80FFFF"/>
    </style:style>
    <style:style style:name="T614" style:parent-style-name="Domyślnaczcionkaakapitu" style:family="text">
      <style:text-properties fo:background-color="#80FFFF"/>
    </style:style>
    <style:style style:name="T615" style:parent-style-name="Domyślnaczcionkaakapitu" style:family="text">
      <style:text-properties fo:background-color="#80FFFF"/>
    </style:style>
    <style:style style:name="T616" style:parent-style-name="Domyślnaczcionkaakapitu" style:family="text">
      <style:text-properties fo:background-color="#80FFFF"/>
    </style:style>
    <style:style style:name="P617" style:parent-style-name="Normalny" style:family="paragraph">
      <style:paragraph-properties fo:text-align="justify" fo:line-height="150%" fo:text-indent="0.2479in"/>
    </style:style>
    <style:style style:name="T618" style:parent-style-name="Domyślnaczcionkaakapitu" style:family="text">
      <style:text-properties fo:background-color="#80FFFF"/>
    </style:style>
    <style:style style:name="P619" style:parent-style-name="Normalny" style:family="paragraph">
      <style:paragraph-properties fo:text-align="justify" fo:line-height="150%" fo:text-indent="0.2479in"/>
    </style:style>
    <style:style style:name="P620" style:parent-style-name="Normalny" style:family="paragraph">
      <style:paragraph-properties fo:text-align="justify" fo:line-height="150%">
        <style:tab-stops>
          <style:tab-stop style:type="left" style:position="2.7534in"/>
        </style:tab-stops>
      </style:paragraph-properties>
    </style:style>
    <style:style style:name="T621" style:parent-style-name="Domyślnaczcionkaakapitu" style:family="text">
      <style:text-properties style:text-underline-type="single" style:text-underline-style="solid" style:text-underline-width="auto" style:text-underline-mode="continuous"/>
    </style:style>
    <style:style style:name="T622" style:parent-style-name="Domyślnaczcionkaakapitu" style:family="text">
      <style:text-properties fo:background-color="#80FFFF" style:text-underline-type="single" style:text-underline-style="solid" style:text-underline-width="auto" style:text-underline-mode="continuous"/>
    </style:style>
    <style:style style:name="P623" style:parent-style-name="Normalny" style:family="paragraph">
      <style:paragraph-properties fo:text-align="justify" fo:line-height="150%" fo:text-indent="0.2479in">
        <style:tab-stops>
          <style:tab-stop style:type="left" style:position="2.7534in"/>
        </style:tab-stops>
      </style:paragraph-properties>
    </style:style>
    <style:style style:name="T624" style:parent-style-name="Domyślnaczcionkaakapitu" style:family="text">
      <style:text-properties fo:background-color="#80FFFF"/>
    </style:style>
    <style:style style:name="P625" style:parent-style-name="Normalny" style:family="paragraph">
      <style:paragraph-properties fo:text-align="justify" fo:line-height="150%"/>
    </style:style>
    <style:style style:name="T626" style:parent-style-name="Domyślnaczcionkaakapitu" style:family="text">
      <style:text-properties style:text-underline-type="single" style:text-underline-style="solid" style:text-underline-width="auto" style:text-underline-mode="continuous"/>
    </style:style>
    <style:style style:name="T627" style:parent-style-name="Domyślnaczcionkaakapitu" style:family="text">
      <style:text-properties fo:background-color="#80FFFF"/>
    </style:style>
    <style:style style:name="P628" style:parent-style-name="Normalny" style:family="paragraph">
      <style:paragraph-properties fo:text-align="justify" fo:line-height="150%" fo:text-indent="0.2479in"/>
    </style:style>
    <style:style style:name="T629" style:parent-style-name="Domyślnaczcionkaakapitu" style:family="text">
      <style:text-properties fo:background-color="#80FFFF"/>
    </style:style>
    <style:style style:name="T630" style:parent-style-name="Domyślnaczcionkaakapitu" style:family="text">
      <style:text-properties fo:background-color="#80FFFF"/>
    </style:style>
    <style:style style:name="T631" style:parent-style-name="Domyślnaczcionkaakapitu" style:family="text">
      <style:text-properties fo:background-color="#80FFFF"/>
    </style:style>
    <style:style style:name="T632" style:parent-style-name="Domyślnaczcionkaakapitu" style:family="text">
      <style:text-properties fo:background-color="#80FFFF"/>
    </style:style>
    <style:style style:name="T633" style:parent-style-name="Domyślnaczcionkaakapitu" style:family="text">
      <style:text-properties fo:background-color="#80FFFF"/>
    </style:style>
    <style:style style:name="T634" style:parent-style-name="Domyślnaczcionkaakapitu" style:family="text">
      <style:text-properties fo:background-color="#80FFFF"/>
    </style:style>
    <style:style style:name="T635" style:parent-style-name="Domyślnaczcionkaakapitu" style:family="text">
      <style:text-properties fo:background-color="#80FFFF"/>
    </style:style>
    <style:style style:name="T636" style:parent-style-name="Domyślnaczcionkaakapitu" style:family="text">
      <style:text-properties fo:background-color="#80FFFF"/>
    </style:style>
    <style:style style:name="T637" style:parent-style-name="Domyślnaczcionkaakapitu" style:family="text">
      <style:text-properties fo:background-color="#80FFFF"/>
    </style:style>
    <style:style style:name="T638" style:parent-style-name="Domyślnaczcionkaakapitu" style:family="text">
      <style:text-properties fo:background-color="#80FFFF"/>
    </style:style>
    <style:style style:name="T639" style:parent-style-name="Domyślnaczcionkaakapitu" style:family="text">
      <style:text-properties fo:background-color="#80FFFF"/>
    </style:style>
    <style:style style:name="P640" style:parent-style-name="Normalny" style:family="paragraph">
      <style:paragraph-properties fo:text-align="justify" fo:line-height="150%" fo:text-indent="0.2479in"/>
    </style:style>
    <style:style style:name="T641" style:parent-style-name="Domyślnaczcionkaakapitu" style:family="text">
      <style:text-properties fo:background-color="#80FFFF"/>
    </style:style>
    <style:style style:name="T642" style:parent-style-name="Domyślnaczcionkaakapitu" style:family="text">
      <style:text-properties fo:background-color="#80FFFF"/>
    </style:style>
    <style:style style:name="T643" style:parent-style-name="Domyślnaczcionkaakapitu" style:family="text">
      <style:text-properties fo:background-color="#80FFFF"/>
    </style:style>
    <style:style style:name="P644" style:parent-style-name="Normalny" style:family="paragraph">
      <style:paragraph-properties fo:text-align="justify" fo:line-height="150%" fo:text-indent="0.2479in"/>
    </style:style>
    <style:style style:name="T645" style:parent-style-name="Domyślnaczcionkaakapitu" style:family="text">
      <style:text-properties fo:background-color="#80FFFF"/>
    </style:style>
    <style:style style:name="P646" style:parent-style-name="Normalny" style:family="paragraph">
      <style:paragraph-properties fo:text-align="justify" fo:line-height="150%" fo:text-indent="0.2479in"/>
    </style:style>
    <style:style style:name="T647" style:parent-style-name="Domyślnaczcionkaakapitu" style:family="text">
      <style:text-properties fo:background-color="#80FFFF"/>
    </style:style>
    <style:style style:name="T648" style:parent-style-name="Domyślnaczcionkaakapitu" style:family="text">
      <style:text-properties fo:background-color="#80FFFF"/>
    </style:style>
    <style:style style:name="T649" style:parent-style-name="Domyślnaczcionkaakapitu" style:family="text">
      <style:text-properties fo:background-color="#80FFFF"/>
    </style:style>
    <style:style style:name="T650" style:parent-style-name="Domyślnaczcionkaakapitu" style:family="text">
      <style:text-properties fo:background-color="#80FFFF"/>
    </style:style>
    <style:style style:name="T651" style:parent-style-name="Domyślnaczcionkaakapitu" style:family="text">
      <style:text-properties fo:background-color="#80FFFF"/>
    </style:style>
    <style:style style:name="T652" style:parent-style-name="Domyślnaczcionkaakapitu" style:family="text">
      <style:text-properties fo:background-color="#80FFFF"/>
    </style:style>
    <style:style style:name="T653" style:parent-style-name="Domyślnaczcionkaakapitu" style:family="text">
      <style:text-properties fo:background-color="#80FFFF"/>
    </style:style>
    <style:style style:name="T654" style:parent-style-name="Domyślnaczcionkaakapitu" style:family="text">
      <style:text-properties fo:background-color="#80FFFF"/>
    </style:style>
    <style:style style:name="P655" style:parent-style-name="Normalny" style:family="paragraph">
      <style:paragraph-properties fo:text-align="justify" fo:line-height="150%" fo:text-indent="0.2479in"/>
    </style:style>
    <style:style style:name="T656" style:parent-style-name="Domyślnaczcionkaakapitu" style:family="text">
      <style:text-properties fo:background-color="#80FFFF"/>
    </style:style>
    <style:style style:name="T657" style:parent-style-name="Domyślnaczcionkaakapitu" style:family="text">
      <style:text-properties fo:background-color="#80FFFF"/>
    </style:style>
    <style:style style:name="T658" style:parent-style-name="Domyślnaczcionkaakapitu" style:family="text">
      <style:text-properties fo:background-color="#80FFFF"/>
    </style:style>
    <style:style style:name="P659" style:parent-style-name="Normalny" style:family="paragraph">
      <style:paragraph-properties fo:text-align="justify" fo:line-height="150%" fo:text-indent="0.2479in"/>
    </style:style>
    <style:style style:name="T660" style:parent-style-name="Domyślnaczcionkaakapitu" style:family="text">
      <style:text-properties fo:background-color="#80FFFF"/>
    </style:style>
    <style:style style:name="T661" style:parent-style-name="Domyślnaczcionkaakapitu" style:family="text">
      <style:text-properties fo:background-color="#80FFFF"/>
    </style:style>
    <style:style style:name="T662" style:parent-style-name="Domyślnaczcionkaakapitu" style:family="text">
      <style:text-properties fo:background-color="#80FFFF"/>
    </style:style>
    <style:style style:name="T663" style:parent-style-name="Domyślnaczcionkaakapitu" style:family="text">
      <style:text-properties fo:background-color="#80FFFF"/>
    </style:style>
    <style:style style:name="T664" style:parent-style-name="Domyślnaczcionkaakapitu" style:family="text">
      <style:text-properties fo:background-color="#80FFFF"/>
    </style:style>
    <style:style style:name="P665" style:parent-style-name="Normalny" style:family="paragraph">
      <style:paragraph-properties fo:text-align="justify" fo:line-height="150%" fo:text-indent="0.2479in"/>
    </style:style>
    <style:style style:name="T666" style:parent-style-name="Domyślnaczcionkaakapitu" style:family="text">
      <style:text-properties fo:background-color="#80FFFF"/>
    </style:style>
    <style:style style:name="T667" style:parent-style-name="Domyślnaczcionkaakapitu" style:family="text">
      <style:text-properties fo:background-color="#80FFFF"/>
    </style:style>
    <style:style style:name="T668" style:parent-style-name="Domyślnaczcionkaakapitu" style:family="text">
      <style:text-properties fo:background-color="#80FFFF"/>
    </style:style>
    <style:style style:name="T669" style:parent-style-name="Domyślnaczcionkaakapitu" style:family="text">
      <style:text-properties fo:background-color="#80FFFF"/>
    </style:style>
    <style:style style:name="T670" style:parent-style-name="Domyślnaczcionkaakapitu" style:family="text">
      <style:text-properties fo:background-color="#80FFFF"/>
    </style:style>
    <style:style style:name="T671" style:parent-style-name="Domyślnaczcionkaakapitu" style:family="text">
      <style:text-properties fo:background-color="#80FFFF"/>
    </style:style>
    <style:style style:name="P672" style:parent-style-name="Normalny" style:family="paragraph">
      <style:paragraph-properties fo:text-align="justify" fo:line-height="150%" fo:text-indent="0.2479in"/>
    </style:style>
    <style:style style:name="T673" style:parent-style-name="Domyślnaczcionkaakapitu" style:family="text">
      <style:text-properties fo:background-color="#80FFFF"/>
    </style:style>
    <style:style style:name="T674" style:parent-style-name="Domyślnaczcionkaakapitu" style:family="text">
      <style:text-properties fo:background-color="#80FFFF"/>
    </style:style>
    <style:style style:name="P675" style:parent-style-name="Normalny" style:family="paragraph">
      <style:paragraph-properties fo:text-align="justify" fo:line-height="150%" fo:text-indent="0.2479in"/>
    </style:style>
    <style:style style:name="P676" style:parent-style-name="Normalny" style:family="paragraph">
      <style:paragraph-properties fo:text-align="justify" fo:line-height="150%" fo:text-indent="0.2479in"/>
    </style:style>
    <style:style style:name="T677" style:parent-style-name="Domyślnaczcionkaakapitu" style:family="text">
      <style:text-properties fo:background-color="#80FFFF"/>
    </style:style>
    <style:style style:name="T678" style:parent-style-name="Domyślnaczcionkaakapitu" style:family="text">
      <style:text-properties fo:background-color="#80FFFF"/>
    </style:style>
    <style:style style:name="T679" style:parent-style-name="Domyślnaczcionkaakapitu" style:family="text">
      <style:text-properties fo:background-color="#80FFFF"/>
    </style:style>
    <style:style style:name="P680" style:parent-style-name="Normalny" style:family="paragraph">
      <style:paragraph-properties fo:text-align="justify" fo:line-height="150%" fo:text-indent="0.2479in"/>
    </style:style>
    <style:style style:name="T681" style:parent-style-name="Domyślnaczcionkaakapitu" style:family="text">
      <style:text-properties fo:background-color="#80FFFF"/>
    </style:style>
    <style:style style:name="T682" style:parent-style-name="Domyślnaczcionkaakapitu" style:family="text">
      <style:text-properties fo:background-color="#80FFFF"/>
    </style:style>
    <style:style style:name="T683" style:parent-style-name="Domyślnaczcionkaakapitu" style:family="text">
      <style:text-properties fo:background-color="#80FFFF"/>
    </style:style>
    <style:style style:name="T684" style:parent-style-name="Domyślnaczcionkaakapitu" style:family="text">
      <style:text-properties fo:background-color="#80FFFF"/>
    </style:style>
    <style:style style:name="P685" style:parent-style-name="Normalny" style:family="paragraph">
      <style:paragraph-properties fo:text-align="justify" fo:line-height="150%" fo:text-indent="0.2479in"/>
    </style:style>
    <style:style style:name="T686" style:parent-style-name="Domyślnaczcionkaakapitu" style:family="text">
      <style:text-properties fo:background-color="#80FFFF"/>
    </style:style>
    <style:style style:name="T687" style:parent-style-name="Domyślnaczcionkaakapitu" style:family="text">
      <style:text-properties fo:background-color="#80FFFF"/>
    </style:style>
    <style:style style:name="P688" style:parent-style-name="Normalny" style:family="paragraph">
      <style:paragraph-properties fo:text-align="justify" fo:line-height="150%" fo:text-indent="0.2479in"/>
    </style:style>
    <style:style style:name="T689" style:parent-style-name="Domyślnaczcionkaakapitu" style:family="text">
      <style:text-properties fo:background-color="#80FFFF"/>
    </style:style>
    <style:style style:name="T690" style:parent-style-name="Domyślnaczcionkaakapitu" style:family="text">
      <style:text-properties fo:background-color="#80FFFF"/>
    </style:style>
    <style:style style:name="P691" style:parent-style-name="Normalny" style:family="paragraph">
      <style:paragraph-properties fo:text-align="justify" fo:line-height="150%" fo:text-indent="0.2479in"/>
    </style:style>
    <style:style style:name="T692" style:parent-style-name="Domyślnaczcionkaakapitu" style:family="text">
      <style:text-properties fo:background-color="#80FFFF"/>
    </style:style>
    <style:style style:name="T693" style:parent-style-name="Domyślnaczcionkaakapitu" style:family="text">
      <style:text-properties fo:background-color="#80FFFF"/>
    </style:style>
    <style:style style:name="P694" style:parent-style-name="Normalny" style:family="paragraph">
      <style:paragraph-properties fo:text-align="justify" fo:line-height="150%" fo:text-indent="0.2479in"/>
    </style:style>
    <style:style style:name="T695" style:parent-style-name="Domyślnaczcionkaakapitu" style:family="text">
      <style:text-properties fo:background-color="#80FFFF"/>
    </style:style>
    <style:style style:name="T696" style:parent-style-name="Domyślnaczcionkaakapitu" style:family="text">
      <style:text-properties fo:background-color="#80FFFF"/>
    </style:style>
    <style:style style:name="T697" style:parent-style-name="Domyślnaczcionkaakapitu" style:family="text">
      <style:text-properties fo:background-color="#80FFFF"/>
    </style:style>
    <style:style style:name="T698" style:parent-style-name="Domyślnaczcionkaakapitu" style:family="text">
      <style:text-properties fo:background-color="#80FFFF"/>
    </style:style>
    <style:style style:name="P699" style:parent-style-name="Normalny" style:family="paragraph">
      <style:paragraph-properties fo:text-align="justify" fo:line-height="150%" fo:text-indent="0.2479in"/>
    </style:style>
    <style:style style:name="T700" style:parent-style-name="Domyślnaczcionkaakapitu" style:family="text">
      <style:text-properties fo:background-color="#80FFFF"/>
    </style:style>
    <style:style style:name="T701" style:parent-style-name="Domyślnaczcionkaakapitu" style:family="text">
      <style:text-properties fo:background-color="#80FFFF"/>
    </style:style>
    <style:style style:name="T702" style:parent-style-name="Domyślnaczcionkaakapitu" style:family="text">
      <style:text-properties fo:background-color="#80FFFF"/>
    </style:style>
    <style:style style:name="T703" style:parent-style-name="Domyślnaczcionkaakapitu" style:family="text">
      <style:text-properties fo:background-color="#80FFFF"/>
    </style:style>
    <style:style style:name="P704" style:parent-style-name="Normalny" style:family="paragraph">
      <style:paragraph-properties fo:text-align="justify" fo:line-height="150%" fo:text-indent="0.2479in"/>
    </style:style>
    <style:style style:name="P705" style:parent-style-name="Normalny" style:family="paragraph">
      <style:paragraph-properties fo:text-align="justify" fo:line-height="150%" fo:text-indent="0.2479in"/>
    </style:style>
    <style:style style:name="T706" style:parent-style-name="Domyślnaczcionkaakapitu" style:family="text">
      <style:text-properties fo:background-color="#80FFFF"/>
    </style:style>
    <style:style style:name="P707" style:parent-style-name="Normalny" style:family="paragraph">
      <style:paragraph-properties fo:text-align="justify" fo:line-height="150%" fo:text-indent="0.2479in"/>
    </style:style>
    <style:style style:name="T708" style:parent-style-name="Domyślnaczcionkaakapitu" style:family="text">
      <style:text-properties fo:background-color="#80FFFF"/>
    </style:style>
    <style:style style:name="T709" style:parent-style-name="Domyślnaczcionkaakapitu" style:family="text">
      <style:text-properties fo:background-color="#80FFFF"/>
    </style:style>
    <style:style style:name="T710" style:parent-style-name="Domyślnaczcionkaakapitu" style:family="text">
      <style:text-properties fo:background-color="#80FFFF"/>
    </style:style>
    <style:style style:name="P711" style:parent-style-name="Normalny" style:family="paragraph">
      <style:paragraph-properties fo:text-align="justify" fo:line-height="150%" fo:text-indent="0.2479in"/>
    </style:style>
    <style:style style:name="T712" style:parent-style-name="Domyślnaczcionkaakapitu" style:family="text">
      <style:text-properties fo:background-color="#80FFFF"/>
    </style:style>
    <style:style style:name="P713" style:parent-style-name="Normalny" style:family="paragraph">
      <style:paragraph-properties fo:text-align="justify" fo:line-height="150%">
        <style:tab-stops>
          <style:tab-stop style:type="left" style:position="2.8416in"/>
        </style:tab-stops>
      </style:paragraph-properties>
    </style:style>
    <style:style style:name="T714" style:parent-style-name="Domyślnaczcionkaakapitu" style:family="text">
      <style:text-properties style:text-underline-type="single" style:text-underline-style="solid" style:text-underline-width="auto" style:text-underline-mode="continuous"/>
    </style:style>
    <style:style style:name="P715" style:parent-style-name="Normalny" style:family="paragraph">
      <style:paragraph-properties fo:text-align="justify" fo:line-height="150%" fo:text-indent="0.2479in">
        <style:tab-stops>
          <style:tab-stop style:type="left" style:position="2.8416in"/>
        </style:tab-stops>
      </style:paragraph-properties>
    </style:style>
    <style:style style:name="P716" style:parent-style-name="Normalny" style:family="paragraph">
      <style:paragraph-properties fo:text-align="justify" fo:line-height="150%" fo:text-indent="0.2479in">
        <style:tab-stops>
          <style:tab-stop style:type="left" style:position="2.8416in"/>
        </style:tab-stops>
      </style:paragraph-properties>
    </style:style>
    <style:style style:name="T717" style:parent-style-name="Domyślnaczcionkaakapitu" style:family="text">
      <style:text-properties fo:background-color="#80FFFF"/>
    </style:style>
    <style:style style:name="P718" style:parent-style-name="Normalny" style:family="paragraph">
      <style:paragraph-properties fo:text-align="justify" fo:line-height="150%"/>
    </style:style>
    <style:style style:name="T719" style:parent-style-name="Domyślnaczcionkaakapitu" style:family="text">
      <style:text-properties fo:background-color="#80FFFF" style:text-underline-type="single" style:text-underline-style="solid" style:text-underline-width="auto" style:text-underline-mode="continuous"/>
    </style:style>
    <style:style style:name="T720" style:parent-style-name="Domyślnaczcionkaakapitu" style:family="text">
      <style:text-properties style:text-underline-type="single" style:text-underline-style="solid" style:text-underline-width="auto" style:text-underline-mode="continuous"/>
    </style:style>
    <style:style style:name="P721" style:parent-style-name="Normalny" style:family="paragraph">
      <style:paragraph-properties fo:text-align="justify" fo:line-height="150%" fo:text-indent="0.2479in"/>
    </style:style>
    <style:style style:name="T722" style:parent-style-name="Domyślnaczcionkaakapitu" style:family="text">
      <style:text-properties fo:background-color="#80FFFF"/>
    </style:style>
    <style:style style:name="T723" style:parent-style-name="Domyślnaczcionkaakapitu" style:family="text">
      <style:text-properties fo:background-color="#80FFFF"/>
    </style:style>
    <style:style style:name="P724" style:parent-style-name="Normalny" style:family="paragraph">
      <style:paragraph-properties fo:text-align="justify" fo:line-height="150%" fo:text-indent="0.2479in"/>
    </style:style>
    <style:style style:name="T725" style:parent-style-name="Domyślnaczcionkaakapitu" style:family="text">
      <style:text-properties fo:background-color="#80FFFF"/>
    </style:style>
    <style:style style:name="T726" style:parent-style-name="Domyślnaczcionkaakapitu" style:family="text">
      <style:text-properties fo:background-color="#80FFFF"/>
    </style:style>
    <style:style style:name="T727" style:parent-style-name="Domyślnaczcionkaakapitu" style:family="text">
      <style:text-properties fo:background-color="#80FFFF"/>
    </style:style>
    <style:style style:name="T728" style:parent-style-name="Domyślnaczcionkaakapitu" style:family="text">
      <style:text-properties fo:background-color="#80FFFF"/>
    </style:style>
    <style:style style:name="T729" style:parent-style-name="Domyślnaczcionkaakapitu" style:family="text">
      <style:text-properties fo:background-color="#80FFFF"/>
    </style:style>
    <style:style style:name="T730" style:parent-style-name="Domyślnaczcionkaakapitu" style:family="text">
      <style:text-properties fo:background-color="#80FFFF"/>
    </style:style>
    <style:style style:name="P731" style:parent-style-name="Normalny" style:family="paragraph">
      <style:paragraph-properties fo:text-align="justify" fo:line-height="150%" fo:text-indent="0.2479in"/>
    </style:style>
    <style:style style:name="P732" style:parent-style-name="Normalny" style:family="paragraph">
      <style:paragraph-properties fo:text-align="justify" fo:line-height="150%">
        <style:tab-stops>
          <style:tab-stop style:type="left" style:position="2.6902in"/>
        </style:tab-stops>
      </style:paragraph-properties>
    </style:style>
    <style:style style:name="T733" style:parent-style-name="Domyślnaczcionkaakapitu" style:family="text">
      <style:text-properties style:text-underline-type="single" style:text-underline-style="solid" style:text-underline-width="auto" style:text-underline-mode="continuous"/>
    </style:style>
    <style:style style:name="T734" style:parent-style-name="Domyślnaczcionkaakapitu" style:family="text">
      <style:text-properties fo:background-color="#80FFFF" style:text-underline-type="single" style:text-underline-style="solid" style:text-underline-width="auto" style:text-underline-mode="continuous"/>
    </style:style>
    <style:style style:name="T735" style:parent-style-name="Domyślnaczcionkaakapitu" style:family="text">
      <style:text-properties fo:background-color="#80FFFF"/>
    </style:style>
    <style:style style:name="P736" style:parent-style-name="Normalny" style:family="paragraph">
      <style:paragraph-properties fo:text-align="justify" fo:line-height="150%" fo:text-indent="0.2479in">
        <style:tab-stops>
          <style:tab-stop style:type="left" style:position="2.6902in"/>
        </style:tab-stops>
      </style:paragraph-properties>
    </style:style>
    <style:style style:name="P737" style:parent-style-name="Normalny" style:family="paragraph">
      <style:paragraph-properties fo:text-align="justify" fo:line-height="150%" fo:text-indent="0.2479in">
        <style:tab-stops>
          <style:tab-stop style:type="left" style:position="2.6902in"/>
        </style:tab-stops>
      </style:paragraph-properties>
    </style:style>
    <style:style style:name="P738" style:parent-style-name="Normalny" style:family="paragraph">
      <style:paragraph-properties fo:text-align="justify" fo:line-height="150%"/>
    </style:style>
    <style:style style:name="T739" style:parent-style-name="Domyślnaczcionkaakapitu" style:family="text">
      <style:text-properties style:text-underline-type="single" style:text-underline-style="solid" style:text-underline-width="auto" style:text-underline-mode="continuous"/>
    </style:style>
    <style:style style:name="P740" style:parent-style-name="Normalny" style:family="paragraph">
      <style:paragraph-properties fo:text-align="justify" fo:line-height="150%" fo:text-indent="0.2479in"/>
    </style:style>
    <style:style style:name="P741" style:parent-style-name="Normalny" style:family="paragraph">
      <style:paragraph-properties fo:text-align="justify" fo:line-height="150%" fo:text-indent="0.2479in"/>
    </style:style>
    <style:style style:name="T742" style:parent-style-name="Domyślnaczcionkaakapitu" style:family="text">
      <style:text-properties fo:background-color="#80FFFF"/>
    </style:style>
    <style:style style:name="T743" style:parent-style-name="Domyślnaczcionkaakapitu" style:family="text">
      <style:text-properties fo:background-color="#80FFFF"/>
    </style:style>
    <style:style style:name="T744" style:parent-style-name="Domyślnaczcionkaakapitu" style:family="text">
      <style:text-properties fo:background-color="#80FFFF"/>
    </style:style>
    <style:style style:name="T745" style:parent-style-name="Domyślnaczcionkaakapitu" style:family="text">
      <style:text-properties fo:background-color="#80FFFF"/>
    </style:style>
    <style:style style:name="T746" style:parent-style-name="Domyślnaczcionkaakapitu" style:family="text">
      <style:text-properties fo:background-color="#80FFFF"/>
    </style:style>
    <style:style style:name="T747" style:parent-style-name="Domyślnaczcionkaakapitu" style:family="text">
      <style:text-properties fo:background-color="#80FFFF"/>
    </style:style>
    <style:style style:name="P748" style:parent-style-name="Normalny" style:family="paragraph">
      <style:paragraph-properties fo:text-align="justify" fo:line-height="150%" fo:text-indent="0.2479in"/>
    </style:style>
    <style:style style:name="P749" style:parent-style-name="Normalny" style:family="paragraph">
      <style:paragraph-properties fo:text-align="justify" fo:line-height="150%" fo:text-indent="0.2479in"/>
    </style:style>
    <style:style style:name="T750" style:parent-style-name="Domyślnaczcionkaakapitu" style:family="text">
      <style:text-properties fo:background-color="#80FFFF"/>
    </style:style>
    <style:style style:name="T751" style:parent-style-name="Domyślnaczcionkaakapitu" style:family="text">
      <style:text-properties fo:background-color="#80FFFF"/>
    </style:style>
    <style:style style:name="P752" style:parent-style-name="Normalny" style:family="paragraph">
      <style:paragraph-properties fo:text-align="justify" fo:line-height="150%" fo:text-indent="0.2479in"/>
    </style:style>
    <style:style style:name="P753" style:parent-style-name="Normalny" style:family="paragraph">
      <style:paragraph-properties fo:text-align="justify" fo:line-height="150%" fo:text-indent="0.2479in"/>
    </style:style>
    <style:style style:name="T754" style:parent-style-name="Domyślnaczcionkaakapitu" style:family="text">
      <style:text-properties fo:background-color="#80FFFF"/>
    </style:style>
    <style:style style:name="T755" style:parent-style-name="Domyślnaczcionkaakapitu" style:family="text">
      <style:text-properties fo:background-color="#80FFFF"/>
    </style:style>
    <style:style style:name="P756" style:parent-style-name="Normalny" style:family="paragraph">
      <style:paragraph-properties fo:text-align="justify" fo:line-height="150%" fo:text-indent="0.2479in"/>
    </style:style>
    <style:style style:name="T757" style:parent-style-name="Domyślnaczcionkaakapitu" style:family="text">
      <style:text-properties fo:background-color="#80FFFF"/>
    </style:style>
    <style:style style:name="T758" style:parent-style-name="Domyślnaczcionkaakapitu" style:family="text">
      <style:text-properties fo:background-color="#80FFFF"/>
    </style:style>
    <style:style style:name="T759" style:parent-style-name="Domyślnaczcionkaakapitu" style:family="text">
      <style:text-properties fo:background-color="#80FFFF"/>
    </style:style>
    <style:style style:name="P760" style:parent-style-name="Normalny" style:family="paragraph">
      <style:paragraph-properties fo:text-align="justify" fo:line-height="150%" fo:text-indent="0.2479in"/>
    </style:style>
    <style:style style:name="T761" style:parent-style-name="Domyślnaczcionkaakapitu" style:family="text">
      <style:text-properties fo:background-color="#80FFFF"/>
    </style:style>
    <style:style style:name="T762" style:parent-style-name="Domyślnaczcionkaakapitu" style:family="text">
      <style:text-properties fo:background-color="#80FFFF"/>
    </style:style>
    <style:style style:name="P763" style:parent-style-name="Normalny" style:family="paragraph">
      <style:paragraph-properties fo:text-align="justify" fo:line-height="150%" fo:text-indent="0.2479in"/>
    </style:style>
    <style:style style:name="P764" style:parent-style-name="Normalny" style:family="paragraph">
      <style:paragraph-properties fo:text-align="justify" fo:line-height="150%"/>
    </style:style>
    <style:style style:name="T765" style:parent-style-name="Domyślnaczcionkaakapitu" style:family="text">
      <style:text-properties style:text-underline-type="single" style:text-underline-style="solid" style:text-underline-width="auto" style:text-underline-mode="continuous"/>
    </style:style>
    <style:style style:name="T766" style:parent-style-name="Domyślnaczcionkaakapitu" style:family="text">
      <style:text-properties fo:background-color="#80FFFF" style:text-underline-type="single" style:text-underline-style="solid" style:text-underline-width="auto" style:text-underline-mode="continuous"/>
    </style:style>
    <style:style style:name="T767" style:parent-style-name="Domyślnaczcionkaakapitu" style:family="text">
      <style:text-properties style:text-underline-type="single" style:text-underline-style="solid" style:text-underline-width="auto" style:text-underline-mode="continuous"/>
    </style:style>
    <style:style style:name="T768" style:parent-style-name="Domyślnaczcionkaakapitu" style:family="text">
      <style:text-properties fo:background-color="#80FFFF" style:text-underline-type="single" style:text-underline-style="solid" style:text-underline-width="auto" style:text-underline-mode="continuous"/>
    </style:style>
    <style:style style:name="T769" style:parent-style-name="Domyślnaczcionkaakapitu" style:family="text">
      <style:text-properties style:text-underline-type="single" style:text-underline-style="solid" style:text-underline-width="auto" style:text-underline-mode="continuous"/>
    </style:style>
    <style:style style:name="T770" style:parent-style-name="Domyślnaczcionkaakapitu" style:family="text">
      <style:text-properties fo:background-color="#80FFFF" style:text-underline-type="single" style:text-underline-style="solid" style:text-underline-width="auto" style:text-underline-mode="continuous"/>
    </style:style>
    <style:style style:name="T771" style:parent-style-name="Domyślnaczcionkaakapitu" style:family="text">
      <style:text-properties fo:background-color="#80FFFF"/>
    </style:style>
    <style:style style:name="P772" style:parent-style-name="Normalny" style:family="paragraph">
      <style:paragraph-properties fo:text-align="justify" fo:line-height="150%" fo:text-indent="0.2479in"/>
    </style:style>
    <style:style style:name="P773" style:parent-style-name="Normalny" style:family="paragraph">
      <style:paragraph-properties fo:text-align="justify" fo:line-height="150%" fo:text-indent="0.2479in"/>
    </style:style>
    <style:style style:name="P774" style:parent-style-name="Normalny" style:family="paragraph">
      <style:paragraph-properties fo:text-align="justify" fo:line-height="150%"/>
    </style:style>
    <style:style style:name="T775" style:parent-style-name="Domyślnaczcionkaakapitu" style:family="text">
      <style:text-properties style:text-underline-type="single" style:text-underline-style="solid" style:text-underline-width="auto" style:text-underline-mode="continuous"/>
    </style:style>
    <style:style style:name="P776" style:parent-style-name="Normalny" style:family="paragraph">
      <style:paragraph-properties fo:text-align="justify" fo:line-height="150%" fo:text-indent="0.2479in"/>
    </style:style>
    <style:style style:name="T777" style:parent-style-name="Domyślnaczcionkaakapitu" style:family="text">
      <style:text-properties fo:background-color="#80FFFF"/>
    </style:style>
    <style:style style:name="P778" style:parent-style-name="Normalny" style:family="paragraph">
      <style:paragraph-properties fo:text-align="justify" fo:line-height="150%" fo:text-indent="0.2479in"/>
    </style:style>
    <style:style style:name="T779" style:parent-style-name="Domyślnaczcionkaakapitu" style:family="text">
      <style:text-properties fo:background-color="#80FFFF"/>
    </style:style>
    <style:style style:name="T780" style:parent-style-name="Domyślnaczcionkaakapitu" style:family="text">
      <style:text-properties fo:background-color="#80FFFF"/>
    </style:style>
    <style:style style:name="P781" style:parent-style-name="Normalny" style:family="paragraph">
      <style:paragraph-properties fo:text-align="justify" fo:line-height="150%" fo:text-indent="0.2479in"/>
    </style:style>
    <style:style style:name="P782" style:parent-style-name="Normalny" style:family="paragraph">
      <style:paragraph-properties fo:text-align="justify" fo:line-height="150%" fo:text-indent="0.2479in"/>
    </style:style>
    <style:style style:name="P783" style:parent-style-name="Normalny" style:family="paragraph">
      <style:paragraph-properties fo:text-align="justify" fo:line-height="150%" fo:text-indent="0.2479in"/>
    </style:style>
    <style:style style:name="T784" style:parent-style-name="Domyślnaczcionkaakapitu" style:family="text">
      <style:text-properties fo:background-color="#80FFFF"/>
    </style:style>
    <style:style style:name="T785" style:parent-style-name="Domyślnaczcionkaakapitu" style:family="text">
      <style:text-properties fo:background-color="#80FFFF"/>
    </style:style>
    <style:style style:name="T786" style:parent-style-name="Domyślnaczcionkaakapitu" style:family="text">
      <style:text-properties fo:background-color="#80FFFF"/>
    </style:style>
    <style:style style:name="P787" style:parent-style-name="Normalny" style:family="paragraph">
      <style:paragraph-properties fo:text-align="justify" fo:line-height="150%" fo:text-indent="0.2479in"/>
    </style:style>
    <style:style style:name="T788" style:parent-style-name="Domyślnaczcionkaakapitu" style:family="text">
      <style:text-properties fo:background-color="#80FFFF"/>
    </style:style>
    <style:style style:name="P789" style:parent-style-name="Normalny" style:family="paragraph">
      <style:paragraph-properties fo:text-align="justify" fo:line-height="150%" fo:text-indent="0.2479in"/>
    </style:style>
    <style:style style:name="T790" style:parent-style-name="Domyślnaczcionkaakapitu" style:family="text">
      <style:text-properties fo:background-color="#80FFFF"/>
    </style:style>
    <style:style style:name="T791" style:parent-style-name="Domyślnaczcionkaakapitu" style:family="text">
      <style:text-properties fo:background-color="#80FFFF"/>
    </style:style>
    <style:style style:name="P792" style:parent-style-name="Normalny" style:family="paragraph">
      <style:paragraph-properties fo:text-align="justify" fo:line-height="150%" fo:text-indent="0.2479in"/>
    </style:style>
    <style:style style:name="T793" style:parent-style-name="Domyślnaczcionkaakapitu" style:family="text">
      <style:text-properties fo:background-color="#80FFFF"/>
    </style:style>
    <style:style style:name="T794" style:parent-style-name="Domyślnaczcionkaakapitu" style:family="text">
      <style:text-properties fo:background-color="#80FFFF"/>
    </style:style>
    <style:style style:name="T795" style:parent-style-name="Domyślnaczcionkaakapitu" style:family="text">
      <style:text-properties fo:background-color="#80FFFF"/>
    </style:style>
    <style:style style:name="P796" style:parent-style-name="Normalny" style:family="paragraph">
      <style:paragraph-properties fo:text-align="justify" fo:line-height="150%" fo:text-indent="0.2479in"/>
    </style:style>
    <style:style style:name="T797" style:parent-style-name="Domyślnaczcionkaakapitu" style:family="text">
      <style:text-properties fo:background-color="#80FFFF"/>
    </style:style>
    <style:style style:name="T798" style:parent-style-name="Domyślnaczcionkaakapitu" style:family="text">
      <style:text-properties fo:background-color="#80FFFF"/>
    </style:style>
    <style:style style:name="P799" style:parent-style-name="Normalny" style:family="paragraph">
      <style:paragraph-properties fo:text-align="justify" fo:line-height="150%" fo:text-indent="0.2479in"/>
    </style:style>
    <style:style style:name="P800" style:parent-style-name="Normalny" style:family="paragraph">
      <style:paragraph-properties fo:text-align="justify" fo:line-height="150%" fo:text-indent="0.2479in"/>
    </style:style>
    <style:style style:name="T801" style:parent-style-name="Domyślnaczcionkaakapitu" style:family="text">
      <style:text-properties fo:background-color="#80FFFF"/>
    </style:style>
    <style:style style:name="P802" style:parent-style-name="Normalny" style:family="paragraph">
      <style:paragraph-properties fo:text-align="justify" fo:line-height="150%" fo:text-indent="0.2479in"/>
    </style:style>
    <style:style style:name="T803" style:parent-style-name="Domyślnaczcionkaakapitu" style:family="text">
      <style:text-properties fo:background-color="#80FFFF"/>
    </style:style>
    <style:style style:name="T804" style:parent-style-name="Domyślnaczcionkaakapitu" style:family="text">
      <style:text-properties fo:background-color="#80FFFF"/>
    </style:style>
    <style:style style:name="T805" style:parent-style-name="Domyślnaczcionkaakapitu" style:family="text">
      <style:text-properties fo:background-color="#80FFFF"/>
    </style:style>
    <style:style style:name="P806" style:parent-style-name="Normalny" style:family="paragraph">
      <style:paragraph-properties fo:text-align="justify" fo:line-height="150%" fo:text-indent="0.2479in"/>
    </style:style>
    <style:style style:name="T807" style:parent-style-name="Domyślnaczcionkaakapitu" style:family="text">
      <style:text-properties fo:background-color="#80FFFF"/>
    </style:style>
    <style:style style:name="T808" style:parent-style-name="Domyślnaczcionkaakapitu" style:family="text">
      <style:text-properties fo:background-color="#80FFFF"/>
    </style:style>
    <style:style style:name="P809" style:parent-style-name="Normalny" style:family="paragraph">
      <style:paragraph-properties fo:text-align="justify" fo:line-height="150%" fo:text-indent="0.2479in"/>
    </style:style>
    <style:style style:name="T810" style:parent-style-name="Domyślnaczcionkaakapitu" style:family="text">
      <style:text-properties fo:background-color="#80FFFF"/>
    </style:style>
    <style:style style:name="P811" style:parent-style-name="Normalny" style:family="paragraph">
      <style:paragraph-properties fo:text-align="justify" fo:line-height="150%" fo:text-indent="0.2479in"/>
    </style:style>
    <style:style style:name="T812" style:parent-style-name="Domyślnaczcionkaakapitu" style:family="text">
      <style:text-properties fo:background-color="#80FFFF"/>
    </style:style>
    <style:style style:name="T813" style:parent-style-name="Domyślnaczcionkaakapitu" style:family="text">
      <style:text-properties fo:background-color="#80FFFF"/>
    </style:style>
    <style:style style:name="T814" style:parent-style-name="Domyślnaczcionkaakapitu" style:family="text">
      <style:text-properties fo:background-color="#80FFFF"/>
    </style:style>
    <style:style style:name="P815" style:parent-style-name="Normalny" style:family="paragraph">
      <style:paragraph-properties fo:text-align="justify" fo:line-height="150%" fo:text-indent="0.2479in"/>
    </style:style>
    <style:style style:name="T816" style:parent-style-name="Domyślnaczcionkaakapitu" style:family="text">
      <style:text-properties fo:background-color="#80FFFF"/>
    </style:style>
    <style:style style:name="T817" style:parent-style-name="Domyślnaczcionkaakapitu" style:family="text">
      <style:text-properties fo:background-color="#80FFFF"/>
    </style:style>
    <style:style style:name="T818" style:parent-style-name="Domyślnaczcionkaakapitu" style:family="text">
      <style:text-properties fo:background-color="#80FFFF"/>
    </style:style>
    <style:style style:name="T819" style:parent-style-name="Domyślnaczcionkaakapitu" style:family="text">
      <style:text-properties fo:background-color="#80FFFF"/>
    </style:style>
    <style:style style:name="P820" style:parent-style-name="Normalny" style:family="paragraph">
      <style:paragraph-properties fo:text-align="justify" fo:line-height="150%" fo:text-indent="0.2479in"/>
    </style:style>
    <style:style style:name="T821" style:parent-style-name="Domyślnaczcionkaakapitu" style:family="text">
      <style:text-properties fo:background-color="#80FFFF"/>
    </style:style>
    <style:style style:name="P822" style:parent-style-name="Normalny" style:family="paragraph">
      <style:paragraph-properties fo:text-align="justify" fo:line-height="150%" fo:text-indent="0.2479in"/>
    </style:style>
    <style:style style:name="P823" style:parent-style-name="Normalny" style:family="paragraph">
      <style:paragraph-properties fo:text-align="justify" fo:line-height="150%" fo:text-indent="0.2479in"/>
    </style:style>
    <style:style style:name="T824" style:parent-style-name="Domyślnaczcionkaakapitu" style:family="text">
      <style:text-properties fo:background-color="#80FFFF"/>
    </style:style>
    <style:style style:name="T825" style:parent-style-name="Domyślnaczcionkaakapitu" style:family="text">
      <style:text-properties fo:background-color="#80FFFF"/>
    </style:style>
    <style:style style:name="T826" style:parent-style-name="Domyślnaczcionkaakapitu" style:family="text">
      <style:text-properties fo:background-color="#80FFFF"/>
    </style:style>
    <style:style style:name="P827" style:parent-style-name="Normalny" style:family="paragraph">
      <style:paragraph-properties fo:text-align="justify" fo:line-height="150%" fo:text-indent="0.2479in"/>
    </style:style>
    <style:style style:name="P828" style:parent-style-name="Normalny" style:family="paragraph">
      <style:paragraph-properties fo:text-align="justify" fo:line-height="150%" fo:text-indent="0.2479in"/>
    </style:style>
    <style:style style:name="P829" style:parent-style-name="Normalny" style:family="paragraph">
      <style:paragraph-properties fo:text-align="justify" fo:line-height="150%"/>
    </style:style>
    <style:style style:name="T830" style:parent-style-name="Domyślnaczcionkaakapitu" style:family="text">
      <style:text-properties style:text-underline-type="single" style:text-underline-style="solid" style:text-underline-width="auto" style:text-underline-mode="continuous"/>
    </style:style>
    <style:style style:name="P831" style:parent-style-name="Normalny" style:family="paragraph">
      <style:paragraph-properties fo:text-align="justify" fo:line-height="150%" fo:text-indent="0.2479in"/>
    </style:style>
    <style:style style:name="P832" style:parent-style-name="Normalny" style:family="paragraph">
      <style:paragraph-properties fo:text-align="justify" fo:line-height="150%" fo:text-indent="0.2479in"/>
    </style:style>
    <style:style style:name="T833" style:parent-style-name="Domyślnaczcionkaakapitu" style:family="text">
      <style:text-properties fo:background-color="#80FFFF"/>
    </style:style>
    <style:style style:name="T834" style:parent-style-name="Domyślnaczcionkaakapitu" style:family="text">
      <style:text-properties fo:background-color="#80FFFF"/>
    </style:style>
    <style:style style:name="P835" style:parent-style-name="Normalny" style:family="paragraph">
      <style:paragraph-properties fo:text-align="justify" fo:line-height="150%" fo:text-indent="0.2479in"/>
    </style:style>
    <style:style style:name="T836" style:parent-style-name="Domyślnaczcionkaakapitu" style:family="text">
      <style:text-properties fo:background-color="#80FFFF"/>
    </style:style>
    <style:style style:name="P837" style:parent-style-name="Normalny" style:family="paragraph">
      <style:paragraph-properties fo:text-align="justify" fo:line-height="150%" fo:text-indent="0.2479in"/>
    </style:style>
    <style:style style:name="P838" style:parent-style-name="Normalny" style:family="paragraph">
      <style:paragraph-properties fo:text-align="justify" fo:line-height="150%"/>
    </style:style>
    <style:style style:name="T839" style:parent-style-name="Domyślnaczcionkaakapitu" style:family="text">
      <style:text-properties style:text-underline-type="single" style:text-underline-style="solid" style:text-underline-width="auto" style:text-underline-mode="continuous"/>
    </style:style>
    <style:style style:name="T840" style:parent-style-name="Domyślnaczcionkaakapitu" style:family="text">
      <style:text-properties fo:background-color="#80FFFF" style:text-underline-type="single" style:text-underline-style="solid" style:text-underline-width="auto" style:text-underline-mode="continuous"/>
    </style:style>
    <style:style style:name="T841" style:parent-style-name="Domyślnaczcionkaakapitu" style:family="text">
      <style:text-properties style:text-underline-type="single" style:text-underline-style="solid" style:text-underline-width="auto" style:text-underline-mode="continuous"/>
    </style:style>
    <style:style style:name="T842" style:parent-style-name="Domyślnaczcionkaakapitu" style:family="text">
      <style:text-properties fo:background-color="#80FFFF" style:text-underline-type="single" style:text-underline-style="solid" style:text-underline-width="auto" style:text-underline-mode="continuous"/>
    </style:style>
    <style:style style:name="T843" style:parent-style-name="Domyślnaczcionkaakapitu" style:family="text">
      <style:text-properties style:text-underline-type="single" style:text-underline-style="solid" style:text-underline-width="auto" style:text-underline-mode="continuous"/>
    </style:style>
    <style:style style:name="T844" style:parent-style-name="Domyślnaczcionkaakapitu" style:family="text">
      <style:text-properties fo:background-color="#80FFFF" style:text-underline-type="single" style:text-underline-style="solid" style:text-underline-width="auto" style:text-underline-mode="continuous"/>
    </style:style>
    <style:style style:name="T845" style:parent-style-name="Domyślnaczcionkaakapitu" style:family="text">
      <style:text-properties fo:background-color="#80FFFF"/>
    </style:style>
    <style:style style:name="P846" style:parent-style-name="Normalny" style:family="paragraph">
      <style:paragraph-properties fo:text-align="justify" fo:line-height="150%" fo:text-indent="0.2479in"/>
    </style:style>
    <style:style style:name="P847" style:parent-style-name="Normalny" style:family="paragraph">
      <style:paragraph-properties fo:text-align="justify" fo:line-height="150%" fo:text-indent="0.2479in"/>
    </style:style>
    <style:style style:name="P848" style:parent-style-name="Normalny" style:family="paragraph">
      <style:paragraph-properties fo:text-align="justify" fo:line-height="150%" fo:text-indent="0.2479in"/>
    </style:style>
    <style:style style:name="P849" style:parent-style-name="Normalny" style:family="paragraph">
      <style:paragraph-properties fo:text-align="justify" fo:line-height="150%" fo:text-indent="0.2479in"/>
    </style:style>
    <style:style style:name="T850" style:parent-style-name="Domyślnaczcionkaakapitu" style:family="text">
      <style:text-properties fo:background-color="#80FFFF"/>
    </style:style>
    <style:style style:name="T851" style:parent-style-name="Domyślnaczcionkaakapitu" style:family="text">
      <style:text-properties fo:background-color="#80FFFF"/>
    </style:style>
    <style:style style:name="T852" style:parent-style-name="Domyślnaczcionkaakapitu" style:family="text">
      <style:text-properties fo:background-color="#80FFFF"/>
    </style:style>
    <style:style style:name="P853" style:parent-style-name="Normalny" style:family="paragraph">
      <style:paragraph-properties fo:text-align="justify" fo:line-height="150%" fo:text-indent="0.2479in"/>
    </style:style>
    <style:style style:name="T854" style:parent-style-name="Domyślnaczcionkaakapitu" style:family="text">
      <style:text-properties fo:background-color="#80FFFF"/>
    </style:style>
    <style:style style:name="T855" style:parent-style-name="Domyślnaczcionkaakapitu" style:family="text">
      <style:text-properties fo:background-color="#80FFFF"/>
    </style:style>
    <style:style style:name="P856" style:parent-style-name="Normalny" style:family="paragraph">
      <style:paragraph-properties fo:text-align="justify" fo:line-height="150%" fo:text-indent="0.2479in">
        <style:tab-stops>
          <style:tab-stop style:type="left" style:position="3.743in"/>
        </style:tab-stops>
      </style:paragraph-properties>
    </style:style>
    <style:style style:name="T857" style:parent-style-name="Domyślnaczcionkaakapitu" style:family="text">
      <style:text-properties fo:background-color="#80FFFF"/>
    </style:style>
    <style:style style:name="P858" style:parent-style-name="Normalny" style:family="paragraph">
      <style:paragraph-properties fo:text-align="justify" fo:line-height="150%" fo:text-indent="0.2479in"/>
    </style:style>
    <style:style style:name="P859" style:parent-style-name="Normalny" style:family="paragraph">
      <style:paragraph-properties fo:text-align="justify" fo:line-height="150%" fo:text-indent="0.2479in"/>
    </style:style>
    <style:style style:name="T860" style:parent-style-name="Domyślnaczcionkaakapitu" style:family="text">
      <style:text-properties fo:background-color="#80FFFF"/>
    </style:style>
    <style:style style:name="T861" style:parent-style-name="Domyślnaczcionkaakapitu" style:family="text">
      <style:text-properties fo:background-color="#80FFFF"/>
    </style:style>
    <style:style style:name="T862" style:parent-style-name="Domyślnaczcionkaakapitu" style:family="text">
      <style:text-properties fo:background-color="#80FFFF"/>
    </style:style>
    <style:style style:name="P863" style:parent-style-name="Normalny" style:family="paragraph">
      <style:paragraph-properties fo:text-align="justify" fo:line-height="150%" fo:text-indent="0.2479in"/>
    </style:style>
    <style:style style:name="T864" style:parent-style-name="Domyślnaczcionkaakapitu" style:family="text">
      <style:text-properties fo:background-color="#80FFFF"/>
    </style:style>
    <style:style style:name="T865" style:parent-style-name="Domyślnaczcionkaakapitu" style:family="text">
      <style:text-properties fo:background-color="#80FFFF"/>
    </style:style>
    <style:style style:name="P866" style:parent-style-name="Normalny" style:family="paragraph">
      <style:paragraph-properties fo:text-align="justify" fo:line-height="150%" fo:text-indent="0.2479in"/>
    </style:style>
    <style:style style:name="T867" style:parent-style-name="Domyślnaczcionkaakapitu" style:family="text">
      <style:text-properties fo:background-color="#80FFFF"/>
    </style:style>
    <style:style style:name="T868" style:parent-style-name="Domyślnaczcionkaakapitu" style:family="text">
      <style:text-properties fo:background-color="#80FFFF"/>
    </style:style>
    <style:style style:name="P869" style:parent-style-name="Normalny" style:family="paragraph">
      <style:paragraph-properties fo:text-align="justify" fo:line-height="150%" fo:text-indent="0.2479in"/>
    </style:style>
    <style:style style:name="P870" style:parent-style-name="Normalny" style:family="paragraph">
      <style:paragraph-properties fo:text-align="justify" fo:line-height="150%" fo:text-indent="0.2479in"/>
    </style:style>
    <style:style style:name="T871" style:parent-style-name="Domyślnaczcionkaakapitu" style:family="text">
      <style:text-properties fo:background-color="#80FFFF"/>
    </style:style>
    <style:style style:name="T872" style:parent-style-name="Domyślnaczcionkaakapitu" style:family="text">
      <style:text-properties fo:background-color="#80FFFF"/>
    </style:style>
    <style:style style:name="T873" style:parent-style-name="Domyślnaczcionkaakapitu" style:family="text">
      <style:text-properties fo:background-color="#80FFFF"/>
    </style:style>
    <style:style style:name="T874" style:parent-style-name="Domyślnaczcionkaakapitu" style:family="text">
      <style:text-properties fo:background-color="#80FFFF"/>
    </style:style>
    <style:style style:name="T875" style:parent-style-name="Domyślnaczcionkaakapitu" style:family="text">
      <style:text-properties fo:background-color="#80FFFF"/>
    </style:style>
    <style:style style:name="P876" style:parent-style-name="Normalny" style:family="paragraph">
      <style:paragraph-properties fo:text-align="justify" fo:line-height="150%" fo:text-indent="0.2479in"/>
    </style:style>
    <style:style style:name="T877" style:parent-style-name="Domyślnaczcionkaakapitu" style:family="text">
      <style:text-properties fo:background-color="#80FFFF"/>
    </style:style>
    <style:style style:name="T878" style:parent-style-name="Domyślnaczcionkaakapitu" style:family="text">
      <style:text-properties fo:background-color="#80FFFF"/>
    </style:style>
    <style:style style:name="T879" style:parent-style-name="Domyślnaczcionkaakapitu" style:family="text">
      <style:text-properties fo:background-color="#80FFFF"/>
    </style:style>
    <style:style style:name="T880" style:parent-style-name="Domyślnaczcionkaakapitu" style:family="text">
      <style:text-properties fo:background-color="#80FFFF"/>
    </style:style>
    <style:style style:name="T881" style:parent-style-name="Domyślnaczcionkaakapitu" style:family="text">
      <style:text-properties fo:background-color="#80FFFF"/>
    </style:style>
    <style:style style:name="P882" style:parent-style-name="Normalny" style:family="paragraph">
      <style:paragraph-properties fo:text-align="justify" fo:line-height="150%" fo:text-indent="0.2479in"/>
    </style:style>
    <style:style style:name="T883" style:parent-style-name="Domyślnaczcionkaakapitu" style:family="text">
      <style:text-properties fo:background-color="#80FFFF"/>
    </style:style>
    <style:style style:name="P884" style:parent-style-name="Normalny" style:family="paragraph">
      <style:paragraph-properties fo:text-align="justify" fo:line-height="150%" fo:text-indent="0.2479in"/>
    </style:style>
    <style:style style:name="T885" style:parent-style-name="Domyślnaczcionkaakapitu" style:family="text">
      <style:text-properties fo:background-color="#80FFFF"/>
    </style:style>
    <style:style style:name="T886" style:parent-style-name="Domyślnaczcionkaakapitu" style:family="text">
      <style:text-properties fo:background-color="#80FFFF"/>
    </style:style>
    <style:style style:name="P887" style:parent-style-name="Normalny" style:family="paragraph">
      <style:paragraph-properties fo:text-align="justify" fo:line-height="150%" fo:text-indent="0.2479in"/>
    </style:style>
    <style:style style:name="T888" style:parent-style-name="Domyślnaczcionkaakapitu" style:family="text">
      <style:text-properties fo:background-color="#80FFFF"/>
    </style:style>
    <style:style style:name="T889" style:parent-style-name="Domyślnaczcionkaakapitu" style:family="text">
      <style:text-properties fo:background-color="#80FFFF"/>
    </style:style>
    <style:style style:name="T890" style:parent-style-name="Domyślnaczcionkaakapitu" style:family="text">
      <style:text-properties fo:background-color="#80FFFF"/>
    </style:style>
    <style:style style:name="T891" style:parent-style-name="Domyślnaczcionkaakapitu" style:family="text">
      <style:text-properties fo:background-color="#80FFFF"/>
    </style:style>
    <style:style style:name="T892" style:parent-style-name="Domyślnaczcionkaakapitu" style:family="text">
      <style:text-properties fo:background-color="#80FFFF"/>
    </style:style>
    <style:style style:name="T893" style:parent-style-name="Domyślnaczcionkaakapitu" style:family="text">
      <style:text-properties fo:background-color="#80FFFF"/>
    </style:style>
    <style:style style:name="P894" style:parent-style-name="Normalny" style:family="paragraph">
      <style:paragraph-properties fo:text-align="justify" fo:line-height="150%" fo:text-indent="0.2479in"/>
    </style:style>
    <style:style style:name="T895" style:parent-style-name="Domyślnaczcionkaakapitu" style:family="text">
      <style:text-properties fo:background-color="#80FFFF"/>
    </style:style>
    <style:style style:name="T896" style:parent-style-name="Domyślnaczcionkaakapitu" style:family="text">
      <style:text-properties fo:background-color="#80FFFF"/>
    </style:style>
    <style:style style:name="P897" style:parent-style-name="Normalny" style:family="paragraph">
      <style:paragraph-properties fo:text-align="justify" fo:line-height="150%" fo:text-indent="0.2479in"/>
    </style:style>
    <style:style style:name="T898" style:parent-style-name="Domyślnaczcionkaakapitu" style:family="text">
      <style:text-properties fo:background-color="#80FFFF"/>
    </style:style>
    <style:style style:name="P899" style:parent-style-name="Normalny" style:family="paragraph">
      <style:paragraph-properties fo:text-align="justify" fo:line-height="150%" fo:text-indent="0.2479in"/>
    </style:style>
    <style:style style:name="T900" style:parent-style-name="Domyślnaczcionkaakapitu" style:family="text">
      <style:text-properties fo:background-color="#80FFFF"/>
    </style:style>
    <style:style style:name="P901" style:parent-style-name="Normalny" style:family="paragraph">
      <style:paragraph-properties fo:text-align="justify" fo:line-height="150%" fo:text-indent="0.2479in"/>
    </style:style>
    <style:style style:name="P902" style:parent-style-name="Normalny" style:family="paragraph">
      <style:paragraph-properties fo:text-align="justify" fo:line-height="150%" fo:text-indent="0.2479in"/>
    </style:style>
    <style:style style:name="P903" style:parent-style-name="Normalny" style:family="paragraph">
      <style:paragraph-properties fo:text-align="justify" fo:line-height="150%" fo:text-indent="0.2479in"/>
    </style:style>
    <style:style style:name="T904" style:parent-style-name="Domyślnaczcionkaakapitu" style:family="text">
      <style:text-properties fo:background-color="#80FFFF"/>
    </style:style>
    <style:style style:name="T905" style:parent-style-name="Domyślnaczcionkaakapitu" style:family="text">
      <style:text-properties fo:background-color="#80FFFF"/>
    </style:style>
    <style:style style:name="T906" style:parent-style-name="Domyślnaczcionkaakapitu" style:family="text">
      <style:text-properties fo:background-color="#80FFFF"/>
    </style:style>
    <style:style style:name="T907" style:parent-style-name="Domyślnaczcionkaakapitu" style:family="text">
      <style:text-properties fo:background-color="#80FFFF"/>
    </style:style>
    <style:style style:name="T908" style:parent-style-name="Domyślnaczcionkaakapitu" style:family="text">
      <style:text-properties fo:background-color="#80FFFF"/>
    </style:style>
    <style:style style:name="P909" style:parent-style-name="Normalny" style:family="paragraph">
      <style:paragraph-properties fo:text-align="justify" fo:line-height="150%" fo:text-indent="0.2479in"/>
    </style:style>
    <style:style style:name="P910" style:parent-style-name="Normalny" style:family="paragraph">
      <style:paragraph-properties fo:text-align="justify" fo:line-height="150%"/>
    </style:style>
    <style:style style:name="T911" style:parent-style-name="Domyślnaczcionkaakapitu" style:family="text">
      <style:text-properties fo:background-color="#80FFFF" style:text-underline-type="single" style:text-underline-style="solid" style:text-underline-width="auto" style:text-underline-mode="continuous"/>
    </style:style>
    <style:style style:name="T912" style:parent-style-name="Domyślnaczcionkaakapitu" style:family="text">
      <style:text-properties style:text-underline-type="single" style:text-underline-style="solid" style:text-underline-width="auto" style:text-underline-mode="continuous"/>
    </style:style>
    <style:style style:name="T913" style:parent-style-name="Domyślnaczcionkaakapitu" style:family="text">
      <style:text-properties fo:background-color="#80FFFF" style:text-underline-type="single" style:text-underline-style="solid" style:text-underline-width="auto" style:text-underline-mode="continuous"/>
    </style:style>
    <style:style style:name="T914" style:parent-style-name="Domyślnaczcionkaakapitu" style:family="text">
      <style:text-properties style:text-underline-type="single" style:text-underline-style="solid" style:text-underline-width="auto" style:text-underline-mode="continuous"/>
    </style:style>
    <style:style style:name="P915" style:parent-style-name="Normalny" style:family="paragraph">
      <style:paragraph-properties fo:text-align="justify" fo:line-height="150%" fo:text-indent="0.2479in"/>
    </style:style>
    <style:style style:name="P916" style:parent-style-name="Normalny" style:family="paragraph">
      <style:paragraph-properties fo:text-align="justify" fo:line-height="150%"/>
    </style:style>
    <style:style style:name="T917" style:parent-style-name="Domyślnaczcionkaakapitu" style:family="text">
      <style:text-properties style:text-underline-type="single" style:text-underline-style="solid" style:text-underline-width="auto" style:text-underline-mode="continuous"/>
    </style:style>
    <style:style style:name="P918" style:parent-style-name="Normalny" style:family="paragraph">
      <style:paragraph-properties fo:text-align="justify" fo:line-height="150%" fo:text-indent="0.2479in"/>
    </style:style>
    <style:style style:name="T919" style:parent-style-name="Domyślnaczcionkaakapitu" style:family="text">
      <style:text-properties fo:background-color="#80FFFF"/>
    </style:style>
    <style:style style:name="T920" style:parent-style-name="Domyślnaczcionkaakapitu" style:family="text">
      <style:text-properties fo:background-color="#80FFFF"/>
    </style:style>
    <style:style style:name="P921" style:parent-style-name="Normalny" style:family="paragraph">
      <style:paragraph-properties fo:text-align="justify" fo:line-height="150%" fo:text-indent="0.2479in"/>
    </style:style>
    <style:style style:name="T922" style:parent-style-name="Domyślnaczcionkaakapitu" style:family="text">
      <style:text-properties fo:background-color="#80FFFF"/>
    </style:style>
    <style:style style:name="T923" style:parent-style-name="Domyślnaczcionkaakapitu" style:family="text">
      <style:text-properties fo:background-color="#80FFFF"/>
    </style:style>
    <style:style style:name="T924" style:parent-style-name="Domyślnaczcionkaakapitu" style:family="text">
      <style:text-properties fo:background-color="#80FFFF"/>
    </style:style>
    <style:style style:name="T925" style:parent-style-name="Domyślnaczcionkaakapitu" style:family="text">
      <style:text-properties fo:background-color="#80FFFF"/>
    </style:style>
    <style:style style:name="P926" style:parent-style-name="Normalny" style:family="paragraph">
      <style:paragraph-properties fo:text-align="justify" fo:line-height="150%" fo:text-indent="0.2479in"/>
    </style:style>
    <style:style style:name="T927" style:parent-style-name="Domyślnaczcionkaakapitu" style:family="text">
      <style:text-properties fo:background-color="#80FFFF"/>
    </style:style>
    <style:style style:name="T928" style:parent-style-name="Domyślnaczcionkaakapitu" style:family="text">
      <style:text-properties fo:background-color="#80FFFF"/>
    </style:style>
    <style:style style:name="T929" style:parent-style-name="Domyślnaczcionkaakapitu" style:family="text">
      <style:text-properties fo:background-color="#80FFFF"/>
    </style:style>
    <style:style style:name="T930" style:parent-style-name="Domyślnaczcionkaakapitu" style:family="text">
      <style:text-properties fo:background-color="#80FFFF"/>
    </style:style>
    <style:style style:name="P931" style:parent-style-name="Normalny" style:family="paragraph">
      <style:paragraph-properties fo:text-align="justify" fo:line-height="150%" fo:text-indent="0.2479in"/>
    </style:style>
    <style:style style:name="P932" style:parent-style-name="Normalny" style:family="paragraph">
      <style:paragraph-properties fo:text-align="justify" fo:line-height="150%" fo:text-indent="0.2479in"/>
    </style:style>
    <style:style style:name="T933" style:parent-style-name="Domyślnaczcionkaakapitu" style:family="text">
      <style:text-properties fo:background-color="#80FFFF"/>
    </style:style>
    <style:style style:name="T934" style:parent-style-name="Domyślnaczcionkaakapitu" style:family="text">
      <style:text-properties fo:background-color="#80FFFF"/>
    </style:style>
    <style:style style:name="T935" style:parent-style-name="Domyślnaczcionkaakapitu" style:family="text">
      <style:text-properties fo:background-color="#80FFFF"/>
    </style:style>
    <style:style style:name="T936" style:parent-style-name="Domyślnaczcionkaakapitu" style:family="text">
      <style:text-properties fo:background-color="#80FFFF"/>
    </style:style>
    <style:style style:name="T937" style:parent-style-name="Domyślnaczcionkaakapitu" style:family="text">
      <style:text-properties fo:background-color="#80FFFF"/>
    </style:style>
    <style:style style:name="T938" style:parent-style-name="Domyślnaczcionkaakapitu" style:family="text">
      <style:text-properties fo:background-color="#80FFFF"/>
    </style:style>
    <style:style style:name="P939" style:parent-style-name="Normalny" style:family="paragraph">
      <style:paragraph-properties fo:text-align="justify" fo:line-height="150%" fo:text-indent="0.2479in"/>
    </style:style>
    <style:style style:name="T940" style:parent-style-name="Domyślnaczcionkaakapitu" style:family="text">
      <style:text-properties fo:background-color="#80FFFF"/>
    </style:style>
    <style:style style:name="T941" style:parent-style-name="Domyślnaczcionkaakapitu" style:family="text">
      <style:text-properties fo:background-color="#80FFFF"/>
    </style:style>
    <style:style style:name="T942" style:parent-style-name="Domyślnaczcionkaakapitu" style:family="text">
      <style:text-properties fo:background-color="#80FFFF"/>
    </style:style>
    <style:style style:name="T943" style:parent-style-name="Domyślnaczcionkaakapitu" style:family="text">
      <style:text-properties fo:background-color="#80FFFF"/>
    </style:style>
    <style:style style:name="T944" style:parent-style-name="Domyślnaczcionkaakapitu" style:family="text">
      <style:text-properties fo:background-color="#80FFFF"/>
    </style:style>
    <style:style style:name="P945" style:parent-style-name="Normalny" style:family="paragraph">
      <style:paragraph-properties fo:text-align="justify" fo:line-height="150%" fo:text-indent="0.2479in"/>
    </style:style>
    <style:style style:name="T946" style:parent-style-name="Domyślnaczcionkaakapitu" style:family="text">
      <style:text-properties fo:background-color="#80FFFF"/>
    </style:style>
    <style:style style:name="T947" style:parent-style-name="Domyślnaczcionkaakapitu" style:family="text">
      <style:text-properties fo:background-color="#80FFFF"/>
    </style:style>
    <style:style style:name="T948" style:parent-style-name="Domyślnaczcionkaakapitu" style:family="text">
      <style:text-properties fo:background-color="#80FFFF"/>
    </style:style>
    <style:style style:name="P949" style:parent-style-name="Normalny" style:family="paragraph">
      <style:paragraph-properties fo:text-align="justify" fo:line-height="150%" fo:text-indent="0.2479in"/>
    </style:style>
    <style:style style:name="T950" style:parent-style-name="Domyślnaczcionkaakapitu" style:family="text">
      <style:text-properties fo:background-color="#80FFFF"/>
    </style:style>
    <style:style style:name="T951" style:parent-style-name="Domyślnaczcionkaakapitu" style:family="text">
      <style:text-properties fo:background-color="#80FFFF"/>
    </style:style>
    <style:style style:name="T952" style:parent-style-name="Domyślnaczcionkaakapitu" style:family="text">
      <style:text-properties fo:background-color="#80FFFF"/>
    </style:style>
    <style:style style:name="P953" style:parent-style-name="Normalny" style:family="paragraph">
      <style:paragraph-properties fo:text-align="justify" fo:line-height="150%" fo:text-indent="0.2479in"/>
    </style:style>
    <style:style style:name="P954" style:parent-style-name="Normalny" style:family="paragraph">
      <style:paragraph-properties fo:text-align="justify" fo:line-height="150%"/>
    </style:style>
    <style:style style:name="T955" style:parent-style-name="Domyślnaczcionkaakapitu" style:family="text">
      <style:text-properties style:text-underline-type="single" style:text-underline-style="solid" style:text-underline-width="auto" style:text-underline-mode="continuous"/>
    </style:style>
    <style:style style:name="P956" style:parent-style-name="Normalny" style:family="paragraph">
      <style:paragraph-properties fo:text-align="justify" fo:line-height="150%" fo:text-indent="0.2479in"/>
    </style:style>
    <style:style style:name="P957" style:parent-style-name="Normalny" style:family="paragraph">
      <style:paragraph-properties fo:text-align="justify" fo:line-height="150%" fo:text-indent="0.2479in"/>
    </style:style>
    <style:style style:name="P958" style:parent-style-name="Normalny" style:family="paragraph">
      <style:paragraph-properties fo:text-align="justify" fo:line-height="150%"/>
    </style:style>
    <style:style style:name="T959" style:parent-style-name="Domyślnaczcionkaakapitu" style:family="text">
      <style:text-properties style:text-underline-type="single" style:text-underline-style="solid" style:text-underline-width="auto" style:text-underline-mode="continuous"/>
    </style:style>
    <style:style style:name="T960" style:parent-style-name="Domyślnaczcionkaakapitu" style:family="text">
      <style:text-properties fo:background-color="#80FFFF" style:text-underline-type="single" style:text-underline-style="solid" style:text-underline-width="auto" style:text-underline-mode="continuous"/>
    </style:style>
    <style:style style:name="T961" style:parent-style-name="Domyślnaczcionkaakapitu" style:family="text">
      <style:text-properties style:text-underline-type="single" style:text-underline-style="solid" style:text-underline-width="auto" style:text-underline-mode="continuous"/>
    </style:style>
    <style:style style:name="T962" style:parent-style-name="Domyślnaczcionkaakapitu" style:family="text">
      <style:text-properties fo:background-color="#80FFFF" style:text-underline-type="single" style:text-underline-style="solid" style:text-underline-width="auto" style:text-underline-mode="continuous"/>
    </style:style>
    <style:style style:name="T963" style:parent-style-name="Domyślnaczcionkaakapitu" style:family="text">
      <style:text-properties style:text-underline-type="single" style:text-underline-style="solid" style:text-underline-width="auto" style:text-underline-mode="continuous"/>
    </style:style>
    <style:style style:name="P964" style:parent-style-name="Normalny" style:family="paragraph">
      <style:paragraph-properties fo:text-align="justify" fo:line-height="150%" fo:text-indent="0.2479in"/>
    </style:style>
    <style:style style:name="T965" style:parent-style-name="Domyślnaczcionkaakapitu" style:family="text">
      <style:text-properties fo:background-color="#80FFFF"/>
    </style:style>
    <style:style style:name="T966" style:parent-style-name="Domyślnaczcionkaakapitu" style:family="text">
      <style:text-properties fo:background-color="#80FFFF"/>
    </style:style>
    <style:style style:name="T967" style:parent-style-name="Domyślnaczcionkaakapitu" style:family="text">
      <style:text-properties fo:background-color="#80FFFF"/>
    </style:style>
    <style:style style:name="T968" style:parent-style-name="Domyślnaczcionkaakapitu" style:family="text">
      <style:text-properties fo:background-color="#80FFFF"/>
    </style:style>
    <style:style style:name="P969" style:parent-style-name="Normalny" style:family="paragraph">
      <style:paragraph-properties fo:text-align="justify" fo:line-height="150%" fo:text-indent="0.2479in"/>
    </style:style>
    <style:style style:name="T970" style:parent-style-name="Domyślnaczcionkaakapitu" style:family="text">
      <style:text-properties fo:background-color="#80FFFF"/>
    </style:style>
    <style:style style:name="T971" style:parent-style-name="Domyślnaczcionkaakapitu" style:family="text">
      <style:text-properties fo:background-color="#80FFFF"/>
    </style:style>
    <style:style style:name="T972" style:parent-style-name="Domyślnaczcionkaakapitu" style:family="text">
      <style:text-properties fo:background-color="#80FFFF"/>
    </style:style>
    <style:style style:name="P973" style:parent-style-name="Normalny" style:family="paragraph">
      <style:paragraph-properties fo:text-align="justify" fo:line-height="150%" fo:text-indent="0.2479in"/>
    </style:style>
    <style:style style:name="T974" style:parent-style-name="Domyślnaczcionkaakapitu" style:family="text">
      <style:text-properties fo:background-color="#80FFFF"/>
    </style:style>
    <style:style style:name="T975" style:parent-style-name="Domyślnaczcionkaakapitu" style:family="text">
      <style:text-properties fo:background-color="#80FFFF"/>
    </style:style>
    <style:style style:name="T976" style:parent-style-name="Domyślnaczcionkaakapitu" style:family="text">
      <style:text-properties fo:background-color="#80FFFF"/>
    </style:style>
    <style:style style:name="T977" style:parent-style-name="Domyślnaczcionkaakapitu" style:family="text">
      <style:text-properties fo:background-color="#80FFFF"/>
    </style:style>
    <style:style style:name="T978" style:parent-style-name="Domyślnaczcionkaakapitu" style:family="text">
      <style:text-properties fo:background-color="#80FFFF"/>
    </style:style>
    <style:style style:name="T979" style:parent-style-name="Domyślnaczcionkaakapitu" style:family="text">
      <style:text-properties fo:background-color="#80FFFF"/>
    </style:style>
    <style:style style:name="T980" style:parent-style-name="Domyślnaczcionkaakapitu" style:family="text">
      <style:text-properties fo:background-color="#80FFFF"/>
    </style:style>
    <style:style style:name="T981" style:parent-style-name="Domyślnaczcionkaakapitu" style:family="text">
      <style:text-properties fo:background-color="#80FFFF"/>
    </style:style>
    <style:style style:name="T982" style:parent-style-name="Domyślnaczcionkaakapitu" style:family="text">
      <style:text-properties fo:background-color="#80FFFF"/>
    </style:style>
    <style:style style:name="T983" style:parent-style-name="Domyślnaczcionkaakapitu" style:family="text">
      <style:text-properties fo:background-color="#80FFFF"/>
    </style:style>
    <style:style style:name="T984" style:parent-style-name="Domyślnaczcionkaakapitu" style:family="text">
      <style:text-properties fo:background-color="#80FFFF"/>
    </style:style>
    <style:style style:name="T985" style:parent-style-name="Domyślnaczcionkaakapitu" style:family="text">
      <style:text-properties fo:background-color="#80FFFF"/>
    </style:style>
    <style:style style:name="T986" style:parent-style-name="Domyślnaczcionkaakapitu" style:family="text">
      <style:text-properties fo:background-color="#80FFFF"/>
    </style:style>
    <style:style style:name="P987" style:parent-style-name="Normalny" style:family="paragraph">
      <style:paragraph-properties fo:text-align="justify" fo:line-height="150%" fo:text-indent="0.2479in"/>
    </style:style>
    <style:style style:name="T988" style:parent-style-name="Domyślnaczcionkaakapitu" style:family="text">
      <style:text-properties fo:background-color="#80FFFF"/>
    </style:style>
    <style:style style:name="T989" style:parent-style-name="Domyślnaczcionkaakapitu" style:family="text">
      <style:text-properties fo:background-color="#80FFFF"/>
    </style:style>
    <style:style style:name="T990" style:parent-style-name="Domyślnaczcionkaakapitu" style:family="text">
      <style:text-properties fo:background-color="#80FFFF"/>
    </style:style>
    <style:style style:name="T991" style:parent-style-name="Domyślnaczcionkaakapitu" style:family="text">
      <style:text-properties fo:background-color="#80FFFF"/>
    </style:style>
    <style:style style:name="T992" style:parent-style-name="Domyślnaczcionkaakapitu" style:family="text">
      <style:text-properties fo:background-color="#80FFFF"/>
    </style:style>
    <style:style style:name="T993" style:parent-style-name="Domyślnaczcionkaakapitu" style:family="text">
      <style:text-properties fo:background-color="#80FFFF"/>
    </style:style>
    <style:style style:name="T994" style:parent-style-name="Domyślnaczcionkaakapitu" style:family="text">
      <style:text-properties fo:background-color="#80FFFF"/>
    </style:style>
    <style:style style:name="T995" style:parent-style-name="Domyślnaczcionkaakapitu" style:family="text">
      <style:text-properties fo:background-color="#80FFFF"/>
    </style:style>
    <style:style style:name="T996" style:parent-style-name="Domyślnaczcionkaakapitu" style:family="text">
      <style:text-properties fo:background-color="#80FFFF"/>
    </style:style>
    <style:style style:name="T997" style:parent-style-name="Domyślnaczcionkaakapitu" style:family="text">
      <style:text-properties fo:background-color="#80FFFF"/>
    </style:style>
    <style:style style:name="T998" style:parent-style-name="Domyślnaczcionkaakapitu" style:family="text">
      <style:text-properties fo:background-color="#80FFFF"/>
    </style:style>
    <style:style style:name="T999" style:parent-style-name="Domyślnaczcionkaakapitu" style:family="text">
      <style:text-properties fo:background-color="#80FFFF"/>
    </style:style>
    <style:style style:name="P1000" style:parent-style-name="Normalny" style:family="paragraph">
      <style:paragraph-properties fo:text-align="justify" fo:line-height="150%" fo:text-indent="0.2479in"/>
    </style:style>
    <style:style style:name="P1001" style:parent-style-name="Normalny" style:family="paragraph">
      <style:paragraph-properties fo:text-align="justify" fo:line-height="150%">
        <style:tab-stops>
          <style:tab-stop style:type="left" style:position="2.7291in"/>
        </style:tab-stops>
      </style:paragraph-properties>
    </style:style>
    <style:style style:name="T1002" style:parent-style-name="Domyślnaczcionkaakapitu" style:family="text">
      <style:text-properties style:text-underline-type="single" style:text-underline-style="solid" style:text-underline-width="auto" style:text-underline-mode="continuous"/>
    </style:style>
    <style:style style:name="T1003" style:parent-style-name="Domyślnaczcionkaakapitu" style:family="text">
      <style:text-properties fo:background-color="#80FFFF" style:text-underline-type="single" style:text-underline-style="solid" style:text-underline-width="auto" style:text-underline-mode="continuous"/>
    </style:style>
    <style:style style:name="T1004" style:parent-style-name="Domyślnaczcionkaakapitu" style:family="text">
      <style:text-properties style:text-underline-type="single" style:text-underline-style="solid" style:text-underline-width="auto" style:text-underline-mode="continuous"/>
    </style:style>
    <style:style style:name="T1005" style:parent-style-name="Domyślnaczcionkaakapitu" style:family="text">
      <style:text-properties fo:background-color="#80FFFF" style:text-underline-type="single" style:text-underline-style="solid" style:text-underline-width="auto" style:text-underline-mode="continuous"/>
    </style:style>
    <style:style style:name="T1006" style:parent-style-name="Domyślnaczcionkaakapitu" style:family="text">
      <style:text-properties style:text-underline-type="single" style:text-underline-style="solid" style:text-underline-width="auto" style:text-underline-mode="continuous"/>
    </style:style>
    <style:style style:name="P1007" style:parent-style-name="Normalny" style:family="paragraph">
      <style:paragraph-properties fo:text-align="justify" fo:line-height="150%" fo:text-indent="0.2479in">
        <style:tab-stops>
          <style:tab-stop style:type="left" style:position="2.7291in"/>
        </style:tab-stops>
      </style:paragraph-properties>
    </style:style>
    <style:style style:name="T1008" style:parent-style-name="Domyślnaczcionkaakapitu" style:family="text">
      <style:text-properties fo:background-color="#80FFFF"/>
    </style:style>
    <style:style style:name="T1009" style:parent-style-name="Domyślnaczcionkaakapitu" style:family="text">
      <style:text-properties fo:background-color="#80FFFF"/>
    </style:style>
    <style:style style:name="P1010" style:parent-style-name="Normalny" style:family="paragraph">
      <style:paragraph-properties fo:text-align="justify" fo:line-height="150%"/>
    </style:style>
    <style:style style:name="T1011" style:parent-style-name="Domyślnaczcionkaakapitu" style:family="text">
      <style:text-properties style:text-underline-type="single" style:text-underline-style="solid" style:text-underline-width="auto" style:text-underline-mode="continuous"/>
    </style:style>
    <style:style style:name="T1012" style:parent-style-name="Domyślnaczcionkaakapitu" style:family="text">
      <style:text-properties fo:background-color="#80FFFF" style:text-underline-type="single" style:text-underline-style="solid" style:text-underline-width="auto" style:text-underline-mode="continuous"/>
    </style:style>
    <style:style style:name="T1013" style:parent-style-name="Domyślnaczcionkaakapitu" style:family="text">
      <style:text-properties style:text-underline-type="single" style:text-underline-style="solid" style:text-underline-width="auto" style:text-underline-mode="continuous"/>
    </style:style>
    <style:style style:name="T1014" style:parent-style-name="Domyślnaczcionkaakapitu" style:family="text">
      <style:text-properties fo:background-color="#80FFFF" style:text-underline-type="single" style:text-underline-style="solid" style:text-underline-width="auto" style:text-underline-mode="continuous"/>
    </style:style>
    <style:style style:name="T1015" style:parent-style-name="Domyślnaczcionkaakapitu" style:family="text">
      <style:text-properties style:text-underline-type="single" style:text-underline-style="solid" style:text-underline-width="auto" style:text-underline-mode="continuous"/>
    </style:style>
    <style:style style:name="T1016" style:parent-style-name="Domyślnaczcionkaakapitu" style:family="text">
      <style:text-properties fo:background-color="#80FFFF" style:text-underline-type="single" style:text-underline-style="solid" style:text-underline-width="auto" style:text-underline-mode="continuous"/>
    </style:style>
    <style:style style:name="T1017" style:parent-style-name="Domyślnaczcionkaakapitu" style:family="text">
      <style:text-properties style:text-underline-type="single" style:text-underline-style="solid" style:text-underline-width="auto" style:text-underline-mode="continuous"/>
    </style:style>
    <style:style style:name="T1018" style:parent-style-name="Domyślnaczcionkaakapitu" style:family="text">
      <style:text-properties fo:background-color="#80FFFF" style:text-underline-type="single" style:text-underline-style="solid" style:text-underline-width="auto" style:text-underline-mode="continuous"/>
    </style:style>
    <style:style style:name="T1019" style:parent-style-name="Domyślnaczcionkaakapitu" style:family="text">
      <style:text-properties style:text-underline-type="single" style:text-underline-style="solid" style:text-underline-width="auto" style:text-underline-mode="continuous"/>
    </style:style>
    <style:style style:name="T1020" style:parent-style-name="Domyślnaczcionkaakapitu" style:family="text">
      <style:text-properties fo:background-color="#80FFFF" style:text-underline-type="single" style:text-underline-style="solid" style:text-underline-width="auto" style:text-underline-mode="continuous"/>
    </style:style>
    <style:style style:name="T1021" style:parent-style-name="Domyślnaczcionkaakapitu" style:family="text">
      <style:text-properties style:text-underline-type="single" style:text-underline-style="solid" style:text-underline-width="auto" style:text-underline-mode="continuous"/>
    </style:style>
    <style:style style:name="T1022" style:parent-style-name="Domyślnaczcionkaakapitu" style:family="text">
      <style:text-properties fo:background-color="#80FFFF" style:text-underline-type="single" style:text-underline-style="solid" style:text-underline-width="auto" style:text-underline-mode="continuous"/>
    </style:style>
    <style:style style:name="T1023" style:parent-style-name="Domyślnaczcionkaakapitu" style:family="text">
      <style:text-properties fo:background-color="#80FFFF"/>
    </style:style>
    <style:style style:name="P1024" style:parent-style-name="Normalny" style:family="paragraph">
      <style:paragraph-properties fo:text-align="justify" fo:line-height="150%" fo:text-indent="0.2479in"/>
    </style:style>
    <style:style style:name="T1025" style:parent-style-name="Domyślnaczcionkaakapitu" style:family="text">
      <style:text-properties fo:background-color="#80FFFF"/>
    </style:style>
    <style:style style:name="T1026" style:parent-style-name="Domyślnaczcionkaakapitu" style:family="text">
      <style:text-properties fo:background-color="#80FFFF"/>
    </style:style>
    <style:style style:name="T1027" style:parent-style-name="Domyślnaczcionkaakapitu" style:family="text">
      <style:text-properties fo:background-color="#80FFFF"/>
    </style:style>
    <style:style style:name="T1028" style:parent-style-name="Domyślnaczcionkaakapitu" style:family="text">
      <style:text-properties fo:background-color="#80FFFF"/>
    </style:style>
    <style:style style:name="T1029" style:parent-style-name="Domyślnaczcionkaakapitu" style:family="text">
      <style:text-properties fo:background-color="#80FFFF"/>
    </style:style>
    <style:style style:name="T1030" style:parent-style-name="Domyślnaczcionkaakapitu" style:family="text">
      <style:text-properties fo:background-color="#80FFFF"/>
    </style:style>
    <style:style style:name="T1031" style:parent-style-name="Domyślnaczcionkaakapitu" style:family="text">
      <style:text-properties fo:background-color="#80FFFF"/>
    </style:style>
    <style:style style:name="T1032" style:parent-style-name="Domyślnaczcionkaakapitu" style:family="text">
      <style:text-properties fo:background-color="#80FFFF"/>
    </style:style>
    <style:style style:name="T1033" style:parent-style-name="Domyślnaczcionkaakapitu" style:family="text">
      <style:text-properties fo:background-color="#80FFFF"/>
    </style:style>
    <style:style style:name="T1034" style:parent-style-name="Domyślnaczcionkaakapitu" style:family="text">
      <style:text-properties fo:background-color="#80FFFF"/>
    </style:style>
    <style:style style:name="T1035" style:parent-style-name="Domyślnaczcionkaakapitu" style:family="text">
      <style:text-properties fo:background-color="#80FFFF"/>
    </style:style>
    <style:style style:name="T1036" style:parent-style-name="Domyślnaczcionkaakapitu" style:family="text">
      <style:text-properties fo:background-color="#80FFFF"/>
    </style:style>
    <style:style style:name="T1037" style:parent-style-name="Domyślnaczcionkaakapitu" style:family="text">
      <style:text-properties fo:background-color="#80FFFF"/>
    </style:style>
    <style:style style:name="T1038" style:parent-style-name="Domyślnaczcionkaakapitu" style:family="text">
      <style:text-properties fo:background-color="#80FFFF"/>
    </style:style>
    <style:style style:name="T1039" style:parent-style-name="Domyślnaczcionkaakapitu" style:family="text">
      <style:text-properties fo:background-color="#80FFFF"/>
    </style:style>
    <style:style style:name="T1040" style:parent-style-name="Domyślnaczcionkaakapitu" style:family="text">
      <style:text-properties fo:background-color="#80FFFF"/>
    </style:style>
    <style:style style:name="T1041" style:parent-style-name="Domyślnaczcionkaakapitu" style:family="text">
      <style:text-properties fo:background-color="#80FFFF"/>
    </style:style>
    <style:style style:name="P1042" style:parent-style-name="Normalny" style:family="paragraph">
      <style:paragraph-properties fo:text-align="justify" fo:line-height="150%" fo:text-indent="0.2479in"/>
    </style:style>
    <style:style style:name="T1043" style:parent-style-name="Domyślnaczcionkaakapitu" style:family="text">
      <style:text-properties fo:background-color="#80FFFF"/>
    </style:style>
    <style:style style:name="T1044" style:parent-style-name="Domyślnaczcionkaakapitu" style:family="text">
      <style:text-properties fo:background-color="#80FFFF"/>
    </style:style>
    <style:style style:name="T1045" style:parent-style-name="Domyślnaczcionkaakapitu" style:family="text">
      <style:text-properties fo:background-color="#80FFFF"/>
    </style:style>
    <style:style style:name="T1046" style:parent-style-name="Domyślnaczcionkaakapitu" style:family="text">
      <style:text-properties fo:background-color="#80FFFF"/>
    </style:style>
    <style:style style:name="T1047" style:parent-style-name="Domyślnaczcionkaakapitu" style:family="text">
      <style:text-properties fo:background-color="#80FFFF"/>
    </style:style>
    <style:style style:name="T1048" style:parent-style-name="Domyślnaczcionkaakapitu" style:family="text">
      <style:text-properties fo:background-color="#80FFFF"/>
    </style:style>
    <style:style style:name="T1049" style:parent-style-name="Domyślnaczcionkaakapitu" style:family="text">
      <style:text-properties fo:background-color="#80FFFF"/>
    </style:style>
    <style:style style:name="T1050" style:parent-style-name="Domyślnaczcionkaakapitu" style:family="text">
      <style:text-properties fo:background-color="#80FFFF"/>
    </style:style>
    <style:style style:name="T1051" style:parent-style-name="Domyślnaczcionkaakapitu" style:family="text">
      <style:text-properties fo:background-color="#80FFFF"/>
    </style:style>
    <style:style style:name="T1052" style:parent-style-name="Domyślnaczcionkaakapitu" style:family="text">
      <style:text-properties fo:background-color="#80FFFF"/>
    </style:style>
    <style:style style:name="P1053" style:parent-style-name="Normalny" style:family="paragraph">
      <style:paragraph-properties fo:text-align="justify" fo:line-height="150%" fo:text-indent="0.2479in"/>
    </style:style>
    <style:style style:name="T1054" style:parent-style-name="Domyślnaczcionkaakapitu" style:family="text">
      <style:text-properties fo:background-color="#80FFFF"/>
    </style:style>
    <style:style style:name="T1055" style:parent-style-name="Domyślnaczcionkaakapitu" style:family="text">
      <style:text-properties fo:background-color="#80FFFF"/>
    </style:style>
    <style:style style:name="T1056" style:parent-style-name="Domyślnaczcionkaakapitu" style:family="text">
      <style:text-properties fo:background-color="#80FFFF"/>
    </style:style>
    <style:style style:name="T1057" style:parent-style-name="Domyślnaczcionkaakapitu" style:family="text">
      <style:text-properties fo:background-color="#80FFFF"/>
    </style:style>
    <style:style style:name="P1058" style:parent-style-name="Normalny" style:family="paragraph">
      <style:paragraph-properties fo:text-align="justify" fo:line-height="150%" fo:text-indent="0.2479in"/>
    </style:style>
    <style:style style:name="P1059" style:parent-style-name="Normalny" style:family="paragraph">
      <style:paragraph-properties fo:text-align="justify" fo:line-height="150%" fo:text-indent="0.2479in"/>
    </style:style>
    <style:style style:name="T1060" style:parent-style-name="Domyślnaczcionkaakapitu" style:family="text">
      <style:text-properties fo:background-color="#80FFFF"/>
    </style:style>
    <style:style style:name="T1061" style:parent-style-name="Domyślnaczcionkaakapitu" style:family="text">
      <style:text-properties fo:background-color="#80FFFF"/>
    </style:style>
    <style:style style:name="T1062" style:parent-style-name="Domyślnaczcionkaakapitu" style:family="text">
      <style:text-properties fo:background-color="#80FFFF"/>
    </style:style>
    <style:style style:name="T1063" style:parent-style-name="Domyślnaczcionkaakapitu" style:family="text">
      <style:text-properties fo:background-color="#80FFFF"/>
    </style:style>
    <style:style style:name="T1064" style:parent-style-name="Domyślnaczcionkaakapitu" style:family="text">
      <style:text-properties fo:background-color="#80FFFF"/>
    </style:style>
    <style:style style:name="T1065" style:parent-style-name="Domyślnaczcionkaakapitu" style:family="text">
      <style:text-properties fo:background-color="#80FFFF"/>
    </style:style>
    <style:style style:name="T1066" style:parent-style-name="Domyślnaczcionkaakapitu" style:family="text">
      <style:text-properties fo:background-color="#80FFFF"/>
    </style:style>
    <style:style style:name="T1067" style:parent-style-name="Domyślnaczcionkaakapitu" style:family="text">
      <style:text-properties fo:background-color="#80FFFF"/>
    </style:style>
    <style:style style:name="T1068" style:parent-style-name="Domyślnaczcionkaakapitu" style:family="text">
      <style:text-properties fo:background-color="#80FFFF"/>
    </style:style>
    <style:style style:name="T1069" style:parent-style-name="Domyślnaczcionkaakapitu" style:family="text">
      <style:text-properties fo:background-color="#80FFFF"/>
    </style:style>
    <style:style style:name="T1070" style:parent-style-name="Domyślnaczcionkaakapitu" style:family="text">
      <style:text-properties fo:background-color="#80FFFF"/>
    </style:style>
    <style:style style:name="P1071" style:parent-style-name="Normalny" style:family="paragraph">
      <style:paragraph-properties fo:text-align="justify" fo:line-height="150%" fo:text-indent="0.2479in"/>
    </style:style>
    <style:style style:name="T1072" style:parent-style-name="Domyślnaczcionkaakapitu" style:family="text">
      <style:text-properties fo:background-color="#80FFFF"/>
    </style:style>
    <style:style style:name="T1073" style:parent-style-name="Domyślnaczcionkaakapitu" style:family="text">
      <style:text-properties fo:background-color="#80FFFF"/>
    </style:style>
    <style:style style:name="T1074" style:parent-style-name="Domyślnaczcionkaakapitu" style:family="text">
      <style:text-properties fo:background-color="#80FFFF"/>
    </style:style>
    <style:style style:name="T1075" style:parent-style-name="Domyślnaczcionkaakapitu" style:family="text">
      <style:text-properties fo:background-color="#80FFFF"/>
    </style:style>
    <style:style style:name="T1076" style:parent-style-name="Domyślnaczcionkaakapitu" style:family="text">
      <style:text-properties fo:background-color="#80FFFF"/>
    </style:style>
    <style:style style:name="T1077" style:parent-style-name="Domyślnaczcionkaakapitu" style:family="text">
      <style:text-properties fo:background-color="#80FFFF"/>
    </style:style>
    <style:style style:name="P1078" style:parent-style-name="Normalny" style:family="paragraph">
      <style:paragraph-properties fo:text-align="justify" fo:line-height="150%" fo:text-indent="0.2479in"/>
    </style:style>
    <style:style style:name="T1079" style:parent-style-name="Domyślnaczcionkaakapitu" style:family="text">
      <style:text-properties fo:background-color="#80FFFF"/>
    </style:style>
    <style:style style:name="T1080" style:parent-style-name="Domyślnaczcionkaakapitu" style:family="text">
      <style:text-properties fo:background-color="#80FFFF"/>
    </style:style>
    <style:style style:name="T1081" style:parent-style-name="Domyślnaczcionkaakapitu" style:family="text">
      <style:text-properties fo:background-color="#80FFFF"/>
    </style:style>
    <style:style style:name="T1082" style:parent-style-name="Domyślnaczcionkaakapitu" style:family="text">
      <style:text-properties fo:background-color="#80FFFF"/>
    </style:style>
    <style:style style:name="T1083" style:parent-style-name="Domyślnaczcionkaakapitu" style:family="text">
      <style:text-properties fo:background-color="#80FFFF"/>
    </style:style>
    <style:style style:name="T1084" style:parent-style-name="Domyślnaczcionkaakapitu" style:family="text">
      <style:text-properties fo:background-color="#80FFFF"/>
    </style:style>
    <style:style style:name="T1085" style:parent-style-name="Domyślnaczcionkaakapitu" style:family="text">
      <style:text-properties fo:background-color="#80FFFF"/>
    </style:style>
    <style:style style:name="T1086" style:parent-style-name="Domyślnaczcionkaakapitu" style:family="text">
      <style:text-properties fo:background-color="#80FFFF"/>
    </style:style>
    <style:style style:name="T1087" style:parent-style-name="Domyślnaczcionkaakapitu" style:family="text">
      <style:text-properties fo:background-color="#80FFFF"/>
    </style:style>
    <style:style style:name="P1088" style:parent-style-name="Normalny" style:family="paragraph">
      <style:paragraph-properties fo:text-align="justify" fo:line-height="150%" fo:text-indent="0.2479in"/>
    </style:style>
    <style:style style:name="T1089" style:parent-style-name="Domyślnaczcionkaakapitu" style:family="text">
      <style:text-properties fo:background-color="#80FFFF"/>
    </style:style>
    <style:style style:name="T1090" style:parent-style-name="Domyślnaczcionkaakapitu" style:family="text">
      <style:text-properties fo:background-color="#80FFFF"/>
    </style:style>
    <style:style style:name="P1091" style:parent-style-name="Normalny" style:family="paragraph">
      <style:paragraph-properties fo:text-align="justify" fo:line-height="150%" fo:text-indent="0.2479in"/>
    </style:style>
    <style:style style:name="T1092" style:parent-style-name="Domyślnaczcionkaakapitu" style:family="text">
      <style:text-properties fo:background-color="#80FFFF"/>
    </style:style>
    <style:style style:name="P1093" style:parent-style-name="Normalny" style:family="paragraph">
      <style:paragraph-properties fo:text-align="justify" fo:line-height="150%"/>
    </style:style>
    <style:style style:name="T1094" style:parent-style-name="Domyślnaczcionkaakapitu" style:family="text">
      <style:text-properties style:text-underline-type="single" style:text-underline-style="solid" style:text-underline-width="auto" style:text-underline-mode="continuous"/>
    </style:style>
    <style:style style:name="T1095" style:parent-style-name="Domyślnaczcionkaakapitu" style:family="text">
      <style:text-properties fo:background-color="#80FFFF" style:text-underline-type="single" style:text-underline-style="solid" style:text-underline-width="auto" style:text-underline-mode="continuous"/>
    </style:style>
    <style:style style:name="T1096" style:parent-style-name="Domyślnaczcionkaakapitu" style:family="text">
      <style:text-properties style:text-underline-type="single" style:text-underline-style="solid" style:text-underline-width="auto" style:text-underline-mode="continuous"/>
    </style:style>
    <style:style style:name="T1097" style:parent-style-name="Domyślnaczcionkaakapitu" style:family="text">
      <style:text-properties fo:background-color="#80FFFF" style:text-underline-type="single" style:text-underline-style="solid" style:text-underline-width="auto" style:text-underline-mode="continuous"/>
    </style:style>
    <style:style style:name="P1098" style:parent-style-name="Normalny" style:family="paragraph">
      <style:paragraph-properties fo:text-align="justify" fo:line-height="150%" fo:text-indent="0.2479in"/>
    </style:style>
    <style:style style:name="T1099" style:parent-style-name="Domyślnaczcionkaakapitu" style:family="text">
      <style:text-properties fo:background-color="#80FFFF"/>
    </style:style>
    <style:style style:name="T1100" style:parent-style-name="Domyślnaczcionkaakapitu" style:family="text">
      <style:text-properties fo:background-color="#80FFFF"/>
    </style:style>
    <style:style style:name="T1101" style:parent-style-name="Domyślnaczcionkaakapitu" style:family="text">
      <style:text-properties fo:background-color="#80FFFF"/>
    </style:style>
    <style:style style:name="P1102" style:parent-style-name="Normalny" style:family="paragraph">
      <style:paragraph-properties fo:text-align="justify" fo:line-height="150%"/>
    </style:style>
    <style:style style:name="T1103" style:parent-style-name="Domyślnaczcionkaakapitu" style:family="text">
      <style:text-properties style:text-underline-type="single" style:text-underline-style="solid" style:text-underline-width="auto" style:text-underline-mode="continuous"/>
    </style:style>
    <style:style style:name="P1104" style:parent-style-name="Normalny" style:family="paragraph">
      <style:paragraph-properties fo:text-align="justify" fo:line-height="150%" fo:text-indent="0.2479in"/>
    </style:style>
    <style:style style:name="T1105" style:parent-style-name="Domyślnaczcionkaakapitu" style:family="text">
      <style:text-properties fo:background-color="#80FFFF"/>
    </style:style>
    <style:style style:name="T1106" style:parent-style-name="Domyślnaczcionkaakapitu" style:family="text">
      <style:text-properties fo:background-color="#80FFFF"/>
    </style:style>
    <style:style style:name="T1107" style:parent-style-name="Domyślnaczcionkaakapitu" style:family="text">
      <style:text-properties fo:background-color="#80FFFF"/>
    </style:style>
    <style:style style:name="T1108" style:parent-style-name="Domyślnaczcionkaakapitu" style:family="text">
      <style:text-properties fo:background-color="#80FFFF"/>
    </style:style>
    <style:style style:name="T1109" style:parent-style-name="Domyślnaczcionkaakapitu" style:family="text">
      <style:text-properties fo:background-color="#80FFFF"/>
    </style:style>
    <style:style style:name="P1110" style:parent-style-name="Normalny" style:family="paragraph">
      <style:paragraph-properties fo:text-align="justify" fo:line-height="150%" fo:text-indent="0.2479in"/>
    </style:style>
    <style:style style:name="T1111" style:parent-style-name="Domyślnaczcionkaakapitu" style:family="text">
      <style:text-properties fo:background-color="#80FFFF"/>
    </style:style>
    <style:style style:name="T1112" style:parent-style-name="Domyślnaczcionkaakapitu" style:family="text">
      <style:text-properties fo:background-color="#80FFFF"/>
    </style:style>
    <style:style style:name="T1113" style:parent-style-name="Domyślnaczcionkaakapitu" style:family="text">
      <style:text-properties fo:background-color="#80FFFF"/>
    </style:style>
    <style:style style:name="T1114" style:parent-style-name="Domyślnaczcionkaakapitu" style:family="text">
      <style:text-properties fo:background-color="#80FFFF"/>
    </style:style>
    <style:style style:name="P1115" style:parent-style-name="Normalny" style:family="paragraph">
      <style:paragraph-properties fo:text-align="justify" fo:line-height="150%" fo:text-indent="0.2479in"/>
    </style:style>
    <style:style style:name="T1116" style:parent-style-name="Domyślnaczcionkaakapitu" style:family="text">
      <style:text-properties fo:background-color="#80FFFF"/>
    </style:style>
    <style:style style:name="T1117" style:parent-style-name="Domyślnaczcionkaakapitu" style:family="text">
      <style:text-properties fo:background-color="#80FFFF"/>
    </style:style>
    <style:style style:name="P1118" style:parent-style-name="Normalny" style:family="paragraph">
      <style:paragraph-properties fo:text-align="justify" fo:line-height="150%" fo:text-indent="0.2479in"/>
    </style:style>
    <style:style style:name="T1119" style:parent-style-name="Domyślnaczcionkaakapitu" style:family="text">
      <style:text-properties fo:background-color="#80FFFF"/>
    </style:style>
    <style:style style:name="T1120" style:parent-style-name="Domyślnaczcionkaakapitu" style:family="text">
      <style:text-properties fo:background-color="#80FFFF"/>
    </style:style>
    <style:style style:name="T1121" style:parent-style-name="Domyślnaczcionkaakapitu" style:family="text">
      <style:text-properties fo:background-color="#80FFFF"/>
    </style:style>
    <style:style style:name="T1122" style:parent-style-name="Domyślnaczcionkaakapitu" style:family="text">
      <style:text-properties fo:background-color="#80FFFF"/>
    </style:style>
    <style:style style:name="T1123" style:parent-style-name="Domyślnaczcionkaakapitu" style:family="text">
      <style:text-properties fo:background-color="#80FFFF"/>
    </style:style>
    <style:style style:name="T1124" style:parent-style-name="Domyślnaczcionkaakapitu" style:family="text">
      <style:text-properties fo:background-color="#80FFFF"/>
    </style:style>
    <style:style style:name="T1125" style:parent-style-name="Domyślnaczcionkaakapitu" style:family="text">
      <style:text-properties fo:background-color="#80FFFF"/>
    </style:style>
    <style:style style:name="P1126" style:parent-style-name="Normalny" style:family="paragraph">
      <style:paragraph-properties fo:text-align="justify" fo:line-height="150%" fo:text-indent="0.2479in"/>
    </style:style>
    <style:style style:name="T1127" style:parent-style-name="Domyślnaczcionkaakapitu" style:family="text">
      <style:text-properties fo:background-color="#80FFFF"/>
    </style:style>
    <style:style style:name="T1128" style:parent-style-name="Domyślnaczcionkaakapitu" style:family="text">
      <style:text-properties fo:background-color="#80FFFF"/>
    </style:style>
    <style:style style:name="T1129" style:parent-style-name="Domyślnaczcionkaakapitu" style:family="text">
      <style:text-properties fo:background-color="#80FFFF"/>
    </style:style>
    <style:style style:name="T1130" style:parent-style-name="Domyślnaczcionkaakapitu" style:family="text">
      <style:text-properties fo:background-color="#80FFFF"/>
    </style:style>
    <style:style style:name="P1131" style:parent-style-name="Normalny" style:family="paragraph">
      <style:paragraph-properties fo:text-align="justify" fo:line-height="150%" fo:text-indent="0.2479in"/>
    </style:style>
    <style:style style:name="P1132" style:parent-style-name="Normalny" style:family="paragraph">
      <style:paragraph-properties fo:text-align="justify" fo:line-height="150%">
        <style:tab-stops>
          <style:tab-stop style:type="left" style:position="2.8708in"/>
        </style:tab-stops>
      </style:paragraph-properties>
    </style:style>
    <style:style style:name="T1133" style:parent-style-name="Domyślnaczcionkaakapitu" style:family="text">
      <style:text-properties style:text-underline-type="single" style:text-underline-style="solid" style:text-underline-width="auto" style:text-underline-mode="continuous"/>
    </style:style>
    <style:style style:name="P1134" style:parent-style-name="Normalny" style:family="paragraph">
      <style:paragraph-properties fo:text-align="justify" fo:line-height="150%" fo:text-indent="0.2479in">
        <style:tab-stops>
          <style:tab-stop style:type="left" style:position="2.8708in"/>
        </style:tab-stops>
      </style:paragraph-properties>
    </style:style>
    <style:style style:name="P1135" style:parent-style-name="Normalny" style:family="paragraph">
      <style:paragraph-properties fo:text-align="justify" fo:line-height="150%" fo:text-indent="0.2479in"/>
    </style:style>
    <style:style style:name="T1136" style:parent-style-name="Domyślnaczcionkaakapitu" style:family="text">
      <style:text-properties fo:background-color="#80FFFF"/>
    </style:style>
    <style:style style:name="T1137" style:parent-style-name="Domyślnaczcionkaakapitu" style:family="text">
      <style:text-properties fo:background-color="#80FFFF"/>
    </style:style>
    <style:style style:name="T1138" style:parent-style-name="Domyślnaczcionkaakapitu" style:family="text">
      <style:text-properties fo:background-color="#80FFFF"/>
    </style:style>
    <style:style style:name="T1139" style:parent-style-name="Domyślnaczcionkaakapitu" style:family="text">
      <style:text-properties fo:background-color="#80FFFF"/>
    </style:style>
    <style:style style:name="P1140" style:parent-style-name="Normalny" style:family="paragraph">
      <style:paragraph-properties fo:text-align="justify" fo:line-height="150%"/>
    </style:style>
    <style:style style:name="T1141" style:parent-style-name="Domyślnaczcionkaakapitu" style:family="text">
      <style:text-properties style:text-underline-type="single" style:text-underline-style="solid" style:text-underline-width="auto" style:text-underline-mode="continuous"/>
    </style:style>
    <style:style style:name="T1142" style:parent-style-name="Domyślnaczcionkaakapitu" style:family="text">
      <style:text-properties fo:background-color="#80FFFF" style:text-underline-type="single" style:text-underline-style="solid" style:text-underline-width="auto" style:text-underline-mode="continuous"/>
    </style:style>
    <style:style style:name="T1143" style:parent-style-name="Domyślnaczcionkaakapitu" style:family="text">
      <style:text-properties style:text-underline-type="single" style:text-underline-style="solid" style:text-underline-width="auto" style:text-underline-mode="continuous"/>
    </style:style>
    <style:style style:name="T1144" style:parent-style-name="Domyślnaczcionkaakapitu" style:family="text">
      <style:text-properties fo:background-color="#80FFFF" style:text-underline-type="single" style:text-underline-style="solid" style:text-underline-width="auto" style:text-underline-mode="continuous"/>
    </style:style>
    <style:style style:name="T1145" style:parent-style-name="Domyślnaczcionkaakapitu" style:family="text">
      <style:text-properties fo:background-color="#80FFFF"/>
    </style:style>
    <style:style style:name="P1146" style:parent-style-name="Normalny" style:family="paragraph">
      <style:paragraph-properties fo:text-align="justify" fo:line-height="150%" fo:text-indent="0.2479in"/>
    </style:style>
    <style:style style:name="T1147" style:parent-style-name="Domyślnaczcionkaakapitu" style:family="text">
      <style:text-properties fo:background-color="#80FFFF"/>
    </style:style>
    <style:style style:name="T1148" style:parent-style-name="Domyślnaczcionkaakapitu" style:family="text">
      <style:text-properties fo:background-color="#80FFFF"/>
    </style:style>
    <style:style style:name="P1149" style:parent-style-name="Normalny" style:family="paragraph">
      <style:paragraph-properties fo:text-align="justify" fo:line-height="150%" fo:text-indent="0.2479in"/>
    </style:style>
    <style:style style:name="T1150" style:parent-style-name="Domyślnaczcionkaakapitu" style:family="text">
      <style:text-properties fo:background-color="#80FFFF"/>
    </style:style>
    <style:style style:name="T1151" style:parent-style-name="Domyślnaczcionkaakapitu" style:family="text">
      <style:text-properties fo:background-color="#80FFFF"/>
    </style:style>
    <style:style style:name="T1152" style:parent-style-name="Domyślnaczcionkaakapitu" style:family="text">
      <style:text-properties fo:background-color="#80FFFF"/>
    </style:style>
    <style:style style:name="T1153" style:parent-style-name="Domyślnaczcionkaakapitu" style:family="text">
      <style:text-properties fo:background-color="#80FFFF"/>
    </style:style>
    <style:style style:name="T1154" style:parent-style-name="Domyślnaczcionkaakapitu" style:family="text">
      <style:text-properties fo:background-color="#80FFFF"/>
    </style:style>
    <style:style style:name="T1155" style:parent-style-name="Domyślnaczcionkaakapitu" style:family="text">
      <style:text-properties fo:background-color="#80FFFF"/>
    </style:style>
    <style:style style:name="T1156" style:parent-style-name="Domyślnaczcionkaakapitu" style:family="text">
      <style:text-properties fo:background-color="#80FFFF"/>
    </style:style>
    <style:style style:name="T1157" style:parent-style-name="Domyślnaczcionkaakapitu" style:family="text">
      <style:text-properties fo:background-color="#80FFFF"/>
    </style:style>
    <style:style style:name="P1158" style:parent-style-name="Normalny" style:family="paragraph">
      <style:paragraph-properties fo:text-align="justify" fo:line-height="150%" fo:text-indent="0.2479in"/>
    </style:style>
    <style:style style:name="T1159" style:parent-style-name="Domyślnaczcionkaakapitu" style:family="text">
      <style:text-properties fo:background-color="#80FFFF"/>
    </style:style>
    <style:style style:name="T1160" style:parent-style-name="Domyślnaczcionkaakapitu" style:family="text">
      <style:text-properties fo:background-color="#80FFFF"/>
    </style:style>
    <style:style style:name="T1161" style:parent-style-name="Domyślnaczcionkaakapitu" style:family="text">
      <style:text-properties fo:background-color="#80FFFF"/>
    </style:style>
    <style:style style:name="T1162" style:parent-style-name="Domyślnaczcionkaakapitu" style:family="text">
      <style:text-properties fo:background-color="#80FFFF"/>
    </style:style>
    <style:style style:name="T1163" style:parent-style-name="Domyślnaczcionkaakapitu" style:family="text">
      <style:text-properties fo:background-color="#80FFFF"/>
    </style:style>
    <style:style style:name="T1164" style:parent-style-name="Domyślnaczcionkaakapitu" style:family="text">
      <style:text-properties fo:background-color="#80FFFF"/>
    </style:style>
    <style:style style:name="P1165" style:parent-style-name="Normalny" style:family="paragraph">
      <style:paragraph-properties fo:text-align="justify" fo:line-height="150%" fo:text-indent="0.2479in"/>
    </style:style>
    <style:style style:name="T1166" style:parent-style-name="Domyślnaczcionkaakapitu" style:family="text">
      <style:text-properties fo:background-color="#80FFFF"/>
    </style:style>
    <style:style style:name="T1167" style:parent-style-name="Domyślnaczcionkaakapitu" style:family="text">
      <style:text-properties fo:background-color="#80FFFF"/>
    </style:style>
    <style:style style:name="T1168" style:parent-style-name="Domyślnaczcionkaakapitu" style:family="text">
      <style:text-properties fo:background-color="#80FFFF"/>
    </style:style>
    <style:style style:name="T1169" style:parent-style-name="Domyślnaczcionkaakapitu" style:family="text">
      <style:text-properties fo:background-color="#80FFFF"/>
    </style:style>
    <style:style style:name="T1170" style:parent-style-name="Domyślnaczcionkaakapitu" style:family="text">
      <style:text-properties fo:background-color="#80FFFF"/>
    </style:style>
    <style:style style:name="T1171" style:parent-style-name="Domyślnaczcionkaakapitu" style:family="text">
      <style:text-properties fo:background-color="#80FFFF"/>
    </style:style>
    <style:style style:name="T1172" style:parent-style-name="Domyślnaczcionkaakapitu" style:family="text">
      <style:text-properties fo:background-color="#80FFFF"/>
    </style:style>
    <style:style style:name="T1173" style:parent-style-name="Domyślnaczcionkaakapitu" style:family="text">
      <style:text-properties fo:background-color="#80FFFF"/>
    </style:style>
    <style:style style:name="P1174" style:parent-style-name="Normalny" style:family="paragraph">
      <style:paragraph-properties fo:text-align="justify" fo:line-height="150%" fo:text-indent="0.2479in"/>
    </style:style>
    <style:style style:name="P1175" style:parent-style-name="Normalny" style:family="paragraph">
      <style:paragraph-properties fo:text-align="justify" fo:line-height="150%" fo:text-indent="0.2479in"/>
    </style:style>
    <style:style style:name="T1176" style:parent-style-name="Domyślnaczcionkaakapitu" style:family="text">
      <style:text-properties fo:background-color="#80FFFF"/>
    </style:style>
    <style:style style:name="T1177" style:parent-style-name="Domyślnaczcionkaakapitu" style:family="text">
      <style:text-properties fo:background-color="#80FFFF"/>
    </style:style>
    <style:style style:name="T1178" style:parent-style-name="Domyślnaczcionkaakapitu" style:family="text">
      <style:text-properties fo:background-color="#80FFFF"/>
    </style:style>
    <style:style style:name="P1179" style:parent-style-name="Normalny" style:family="paragraph">
      <style:paragraph-properties fo:text-align="justify" fo:line-height="150%" fo:text-indent="0.2479in"/>
    </style:style>
    <style:style style:name="T1180" style:parent-style-name="Domyślnaczcionkaakapitu" style:family="text">
      <style:text-properties fo:background-color="#80FFFF"/>
    </style:style>
    <style:style style:name="P1181" style:parent-style-name="Normalny" style:family="paragraph">
      <style:paragraph-properties fo:text-align="justify" fo:line-height="150%" fo:text-indent="0.2479in"/>
    </style:style>
    <style:style style:name="T1182" style:parent-style-name="Domyślnaczcionkaakapitu" style:family="text">
      <style:text-properties fo:background-color="#80FFFF"/>
    </style:style>
    <style:style style:name="T1183" style:parent-style-name="Domyślnaczcionkaakapitu" style:family="text">
      <style:text-properties fo:background-color="#80FFFF"/>
    </style:style>
    <style:style style:name="P1184" style:parent-style-name="Normalny" style:family="paragraph">
      <style:paragraph-properties fo:text-align="justify" fo:line-height="150%" fo:text-indent="0.2479in"/>
    </style:style>
    <style:style style:name="T1185" style:parent-style-name="Domyślnaczcionkaakapitu" style:family="text">
      <style:text-properties fo:background-color="#80FFFF"/>
    </style:style>
    <style:style style:name="P1186" style:parent-style-name="Normalny" style:family="paragraph">
      <style:paragraph-properties fo:text-align="justify" fo:line-height="150%" fo:text-indent="0.2479in"/>
    </style:style>
    <style:style style:name="P1187" style:parent-style-name="Normalny" style:family="paragraph">
      <style:paragraph-properties fo:text-align="justify" fo:line-height="150%" fo:text-indent="0.2479in"/>
    </style:style>
    <style:style style:name="P1188" style:parent-style-name="Normalny" style:family="paragraph">
      <style:paragraph-properties fo:text-align="justify" fo:line-height="150%" fo:text-indent="0.2479in"/>
    </style:style>
    <style:style style:name="T1189" style:parent-style-name="Domyślnaczcionkaakapitu" style:family="text">
      <style:text-properties fo:background-color="#80FFFF"/>
    </style:style>
    <style:style style:name="T1190" style:parent-style-name="Domyślnaczcionkaakapitu" style:family="text">
      <style:text-properties fo:background-color="#80FFFF"/>
    </style:style>
    <style:style style:name="T1191" style:parent-style-name="Domyślnaczcionkaakapitu" style:family="text">
      <style:text-properties fo:background-color="#80FFFF"/>
    </style:style>
    <style:style style:name="T1192" style:parent-style-name="Domyślnaczcionkaakapitu" style:family="text">
      <style:text-properties fo:background-color="#80FFFF"/>
    </style:style>
    <style:style style:name="T1193" style:parent-style-name="Domyślnaczcionkaakapitu" style:family="text">
      <style:text-properties fo:background-color="#80FFFF"/>
    </style:style>
    <style:style style:name="P1194" style:parent-style-name="Normalny" style:family="paragraph">
      <style:paragraph-properties fo:text-align="justify" fo:line-height="150%" fo:text-indent="0.2479in"/>
    </style:style>
    <style:style style:name="P1195" style:parent-style-name="Normalny" style:family="paragraph">
      <style:paragraph-properties fo:text-align="justify" fo:line-height="150%" fo:text-indent="0.2479in"/>
    </style:style>
    <style:style style:name="T1196" style:parent-style-name="Domyślnaczcionkaakapitu" style:family="text">
      <style:text-properties fo:background-color="#80FFFF"/>
    </style:style>
    <style:style style:name="T1197" style:parent-style-name="Domyślnaczcionkaakapitu" style:family="text">
      <style:text-properties fo:background-color="#80FFFF"/>
    </style:style>
    <style:style style:name="T1198" style:parent-style-name="Domyślnaczcionkaakapitu" style:family="text">
      <style:text-properties fo:background-color="#80FFFF"/>
    </style:style>
    <style:style style:name="P1199" style:parent-style-name="Normalny" style:family="paragraph">
      <style:paragraph-properties fo:text-align="justify" fo:line-height="150%" fo:text-indent="0.2479in"/>
    </style:style>
    <style:style style:name="T1200" style:parent-style-name="Domyślnaczcionkaakapitu" style:family="text">
      <style:text-properties fo:background-color="#80FFFF"/>
    </style:style>
    <style:style style:name="P1201" style:parent-style-name="Normalny" style:family="paragraph">
      <style:paragraph-properties fo:text-align="justify" fo:line-height="150%" fo:text-indent="0.2479in"/>
    </style:style>
    <style:style style:name="T1202" style:parent-style-name="Domyślnaczcionkaakapitu" style:family="text">
      <style:text-properties fo:background-color="#80FFFF"/>
    </style:style>
    <style:style style:name="T1203" style:parent-style-name="Domyślnaczcionkaakapitu" style:family="text">
      <style:text-properties fo:background-color="#80FFFF"/>
    </style:style>
    <style:style style:name="T1204" style:parent-style-name="Domyślnaczcionkaakapitu" style:family="text">
      <style:text-properties fo:background-color="#80FFFF"/>
    </style:style>
    <style:style style:name="T1205" style:parent-style-name="Domyślnaczcionkaakapitu" style:family="text">
      <style:text-properties fo:background-color="#80FFFF"/>
    </style:style>
    <style:style style:name="P1206" style:parent-style-name="Normalny" style:family="paragraph">
      <style:paragraph-properties fo:text-align="justify" fo:line-height="150%" fo:text-indent="0.2479in"/>
    </style:style>
    <style:style style:name="T1207" style:parent-style-name="Domyślnaczcionkaakapitu" style:family="text">
      <style:text-properties fo:background-color="#80FFFF"/>
    </style:style>
    <style:style style:name="T1208" style:parent-style-name="Domyślnaczcionkaakapitu" style:family="text">
      <style:text-properties fo:background-color="#80FFFF"/>
    </style:style>
    <style:style style:name="T1209" style:parent-style-name="Domyślnaczcionkaakapitu" style:family="text">
      <style:text-properties fo:background-color="#80FFFF"/>
    </style:style>
    <style:style style:name="P1210" style:parent-style-name="Normalny" style:family="paragraph">
      <style:paragraph-properties fo:text-align="justify" fo:line-height="150%" fo:text-indent="0.2479in"/>
    </style:style>
    <style:style style:name="P1211" style:parent-style-name="Normalny" style:family="paragraph">
      <style:paragraph-properties fo:text-align="justify" fo:line-height="150%"/>
    </style:style>
    <style:style style:name="T1212" style:parent-style-name="Domyślnaczcionkaakapitu" style:family="text">
      <style:text-properties style:text-underline-type="single" style:text-underline-style="solid" style:text-underline-width="auto" style:text-underline-mode="continuous"/>
    </style:style>
    <style:style style:name="P1213" style:parent-style-name="Normalny" style:family="paragraph">
      <style:paragraph-properties fo:text-align="justify" fo:line-height="150%" fo:text-indent="0.2479in"/>
    </style:style>
    <style:style style:name="P1214" style:parent-style-name="Normalny" style:family="paragraph">
      <style:paragraph-properties fo:text-align="justify" fo:line-height="150%" fo:text-indent="0.2479in"/>
    </style:style>
    <style:style style:name="P1215" style:parent-style-name="Normalny" style:family="paragraph">
      <style:paragraph-properties fo:text-align="justify" fo:line-height="150%"/>
    </style:style>
    <style:style style:name="T1216" style:parent-style-name="Domyślnaczcionkaakapitu" style:family="text">
      <style:text-properties style:text-underline-type="single" style:text-underline-style="solid" style:text-underline-width="auto" style:text-underline-mode="continuous"/>
    </style:style>
    <style:style style:name="T1217" style:parent-style-name="Domyślnaczcionkaakapitu" style:family="text">
      <style:text-properties fo:background-color="#80FFFF" style:text-underline-type="single" style:text-underline-style="solid" style:text-underline-width="auto" style:text-underline-mode="continuous"/>
    </style:style>
    <style:style style:name="T1218" style:parent-style-name="Domyślnaczcionkaakapitu" style:family="text">
      <style:text-properties style:text-underline-type="single" style:text-underline-style="solid" style:text-underline-width="auto" style:text-underline-mode="continuous"/>
    </style:style>
    <style:style style:name="P1219" style:parent-style-name="Normalny" style:family="paragraph">
      <style:paragraph-properties fo:text-align="justify" fo:line-height="150%" fo:text-indent="0.2479in"/>
    </style:style>
    <style:style style:name="T1220" style:parent-style-name="Domyślnaczcionkaakapitu" style:family="text">
      <style:text-properties fo:background-color="#80FFFF"/>
    </style:style>
    <style:style style:name="T1221" style:parent-style-name="Domyślnaczcionkaakapitu" style:family="text">
      <style:text-properties fo:background-color="#80FFFF"/>
    </style:style>
    <style:style style:name="P1222" style:parent-style-name="Normalny" style:family="paragraph">
      <style:paragraph-properties fo:text-align="justify" fo:line-height="150%" fo:text-indent="0.2479in"/>
    </style:style>
    <style:style style:name="P1223" style:parent-style-name="Normalny" style:family="paragraph">
      <style:paragraph-properties fo:text-align="justify" fo:line-height="150%" fo:text-indent="0.2479in"/>
    </style:style>
    <style:style style:name="T1224" style:parent-style-name="Domyślnaczcionkaakapitu" style:family="text">
      <style:text-properties fo:background-color="#80FFFF"/>
    </style:style>
    <style:style style:name="T1225" style:parent-style-name="Domyślnaczcionkaakapitu" style:family="text">
      <style:text-properties fo:background-color="#80FFFF"/>
    </style:style>
    <style:style style:name="P1226" style:parent-style-name="Normalny" style:family="paragraph">
      <style:paragraph-properties fo:text-align="justify" fo:line-height="150%" fo:text-indent="0.2479in"/>
    </style:style>
    <style:style style:name="T1227" style:parent-style-name="Domyślnaczcionkaakapitu" style:family="text">
      <style:text-properties fo:background-color="#80FFFF"/>
    </style:style>
    <style:style style:name="T1228" style:parent-style-name="Domyślnaczcionkaakapitu" style:family="text">
      <style:text-properties fo:background-color="#80FFFF"/>
    </style:style>
    <style:style style:name="T1229" style:parent-style-name="Domyślnaczcionkaakapitu" style:family="text">
      <style:text-properties fo:background-color="#80FFFF"/>
    </style:style>
    <style:style style:name="T1230" style:parent-style-name="Domyślnaczcionkaakapitu" style:family="text">
      <style:text-properties fo:background-color="#80FFFF"/>
    </style:style>
    <style:style style:name="T1231" style:parent-style-name="Domyślnaczcionkaakapitu" style:family="text">
      <style:text-properties fo:background-color="#80FFFF"/>
    </style:style>
    <style:style style:name="T1232" style:parent-style-name="Domyślnaczcionkaakapitu" style:family="text">
      <style:text-properties fo:background-color="#80FFFF"/>
    </style:style>
    <style:style style:name="T1233" style:parent-style-name="Domyślnaczcionkaakapitu" style:family="text">
      <style:text-properties fo:background-color="#80FFFF"/>
    </style:style>
    <style:style style:name="T1234" style:parent-style-name="Domyślnaczcionkaakapitu" style:family="text">
      <style:text-properties fo:background-color="#80FFFF"/>
    </style:style>
    <style:style style:name="T1235" style:parent-style-name="Domyślnaczcionkaakapitu" style:family="text">
      <style:text-properties fo:background-color="#80FFFF"/>
    </style:style>
    <style:style style:name="T1236" style:parent-style-name="Domyślnaczcionkaakapitu" style:family="text">
      <style:text-properties fo:background-color="#80FFFF"/>
    </style:style>
    <style:style style:name="P1237" style:parent-style-name="Normalny" style:family="paragraph">
      <style:paragraph-properties fo:text-align="justify" fo:line-height="150%" fo:text-indent="0.2479in"/>
    </style:style>
    <style:style style:name="T1238" style:parent-style-name="Domyślnaczcionkaakapitu" style:family="text">
      <style:text-properties fo:background-color="#80FFFF"/>
    </style:style>
    <style:style style:name="T1239" style:parent-style-name="Domyślnaczcionkaakapitu" style:family="text">
      <style:text-properties fo:background-color="#80FFFF"/>
    </style:style>
    <style:style style:name="T1240" style:parent-style-name="Domyślnaczcionkaakapitu" style:family="text">
      <style:text-properties fo:background-color="#80FFFF"/>
    </style:style>
    <style:style style:name="T1241" style:parent-style-name="Domyślnaczcionkaakapitu" style:family="text">
      <style:text-properties fo:background-color="#80FFFF"/>
    </style:style>
    <style:style style:name="P1242" style:parent-style-name="Normalny" style:family="paragraph">
      <style:paragraph-properties fo:text-align="justify" fo:line-height="150%" fo:text-indent="0.2479in"/>
    </style:style>
    <style:style style:name="T1243" style:parent-style-name="Domyślnaczcionkaakapitu" style:family="text">
      <style:text-properties fo:background-color="#80FFFF"/>
    </style:style>
    <style:style style:name="P1244" style:parent-style-name="Normalny" style:family="paragraph">
      <style:paragraph-properties fo:text-align="justify" fo:line-height="150%" fo:text-indent="0.2479in"/>
    </style:style>
    <style:style style:name="T1245" style:parent-style-name="Domyślnaczcionkaakapitu" style:family="text">
      <style:text-properties fo:background-color="#80FFFF"/>
    </style:style>
    <style:style style:name="T1246" style:parent-style-name="Domyślnaczcionkaakapitu" style:family="text">
      <style:text-properties fo:background-color="#80FFFF"/>
    </style:style>
    <style:style style:name="T1247" style:parent-style-name="Domyślnaczcionkaakapitu" style:family="text">
      <style:text-properties fo:background-color="#80FFFF"/>
    </style:style>
    <style:style style:name="T1248" style:parent-style-name="Domyślnaczcionkaakapitu" style:family="text">
      <style:text-properties fo:background-color="#80FFFF"/>
    </style:style>
    <style:style style:name="T1249" style:parent-style-name="Domyślnaczcionkaakapitu" style:family="text">
      <style:text-properties fo:background-color="#80FFFF"/>
    </style:style>
    <style:style style:name="P1250" style:parent-style-name="Normalny" style:family="paragraph">
      <style:paragraph-properties fo:text-align="justify" fo:line-height="150%" fo:text-indent="0.2479in"/>
    </style:style>
    <style:style style:name="T1251" style:parent-style-name="Domyślnaczcionkaakapitu" style:family="text">
      <style:text-properties fo:background-color="#80FFFF"/>
    </style:style>
    <style:style style:name="T1252" style:parent-style-name="Domyślnaczcionkaakapitu" style:family="text">
      <style:text-properties fo:background-color="#80FFFF"/>
    </style:style>
    <style:style style:name="T1253" style:parent-style-name="Domyślnaczcionkaakapitu" style:family="text">
      <style:text-properties fo:background-color="#80FFFF"/>
    </style:style>
    <style:style style:name="T1254" style:parent-style-name="Domyślnaczcionkaakapitu" style:family="text">
      <style:text-properties fo:background-color="#80FFFF"/>
    </style:style>
    <style:style style:name="T1255" style:parent-style-name="Domyślnaczcionkaakapitu" style:family="text">
      <style:text-properties fo:background-color="#80FFFF"/>
    </style:style>
    <style:style style:name="T1256" style:parent-style-name="Domyślnaczcionkaakapitu" style:family="text">
      <style:text-properties fo:background-color="#80FFFF"/>
    </style:style>
    <style:style style:name="P1257" style:parent-style-name="Normalny" style:family="paragraph">
      <style:paragraph-properties fo:text-align="justify" fo:line-height="150%" fo:text-indent="0.2479in"/>
    </style:style>
    <style:style style:name="T1258" style:parent-style-name="Domyślnaczcionkaakapitu" style:family="text">
      <style:text-properties fo:background-color="#80FFFF"/>
    </style:style>
    <style:style style:name="P1259" style:parent-style-name="Normalny" style:family="paragraph">
      <style:paragraph-properties fo:text-align="justify" fo:line-height="150%" fo:text-indent="0.2479in"/>
    </style:style>
    <style:style style:name="P1260" style:parent-style-name="Normalny" style:family="paragraph">
      <style:paragraph-properties fo:text-align="justify" fo:line-height="150%"/>
    </style:style>
    <style:style style:name="T1261" style:parent-style-name="Domyślnaczcionkaakapitu" style:family="text">
      <style:text-properties style:text-underline-type="single" style:text-underline-style="solid" style:text-underline-width="auto" style:text-underline-mode="continuous"/>
    </style:style>
    <style:style style:name="P1262" style:parent-style-name="Normalny" style:family="paragraph">
      <style:paragraph-properties fo:text-align="justify" fo:line-height="150%" fo:text-indent="0.2479in"/>
    </style:style>
    <style:style style:name="P1263" style:parent-style-name="Normalny" style:family="paragraph">
      <style:paragraph-properties fo:text-align="justify" fo:line-height="150%" fo:text-indent="0.2479in"/>
    </style:style>
    <style:style style:name="T1264" style:parent-style-name="Domyślnaczcionkaakapitu" style:family="text">
      <style:text-properties fo:background-color="#80FFFF"/>
    </style:style>
    <style:style style:name="T1265" style:parent-style-name="Domyślnaczcionkaakapitu" style:family="text">
      <style:text-properties fo:background-color="#80FFFF"/>
    </style:style>
    <style:style style:name="T1266" style:parent-style-name="Domyślnaczcionkaakapitu" style:family="text">
      <style:text-properties fo:background-color="#80FFFF"/>
    </style:style>
    <style:style style:name="P1267" style:parent-style-name="Normalny" style:family="paragraph">
      <style:paragraph-properties fo:text-align="justify" fo:line-height="150%"/>
    </style:style>
    <style:style style:name="T1268" style:parent-style-name="Domyślnaczcionkaakapitu" style:family="text">
      <style:text-properties fo:background-color="#80FFFF" style:text-underline-type="single" style:text-underline-style="solid" style:text-underline-width="auto" style:text-underline-mode="continuous"/>
    </style:style>
    <style:style style:name="T1269" style:parent-style-name="Domyślnaczcionkaakapitu" style:family="text">
      <style:text-properties style:text-underline-type="single" style:text-underline-style="solid" style:text-underline-width="auto" style:text-underline-mode="continuous"/>
    </style:style>
    <style:style style:name="P1270" style:parent-style-name="Normalny" style:family="paragraph">
      <style:paragraph-properties fo:text-align="justify" fo:line-height="150%" fo:text-indent="0.2479in"/>
    </style:style>
    <style:style style:name="P1271" style:parent-style-name="Normalny" style:family="paragraph">
      <style:paragraph-properties fo:text-align="justify" fo:line-height="150%" fo:text-indent="0.2479in"/>
    </style:style>
    <style:style style:name="T1272" style:parent-style-name="Domyślnaczcionkaakapitu" style:family="text">
      <style:text-properties fo:background-color="#80FFFF"/>
    </style:style>
    <style:style style:name="T1273" style:parent-style-name="Domyślnaczcionkaakapitu" style:family="text">
      <style:text-properties fo:background-color="#80FFFF"/>
    </style:style>
    <style:style style:name="P1274" style:parent-style-name="Normalny" style:family="paragraph">
      <style:paragraph-properties fo:text-align="justify" fo:line-height="150%" fo:text-indent="0.2479in"/>
    </style:style>
    <style:style style:name="T1275" style:parent-style-name="Domyślnaczcionkaakapitu" style:family="text">
      <style:text-properties fo:background-color="#80FFFF"/>
    </style:style>
    <style:style style:name="T1276" style:parent-style-name="Domyślnaczcionkaakapitu" style:family="text">
      <style:text-properties fo:background-color="#80FFFF"/>
    </style:style>
    <style:style style:name="P1277" style:parent-style-name="Normalny" style:family="paragraph">
      <style:paragraph-properties fo:text-align="justify" fo:line-height="150%" fo:text-indent="0.2479in"/>
    </style:style>
    <style:style style:name="P1278" style:parent-style-name="Normalny" style:family="paragraph">
      <style:paragraph-properties fo:text-align="justify" fo:line-height="150%" fo:text-indent="0.2479in"/>
    </style:style>
    <style:style style:name="T1279" style:parent-style-name="Domyślnaczcionkaakapitu" style:family="text">
      <style:text-properties fo:background-color="#80FFFF"/>
    </style:style>
    <style:style style:name="T1280" style:parent-style-name="Domyślnaczcionkaakapitu" style:family="text">
      <style:text-properties fo:background-color="#80FFFF"/>
    </style:style>
    <style:style style:name="T1281" style:parent-style-name="Domyślnaczcionkaakapitu" style:family="text">
      <style:text-properties fo:background-color="#80FFFF"/>
    </style:style>
    <style:style style:name="T1282" style:parent-style-name="Domyślnaczcionkaakapitu" style:family="text">
      <style:text-properties fo:background-color="#80FFFF"/>
    </style:style>
    <style:style style:name="P1283" style:parent-style-name="Normalny" style:family="paragraph">
      <style:paragraph-properties fo:text-align="justify" fo:line-height="150%" fo:text-indent="0.2479in"/>
    </style:style>
    <style:style style:name="T1284" style:parent-style-name="Domyślnaczcionkaakapitu" style:family="text">
      <style:text-properties fo:background-color="#80FFFF"/>
    </style:style>
    <style:style style:name="T1285" style:parent-style-name="Domyślnaczcionkaakapitu" style:family="text">
      <style:text-properties fo:background-color="#80FFFF"/>
    </style:style>
    <style:style style:name="P1286" style:parent-style-name="Normalny" style:family="paragraph">
      <style:paragraph-properties fo:text-align="justify" fo:line-height="150%" fo:text-indent="0.2479in"/>
    </style:style>
    <style:style style:name="T1287" style:parent-style-name="Domyślnaczcionkaakapitu" style:family="text">
      <style:text-properties fo:background-color="#80FFFF"/>
    </style:style>
    <style:style style:name="T1288" style:parent-style-name="Domyślnaczcionkaakapitu" style:family="text">
      <style:text-properties fo:background-color="#80FFFF"/>
    </style:style>
    <style:style style:name="T1289" style:parent-style-name="Domyślnaczcionkaakapitu" style:family="text">
      <style:text-properties fo:background-color="#80FFFF"/>
    </style:style>
    <style:style style:name="P1290" style:parent-style-name="Normalny" style:family="paragraph">
      <style:paragraph-properties fo:text-align="justify" fo:line-height="150%" fo:text-indent="0.2479in"/>
    </style:style>
    <style:style style:name="T1291" style:parent-style-name="Domyślnaczcionkaakapitu" style:family="text">
      <style:text-properties fo:background-color="#80FFFF"/>
    </style:style>
    <style:style style:name="P1292" style:parent-style-name="Normalny" style:family="paragraph">
      <style:paragraph-properties fo:text-align="justify" fo:line-height="150%" fo:text-indent="0.2479in"/>
    </style:style>
    <style:style style:name="T1293" style:parent-style-name="Domyślnaczcionkaakapitu" style:family="text">
      <style:text-properties fo:background-color="#80FFFF"/>
    </style:style>
    <style:style style:name="T1294" style:parent-style-name="Domyślnaczcionkaakapitu" style:family="text">
      <style:text-properties fo:background-color="#80FFFF"/>
    </style:style>
    <style:style style:name="T1295" style:parent-style-name="Domyślnaczcionkaakapitu" style:family="text">
      <style:text-properties fo:background-color="#80FFFF"/>
    </style:style>
    <style:style style:name="P1296" style:parent-style-name="Normalny" style:family="paragraph">
      <style:paragraph-properties fo:text-align="justify" fo:line-height="150%" fo:text-indent="0.2479in"/>
    </style:style>
    <style:style style:name="T1297" style:parent-style-name="Domyślnaczcionkaakapitu" style:family="text">
      <style:text-properties fo:background-color="#80FFFF"/>
    </style:style>
    <style:style style:name="T1298" style:parent-style-name="Domyślnaczcionkaakapitu" style:family="text">
      <style:text-properties fo:background-color="#80FFFF"/>
    </style:style>
    <style:style style:name="T1299" style:parent-style-name="Domyślnaczcionkaakapitu" style:family="text">
      <style:text-properties fo:background-color="#80FFFF"/>
    </style:style>
    <style:style style:name="T1300" style:parent-style-name="Domyślnaczcionkaakapitu" style:family="text">
      <style:text-properties fo:background-color="#80FFFF"/>
    </style:style>
    <style:style style:name="T1301" style:parent-style-name="Domyślnaczcionkaakapitu" style:family="text">
      <style:text-properties fo:background-color="#80FFFF"/>
    </style:style>
    <style:style style:name="P1302" style:parent-style-name="Normalny" style:family="paragraph">
      <style:paragraph-properties fo:text-align="justify" fo:line-height="150%" fo:text-indent="0.2479in"/>
    </style:style>
    <style:style style:name="T1303" style:parent-style-name="Domyślnaczcionkaakapitu" style:family="text">
      <style:text-properties fo:background-color="#80FFFF"/>
    </style:style>
    <style:style style:name="T1304" style:parent-style-name="Domyślnaczcionkaakapitu" style:family="text">
      <style:text-properties fo:background-color="#80FFFF"/>
    </style:style>
    <style:style style:name="T1305" style:parent-style-name="Domyślnaczcionkaakapitu" style:family="text">
      <style:text-properties fo:background-color="#80FFFF"/>
    </style:style>
    <style:style style:name="T1306" style:parent-style-name="Domyślnaczcionkaakapitu" style:family="text">
      <style:text-properties fo:background-color="#80FFFF"/>
    </style:style>
    <style:style style:name="P1307" style:parent-style-name="Normalny" style:family="paragraph">
      <style:paragraph-properties fo:text-align="justify" fo:line-height="150%" fo:text-indent="0.2479in"/>
    </style:style>
    <style:style style:name="T1308" style:parent-style-name="Domyślnaczcionkaakapitu" style:family="text">
      <style:text-properties fo:background-color="#80FFFF"/>
    </style:style>
    <style:style style:name="T1309" style:parent-style-name="Domyślnaczcionkaakapitu" style:family="text">
      <style:text-properties fo:background-color="#80FFFF"/>
    </style:style>
    <style:style style:name="T1310" style:parent-style-name="Domyślnaczcionkaakapitu" style:family="text">
      <style:text-properties fo:background-color="#80FFFF"/>
    </style:style>
    <style:style style:name="P1311" style:parent-style-name="Normalny" style:family="paragraph">
      <style:paragraph-properties fo:text-align="justify" fo:line-height="150%" fo:text-indent="0.2479in"/>
    </style:style>
    <style:style style:name="T1312" style:parent-style-name="Domyślnaczcionkaakapitu" style:family="text">
      <style:text-properties fo:background-color="#80FFFF"/>
    </style:style>
    <style:style style:name="P1313" style:parent-style-name="Normalny" style:family="paragraph">
      <style:paragraph-properties fo:text-align="justify" fo:line-height="150%" fo:text-indent="0.2479in"/>
    </style:style>
    <style:style style:name="T1314" style:parent-style-name="Domyślnaczcionkaakapitu" style:family="text">
      <style:text-properties fo:background-color="#80FFFF"/>
    </style:style>
    <style:style style:name="T1315" style:parent-style-name="Domyślnaczcionkaakapitu" style:family="text">
      <style:text-properties fo:background-color="#80FFFF"/>
    </style:style>
    <style:style style:name="P1316" style:parent-style-name="Normalny" style:family="paragraph">
      <style:paragraph-properties fo:text-align="justify" fo:line-height="150%" fo:text-indent="0.2479in"/>
    </style:style>
    <style:style style:name="T1317" style:parent-style-name="Domyślnaczcionkaakapitu" style:family="text">
      <style:text-properties fo:background-color="#80FFFF"/>
    </style:style>
    <style:style style:name="T1318" style:parent-style-name="Domyślnaczcionkaakapitu" style:family="text">
      <style:text-properties fo:background-color="#80FFFF"/>
    </style:style>
    <style:style style:name="T1319" style:parent-style-name="Domyślnaczcionkaakapitu" style:family="text">
      <style:text-properties fo:background-color="#80FFFF"/>
    </style:style>
    <style:style style:name="T1320" style:parent-style-name="Domyślnaczcionkaakapitu" style:family="text">
      <style:text-properties fo:background-color="#80FFFF"/>
    </style:style>
    <style:style style:name="T1321" style:parent-style-name="Domyślnaczcionkaakapitu" style:family="text">
      <style:text-properties fo:background-color="#80FFFF"/>
    </style:style>
    <style:style style:name="T1322" style:parent-style-name="Domyślnaczcionkaakapitu" style:family="text">
      <style:text-properties fo:background-color="#80FFFF"/>
    </style:style>
    <style:style style:name="T1323" style:parent-style-name="Domyślnaczcionkaakapitu" style:family="text">
      <style:text-properties fo:background-color="#80FFFF"/>
    </style:style>
    <style:style style:name="T1324" style:parent-style-name="Domyślnaczcionkaakapitu" style:family="text">
      <style:text-properties fo:background-color="#80FFFF"/>
    </style:style>
    <style:style style:name="P1325" style:parent-style-name="Normalny" style:family="paragraph">
      <style:paragraph-properties fo:text-align="justify" fo:line-height="150%" fo:text-indent="0.2479in"/>
    </style:style>
    <style:style style:name="T1326" style:parent-style-name="Domyślnaczcionkaakapitu" style:family="text">
      <style:text-properties fo:background-color="#80FFFF"/>
    </style:style>
    <style:style style:name="P1327" style:parent-style-name="Normalny" style:family="paragraph">
      <style:paragraph-properties fo:text-align="justify" fo:line-height="150%" fo:text-indent="0.2479in"/>
    </style:style>
    <style:style style:name="T1328" style:parent-style-name="Domyślnaczcionkaakapitu" style:family="text">
      <style:text-properties fo:background-color="#80FFFF"/>
    </style:style>
    <style:style style:name="T1329" style:parent-style-name="Domyślnaczcionkaakapitu" style:family="text">
      <style:text-properties fo:background-color="#80FFFF"/>
    </style:style>
    <style:style style:name="T1330" style:parent-style-name="Domyślnaczcionkaakapitu" style:family="text">
      <style:text-properties fo:background-color="#80FFFF"/>
    </style:style>
    <style:style style:name="T1331" style:parent-style-name="Domyślnaczcionkaakapitu" style:family="text">
      <style:text-properties fo:background-color="#80FFFF"/>
    </style:style>
    <style:style style:name="T1332" style:parent-style-name="Domyślnaczcionkaakapitu" style:family="text">
      <style:text-properties fo:background-color="#80FFFF"/>
    </style:style>
    <style:style style:name="T1333" style:parent-style-name="Domyślnaczcionkaakapitu" style:family="text">
      <style:text-properties fo:background-color="#80FFFF"/>
    </style:style>
    <style:style style:name="T1334" style:parent-style-name="Domyślnaczcionkaakapitu" style:family="text">
      <style:text-properties fo:background-color="#80FFFF"/>
    </style:style>
    <style:style style:name="T1335" style:parent-style-name="Domyślnaczcionkaakapitu" style:family="text">
      <style:text-properties fo:background-color="#80FFFF"/>
    </style:style>
    <style:style style:name="P1336" style:parent-style-name="Normalny" style:family="paragraph">
      <style:paragraph-properties fo:text-align="justify" fo:line-height="150%" fo:text-indent="0.2479in"/>
    </style:style>
    <style:style style:name="T1337" style:parent-style-name="Domyślnaczcionkaakapitu" style:family="text">
      <style:text-properties fo:background-color="#80FFFF"/>
    </style:style>
    <style:style style:name="T1338" style:parent-style-name="Domyślnaczcionkaakapitu" style:family="text">
      <style:text-properties fo:background-color="#80FFFF"/>
    </style:style>
    <style:style style:name="T1339" style:parent-style-name="Domyślnaczcionkaakapitu" style:family="text">
      <style:text-properties fo:background-color="#80FFFF"/>
    </style:style>
    <style:style style:name="T1340" style:parent-style-name="Domyślnaczcionkaakapitu" style:family="text">
      <style:text-properties fo:background-color="#80FFFF"/>
    </style:style>
    <style:style style:name="P1341" style:parent-style-name="Normalny" style:family="paragraph">
      <style:paragraph-properties fo:text-align="justify" fo:line-height="150%" fo:text-indent="0.2479in"/>
    </style:style>
    <style:style style:name="T1342" style:parent-style-name="Domyślnaczcionkaakapitu" style:family="text">
      <style:text-properties fo:background-color="#80FFFF"/>
    </style:style>
    <style:style style:name="T1343" style:parent-style-name="Domyślnaczcionkaakapitu" style:family="text">
      <style:text-properties fo:background-color="#80FFFF"/>
    </style:style>
    <style:style style:name="P1344" style:parent-style-name="Normalny" style:family="paragraph">
      <style:paragraph-properties fo:text-align="justify" fo:line-height="150%" fo:text-indent="0.2479in"/>
    </style:style>
    <style:style style:name="T1345" style:parent-style-name="Domyślnaczcionkaakapitu" style:family="text">
      <style:text-properties fo:background-color="#80FFFF"/>
    </style:style>
    <style:style style:name="T1346" style:parent-style-name="Domyślnaczcionkaakapitu" style:family="text">
      <style:text-properties fo:background-color="#80FFFF"/>
    </style:style>
    <style:style style:name="T1347" style:parent-style-name="Domyślnaczcionkaakapitu" style:family="text">
      <style:text-properties fo:background-color="#80FFFF"/>
    </style:style>
    <style:style style:name="T1348" style:parent-style-name="Domyślnaczcionkaakapitu" style:family="text">
      <style:text-properties fo:background-color="#80FFFF"/>
    </style:style>
    <style:style style:name="T1349" style:parent-style-name="Domyślnaczcionkaakapitu" style:family="text">
      <style:text-properties fo:background-color="#80FFFF"/>
    </style:style>
    <style:style style:name="P1350" style:parent-style-name="Normalny" style:family="paragraph">
      <style:paragraph-properties fo:text-align="justify" fo:line-height="150%" fo:text-indent="0.2479in"/>
    </style:style>
    <style:style style:name="T1351" style:parent-style-name="Domyślnaczcionkaakapitu" style:family="text">
      <style:text-properties fo:background-color="#80FFFF"/>
    </style:style>
    <style:style style:name="T1352" style:parent-style-name="Domyślnaczcionkaakapitu" style:family="text">
      <style:text-properties fo:background-color="#80FFFF"/>
    </style:style>
    <style:style style:name="T1353" style:parent-style-name="Domyślnaczcionkaakapitu" style:family="text">
      <style:text-properties fo:background-color="#80FFFF"/>
    </style:style>
    <style:style style:name="T1354" style:parent-style-name="Domyślnaczcionkaakapitu" style:family="text">
      <style:text-properties fo:background-color="#80FFFF"/>
    </style:style>
    <style:style style:name="T1355" style:parent-style-name="Domyślnaczcionkaakapitu" style:family="text">
      <style:text-properties fo:background-color="#80FFFF"/>
    </style:style>
    <style:style style:name="T1356" style:parent-style-name="Domyślnaczcionkaakapitu" style:family="text">
      <style:text-properties fo:background-color="#80FFFF"/>
    </style:style>
    <style:style style:name="T1357" style:parent-style-name="Domyślnaczcionkaakapitu" style:family="text">
      <style:text-properties fo:background-color="#80FFFF"/>
    </style:style>
    <style:style style:name="T1358" style:parent-style-name="Domyślnaczcionkaakapitu" style:family="text">
      <style:text-properties fo:background-color="#80FFFF"/>
    </style:style>
    <style:style style:name="T1359" style:parent-style-name="Domyślnaczcionkaakapitu" style:family="text">
      <style:text-properties fo:background-color="#80FFFF"/>
    </style:style>
    <style:style style:name="T1360" style:parent-style-name="Domyślnaczcionkaakapitu" style:family="text">
      <style:text-properties fo:background-color="#80FFFF"/>
    </style:style>
    <style:style style:name="T1361" style:parent-style-name="Domyślnaczcionkaakapitu" style:family="text">
      <style:text-properties fo:background-color="#80FFFF"/>
    </style:style>
    <style:style style:name="P1362" style:parent-style-name="Normalny" style:family="paragraph">
      <style:paragraph-properties fo:text-align="justify" fo:line-height="150%" fo:text-indent="0.2479in"/>
    </style:style>
    <style:style style:name="T1363" style:parent-style-name="Domyślnaczcionkaakapitu" style:family="text">
      <style:text-properties fo:background-color="#80FFFF"/>
    </style:style>
    <style:style style:name="T1364" style:parent-style-name="Domyślnaczcionkaakapitu" style:family="text">
      <style:text-properties fo:background-color="#80FFFF"/>
    </style:style>
    <style:style style:name="T1365" style:parent-style-name="Domyślnaczcionkaakapitu" style:family="text">
      <style:text-properties fo:background-color="#80FFFF"/>
    </style:style>
    <style:style style:name="T1366" style:parent-style-name="Domyślnaczcionkaakapitu" style:family="text">
      <style:text-properties fo:background-color="#80FFFF"/>
    </style:style>
    <style:style style:name="T1367" style:parent-style-name="Domyślnaczcionkaakapitu" style:family="text">
      <style:text-properties fo:background-color="#80FFFF"/>
    </style:style>
    <style:style style:name="T1368" style:parent-style-name="Domyślnaczcionkaakapitu" style:family="text">
      <style:text-properties fo:background-color="#80FFFF"/>
    </style:style>
    <style:style style:name="T1369" style:parent-style-name="Domyślnaczcionkaakapitu" style:family="text">
      <style:text-properties fo:background-color="#80FFFF"/>
    </style:style>
    <style:style style:name="T1370" style:parent-style-name="Domyślnaczcionkaakapitu" style:family="text">
      <style:text-properties fo:background-color="#80FFFF"/>
    </style:style>
    <style:style style:name="T1371" style:parent-style-name="Domyślnaczcionkaakapitu" style:family="text">
      <style:text-properties fo:background-color="#80FFFF"/>
    </style:style>
    <style:style style:name="T1372" style:parent-style-name="Domyślnaczcionkaakapitu" style:family="text">
      <style:text-properties fo:background-color="#80FFFF"/>
    </style:style>
    <style:style style:name="T1373" style:parent-style-name="Domyślnaczcionkaakapitu" style:family="text">
      <style:text-properties fo:background-color="#80FFFF"/>
    </style:style>
    <style:style style:name="T1374" style:parent-style-name="Domyślnaczcionkaakapitu" style:family="text">
      <style:text-properties fo:background-color="#80FFFF"/>
    </style:style>
    <style:style style:name="T1375" style:parent-style-name="Domyślnaczcionkaakapitu" style:family="text">
      <style:text-properties fo:background-color="#80FFFF"/>
    </style:style>
    <style:style style:name="P1376" style:parent-style-name="Normalny" style:family="paragraph">
      <style:paragraph-properties fo:text-align="justify" fo:line-height="150%" fo:text-indent="0.2479in"/>
    </style:style>
    <style:style style:name="T1377" style:parent-style-name="Domyślnaczcionkaakapitu" style:family="text">
      <style:text-properties fo:background-color="#80FFFF"/>
    </style:style>
    <style:style style:name="T1378" style:parent-style-name="Domyślnaczcionkaakapitu" style:family="text">
      <style:text-properties fo:background-color="#80FFFF"/>
    </style:style>
    <style:style style:name="T1379" style:parent-style-name="Domyślnaczcionkaakapitu" style:family="text">
      <style:text-properties fo:background-color="#80FFFF"/>
    </style:style>
    <style:style style:name="T1380" style:parent-style-name="Domyślnaczcionkaakapitu" style:family="text">
      <style:text-properties fo:background-color="#80FFFF"/>
    </style:style>
    <style:style style:name="T1381" style:parent-style-name="Domyślnaczcionkaakapitu" style:family="text">
      <style:text-properties fo:background-color="#80FFFF"/>
    </style:style>
    <style:style style:name="P1382" style:parent-style-name="Normalny" style:family="paragraph">
      <style:paragraph-properties fo:text-align="justify" fo:line-height="150%" fo:text-indent="0.2479in"/>
    </style:style>
    <style:style style:name="T1383" style:parent-style-name="Domyślnaczcionkaakapitu" style:family="text">
      <style:text-properties fo:background-color="#80FFFF"/>
    </style:style>
    <style:style style:name="T1384" style:parent-style-name="Domyślnaczcionkaakapitu" style:family="text">
      <style:text-properties fo:background-color="#80FFFF"/>
    </style:style>
    <style:style style:name="T1385" style:parent-style-name="Domyślnaczcionkaakapitu" style:family="text">
      <style:text-properties fo:background-color="#80FFFF"/>
    </style:style>
    <style:style style:name="T1386" style:parent-style-name="Domyślnaczcionkaakapitu" style:family="text">
      <style:text-properties fo:background-color="#80FFFF"/>
    </style:style>
    <style:style style:name="T1387" style:parent-style-name="Domyślnaczcionkaakapitu" style:family="text">
      <style:text-properties fo:background-color="#80FFFF"/>
    </style:style>
    <style:style style:name="T1388" style:parent-style-name="Domyślnaczcionkaakapitu" style:family="text">
      <style:text-properties fo:background-color="#80FFFF"/>
    </style:style>
    <style:style style:name="T1389" style:parent-style-name="Domyślnaczcionkaakapitu" style:family="text">
      <style:text-properties fo:background-color="#80FFFF"/>
    </style:style>
    <style:style style:name="T1390" style:parent-style-name="Domyślnaczcionkaakapitu" style:family="text">
      <style:text-properties fo:background-color="#80FFFF"/>
    </style:style>
    <style:style style:name="P1391" style:parent-style-name="Normalny" style:family="paragraph">
      <style:paragraph-properties fo:text-align="justify" fo:line-height="150%" fo:text-indent="0.2479in"/>
    </style:style>
    <style:style style:name="P1392" style:parent-style-name="Normalny" style:family="paragraph">
      <style:paragraph-properties fo:text-align="justify" fo:line-height="150%" fo:text-indent="0.2479in"/>
    </style:style>
    <style:style style:name="T1393" style:parent-style-name="Domyślnaczcionkaakapitu" style:family="text">
      <style:text-properties fo:background-color="#80FFFF"/>
    </style:style>
    <style:style style:name="P1394" style:parent-style-name="Normalny" style:family="paragraph">
      <style:paragraph-properties fo:text-align="justify" fo:line-height="150%"/>
    </style:style>
    <style:style style:name="T1395" style:parent-style-name="Domyślnaczcionkaakapitu" style:family="text">
      <style:text-properties style:text-underline-type="single" style:text-underline-style="solid" style:text-underline-width="auto" style:text-underline-mode="continuous"/>
    </style:style>
    <style:style style:name="P1396" style:parent-style-name="Normalny" style:family="paragraph">
      <style:paragraph-properties fo:text-align="justify" fo:line-height="150%" fo:text-indent="0.2479in"/>
    </style:style>
    <style:style style:name="P1397" style:parent-style-name="Normalny" style:family="paragraph">
      <style:paragraph-properties fo:text-align="justify" fo:line-height="150%" fo:text-indent="0.2479in"/>
    </style:style>
    <style:style style:name="T1398" style:parent-style-name="Domyślnaczcionkaakapitu" style:family="text">
      <style:text-properties fo:background-color="#80FFFF"/>
    </style:style>
    <style:style style:name="P1399" style:parent-style-name="Normalny" style:family="paragraph">
      <style:paragraph-properties fo:text-align="justify" fo:line-height="150%" fo:text-indent="0.2479in"/>
    </style:style>
    <style:style style:name="P1400" style:parent-style-name="Normalny" style:family="paragraph">
      <style:paragraph-properties fo:text-align="justify" fo:line-height="150%"/>
    </style:style>
    <style:style style:name="T1401" style:parent-style-name="Domyślnaczcionkaakapitu" style:family="text">
      <style:text-properties fo:background-color="#80FFFF" style:text-underline-type="single" style:text-underline-style="solid" style:text-underline-width="auto" style:text-underline-mode="continuous"/>
    </style:style>
    <style:style style:name="T1402" style:parent-style-name="Domyślnaczcionkaakapitu" style:family="text">
      <style:text-properties style:text-underline-type="single" style:text-underline-style="solid" style:text-underline-width="auto" style:text-underline-mode="continuous"/>
    </style:style>
    <style:style style:name="T1403" style:parent-style-name="Domyślnaczcionkaakapitu" style:family="text">
      <style:text-properties fo:background-color="#80FFFF" style:text-underline-type="single" style:text-underline-style="solid" style:text-underline-width="auto" style:text-underline-mode="continuous"/>
    </style:style>
    <style:style style:name="T1404" style:parent-style-name="Domyślnaczcionkaakapitu" style:family="text">
      <style:text-properties style:text-underline-type="single" style:text-underline-style="solid" style:text-underline-width="auto" style:text-underline-mode="continuous"/>
    </style:style>
    <style:style style:name="P1405" style:parent-style-name="Normalny" style:family="paragraph">
      <style:paragraph-properties fo:text-align="justify" fo:line-height="150%" fo:text-indent="0.2479in"/>
    </style:style>
    <style:style style:name="T1406" style:parent-style-name="Domyślnaczcionkaakapitu" style:family="text">
      <style:text-properties fo:background-color="#80FFFF"/>
    </style:style>
    <style:style style:name="T1407" style:parent-style-name="Domyślnaczcionkaakapitu" style:family="text">
      <style:text-properties fo:background-color="#80FFFF"/>
    </style:style>
    <style:style style:name="T1408" style:parent-style-name="Domyślnaczcionkaakapitu" style:family="text">
      <style:text-properties fo:background-color="#80FFFF"/>
    </style:style>
    <style:style style:name="T1409" style:parent-style-name="Domyślnaczcionkaakapitu" style:family="text">
      <style:text-properties fo:background-color="#80FFFF"/>
    </style:style>
    <style:style style:name="P1410" style:parent-style-name="Normalny" style:family="paragraph">
      <style:paragraph-properties fo:text-align="justify" fo:line-height="150%" fo:text-indent="0.2479in"/>
    </style:style>
    <style:style style:name="T1411" style:parent-style-name="Domyślnaczcionkaakapitu" style:family="text">
      <style:text-properties fo:background-color="#80FFFF"/>
    </style:style>
    <style:style style:name="T1412" style:parent-style-name="Domyślnaczcionkaakapitu" style:family="text">
      <style:text-properties fo:background-color="#80FFFF"/>
    </style:style>
    <style:style style:name="T1413" style:parent-style-name="Domyślnaczcionkaakapitu" style:family="text">
      <style:text-properties fo:background-color="#80FFFF"/>
    </style:style>
    <style:style style:name="T1414" style:parent-style-name="Domyślnaczcionkaakapitu" style:family="text">
      <style:text-properties fo:background-color="#80FFFF"/>
    </style:style>
    <style:style style:name="P1415" style:parent-style-name="Normalny" style:family="paragraph">
      <style:paragraph-properties fo:text-align="justify" fo:line-height="150%" fo:text-indent="0.2479in"/>
    </style:style>
    <style:style style:name="T1416" style:parent-style-name="Domyślnaczcionkaakapitu" style:family="text">
      <style:text-properties fo:background-color="#80FFFF"/>
    </style:style>
    <style:style style:name="T1417" style:parent-style-name="Domyślnaczcionkaakapitu" style:family="text">
      <style:text-properties fo:background-color="#80FFFF"/>
    </style:style>
    <style:style style:name="T1418" style:parent-style-name="Domyślnaczcionkaakapitu" style:family="text">
      <style:text-properties fo:background-color="#80FFFF"/>
    </style:style>
    <style:style style:name="T1419" style:parent-style-name="Domyślnaczcionkaakapitu" style:family="text">
      <style:text-properties fo:background-color="#80FFFF"/>
    </style:style>
    <style:style style:name="P1420" style:parent-style-name="Normalny" style:family="paragraph">
      <style:paragraph-properties fo:text-align="justify" fo:line-height="150%" fo:text-indent="0.2479in"/>
    </style:style>
    <style:style style:name="T1421" style:parent-style-name="Domyślnaczcionkaakapitu" style:family="text">
      <style:text-properties fo:background-color="#80FFFF"/>
    </style:style>
    <style:style style:name="T1422" style:parent-style-name="Domyślnaczcionkaakapitu" style:family="text">
      <style:text-properties fo:background-color="#80FFFF"/>
    </style:style>
    <style:style style:name="P1423" style:parent-style-name="Normalny" style:family="paragraph">
      <style:paragraph-properties fo:text-align="justify" fo:line-height="150%" fo:text-indent="0.2479in"/>
    </style:style>
    <style:style style:name="T1424" style:parent-style-name="Domyślnaczcionkaakapitu" style:family="text">
      <style:text-properties fo:background-color="#80FFFF"/>
    </style:style>
    <style:style style:name="T1425" style:parent-style-name="Domyślnaczcionkaakapitu" style:family="text">
      <style:text-properties fo:background-color="#80FFFF"/>
    </style:style>
    <style:style style:name="T1426" style:parent-style-name="Domyślnaczcionkaakapitu" style:family="text">
      <style:text-properties fo:background-color="#80FFFF"/>
    </style:style>
    <style:style style:name="T1427" style:parent-style-name="Domyślnaczcionkaakapitu" style:family="text">
      <style:text-properties fo:background-color="#80FFFF"/>
    </style:style>
    <style:style style:name="T1428" style:parent-style-name="Domyślnaczcionkaakapitu" style:family="text">
      <style:text-properties fo:background-color="#80FFFF"/>
    </style:style>
    <style:style style:name="T1429" style:parent-style-name="Domyślnaczcionkaakapitu" style:family="text">
      <style:text-properties fo:background-color="#80FFFF"/>
    </style:style>
    <style:style style:name="P1430" style:parent-style-name="Normalny" style:family="paragraph">
      <style:paragraph-properties fo:text-align="justify" fo:line-height="150%" fo:text-indent="0.2479in"/>
    </style:style>
    <style:style style:name="P1431" style:parent-style-name="Normalny" style:family="paragraph">
      <style:paragraph-properties fo:text-align="justify" fo:line-height="150%" fo:text-indent="0.2479in"/>
    </style:style>
    <style:style style:name="T1432" style:parent-style-name="Domyślnaczcionkaakapitu" style:family="text">
      <style:text-properties fo:background-color="#80FFFF"/>
    </style:style>
    <style:style style:name="P1433" style:parent-style-name="Normalny" style:family="paragraph">
      <style:paragraph-properties fo:text-align="justify" fo:line-height="150%" fo:text-indent="0.2479in"/>
    </style:style>
    <style:style style:name="T1434" style:parent-style-name="Domyślnaczcionkaakapitu" style:family="text">
      <style:text-properties fo:background-color="#80FFFF"/>
    </style:style>
    <style:style style:name="P1435" style:parent-style-name="Normalny" style:family="paragraph">
      <style:paragraph-properties fo:text-align="justify" fo:line-height="150%" fo:text-indent="0.2479in"/>
    </style:style>
    <style:style style:name="T1436" style:parent-style-name="Domyślnaczcionkaakapitu" style:family="text">
      <style:text-properties fo:background-color="#80FFFF"/>
    </style:style>
    <style:style style:name="P1437" style:parent-style-name="Normalny" style:family="paragraph">
      <style:paragraph-properties fo:text-align="justify" fo:line-height="150%" fo:text-indent="0.2479in"/>
    </style:style>
    <style:style style:name="T1438" style:parent-style-name="Domyślnaczcionkaakapitu" style:family="text">
      <style:text-properties fo:background-color="#80FFFF"/>
    </style:style>
    <style:style style:name="T1439" style:parent-style-name="Domyślnaczcionkaakapitu" style:family="text">
      <style:text-properties fo:background-color="#80FFFF"/>
    </style:style>
    <style:style style:name="T1440" style:parent-style-name="Domyślnaczcionkaakapitu" style:family="text">
      <style:text-properties fo:background-color="#80FFFF"/>
    </style:style>
    <style:style style:name="T1441" style:parent-style-name="Domyślnaczcionkaakapitu" style:family="text">
      <style:text-properties fo:background-color="#80FFFF"/>
    </style:style>
    <style:style style:name="P1442" style:parent-style-name="Normalny" style:family="paragraph">
      <style:paragraph-properties fo:text-align="justify" fo:line-height="150%" fo:text-indent="0.2479in"/>
    </style:style>
    <style:style style:name="T1443" style:parent-style-name="Domyślnaczcionkaakapitu" style:family="text">
      <style:text-properties fo:background-color="#80FFFF"/>
    </style:style>
    <style:style style:name="P1444" style:parent-style-name="Normalny" style:family="paragraph">
      <style:paragraph-properties fo:text-align="justify" fo:line-height="150%" fo:text-indent="0.2479in"/>
    </style:style>
    <style:style style:name="T1445" style:parent-style-name="Domyślnaczcionkaakapitu" style:family="text">
      <style:text-properties fo:background-color="#80FFFF"/>
    </style:style>
    <style:style style:name="T1446" style:parent-style-name="Domyślnaczcionkaakapitu" style:family="text">
      <style:text-properties fo:background-color="#80FFFF"/>
    </style:style>
    <style:style style:name="T1447" style:parent-style-name="Domyślnaczcionkaakapitu" style:family="text">
      <style:text-properties fo:background-color="#80FFFF"/>
    </style:style>
    <style:style style:name="T1448" style:parent-style-name="Domyślnaczcionkaakapitu" style:family="text">
      <style:text-properties fo:background-color="#80FFFF"/>
    </style:style>
    <style:style style:name="T1449" style:parent-style-name="Domyślnaczcionkaakapitu" style:family="text">
      <style:text-properties fo:background-color="#80FFFF"/>
    </style:style>
    <style:style style:name="T1450" style:parent-style-name="Domyślnaczcionkaakapitu" style:family="text">
      <style:text-properties fo:background-color="#80FFFF"/>
    </style:style>
    <style:style style:name="T1451" style:parent-style-name="Domyślnaczcionkaakapitu" style:family="text">
      <style:text-properties fo:background-color="#80FFFF"/>
    </style:style>
    <style:style style:name="T1452" style:parent-style-name="Domyślnaczcionkaakapitu" style:family="text">
      <style:text-properties fo:background-color="#80FFFF"/>
    </style:style>
    <style:style style:name="P1453" style:parent-style-name="Normalny" style:family="paragraph">
      <style:paragraph-properties fo:text-align="justify" fo:line-height="150%" fo:text-indent="0.2479in"/>
    </style:style>
    <style:style style:name="T1454" style:parent-style-name="Domyślnaczcionkaakapitu" style:family="text">
      <style:text-properties fo:background-color="#80FFFF"/>
    </style:style>
    <style:style style:name="T1455" style:parent-style-name="Domyślnaczcionkaakapitu" style:family="text">
      <style:text-properties fo:background-color="#80FFFF"/>
    </style:style>
    <style:style style:name="T1456" style:parent-style-name="Domyślnaczcionkaakapitu" style:family="text">
      <style:text-properties fo:background-color="#80FFFF"/>
    </style:style>
    <style:style style:name="P1457" style:parent-style-name="Normalny" style:family="paragraph">
      <style:paragraph-properties fo:text-align="justify" fo:line-height="150%" fo:text-indent="0.2479in"/>
    </style:style>
    <style:style style:name="T1458" style:parent-style-name="Domyślnaczcionkaakapitu" style:family="text">
      <style:text-properties fo:background-color="#80FFFF"/>
    </style:style>
    <style:style style:name="T1459" style:parent-style-name="Domyślnaczcionkaakapitu" style:family="text">
      <style:text-properties fo:background-color="#80FFFF"/>
    </style:style>
    <style:style style:name="P1460" style:parent-style-name="Normalny" style:family="paragraph">
      <style:paragraph-properties fo:text-align="justify" fo:line-height="150%" fo:text-indent="0.2479in"/>
    </style:style>
    <style:style style:name="T1461" style:parent-style-name="Domyślnaczcionkaakapitu" style:family="text">
      <style:text-properties fo:background-color="#80FFFF"/>
    </style:style>
    <style:style style:name="T1462" style:parent-style-name="Domyślnaczcionkaakapitu" style:family="text">
      <style:text-properties fo:background-color="#80FFFF"/>
    </style:style>
    <style:style style:name="T1463" style:parent-style-name="Domyślnaczcionkaakapitu" style:family="text">
      <style:text-properties fo:background-color="#80FFFF"/>
    </style:style>
    <style:style style:name="P1464" style:parent-style-name="Normalny" style:family="paragraph">
      <style:paragraph-properties fo:text-align="justify" fo:line-height="150%" fo:text-indent="0.2479in"/>
    </style:style>
    <style:style style:name="T1465" style:parent-style-name="Domyślnaczcionkaakapitu" style:family="text">
      <style:text-properties fo:background-color="#80FFFF"/>
    </style:style>
    <style:style style:name="T1466" style:parent-style-name="Domyślnaczcionkaakapitu" style:family="text">
      <style:text-properties fo:background-color="#80FFFF"/>
    </style:style>
    <style:style style:name="T1467" style:parent-style-name="Domyślnaczcionkaakapitu" style:family="text">
      <style:text-properties fo:background-color="#80FFFF"/>
    </style:style>
    <style:style style:name="T1468" style:parent-style-name="Domyślnaczcionkaakapitu" style:family="text">
      <style:text-properties fo:background-color="#80FFFF"/>
    </style:style>
    <style:style style:name="P1469" style:parent-style-name="Normalny" style:family="paragraph">
      <style:paragraph-properties fo:text-align="justify" fo:line-height="150%" fo:text-indent="0.2479in"/>
    </style:style>
    <style:style style:name="T1470" style:parent-style-name="Domyślnaczcionkaakapitu" style:family="text">
      <style:text-properties fo:background-color="#80FFFF"/>
    </style:style>
    <style:style style:name="P1471" style:parent-style-name="Normalny" style:family="paragraph">
      <style:paragraph-properties fo:text-align="justify" fo:line-height="150%" fo:text-indent="0.2479in"/>
    </style:style>
    <style:style style:name="T1472" style:parent-style-name="Domyślnaczcionkaakapitu" style:family="text">
      <style:text-properties fo:background-color="#80FFFF"/>
    </style:style>
    <style:style style:name="T1473" style:parent-style-name="Domyślnaczcionkaakapitu" style:family="text">
      <style:text-properties fo:background-color="#80FFFF"/>
    </style:style>
    <style:style style:name="T1474" style:parent-style-name="Domyślnaczcionkaakapitu" style:family="text">
      <style:text-properties fo:background-color="#80FFFF"/>
    </style:style>
    <style:style style:name="P1475" style:parent-style-name="Normalny" style:family="paragraph">
      <style:paragraph-properties fo:text-align="justify" fo:line-height="150%" fo:text-indent="0.2479in"/>
    </style:style>
    <style:style style:name="P1476" style:parent-style-name="Normalny" style:family="paragraph">
      <style:paragraph-properties fo:text-align="justify" fo:line-height="150%"/>
    </style:style>
    <style:style style:name="T1477" style:parent-style-name="Domyślnaczcionkaakapitu" style:family="text">
      <style:text-properties fo:background-color="#80FFFF" style:text-underline-type="single" style:text-underline-style="solid" style:text-underline-width="auto" style:text-underline-mode="continuous"/>
    </style:style>
    <style:style style:name="T1478" style:parent-style-name="Domyślnaczcionkaakapitu" style:family="text">
      <style:text-properties style:text-underline-type="single" style:text-underline-style="solid" style:text-underline-width="auto" style:text-underline-mode="continuous"/>
    </style:style>
    <style:style style:name="P1479" style:parent-style-name="Normalny" style:family="paragraph">
      <style:paragraph-properties fo:text-align="justify" fo:line-height="150%" fo:text-indent="0.2479in"/>
    </style:style>
    <style:style style:name="P1480" style:parent-style-name="Normalny" style:family="paragraph">
      <style:paragraph-properties fo:text-align="justify" fo:line-height="150%"/>
    </style:style>
    <style:style style:name="T1481" style:parent-style-name="Domyślnaczcionkaakapitu" style:family="text">
      <style:text-properties style:text-underline-type="single" style:text-underline-style="solid" style:text-underline-width="auto" style:text-underline-mode="continuous"/>
    </style:style>
    <style:style style:name="T1482" style:parent-style-name="Domyślnaczcionkaakapitu" style:family="text">
      <style:text-properties fo:background-color="#80FFFF" style:text-underline-type="single" style:text-underline-style="solid" style:text-underline-width="auto" style:text-underline-mode="continuous"/>
    </style:style>
    <style:style style:name="P1483" style:parent-style-name="Normalny" style:family="paragraph">
      <style:paragraph-properties fo:text-align="justify" fo:line-height="150%" fo:text-indent="0.2479in"/>
    </style:style>
    <style:style style:name="P1484" style:parent-style-name="Normalny" style:family="paragraph">
      <style:paragraph-properties fo:text-align="justify" fo:line-height="150%" fo:text-indent="0.2479in"/>
    </style:style>
    <style:style style:name="T1485" style:parent-style-name="Domyślnaczcionkaakapitu" style:family="text">
      <style:text-properties fo:background-color="#80FFFF"/>
    </style:style>
    <style:style style:name="T1486" style:parent-style-name="Domyślnaczcionkaakapitu" style:family="text">
      <style:text-properties fo:background-color="#80FFFF"/>
    </style:style>
    <style:style style:name="P1487" style:parent-style-name="Normalny" style:family="paragraph">
      <style:paragraph-properties fo:text-align="justify" fo:line-height="150%" fo:text-indent="0.2479in"/>
    </style:style>
    <style:style style:name="P1488" style:parent-style-name="Normalny" style:family="paragraph">
      <style:paragraph-properties fo:text-align="justify" fo:line-height="150%" fo:text-indent="0.2479in"/>
    </style:style>
    <style:style style:name="P1489" style:parent-style-name="Normalny" style:family="paragraph">
      <style:paragraph-properties fo:text-align="justify" fo:line-height="150%" fo:text-indent="0.2479in"/>
    </style:style>
    <style:style style:name="P1490" style:parent-style-name="Normalny" style:family="paragraph">
      <style:paragraph-properties fo:text-align="justify" fo:line-height="150%"/>
    </style:style>
    <style:style style:name="P1491" style:parent-style-name="Normalny" style:family="paragraph">
      <style:paragraph-properties fo:text-align="justify" fo:line-height="150%"/>
    </style:style>
    <style:style style:name="T1492" style:parent-style-name="Domyślnaczcionkaakapitu" style:family="text">
      <style:text-properties fo:background-color="#80FFFF"/>
    </style:style>
    <style:style style:name="P1493" style:parent-style-name="Normalny" style:family="paragraph">
      <style:paragraph-properties fo:text-align="justify" fo:line-height="150%"/>
    </style:style>
    <style:style style:name="P1494" style:parent-style-name="Normalny" style:family="paragraph">
      <style:paragraph-properties fo:text-align="justify" fo:line-height="150%"/>
    </style:style>
    <style:style style:name="P1495" style:parent-style-name="Normalny" style:family="paragraph">
      <style:paragraph-properties fo:text-align="justify" fo:line-height="150%"/>
    </style:style>
    <style:style style:name="P1496" style:parent-style-name="Normalny" style:family="paragraph">
      <style:paragraph-properties fo:text-align="justify" fo:line-height="150%"/>
    </style:style>
    <style:style style:name="T1497" style:parent-style-name="Domyślnaczcionkaakapitu" style:family="text">
      <style:text-properties style:text-underline-type="single" style:text-underline-style="solid" style:text-underline-width="auto" style:text-underline-mode="continuous"/>
    </style:style>
    <style:style style:name="T1498" style:parent-style-name="Domyślnaczcionkaakapitu" style:family="text">
      <style:text-properties style:text-underline-type="single" style:text-underline-style="solid" style:text-underline-width="auto" style:text-underline-mode="continuous"/>
    </style:style>
    <style:style style:name="P1499" style:parent-style-name="Normalny" style:family="paragraph">
      <style:paragraph-properties fo:text-align="justify" fo:line-height="150%"/>
    </style:style>
    <style:style style:name="T1500" style:parent-style-name="Domyślnaczcionkaakapitu" style:family="text">
      <style:text-properties style:text-underline-type="single" style:text-underline-style="solid" style:text-underline-width="auto" style:text-underline-mode="continuous"/>
    </style:style>
    <style:style style:name="P1501" style:parent-style-name="Normalny" style:family="paragraph">
      <style:paragraph-properties fo:text-align="justify" fo:line-height="150%" fo:text-indent="0.2479in"/>
    </style:style>
    <style:style style:name="T1502" style:parent-style-name="Domyślnaczcionkaakapitu" style:family="text">
      <style:text-properties fo:background-color="#80FFFF"/>
    </style:style>
    <style:style style:name="T1503" style:parent-style-name="Domyślnaczcionkaakapitu" style:family="text">
      <style:text-properties fo:background-color="#80FFFF"/>
    </style:style>
    <style:style style:name="T1504" style:parent-style-name="Domyślnaczcionkaakapitu" style:family="text">
      <style:text-properties fo:background-color="#80FFFF"/>
    </style:style>
    <style:style style:name="T1505" style:parent-style-name="Domyślnaczcionkaakapitu" style:family="text">
      <style:text-properties fo:background-color="#80FFFF"/>
    </style:style>
    <style:style style:name="T1506" style:parent-style-name="Domyślnaczcionkaakapitu" style:family="text">
      <style:text-properties fo:background-color="#80FFFF"/>
    </style:style>
    <style:style style:name="T1507" style:parent-style-name="Domyślnaczcionkaakapitu" style:family="text">
      <style:text-properties fo:background-color="#80FFFF"/>
    </style:style>
    <style:style style:name="T1508" style:parent-style-name="Domyślnaczcionkaakapitu" style:family="text">
      <style:text-properties fo:background-color="#80FFFF"/>
    </style:style>
    <style:style style:name="T1509" style:parent-style-name="Domyślnaczcionkaakapitu" style:family="text">
      <style:text-properties fo:background-color="#80FFFF"/>
    </style:style>
    <style:style style:name="P1510" style:parent-style-name="Normalny" style:family="paragraph">
      <style:paragraph-properties fo:text-align="justify" fo:line-height="150%" fo:text-indent="0.2479in"/>
    </style:style>
    <style:style style:name="T1511" style:parent-style-name="Domyślnaczcionkaakapitu" style:family="text">
      <style:text-properties fo:background-color="#80FFFF"/>
    </style:style>
    <style:style style:name="T1512" style:parent-style-name="Domyślnaczcionkaakapitu" style:family="text">
      <style:text-properties fo:background-color="#80FFFF"/>
    </style:style>
    <style:style style:name="P1513" style:parent-style-name="Normalny" style:family="paragraph">
      <style:paragraph-properties fo:text-align="justify" fo:line-height="150%"/>
    </style:style>
    <style:style style:name="P1514" style:parent-style-name="Normalny" style:family="paragraph">
      <style:paragraph-properties fo:text-align="justify" fo:line-height="150%" fo:text-indent="0.2479in"/>
    </style:style>
    <style:style style:name="P1515" style:parent-style-name="Normalny" style:family="paragraph">
      <style:paragraph-properties fo:text-align="justify" fo:line-height="150%" fo:text-indent="0.2479in"/>
    </style:style>
    <style:style style:name="P1516" style:parent-style-name="Normalny" style:family="paragraph">
      <style:paragraph-properties fo:text-align="justify" fo:line-height="150%" fo:text-indent="0.2479in"/>
    </style:style>
    <style:style style:name="T1517" style:parent-style-name="Domyślnaczcionkaakapitu" style:family="text">
      <style:text-properties fo:background-color="#80FFFF"/>
    </style:style>
    <style:style style:name="T1518" style:parent-style-name="Domyślnaczcionkaakapitu" style:family="text">
      <style:text-properties fo:background-color="#80FFFF"/>
    </style:style>
    <style:style style:name="T1519" style:parent-style-name="Domyślnaczcionkaakapitu" style:family="text">
      <style:text-properties fo:background-color="#80FFFF"/>
    </style:style>
    <style:style style:name="T1520" style:parent-style-name="Domyślnaczcionkaakapitu" style:family="text">
      <style:text-properties fo:background-color="#80FFFF"/>
    </style:style>
    <style:style style:name="P1521" style:parent-style-name="Normalny" style:family="paragraph">
      <style:paragraph-properties fo:text-align="justify" fo:line-height="150%" fo:text-indent="0.2479in"/>
    </style:style>
    <style:style style:name="T1522" style:parent-style-name="Domyślnaczcionkaakapitu" style:family="text">
      <style:text-properties fo:background-color="#80FFFF"/>
    </style:style>
    <style:style style:name="T1523" style:parent-style-name="Domyślnaczcionkaakapitu" style:family="text">
      <style:text-properties fo:background-color="#80FFFF"/>
    </style:style>
    <style:style style:name="T1524" style:parent-style-name="Domyślnaczcionkaakapitu" style:family="text">
      <style:text-properties fo:background-color="#80FFFF"/>
    </style:style>
    <style:style style:name="P1525" style:parent-style-name="Normalny" style:family="paragraph">
      <style:paragraph-properties fo:text-align="justify" fo:line-height="150%" fo:text-indent="0.2479in"/>
    </style:style>
    <style:style style:name="T1526" style:parent-style-name="Domyślnaczcionkaakapitu" style:family="text">
      <style:text-properties fo:background-color="#80FFFF"/>
    </style:style>
    <style:style style:name="T1527" style:parent-style-name="Domyślnaczcionkaakapitu" style:family="text">
      <style:text-properties fo:background-color="#80FFFF"/>
    </style:style>
    <style:style style:name="T1528" style:parent-style-name="Domyślnaczcionkaakapitu" style:family="text">
      <style:text-properties fo:background-color="#80FFFF"/>
    </style:style>
    <style:style style:name="P1529" style:parent-style-name="Normalny" style:family="paragraph">
      <style:paragraph-properties fo:text-align="justify" fo:line-height="150%"/>
    </style:style>
    <style:style style:name="T1530" style:parent-style-name="Domyślnaczcionkaakapitu" style:family="text">
      <style:text-properties style:text-underline-type="single" style:text-underline-style="solid" style:text-underline-width="auto" style:text-underline-mode="continuous"/>
    </style:style>
    <style:style style:name="P1531" style:parent-style-name="Normalny" style:family="paragraph">
      <style:paragraph-properties fo:text-align="justify" fo:line-height="150%" fo:text-indent="0.2479in"/>
    </style:style>
    <style:style style:name="T1532" style:parent-style-name="Domyślnaczcionkaakapitu" style:family="text">
      <style:text-properties fo:background-color="#80FFFF"/>
    </style:style>
    <style:style style:name="P1533" style:parent-style-name="Normalny" style:family="paragraph">
      <style:paragraph-properties fo:text-align="justify" fo:line-height="150%"/>
    </style:style>
    <style:style style:name="T1534" style:parent-style-name="Domyślnaczcionkaakapitu" style:family="text">
      <style:text-properties style:text-underline-type="single" style:text-underline-style="solid" style:text-underline-width="auto" style:text-underline-mode="continuous"/>
    </style:style>
    <style:style style:name="P1535" style:parent-style-name="Normalny" style:family="paragraph">
      <style:paragraph-properties fo:text-align="justify" fo:line-height="150%" fo:text-indent="0.2479in"/>
    </style:style>
    <style:style style:name="P1536" style:parent-style-name="Normalny" style:family="paragraph">
      <style:paragraph-properties fo:text-align="justify" fo:line-height="150%" fo:text-indent="0.2479in"/>
    </style:style>
    <style:style style:name="P1537" style:parent-style-name="Normalny" style:family="paragraph">
      <style:paragraph-properties fo:text-align="justify" fo:line-height="150%"/>
    </style:style>
    <style:style style:name="T1538" style:parent-style-name="Domyślnaczcionkaakapitu" style:family="text">
      <style:text-properties style:text-underline-type="single" style:text-underline-style="solid" style:text-underline-width="auto" style:text-underline-mode="continuous"/>
    </style:style>
    <style:style style:name="P1539" style:parent-style-name="Normalny" style:family="paragraph">
      <style:paragraph-properties fo:text-align="justify" fo:line-height="150%" fo:text-indent="0.2479in"/>
    </style:style>
    <style:style style:name="P1540" style:parent-style-name="Normalny" style:family="paragraph">
      <style:paragraph-properties fo:text-align="justify" fo:line-height="150%"/>
    </style:style>
    <style:style style:name="T1541" style:parent-style-name="Domyślnaczcionkaakapitu" style:family="text">
      <style:text-properties style:text-underline-type="single" style:text-underline-style="solid" style:text-underline-width="auto" style:text-underline-mode="continuous"/>
    </style:style>
    <style:style style:name="T1542" style:parent-style-name="Domyślnaczcionkaakapitu" style:family="text">
      <style:text-properties fo:background-color="#80FFFF" style:text-underline-type="single" style:text-underline-style="solid" style:text-underline-width="auto" style:text-underline-mode="continuous"/>
    </style:style>
    <style:style style:name="T1543" style:parent-style-name="Domyślnaczcionkaakapitu" style:family="text">
      <style:text-properties style:text-underline-type="single" style:text-underline-style="solid" style:text-underline-width="auto" style:text-underline-mode="continuous"/>
    </style:style>
    <style:style style:name="T1544" style:parent-style-name="Domyślnaczcionkaakapitu" style:family="text">
      <style:text-properties fo:background-color="#80FFFF" style:text-underline-type="single" style:text-underline-style="solid" style:text-underline-width="auto" style:text-underline-mode="continuous"/>
    </style:style>
    <style:style style:name="P1545" style:parent-style-name="Normalny" style:family="paragraph">
      <style:paragraph-properties fo:text-align="justify" fo:line-height="150%" fo:text-indent="0.2479in"/>
    </style:style>
    <style:style style:name="P1546" style:parent-style-name="Normalny" style:family="paragraph">
      <style:paragraph-properties fo:text-align="justify" fo:line-height="150%"/>
    </style:style>
    <style:style style:name="T1547" style:parent-style-name="Domyślnaczcionkaakapitu" style:family="text">
      <style:text-properties style:text-underline-type="single" style:text-underline-style="solid" style:text-underline-width="auto" style:text-underline-mode="continuous"/>
    </style:style>
    <style:style style:name="P1548" style:parent-style-name="Normalny" style:family="paragraph">
      <style:paragraph-properties fo:text-align="justify" fo:line-height="150%" fo:text-indent="0.2479in"/>
    </style:style>
    <style:style style:name="T1549" style:parent-style-name="Domyślnaczcionkaakapitu" style:family="text">
      <style:text-properties fo:background-color="#80FFFF"/>
    </style:style>
    <style:style style:name="P1550" style:parent-style-name="Normalny" style:family="paragraph">
      <style:paragraph-properties fo:text-align="justify" fo:line-height="150%" fo:text-indent="0.2479in"/>
    </style:style>
    <style:style style:name="P1551" style:parent-style-name="Normalny" style:family="paragraph">
      <style:paragraph-properties fo:text-align="justify" fo:line-height="150%"/>
    </style:style>
    <style:style style:name="T1552" style:parent-style-name="Domyślnaczcionkaakapitu" style:family="text">
      <style:text-properties style:text-underline-type="single" style:text-underline-style="solid" style:text-underline-width="auto" style:text-underline-mode="continuous"/>
    </style:style>
    <style:style style:name="P1553" style:parent-style-name="Normalny" style:family="paragraph">
      <style:paragraph-properties fo:text-align="justify" fo:line-height="150%" fo:text-indent="0.2479in"/>
    </style:style>
    <style:style style:name="T1554" style:parent-style-name="Domyślnaczcionkaakapitu" style:family="text">
      <style:text-properties fo:background-color="#80FFFF"/>
    </style:style>
    <style:style style:name="T1555" style:parent-style-name="Domyślnaczcionkaakapitu" style:family="text">
      <style:text-properties fo:background-color="#80FFFF"/>
    </style:style>
    <style:style style:name="T1556" style:parent-style-name="Domyślnaczcionkaakapitu" style:family="text">
      <style:text-properties fo:background-color="#80FFFF"/>
    </style:style>
    <style:style style:name="T1557" style:parent-style-name="Domyślnaczcionkaakapitu" style:family="text">
      <style:text-properties fo:background-color="#80FFFF"/>
    </style:style>
    <style:style style:name="T1558" style:parent-style-name="Domyślnaczcionkaakapitu" style:family="text">
      <style:text-properties fo:background-color="#80FFFF"/>
    </style:style>
    <style:style style:name="T1559" style:parent-style-name="Domyślnaczcionkaakapitu" style:family="text">
      <style:text-properties fo:background-color="#80FFFF"/>
    </style:style>
    <style:style style:name="T1560" style:parent-style-name="Domyślnaczcionkaakapitu" style:family="text">
      <style:text-properties fo:background-color="#80FFFF"/>
    </style:style>
    <style:style style:name="T1561" style:parent-style-name="Domyślnaczcionkaakapitu" style:family="text">
      <style:text-properties fo:background-color="#80FFFF"/>
    </style:style>
    <style:style style:name="T1562" style:parent-style-name="Domyślnaczcionkaakapitu" style:family="text">
      <style:text-properties fo:background-color="#80FFFF"/>
    </style:style>
    <style:style style:name="P1563" style:parent-style-name="Normalny" style:family="paragraph">
      <style:paragraph-properties fo:text-align="justify" fo:line-height="150%" fo:text-indent="0.2479in"/>
    </style:style>
    <style:style style:name="P1564" style:parent-style-name="Normalny" style:family="paragraph">
      <style:paragraph-properties fo:text-align="justify" fo:line-height="150%"/>
    </style:style>
    <style:style style:name="T1565" style:parent-style-name="Domyślnaczcionkaakapitu" style:family="text">
      <style:text-properties style:text-underline-type="single" style:text-underline-style="solid" style:text-underline-width="auto" style:text-underline-mode="continuous"/>
    </style:style>
    <style:style style:name="T1566" style:parent-style-name="Domyślnaczcionkaakapitu" style:family="text">
      <style:text-properties fo:background-color="#80FFFF" style:text-underline-type="single" style:text-underline-style="solid" style:text-underline-width="auto" style:text-underline-mode="continuous"/>
    </style:style>
    <style:style style:name="T1567" style:parent-style-name="Domyślnaczcionkaakapitu" style:family="text">
      <style:text-properties style:text-underline-type="single" style:text-underline-style="solid" style:text-underline-width="auto" style:text-underline-mode="continuous"/>
    </style:style>
    <style:style style:name="P1568" style:parent-style-name="Normalny" style:family="paragraph">
      <style:paragraph-properties fo:text-align="justify" fo:line-height="150%" fo:text-indent="0.2479in"/>
    </style:style>
    <style:style style:name="T1569" style:parent-style-name="Domyślnaczcionkaakapitu" style:family="text">
      <style:text-properties fo:background-color="#80FFFF"/>
    </style:style>
    <style:style style:name="T1570" style:parent-style-name="Domyślnaczcionkaakapitu" style:family="text">
      <style:text-properties fo:background-color="#80FFFF"/>
    </style:style>
    <style:style style:name="T1571" style:parent-style-name="Domyślnaczcionkaakapitu" style:family="text">
      <style:text-properties fo:background-color="#80FFFF"/>
    </style:style>
    <style:style style:name="T1572" style:parent-style-name="Domyślnaczcionkaakapitu" style:family="text">
      <style:text-properties fo:background-color="#80FFFF"/>
    </style:style>
    <style:style style:name="P1573" style:parent-style-name="Normalny" style:family="paragraph">
      <style:paragraph-properties fo:text-align="justify" fo:line-height="150%"/>
    </style:style>
    <style:style style:name="T1574" style:parent-style-name="Domyślnaczcionkaakapitu" style:family="text">
      <style:text-properties style:text-underline-type="single" style:text-underline-style="solid" style:text-underline-width="auto" style:text-underline-mode="continuous"/>
    </style:style>
    <style:style style:name="P1575" style:parent-style-name="Normalny" style:family="paragraph">
      <style:paragraph-properties fo:text-align="justify" fo:line-height="150%" fo:text-indent="0.2479in"/>
    </style:style>
    <style:style style:name="T1576" style:parent-style-name="Domyślnaczcionkaakapitu" style:family="text">
      <style:text-properties fo:background-color="#80FFFF"/>
    </style:style>
    <style:style style:name="T1577" style:parent-style-name="Domyślnaczcionkaakapitu" style:family="text">
      <style:text-properties fo:background-color="#80FFFF"/>
    </style:style>
    <style:style style:name="P1578" style:parent-style-name="Normalny" style:family="paragraph">
      <style:paragraph-properties fo:text-align="justify" fo:line-height="150%" fo:text-indent="0.2479in"/>
    </style:style>
    <style:style style:name="P1579" style:parent-style-name="Normalny" style:family="paragraph">
      <style:paragraph-properties fo:text-align="justify" fo:line-height="150%"/>
    </style:style>
    <style:style style:name="T1580" style:parent-style-name="Domyślnaczcionkaakapitu" style:family="text">
      <style:text-properties style:text-underline-type="single" style:text-underline-style="solid" style:text-underline-width="auto" style:text-underline-mode="continuous"/>
    </style:style>
    <style:style style:name="T1581" style:parent-style-name="Domyślnaczcionkaakapitu" style:family="text">
      <style:text-properties fo:background-color="#80FFFF" style:text-underline-type="single" style:text-underline-style="solid" style:text-underline-width="auto" style:text-underline-mode="continuous"/>
    </style:style>
    <style:style style:name="T1582" style:parent-style-name="Domyślnaczcionkaakapitu" style:family="text">
      <style:text-properties style:text-underline-type="single" style:text-underline-style="solid" style:text-underline-width="auto" style:text-underline-mode="continuous"/>
    </style:style>
    <style:style style:name="P1583" style:parent-style-name="Normalny" style:family="paragraph">
      <style:paragraph-properties fo:text-align="justify" fo:line-height="150%" fo:text-indent="0.2479in"/>
    </style:style>
    <style:style style:name="T1584" style:parent-style-name="Domyślnaczcionkaakapitu" style:family="text">
      <style:text-properties fo:background-color="#80FFFF"/>
    </style:style>
    <style:style style:name="T1585" style:parent-style-name="Domyślnaczcionkaakapitu" style:family="text">
      <style:text-properties fo:background-color="#80FFFF"/>
    </style:style>
    <style:style style:name="P1586" style:parent-style-name="Normalny" style:family="paragraph">
      <style:paragraph-properties fo:text-align="justify" fo:line-height="150%"/>
    </style:style>
    <style:style style:name="T1587" style:parent-style-name="Domyślnaczcionkaakapitu" style:family="text">
      <style:text-properties style:text-underline-type="single" style:text-underline-style="solid" style:text-underline-width="auto" style:text-underline-mode="continuous"/>
    </style:style>
    <style:style style:name="T1588" style:parent-style-name="Domyślnaczcionkaakapitu" style:family="text">
      <style:text-properties fo:background-color="#80FFFF"/>
    </style:style>
    <style:style style:name="P1589" style:parent-style-name="Normalny" style:family="paragraph">
      <style:paragraph-properties fo:text-align="justify" fo:line-height="150%" fo:text-indent="0.2479in"/>
    </style:style>
    <style:style style:name="P1590" style:parent-style-name="Normalny" style:family="paragraph">
      <style:paragraph-properties fo:text-align="justify" fo:line-height="150%">
        <style:tab-stops>
          <style:tab-stop style:type="left" style:position="2.8652in"/>
        </style:tab-stops>
      </style:paragraph-properties>
    </style:style>
    <style:style style:name="T1591" style:parent-style-name="Domyślnaczcionkaakapitu" style:family="text">
      <style:text-properties style:text-underline-type="single" style:text-underline-style="solid" style:text-underline-width="auto" style:text-underline-mode="continuous"/>
    </style:style>
    <style:style style:name="P1592" style:parent-style-name="Normalny" style:family="paragraph">
      <style:paragraph-properties fo:text-align="justify" fo:line-height="150%" fo:text-indent="0.2479in">
        <style:tab-stops>
          <style:tab-stop style:type="left" style:position="2.8652in"/>
        </style:tab-stops>
      </style:paragraph-properties>
    </style:style>
    <style:style style:name="T1593" style:parent-style-name="Domyślnaczcionkaakapitu" style:family="text">
      <style:text-properties fo:background-color="#80FFFF"/>
    </style:style>
    <style:style style:name="T1594" style:parent-style-name="Domyślnaczcionkaakapitu" style:family="text">
      <style:text-properties fo:background-color="#80FFFF"/>
    </style:style>
    <style:style style:name="P1595" style:parent-style-name="Normalny" style:family="paragraph">
      <style:paragraph-properties fo:text-align="justify" fo:line-height="150%" fo:text-indent="0.2479in"/>
    </style:style>
    <style:style style:name="T1596" style:parent-style-name="Domyślnaczcionkaakapitu" style:family="text">
      <style:text-properties fo:background-color="#80FFFF"/>
    </style:style>
    <style:style style:name="P1597" style:parent-style-name="Normalny" style:family="paragraph">
      <style:paragraph-properties fo:text-align="justify" fo:line-height="150%"/>
    </style:style>
    <style:style style:name="T1598" style:parent-style-name="Domyślnaczcionkaakapitu" style:family="text">
      <style:text-properties style:text-underline-type="single" style:text-underline-style="solid" style:text-underline-width="auto" style:text-underline-mode="continuous"/>
    </style:style>
    <style:style style:name="P1599" style:parent-style-name="Normalny" style:family="paragraph">
      <style:paragraph-properties fo:text-align="justify" fo:line-height="150%" fo:text-indent="0.2479in"/>
    </style:style>
    <style:style style:name="P1600" style:parent-style-name="Normalny" style:family="paragraph">
      <style:paragraph-properties fo:text-align="justify" fo:line-height="150%" fo:text-indent="0.2479in"/>
    </style:style>
    <style:style style:name="P1601" style:parent-style-name="Normalny" style:family="paragraph">
      <style:paragraph-properties fo:text-align="justify" fo:line-height="150%" fo:text-indent="0.2479in"/>
    </style:style>
    <style:style style:name="P1602" style:parent-style-name="Normalny" style:family="paragraph">
      <style:paragraph-properties fo:text-align="justify" fo:line-height="150%"/>
    </style:style>
    <style:style style:name="T1603" style:parent-style-name="Domyślnaczcionkaakapitu" style:family="text">
      <style:text-properties style:text-underline-type="single" style:text-underline-style="solid" style:text-underline-width="auto" style:text-underline-mode="continuous"/>
    </style:style>
    <style:style style:name="P1604" style:parent-style-name="Normalny" style:family="paragraph">
      <style:paragraph-properties fo:text-align="justify" fo:line-height="150%" fo:text-indent="0.2479in"/>
    </style:style>
    <style:style style:name="P1605" style:parent-style-name="Normalny" style:family="paragraph">
      <style:paragraph-properties fo:text-align="justify" fo:line-height="150%" fo:text-indent="0.2479in"/>
    </style:style>
    <style:style style:name="T1606" style:parent-style-name="Domyślnaczcionkaakapitu" style:family="text">
      <style:text-properties fo:background-color="#80FFFF"/>
    </style:style>
    <style:style style:name="T1607" style:parent-style-name="Domyślnaczcionkaakapitu" style:family="text">
      <style:text-properties fo:background-color="#80FFFF"/>
    </style:style>
    <style:style style:name="T1608" style:parent-style-name="Domyślnaczcionkaakapitu" style:family="text">
      <style:text-properties fo:background-color="#80FFFF"/>
    </style:style>
    <style:style style:name="P1609" style:parent-style-name="Normalny" style:family="paragraph">
      <style:paragraph-properties fo:text-align="justify" fo:line-height="150%"/>
    </style:style>
    <style:style style:name="T1610" style:parent-style-name="Domyślnaczcionkaakapitu" style:family="text">
      <style:text-properties style:text-underline-type="single" style:text-underline-style="solid" style:text-underline-width="auto" style:text-underline-mode="continuous"/>
    </style:style>
    <style:style style:name="P1611" style:parent-style-name="Normalny" style:family="paragraph">
      <style:paragraph-properties fo:text-align="justify" fo:line-height="150%" fo:text-indent="0.2479in"/>
    </style:style>
    <style:style style:name="P1612" style:parent-style-name="Normalny" style:family="paragraph">
      <style:paragraph-properties fo:text-align="justify" fo:line-height="150%"/>
    </style:style>
    <style:style style:name="T1613" style:parent-style-name="Domyślnaczcionkaakapitu" style:family="text">
      <style:text-properties style:text-underline-type="single" style:text-underline-style="solid" style:text-underline-width="auto" style:text-underline-mode="continuous"/>
    </style:style>
    <style:style style:name="P1614" style:parent-style-name="Normalny" style:family="paragraph">
      <style:paragraph-properties fo:text-align="justify" fo:line-height="150%" fo:text-indent="0.2479in"/>
    </style:style>
    <style:style style:name="P1615" style:parent-style-name="Normalny" style:family="paragraph">
      <style:paragraph-properties fo:text-align="justify" fo:line-height="150%"/>
    </style:style>
    <style:style style:name="T1616" style:parent-style-name="Domyślnaczcionkaakapitu" style:family="text">
      <style:text-properties style:text-underline-type="single" style:text-underline-style="solid" style:text-underline-width="auto" style:text-underline-mode="continuous"/>
    </style:style>
    <style:style style:name="P1617" style:parent-style-name="Normalny" style:family="paragraph">
      <style:paragraph-properties fo:text-align="justify" fo:line-height="150%" fo:text-indent="0.2479in"/>
    </style:style>
    <style:style style:name="P1618" style:parent-style-name="Normalny" style:family="paragraph">
      <style:paragraph-properties fo:text-align="justify" fo:line-height="150%"/>
    </style:style>
    <style:style style:name="T1619" style:parent-style-name="Domyślnaczcionkaakapitu" style:family="text">
      <style:text-properties style:text-underline-type="single" style:text-underline-style="solid" style:text-underline-width="auto" style:text-underline-mode="continuous"/>
    </style:style>
    <style:style style:name="T1620" style:parent-style-name="Domyślnaczcionkaakapitu" style:family="text">
      <style:text-properties fo:background-color="#80FFFF" style:text-underline-type="single" style:text-underline-style="solid" style:text-underline-width="auto" style:text-underline-mode="continuous"/>
    </style:style>
    <style:style style:name="T1621" style:parent-style-name="Domyślnaczcionkaakapitu" style:family="text">
      <style:text-properties style:text-underline-type="single" style:text-underline-style="solid" style:text-underline-width="auto" style:text-underline-mode="continuous"/>
    </style:style>
    <style:style style:name="T1622" style:parent-style-name="Domyślnaczcionkaakapitu" style:family="text">
      <style:text-properties fo:background-color="#80FFFF" style:text-underline-type="single" style:text-underline-style="solid" style:text-underline-width="auto" style:text-underline-mode="continuous"/>
    </style:style>
    <style:style style:name="T1623" style:parent-style-name="Domyślnaczcionkaakapitu" style:family="text">
      <style:text-properties style:text-underline-type="single" style:text-underline-style="solid" style:text-underline-width="auto" style:text-underline-mode="continuous"/>
    </style:style>
    <style:style style:name="P1624" style:parent-style-name="Normalny" style:family="paragraph">
      <style:paragraph-properties fo:text-align="justify" fo:line-height="150%" fo:text-indent="0.2479in"/>
    </style:style>
    <style:style style:name="T1625" style:parent-style-name="Domyślnaczcionkaakapitu" style:family="text">
      <style:text-properties fo:background-color="#80FFFF"/>
    </style:style>
    <style:style style:name="T1626" style:parent-style-name="Domyślnaczcionkaakapitu" style:family="text">
      <style:text-properties fo:background-color="#80FFFF"/>
    </style:style>
    <style:style style:name="T1627" style:parent-style-name="Domyślnaczcionkaakapitu" style:family="text">
      <style:text-properties fo:background-color="#80FFFF"/>
    </style:style>
    <style:style style:name="T1628" style:parent-style-name="Domyślnaczcionkaakapitu" style:family="text">
      <style:text-properties fo:background-color="#80FFFF"/>
    </style:style>
    <style:style style:name="T1629" style:parent-style-name="Domyślnaczcionkaakapitu" style:family="text">
      <style:text-properties fo:background-color="#80FFFF"/>
    </style:style>
    <style:style style:name="T1630" style:parent-style-name="Domyślnaczcionkaakapitu" style:family="text">
      <style:text-properties fo:background-color="#80FFFF"/>
    </style:style>
    <style:style style:name="T1631" style:parent-style-name="Domyślnaczcionkaakapitu" style:family="text">
      <style:text-properties fo:background-color="#80FFFF"/>
    </style:style>
    <style:style style:name="T1632" style:parent-style-name="Domyślnaczcionkaakapitu" style:family="text">
      <style:text-properties fo:background-color="#80FFFF"/>
    </style:style>
    <style:style style:name="T1633" style:parent-style-name="Domyślnaczcionkaakapitu" style:family="text">
      <style:text-properties fo:background-color="#80FFFF"/>
    </style:style>
    <style:style style:name="T1634" style:parent-style-name="Domyślnaczcionkaakapitu" style:family="text">
      <style:text-properties fo:background-color="#80FFFF"/>
    </style:style>
    <style:style style:name="P1635" style:parent-style-name="Normalny" style:family="paragraph">
      <style:paragraph-properties fo:text-align="justify" fo:line-height="150%" fo:text-indent="0.2479in"/>
    </style:style>
    <style:style style:name="T1636" style:parent-style-name="Domyślnaczcionkaakapitu" style:family="text">
      <style:text-properties fo:background-color="#80FFFF"/>
    </style:style>
    <style:style style:name="P1637" style:parent-style-name="Normalny" style:family="paragraph">
      <style:paragraph-properties fo:text-align="justify" fo:line-height="150%"/>
    </style:style>
    <style:style style:name="T1638" style:parent-style-name="Domyślnaczcionkaakapitu" style:family="text">
      <style:text-properties style:text-underline-type="single" style:text-underline-style="solid" style:text-underline-width="auto" style:text-underline-mode="continuous"/>
    </style:style>
    <style:style style:name="P1639" style:parent-style-name="Normalny" style:family="paragraph">
      <style:paragraph-properties fo:text-align="justify" fo:line-height="150%" fo:text-indent="0.2479in"/>
    </style:style>
    <style:style style:name="P1640" style:parent-style-name="Normalny" style:family="paragraph">
      <style:paragraph-properties fo:text-align="justify" fo:line-height="150%"/>
    </style:style>
    <style:style style:name="T1641" style:parent-style-name="Domyślnaczcionkaakapitu" style:family="text">
      <style:text-properties style:text-underline-type="single" style:text-underline-style="solid" style:text-underline-width="auto" style:text-underline-mode="continuous"/>
    </style:style>
    <style:style style:name="P1642" style:parent-style-name="Normalny" style:family="paragraph">
      <style:paragraph-properties fo:text-align="justify" fo:line-height="150%" fo:text-indent="0.2479in"/>
    </style:style>
    <style:style style:name="T1643" style:parent-style-name="Domyślnaczcionkaakapitu" style:family="text">
      <style:text-properties fo:background-color="#80FFFF"/>
    </style:style>
    <style:style style:name="P1644" style:parent-style-name="Normalny" style:family="paragraph">
      <style:paragraph-properties fo:text-align="justify" fo:line-height="150%"/>
    </style:style>
    <style:style style:name="T1645" style:parent-style-name="Domyślnaczcionkaakapitu" style:family="text">
      <style:text-properties style:text-underline-type="single" style:text-underline-style="solid" style:text-underline-width="auto" style:text-underline-mode="continuous"/>
    </style:style>
    <style:style style:name="P1646" style:parent-style-name="Normalny" style:family="paragraph">
      <style:paragraph-properties fo:text-align="justify" fo:line-height="150%" fo:text-indent="0.2479in"/>
    </style:style>
    <style:style style:name="P1647" style:parent-style-name="Normalny" style:family="paragraph">
      <style:paragraph-properties fo:text-align="justify" fo:line-height="150%"/>
    </style:style>
    <style:style style:name="T1648" style:parent-style-name="Domyślnaczcionkaakapitu" style:family="text">
      <style:text-properties style:text-underline-type="single" style:text-underline-style="solid" style:text-underline-width="auto" style:text-underline-mode="continuous"/>
    </style:style>
    <style:style style:name="P1649" style:parent-style-name="Normalny" style:family="paragraph">
      <style:paragraph-properties fo:text-align="justify" fo:line-height="150%" fo:text-indent="0.2479in"/>
    </style:style>
    <style:style style:name="P1650" style:parent-style-name="Normalny" style:family="paragraph">
      <style:paragraph-properties fo:text-align="justify" fo:line-height="150%" fo:text-indent="0.2479in"/>
    </style:style>
    <style:style style:name="P1651" style:parent-style-name="Normalny" style:family="paragraph">
      <style:paragraph-properties fo:text-align="justify" fo:line-height="150%" fo:text-indent="0.2479in"/>
    </style:style>
    <style:style style:name="P1652" style:parent-style-name="Normalny" style:family="paragraph">
      <style:paragraph-properties fo:text-align="justify" fo:line-height="150%"/>
    </style:style>
    <style:style style:name="T1653" style:parent-style-name="Domyślnaczcionkaakapitu" style:family="text">
      <style:text-properties style:text-underline-type="single" style:text-underline-style="solid" style:text-underline-width="auto" style:text-underline-mode="continuous"/>
    </style:style>
    <style:style style:name="T1654" style:parent-style-name="Domyślnaczcionkaakapitu" style:family="text">
      <style:text-properties fo:background-color="#80FFFF" style:text-underline-type="single" style:text-underline-style="solid" style:text-underline-width="auto" style:text-underline-mode="continuous"/>
    </style:style>
    <style:style style:name="P1655" style:parent-style-name="Normalny" style:family="paragraph">
      <style:paragraph-properties fo:text-align="justify" fo:line-height="150%" fo:text-indent="0.2479in"/>
    </style:style>
    <style:style style:name="P1656" style:parent-style-name="Normalny" style:family="paragraph">
      <style:paragraph-properties fo:text-align="justify" fo:line-height="150%"/>
    </style:style>
    <style:style style:name="T1657" style:parent-style-name="Domyślnaczcionkaakapitu" style:family="text">
      <style:text-properties style:text-underline-type="single" style:text-underline-style="solid" style:text-underline-width="auto" style:text-underline-mode="continuous"/>
    </style:style>
    <style:style style:name="T1658" style:parent-style-name="Domyślnaczcionkaakapitu" style:family="text">
      <style:text-properties fo:background-color="#80FFFF" style:text-underline-type="single" style:text-underline-style="solid" style:text-underline-width="auto" style:text-underline-mode="continuous"/>
    </style:style>
    <style:style style:name="T1659" style:parent-style-name="Domyślnaczcionkaakapitu" style:family="text">
      <style:text-properties style:text-underline-type="single" style:text-underline-style="solid" style:text-underline-width="auto" style:text-underline-mode="continuous"/>
    </style:style>
    <style:style style:name="P1660" style:parent-style-name="Normalny" style:family="paragraph">
      <style:paragraph-properties fo:text-align="justify" fo:line-height="150%" fo:text-indent="0.2479in"/>
    </style:style>
    <style:style style:name="P1661" style:parent-style-name="Normalny" style:family="paragraph">
      <style:paragraph-properties fo:text-align="justify" fo:line-height="150%" fo:text-indent="0.2479in"/>
    </style:style>
    <style:style style:name="P1662" style:parent-style-name="Normalny" style:family="paragraph">
      <style:paragraph-properties fo:text-align="justify" fo:line-height="150%" fo:text-indent="0.2479in"/>
    </style:style>
    <style:style style:name="T1663" style:parent-style-name="Domyślnaczcionkaakapitu" style:family="text">
      <style:text-properties fo:background-color="#80FFFF"/>
    </style:style>
    <style:style style:name="P1664" style:parent-style-name="Normalny" style:family="paragraph">
      <style:paragraph-properties fo:text-align="justify" fo:line-height="150%"/>
    </style:style>
    <style:style style:name="T1665" style:parent-style-name="Domyślnaczcionkaakapitu" style:family="text">
      <style:text-properties style:text-underline-type="single" style:text-underline-style="solid" style:text-underline-width="auto" style:text-underline-mode="continuous"/>
    </style:style>
    <style:style style:name="P1666" style:parent-style-name="Normalny" style:family="paragraph">
      <style:paragraph-properties fo:text-align="justify" fo:line-height="150%" fo:text-indent="0.2479in"/>
    </style:style>
    <style:style style:name="P1667" style:parent-style-name="Normalny" style:family="paragraph">
      <style:paragraph-properties fo:text-align="justify" fo:line-height="150%" fo:text-indent="0.2479in"/>
    </style:style>
    <style:style style:name="P1668" style:parent-style-name="Normalny" style:family="paragraph">
      <style:paragraph-properties fo:text-align="justify" fo:line-height="150%" fo:text-indent="0.2479in"/>
    </style:style>
    <style:style style:name="P1669" style:parent-style-name="Normalny" style:family="paragraph">
      <style:paragraph-properties fo:text-align="justify" fo:line-height="150%"/>
    </style:style>
    <style:style style:name="T1670" style:parent-style-name="Domyślnaczcionkaakapitu" style:family="text">
      <style:text-properties style:text-underline-type="single" style:text-underline-style="solid" style:text-underline-width="auto" style:text-underline-mode="continuous"/>
    </style:style>
    <style:style style:name="P1671" style:parent-style-name="Normalny" style:family="paragraph">
      <style:paragraph-properties fo:text-align="justify" fo:line-height="150%" fo:text-indent="0.2479in"/>
    </style:style>
    <style:style style:name="T1672" style:parent-style-name="Domyślnaczcionkaakapitu" style:family="text">
      <style:text-properties fo:background-color="#80FFFF"/>
    </style:style>
    <style:style style:name="P1673" style:parent-style-name="Normalny" style:family="paragraph">
      <style:paragraph-properties fo:text-align="justify" fo:line-height="150%" fo:text-indent="0.2479in"/>
    </style:style>
    <style:style style:name="T1674" style:parent-style-name="Domyślnaczcionkaakapitu" style:family="text">
      <style:text-properties fo:background-color="#80FFFF"/>
    </style:style>
    <style:style style:name="T1675" style:parent-style-name="Domyślnaczcionkaakapitu" style:family="text">
      <style:text-properties fo:background-color="#80FFFF"/>
    </style:style>
    <style:style style:name="P1676" style:parent-style-name="Normalny" style:family="paragraph">
      <style:paragraph-properties fo:text-align="justify" fo:line-height="150%" fo:text-indent="0.2479in"/>
    </style:style>
    <style:style style:name="T1677" style:parent-style-name="Domyślnaczcionkaakapitu" style:family="text">
      <style:text-properties fo:background-color="#80FFFF"/>
    </style:style>
    <style:style style:name="P1678" style:parent-style-name="Normalny" style:family="paragraph">
      <style:paragraph-properties fo:text-align="justify" fo:line-height="150%" fo:text-indent="0.2479in"/>
    </style:style>
    <style:style style:name="P1679" style:parent-style-name="Normalny" style:family="paragraph">
      <style:paragraph-properties fo:text-align="justify" fo:line-height="150%" fo:text-indent="0.2479in"/>
    </style:style>
    <style:style style:name="P1680" style:parent-style-name="Normalny" style:family="paragraph">
      <style:paragraph-properties fo:text-align="justify" fo:line-height="150%" fo:text-indent="0.2479in">
        <style:tab-stops>
          <style:tab-stop style:type="left" style:position="3.5375in"/>
        </style:tab-stops>
      </style:paragraph-properties>
    </style:style>
    <style:style style:name="T1681" style:parent-style-name="Domyślnaczcionkaakapitu" style:family="text">
      <style:text-properties fo:background-color="#80FFFF"/>
    </style:style>
    <style:style style:name="P1682" style:parent-style-name="Normalny" style:family="paragraph">
      <style:paragraph-properties fo:text-align="justify" fo:line-height="150%" fo:text-indent="0.2479in"/>
    </style:style>
    <style:style style:name="T1683" style:parent-style-name="Domyślnaczcionkaakapitu" style:family="text">
      <style:text-properties fo:background-color="#80FFFF"/>
    </style:style>
    <style:style style:name="P1684" style:parent-style-name="Normalny" style:family="paragraph">
      <style:paragraph-properties fo:text-align="justify" fo:line-height="150%" fo:text-indent="0.2479in"/>
    </style:style>
    <style:style style:name="T1685" style:parent-style-name="Domyślnaczcionkaakapitu" style:family="text">
      <style:text-properties fo:background-color="#80FFFF"/>
    </style:style>
    <style:style style:name="T1686" style:parent-style-name="Domyślnaczcionkaakapitu" style:family="text">
      <style:text-properties fo:background-color="#80FFFF"/>
    </style:style>
    <style:style style:name="P1687" style:parent-style-name="Normalny" style:family="paragraph">
      <style:paragraph-properties fo:text-align="justify" fo:line-height="150%" fo:text-indent="0.2479in"/>
    </style:style>
    <style:style style:name="P1688" style:parent-style-name="Normalny" style:family="paragraph">
      <style:paragraph-properties fo:text-align="justify" fo:line-height="150%" fo:text-indent="0.2479in"/>
    </style:style>
    <style:style style:name="T1689" style:parent-style-name="Domyślnaczcionkaakapitu" style:family="text">
      <style:text-properties fo:background-color="#80FFFF"/>
    </style:style>
    <style:style style:name="P1690" style:parent-style-name="Normalny" style:family="paragraph">
      <style:paragraph-properties fo:text-align="justify" fo:line-height="150%" fo:text-indent="0.2479in"/>
    </style:style>
    <style:style style:name="T1691" style:parent-style-name="Domyślnaczcionkaakapitu" style:family="text">
      <style:text-properties fo:background-color="#80FFFF"/>
    </style:style>
    <style:style style:name="P1692" style:parent-style-name="Normalny" style:family="paragraph">
      <style:paragraph-properties fo:text-align="justify" fo:line-height="150%" fo:text-indent="0.2479in"/>
    </style:style>
    <style:style style:name="T1693" style:parent-style-name="Domyślnaczcionkaakapitu" style:family="text">
      <style:text-properties fo:background-color="#80FFFF"/>
    </style:style>
    <style:style style:name="T1694" style:parent-style-name="Domyślnaczcionkaakapitu" style:family="text">
      <style:text-properties fo:background-color="#80FFFF"/>
    </style:style>
    <style:style style:name="T1695" style:parent-style-name="Domyślnaczcionkaakapitu" style:family="text">
      <style:text-properties fo:background-color="#80FFFF"/>
    </style:style>
    <style:style style:name="T1696" style:parent-style-name="Domyślnaczcionkaakapitu" style:family="text">
      <style:text-properties fo:background-color="#80FFFF"/>
    </style:style>
    <style:style style:name="P1697" style:parent-style-name="Normalny" style:family="paragraph">
      <style:paragraph-properties fo:text-align="justify" fo:line-height="150%" fo:text-indent="0.2479in"/>
    </style:style>
    <style:style style:name="T1698" style:parent-style-name="Domyślnaczcionkaakapitu" style:family="text">
      <style:text-properties fo:background-color="#80FFFF"/>
    </style:style>
    <style:style style:name="T1699" style:parent-style-name="Domyślnaczcionkaakapitu" style:family="text">
      <style:text-properties fo:background-color="#80FFFF"/>
    </style:style>
    <style:style style:name="P1700" style:parent-style-name="Normalny" style:family="paragraph">
      <style:paragraph-properties fo:text-align="justify" fo:line-height="150%" fo:text-indent="0.2479in"/>
    </style:style>
    <style:style style:name="T1701" style:parent-style-name="Domyślnaczcionkaakapitu" style:family="text">
      <style:text-properties fo:background-color="#80FFFF"/>
    </style:style>
    <style:style style:name="P1702" style:parent-style-name="Normalny" style:family="paragraph">
      <style:paragraph-properties fo:text-align="justify" fo:line-height="150%" fo:text-indent="0.2479in"/>
    </style:style>
    <style:style style:name="T1703" style:parent-style-name="Domyślnaczcionkaakapitu" style:family="text">
      <style:text-properties fo:background-color="#80FFFF"/>
    </style:style>
    <style:style style:name="T1704" style:parent-style-name="Domyślnaczcionkaakapitu" style:family="text">
      <style:text-properties fo:background-color="#80FFFF"/>
    </style:style>
    <style:style style:name="P1705" style:parent-style-name="Normalny" style:family="paragraph">
      <style:paragraph-properties fo:text-align="justify" fo:line-height="150%" fo:text-indent="0.2479in"/>
    </style:style>
    <style:style style:name="T1706" style:parent-style-name="Domyślnaczcionkaakapitu" style:family="text">
      <style:text-properties fo:background-color="#80FFFF"/>
    </style:style>
    <style:style style:name="P1707" style:parent-style-name="Normalny" style:family="paragraph">
      <style:paragraph-properties fo:text-align="justify" fo:line-height="150%" fo:text-indent="0.2479in"/>
    </style:style>
    <style:style style:name="T1708" style:parent-style-name="Domyślnaczcionkaakapitu" style:family="text">
      <style:text-properties fo:background-color="#80FFFF"/>
    </style:style>
    <style:style style:name="P1709" style:parent-style-name="Normalny" style:family="paragraph">
      <style:paragraph-properties fo:text-align="justify" fo:line-height="150%" fo:text-indent="0.2479in"/>
    </style:style>
    <style:style style:name="T1710" style:parent-style-name="Domyślnaczcionkaakapitu" style:family="text">
      <style:text-properties fo:background-color="#80FFFF"/>
    </style:style>
    <style:style style:name="P1711" style:parent-style-name="Normalny" style:family="paragraph">
      <style:paragraph-properties fo:text-align="justify" fo:line-height="150%" fo:text-indent="0.2479in"/>
    </style:style>
    <style:style style:name="P1712" style:parent-style-name="Normalny" style:family="paragraph">
      <style:paragraph-properties fo:text-align="justify" fo:line-height="150%"/>
    </style:style>
    <style:style style:name="T1713" style:parent-style-name="Domyślnaczcionkaakapitu" style:family="text">
      <style:text-properties style:text-underline-type="single" style:text-underline-style="solid" style:text-underline-width="auto" style:text-underline-mode="continuous"/>
    </style:style>
    <style:style style:name="P1714" style:parent-style-name="Normalny" style:family="paragraph">
      <style:paragraph-properties fo:text-align="justify" fo:line-height="150%" fo:text-indent="0.2479in"/>
    </style:style>
    <style:style style:name="P1715" style:parent-style-name="Normalny" style:family="paragraph">
      <style:paragraph-properties fo:text-align="justify" fo:line-height="150%" fo:text-indent="0.2479in"/>
    </style:style>
    <style:style style:name="P1716" style:parent-style-name="Normalny" style:family="paragraph">
      <style:paragraph-properties fo:text-align="justify" fo:line-height="150%"/>
    </style:style>
    <style:style style:name="T1717" style:parent-style-name="Domyślnaczcionkaakapitu" style:family="text">
      <style:text-properties style:text-underline-type="single" style:text-underline-style="solid" style:text-underline-width="auto" style:text-underline-mode="continuous"/>
    </style:style>
    <style:style style:name="P1718" style:parent-style-name="Normalny" style:family="paragraph">
      <style:paragraph-properties fo:text-align="justify" fo:line-height="150%" fo:text-indent="0.2479in"/>
    </style:style>
    <style:style style:name="P1719" style:parent-style-name="Normalny" style:family="paragraph">
      <style:paragraph-properties fo:text-align="justify" fo:line-height="150%" fo:text-indent="0.2479in"/>
    </style:style>
    <style:style style:name="T1720" style:parent-style-name="Domyślnaczcionkaakapitu" style:family="text">
      <style:text-properties fo:background-color="#80FFFF"/>
    </style:style>
    <style:style style:name="P1721" style:parent-style-name="Normalny" style:family="paragraph">
      <style:paragraph-properties fo:text-align="justify" fo:line-height="150%" fo:text-indent="0.2479in"/>
    </style:style>
    <style:style style:name="T1722" style:parent-style-name="Domyślnaczcionkaakapitu" style:family="text">
      <style:text-properties fo:background-color="#80FFFF"/>
    </style:style>
    <style:style style:name="P1723" style:parent-style-name="Normalny" style:family="paragraph">
      <style:paragraph-properties fo:text-align="justify" fo:line-height="150%" fo:text-indent="0.2479in"/>
    </style:style>
    <style:style style:name="P1724" style:parent-style-name="Normalny" style:family="paragraph">
      <style:paragraph-properties fo:text-align="justify" fo:line-height="150%" fo:text-indent="0.2479in"/>
    </style:style>
    <style:style style:name="T1725" style:parent-style-name="Domyślnaczcionkaakapitu" style:family="text">
      <style:text-properties fo:background-color="#80FFFF"/>
    </style:style>
    <style:style style:name="T1726" style:parent-style-name="Domyślnaczcionkaakapitu" style:family="text">
      <style:text-properties fo:background-color="#80FFFF"/>
    </style:style>
    <style:style style:name="T1727" style:parent-style-name="Domyślnaczcionkaakapitu" style:family="text">
      <style:text-properties fo:background-color="#80FFFF"/>
    </style:style>
    <style:style style:name="P1728" style:parent-style-name="Normalny" style:family="paragraph">
      <style:paragraph-properties fo:text-align="justify" fo:line-height="150%" fo:text-indent="0.2479in"/>
    </style:style>
    <style:style style:name="T1729" style:parent-style-name="Domyślnaczcionkaakapitu" style:family="text">
      <style:text-properties fo:background-color="#80FFFF"/>
    </style:style>
    <style:style style:name="T1730" style:parent-style-name="Domyślnaczcionkaakapitu" style:family="text">
      <style:text-properties fo:background-color="#80FFFF"/>
    </style:style>
    <style:style style:name="T1731" style:parent-style-name="Domyślnaczcionkaakapitu" style:family="text">
      <style:text-properties fo:background-color="#80FFFF"/>
    </style:style>
    <style:style style:name="T1732" style:parent-style-name="Domyślnaczcionkaakapitu" style:family="text">
      <style:text-properties fo:background-color="#80FFFF"/>
    </style:style>
    <style:style style:name="T1733" style:parent-style-name="Domyślnaczcionkaakapitu" style:family="text">
      <style:text-properties fo:background-color="#80FFFF"/>
    </style:style>
    <style:style style:name="T1734" style:parent-style-name="Domyślnaczcionkaakapitu" style:family="text">
      <style:text-properties fo:background-color="#80FFFF"/>
    </style:style>
    <style:style style:name="P1735" style:parent-style-name="Normalny" style:family="paragraph">
      <style:paragraph-properties fo:text-align="justify" fo:line-height="150%" fo:text-indent="0.2479in"/>
    </style:style>
    <style:style style:name="T1736" style:parent-style-name="Domyślnaczcionkaakapitu" style:family="text">
      <style:text-properties fo:background-color="#80FFFF"/>
    </style:style>
    <style:style style:name="P1737" style:parent-style-name="Normalny" style:family="paragraph">
      <style:paragraph-properties fo:text-align="justify" fo:line-height="150%" fo:text-indent="0.2479in"/>
    </style:style>
    <style:style style:name="T1738" style:parent-style-name="Domyślnaczcionkaakapitu" style:family="text">
      <style:text-properties fo:background-color="#80FFFF"/>
    </style:style>
    <style:style style:name="T1739" style:parent-style-name="Domyślnaczcionkaakapitu" style:family="text">
      <style:text-properties fo:background-color="#80FFFF"/>
    </style:style>
    <style:style style:name="T1740" style:parent-style-name="Domyślnaczcionkaakapitu" style:family="text">
      <style:text-properties fo:background-color="#80FFFF"/>
    </style:style>
    <style:style style:name="P1741" style:parent-style-name="Normalny" style:family="paragraph">
      <style:paragraph-properties fo:text-align="justify" fo:line-height="150%" fo:text-indent="0.2479in"/>
    </style:style>
    <style:style style:name="P1742" style:parent-style-name="Normalny" style:family="paragraph">
      <style:paragraph-properties fo:text-align="justify" fo:line-height="150%" fo:text-indent="0.2479in"/>
    </style:style>
    <style:style style:name="T1743" style:parent-style-name="Domyślnaczcionkaakapitu" style:family="text">
      <style:text-properties fo:background-color="#80FFFF"/>
    </style:style>
    <style:style style:name="T1744" style:parent-style-name="Domyślnaczcionkaakapitu" style:family="text">
      <style:text-properties fo:background-color="#80FFFF"/>
    </style:style>
    <style:style style:name="P1745" style:parent-style-name="Normalny" style:family="paragraph">
      <style:paragraph-properties fo:text-align="justify" fo:line-height="150%" fo:text-indent="0.2479in"/>
    </style:style>
    <style:style style:name="T1746" style:parent-style-name="Domyślnaczcionkaakapitu" style:family="text">
      <style:text-properties fo:background-color="#80FFFF"/>
    </style:style>
    <style:style style:name="T1747" style:parent-style-name="Domyślnaczcionkaakapitu" style:family="text">
      <style:text-properties fo:background-color="#80FFFF"/>
    </style:style>
    <style:style style:name="P1748" style:parent-style-name="Normalny" style:family="paragraph">
      <style:paragraph-properties fo:text-align="justify" fo:line-height="150%" fo:text-indent="0.2479in"/>
    </style:style>
    <style:style style:name="P1749" style:parent-style-name="Normalny" style:family="paragraph">
      <style:paragraph-properties fo:text-align="justify" fo:line-height="150%" fo:text-indent="0.2479in"/>
    </style:style>
    <style:style style:name="P1750" style:parent-style-name="Normalny" style:family="paragraph">
      <style:paragraph-properties fo:text-align="justify" fo:line-height="150%" fo:text-indent="0.2479in"/>
    </style:style>
    <style:style style:name="P1751" style:parent-style-name="Normalny" style:family="paragraph">
      <style:paragraph-properties fo:text-align="justify" fo:line-height="150%"/>
    </style:style>
    <style:style style:name="T1752" style:parent-style-name="Domyślnaczcionkaakapitu" style:family="text">
      <style:text-properties style:text-underline-type="single" style:text-underline-style="solid" style:text-underline-width="auto" style:text-underline-mode="continuous"/>
    </style:style>
    <style:style style:name="P1753" style:parent-style-name="Normalny" style:family="paragraph">
      <style:paragraph-properties fo:text-align="justify" fo:line-height="150%" fo:text-indent="0.2479in"/>
    </style:style>
    <style:style style:name="T1754" style:parent-style-name="Domyślnaczcionkaakapitu" style:family="text">
      <style:text-properties fo:background-color="#80FFFF"/>
    </style:style>
    <style:style style:name="P1755" style:parent-style-name="Normalny" style:family="paragraph">
      <style:paragraph-properties fo:text-align="justify" fo:line-height="150%">
        <style:tab-stops>
          <style:tab-stop style:type="left" style:position="1.3534in"/>
        </style:tab-stops>
      </style:paragraph-properties>
    </style:style>
    <style:style style:name="T1756" style:parent-style-name="Domyślnaczcionkaakapitu" style:family="text">
      <style:text-properties style:text-underline-type="single" style:text-underline-style="solid" style:text-underline-width="auto" style:text-underline-mode="continuous"/>
    </style:style>
    <style:style style:name="P1757" style:parent-style-name="Normalny" style:family="paragraph">
      <style:paragraph-properties fo:text-align="justify" fo:line-height="150%" fo:text-indent="0.2479in"/>
    </style:style>
    <style:style style:name="P1758" style:parent-style-name="Normalny" style:family="paragraph">
      <style:paragraph-properties fo:text-align="justify" fo:line-height="150%" fo:text-indent="0.2479in"/>
    </style:style>
    <style:style style:name="P1759" style:parent-style-name="Normalny" style:family="paragraph">
      <style:paragraph-properties fo:text-align="justify" fo:line-height="150%" fo:text-indent="0.2479in"/>
    </style:style>
    <style:style style:name="T1760" style:parent-style-name="Domyślnaczcionkaakapitu" style:family="text">
      <style:text-properties fo:background-color="#80FFFF"/>
    </style:style>
    <style:style style:name="P1761" style:parent-style-name="Normalny" style:family="paragraph">
      <style:paragraph-properties fo:text-align="justify" fo:line-height="150%" fo:text-indent="0.2479in"/>
    </style:style>
    <style:style style:name="T1762" style:parent-style-name="Domyślnaczcionkaakapitu" style:family="text">
      <style:text-properties fo:background-color="#80FFFF"/>
    </style:style>
    <style:style style:name="T1763" style:parent-style-name="Domyślnaczcionkaakapitu" style:family="text">
      <style:text-properties fo:background-color="#80FFFF"/>
    </style:style>
    <style:style style:name="T1764" style:parent-style-name="Domyślnaczcionkaakapitu" style:family="text">
      <style:text-properties fo:background-color="#80FFFF"/>
    </style:style>
    <style:style style:name="T1765" style:parent-style-name="Domyślnaczcionkaakapitu" style:family="text">
      <style:text-properties fo:background-color="#80FFFF"/>
    </style:style>
    <style:style style:name="T1766" style:parent-style-name="Domyślnaczcionkaakapitu" style:family="text">
      <style:text-properties fo:background-color="#80FFFF"/>
    </style:style>
    <style:style style:name="P1767" style:parent-style-name="Normalny" style:family="paragraph">
      <style:paragraph-properties fo:text-align="justify" fo:line-height="150%" fo:text-indent="0.2479in"/>
    </style:style>
    <style:style style:name="T1768" style:parent-style-name="Domyślnaczcionkaakapitu" style:family="text">
      <style:text-properties fo:background-color="#80FFFF"/>
    </style:style>
    <style:style style:name="P1769" style:parent-style-name="Normalny" style:family="paragraph">
      <style:paragraph-properties fo:text-align="justify" fo:line-height="150%" fo:text-indent="0.2479in"/>
    </style:style>
    <style:style style:name="T1770" style:parent-style-name="Domyślnaczcionkaakapitu" style:family="text">
      <style:text-properties fo:background-color="#80FFFF"/>
    </style:style>
    <style:style style:name="P1771" style:parent-style-name="Normalny" style:family="paragraph">
      <style:paragraph-properties fo:text-align="justify" fo:line-height="150%" fo:text-indent="0.2479in"/>
    </style:style>
    <style:style style:name="P1772" style:parent-style-name="Normalny" style:family="paragraph">
      <style:paragraph-properties fo:text-align="justify" fo:line-height="150%" fo:text-indent="0.2479in"/>
    </style:style>
    <style:style style:name="P1773" style:parent-style-name="Normalny" style:family="paragraph">
      <style:paragraph-properties fo:text-align="justify" fo:line-height="150%" fo:text-indent="0.2479in"/>
    </style:style>
    <style:style style:name="P1774" style:parent-style-name="Normalny" style:family="paragraph">
      <style:paragraph-properties fo:text-align="justify" fo:line-height="150%" fo:text-indent="0.2479in"/>
    </style:style>
    <style:style style:name="P1775" style:parent-style-name="Normalny" style:family="paragraph">
      <style:paragraph-properties fo:text-align="justify" fo:line-height="150%" fo:text-indent="0.2479in"/>
    </style:style>
    <style:style style:name="P1776" style:parent-style-name="Normalny" style:family="paragraph">
      <style:paragraph-properties fo:text-align="justify" fo:line-height="150%"/>
    </style:style>
    <style:style style:name="T1777" style:parent-style-name="Domyślnaczcionkaakapitu" style:family="text">
      <style:text-properties style:text-underline-type="single" style:text-underline-style="solid" style:text-underline-width="auto" style:text-underline-mode="continuous"/>
    </style:style>
    <style:style style:name="P1778" style:parent-style-name="Normalny" style:family="paragraph">
      <style:paragraph-properties fo:text-align="justify" fo:line-height="150%" fo:text-indent="0.2479in"/>
    </style:style>
    <style:style style:name="P1779" style:parent-style-name="Normalny" style:family="paragraph">
      <style:paragraph-properties fo:text-align="justify" fo:line-height="150%" fo:text-indent="0.2479in"/>
    </style:style>
    <style:style style:name="T1780" style:parent-style-name="Domyślnaczcionkaakapitu" style:family="text">
      <style:text-properties fo:background-color="#80FFFF"/>
    </style:style>
    <style:style style:name="T1781" style:parent-style-name="Domyślnaczcionkaakapitu" style:family="text">
      <style:text-properties fo:background-color="#80FFFF"/>
    </style:style>
    <style:style style:name="P1782" style:parent-style-name="Normalny" style:family="paragraph">
      <style:paragraph-properties fo:text-align="justify" fo:line-height="150%"/>
    </style:style>
    <style:style style:name="T1783" style:parent-style-name="Domyślnaczcionkaakapitu" style:family="text">
      <style:text-properties style:text-underline-type="single" style:text-underline-style="solid" style:text-underline-width="auto" style:text-underline-mode="continuous"/>
    </style:style>
    <style:style style:name="P1784" style:parent-style-name="Normalny" style:family="paragraph">
      <style:paragraph-properties fo:text-align="justify" fo:line-height="150%" fo:text-indent="0.2479in"/>
    </style:style>
    <style:style style:name="T1785" style:parent-style-name="Domyślnaczcionkaakapitu" style:family="text">
      <style:text-properties fo:background-color="#80FFFF"/>
    </style:style>
    <style:style style:name="T1786" style:parent-style-name="Domyślnaczcionkaakapitu" style:family="text">
      <style:text-properties fo:background-color="#80FFFF"/>
    </style:style>
    <style:style style:name="T1787" style:parent-style-name="Domyślnaczcionkaakapitu" style:family="text">
      <style:text-properties fo:background-color="#80FFFF"/>
    </style:style>
    <style:style style:name="T1788" style:parent-style-name="Domyślnaczcionkaakapitu" style:family="text">
      <style:text-properties fo:background-color="#80FFFF"/>
    </style:style>
    <style:style style:name="T1789" style:parent-style-name="Domyślnaczcionkaakapitu" style:family="text">
      <style:text-properties fo:background-color="#80FFFF"/>
    </style:style>
    <style:style style:name="T1790" style:parent-style-name="Domyślnaczcionkaakapitu" style:family="text">
      <style:text-properties fo:background-color="#80FFFF"/>
    </style:style>
    <style:style style:name="T1791" style:parent-style-name="Domyślnaczcionkaakapitu" style:family="text">
      <style:text-properties fo:background-color="#80FFFF"/>
    </style:style>
    <style:style style:name="P1792" style:parent-style-name="Normalny" style:family="paragraph">
      <style:paragraph-properties fo:text-align="justify" fo:line-height="150%" fo:text-indent="0.2479in"/>
    </style:style>
    <style:style style:name="T1793" style:parent-style-name="Domyślnaczcionkaakapitu" style:family="text">
      <style:text-properties fo:background-color="#80FFFF"/>
    </style:style>
    <style:style style:name="P1794" style:parent-style-name="Normalny" style:family="paragraph">
      <style:paragraph-properties fo:text-align="justify" fo:line-height="150%" fo:text-indent="0.2479in"/>
    </style:style>
    <style:style style:name="T1795" style:parent-style-name="Domyślnaczcionkaakapitu" style:family="text">
      <style:text-properties fo:background-color="#80FFFF"/>
    </style:style>
    <style:style style:name="T1796" style:parent-style-name="Domyślnaczcionkaakapitu" style:family="text">
      <style:text-properties fo:background-color="#80FFFF"/>
    </style:style>
    <style:style style:name="P1797" style:parent-style-name="Normalny" style:family="paragraph">
      <style:paragraph-properties fo:text-align="justify" fo:line-height="150%" fo:text-indent="0.2479in"/>
    </style:style>
    <style:style style:name="T1798" style:parent-style-name="Domyślnaczcionkaakapitu" style:family="text">
      <style:text-properties fo:background-color="#80FFFF"/>
    </style:style>
    <style:style style:name="P1799" style:parent-style-name="Normalny" style:family="paragraph">
      <style:paragraph-properties fo:text-align="justify" fo:line-height="150%" fo:text-indent="0.2479in"/>
    </style:style>
    <style:style style:name="P1800" style:parent-style-name="Normalny" style:family="paragraph">
      <style:paragraph-properties fo:text-align="justify" fo:line-height="150%" fo:text-indent="0.2479in"/>
    </style:style>
    <style:style style:name="P1801" style:parent-style-name="Normalny" style:family="paragraph">
      <style:paragraph-properties fo:text-align="justify" fo:line-height="150%" fo:text-indent="0.2479in"/>
    </style:style>
    <style:style style:name="T1802" style:parent-style-name="Domyślnaczcionkaakapitu" style:family="text">
      <style:text-properties fo:background-color="#80FFFF"/>
    </style:style>
    <style:style style:name="T1803" style:parent-style-name="Domyślnaczcionkaakapitu" style:family="text">
      <style:text-properties fo:background-color="#80FFFF"/>
    </style:style>
    <style:style style:name="T1804" style:parent-style-name="Domyślnaczcionkaakapitu" style:family="text">
      <style:text-properties style:text-position="sub 66.6%" fo:background-color="#80FFFF"/>
    </style:style>
    <style:style style:name="T1805" style:parent-style-name="Domyślnaczcionkaakapitu" style:family="text">
      <style:text-properties fo:background-color="#80FFFF"/>
    </style:style>
    <style:style style:name="T1806" style:parent-style-name="Domyślnaczcionkaakapitu" style:family="text">
      <style:text-properties fo:background-color="#80FFFF"/>
    </style:style>
    <style:style style:name="T1807" style:parent-style-name="Domyślnaczcionkaakapitu" style:family="text">
      <style:text-properties fo:background-color="#80FFFF"/>
    </style:style>
    <style:style style:name="P1808" style:parent-style-name="Normalny" style:family="paragraph">
      <style:paragraph-properties fo:text-align="justify" fo:line-height="150%" fo:text-indent="0.2479in"/>
    </style:style>
    <style:style style:name="T1809" style:parent-style-name="Domyślnaczcionkaakapitu" style:family="text">
      <style:text-properties fo:background-color="#80FFFF"/>
    </style:style>
    <style:style style:name="T1810" style:parent-style-name="Domyślnaczcionkaakapitu" style:family="text">
      <style:text-properties fo:background-color="#80FFFF"/>
    </style:style>
    <style:style style:name="P1811" style:parent-style-name="Normalny" style:family="paragraph">
      <style:paragraph-properties fo:text-align="justify" fo:line-height="150%" fo:text-indent="0.2479in"/>
    </style:style>
    <style:style style:name="T1812" style:parent-style-name="Domyślnaczcionkaakapitu" style:family="text">
      <style:text-properties fo:background-color="#80FFFF"/>
    </style:style>
    <style:style style:name="T1813" style:parent-style-name="Domyślnaczcionkaakapitu" style:family="text">
      <style:text-properties fo:background-color="#80FFFF"/>
    </style:style>
    <style:style style:name="T1814" style:parent-style-name="Domyślnaczcionkaakapitu" style:family="text">
      <style:text-properties fo:background-color="#80FFFF"/>
    </style:style>
    <style:style style:name="T1815" style:parent-style-name="Domyślnaczcionkaakapitu" style:family="text">
      <style:text-properties fo:background-color="#80FFFF"/>
    </style:style>
    <style:style style:name="P1816" style:parent-style-name="Normalny" style:family="paragraph">
      <style:paragraph-properties fo:text-align="justify" fo:line-height="150%" fo:text-indent="0.2479in"/>
    </style:style>
    <style:style style:name="T1817" style:parent-style-name="Domyślnaczcionkaakapitu" style:family="text">
      <style:text-properties fo:background-color="#80FFFF"/>
    </style:style>
    <style:style style:name="T1818" style:parent-style-name="Domyślnaczcionkaakapitu" style:family="text">
      <style:text-properties fo:background-color="#80FFFF"/>
    </style:style>
    <style:style style:name="P1819" style:parent-style-name="Normalny" style:family="paragraph">
      <style:paragraph-properties fo:text-align="justify" fo:line-height="150%" fo:text-indent="0.2479in"/>
    </style:style>
    <style:style style:name="T1820" style:parent-style-name="Domyślnaczcionkaakapitu" style:family="text">
      <style:text-properties fo:background-color="#80FFFF"/>
    </style:style>
    <style:style style:name="T1821" style:parent-style-name="Domyślnaczcionkaakapitu" style:family="text">
      <style:text-properties fo:background-color="#80FFFF"/>
    </style:style>
    <style:style style:name="T1822" style:parent-style-name="Domyślnaczcionkaakapitu" style:family="text">
      <style:text-properties fo:background-color="#80FFFF"/>
    </style:style>
    <style:style style:name="T1823" style:parent-style-name="Domyślnaczcionkaakapitu" style:family="text">
      <style:text-properties fo:background-color="#80FFFF"/>
    </style:style>
    <style:style style:name="T1824" style:parent-style-name="Domyślnaczcionkaakapitu" style:family="text">
      <style:text-properties fo:background-color="#80FFFF"/>
    </style:style>
    <style:style style:name="T1825" style:parent-style-name="Domyślnaczcionkaakapitu" style:family="text">
      <style:text-properties fo:background-color="#80FFFF"/>
    </style:style>
    <style:style style:name="T1826" style:parent-style-name="Domyślnaczcionkaakapitu" style:family="text">
      <style:text-properties fo:background-color="#80FFFF"/>
    </style:style>
    <style:style style:name="T1827" style:parent-style-name="Domyślnaczcionkaakapitu" style:family="text">
      <style:text-properties fo:background-color="#80FFFF"/>
    </style:style>
    <style:style style:name="T1828" style:parent-style-name="Domyślnaczcionkaakapitu" style:family="text">
      <style:text-properties fo:background-color="#80FFFF"/>
    </style:style>
    <style:style style:name="T1829" style:parent-style-name="Domyślnaczcionkaakapitu" style:family="text">
      <style:text-properties fo:background-color="#80FFFF"/>
    </style:style>
    <style:style style:name="T1830" style:parent-style-name="Domyślnaczcionkaakapitu" style:family="text">
      <style:text-properties fo:background-color="#80FFFF"/>
    </style:style>
    <style:style style:name="P1831" style:parent-style-name="Normalny" style:family="paragraph">
      <style:paragraph-properties fo:text-align="justify" fo:line-height="150%" fo:text-indent="0.2479in"/>
    </style:style>
    <style:style style:name="T1832" style:parent-style-name="Domyślnaczcionkaakapitu" style:family="text">
      <style:text-properties fo:background-color="#80FFFF"/>
    </style:style>
    <style:style style:name="P1833" style:parent-style-name="Normalny" style:family="paragraph">
      <style:paragraph-properties fo:text-align="justify" fo:line-height="150%"/>
    </style:style>
    <style:style style:name="T1834" style:parent-style-name="Domyślnaczcionkaakapitu" style:family="text">
      <style:text-properties style:text-underline-type="single" style:text-underline-style="solid" style:text-underline-width="auto" style:text-underline-mode="continuous"/>
    </style:style>
    <style:style style:name="P1835" style:parent-style-name="Normalny" style:family="paragraph">
      <style:paragraph-properties fo:text-align="justify" fo:line-height="150%" fo:text-indent="0.2479in"/>
    </style:style>
    <style:style style:name="T1836" style:parent-style-name="Domyślnaczcionkaakapitu" style:family="text">
      <style:text-properties fo:background-color="#80FFFF"/>
    </style:style>
    <style:style style:name="T1837" style:parent-style-name="Domyślnaczcionkaakapitu" style:family="text">
      <style:text-properties fo:background-color="#80FFFF"/>
    </style:style>
    <style:style style:name="T1838" style:parent-style-name="Domyślnaczcionkaakapitu" style:family="text">
      <style:text-properties fo:background-color="#80FFFF"/>
    </style:style>
    <style:style style:name="P1839" style:parent-style-name="Normalny" style:family="paragraph">
      <style:paragraph-properties fo:text-align="justify" fo:line-height="150%"/>
    </style:style>
    <style:style style:name="T1840" style:parent-style-name="Domyślnaczcionkaakapitu" style:family="text">
      <style:text-properties fo:background-color="#80FFFF" style:text-underline-type="single" style:text-underline-style="solid" style:text-underline-width="auto" style:text-underline-mode="continuous"/>
    </style:style>
    <style:style style:name="T1841" style:parent-style-name="Domyślnaczcionkaakapitu" style:family="text">
      <style:text-properties style:text-underline-type="single" style:text-underline-style="solid" style:text-underline-width="auto" style:text-underline-mode="continuous"/>
    </style:style>
    <style:style style:name="P1842" style:parent-style-name="Normalny" style:family="paragraph">
      <style:paragraph-properties fo:text-align="justify" fo:line-height="150%" fo:text-indent="0.2479in"/>
    </style:style>
    <style:style style:name="T1843" style:parent-style-name="Domyślnaczcionkaakapitu" style:family="text">
      <style:text-properties fo:background-color="#80FFFF"/>
    </style:style>
    <style:style style:name="T1844" style:parent-style-name="Domyślnaczcionkaakapitu" style:family="text">
      <style:text-properties fo:background-color="#80FFFF"/>
    </style:style>
    <style:style style:name="T1845" style:parent-style-name="Domyślnaczcionkaakapitu" style:family="text">
      <style:text-properties fo:background-color="#80FFFF"/>
    </style:style>
    <style:style style:name="T1846" style:parent-style-name="Domyślnaczcionkaakapitu" style:family="text">
      <style:text-properties fo:background-color="#80FFFF"/>
    </style:style>
    <style:style style:name="T1847" style:parent-style-name="Domyślnaczcionkaakapitu" style:family="text">
      <style:text-properties fo:background-color="#80FFFF"/>
    </style:style>
    <style:style style:name="P1848" style:parent-style-name="Normalny" style:family="paragraph">
      <style:paragraph-properties fo:text-align="justify" fo:line-height="150%" fo:text-indent="0.2479in"/>
    </style:style>
    <style:style style:name="T1849" style:parent-style-name="Domyślnaczcionkaakapitu" style:family="text">
      <style:text-properties fo:background-color="#80FFFF"/>
    </style:style>
    <style:style style:name="T1850" style:parent-style-name="Domyślnaczcionkaakapitu" style:family="text">
      <style:text-properties fo:background-color="#80FFFF"/>
    </style:style>
    <style:style style:name="T1851" style:parent-style-name="Domyślnaczcionkaakapitu" style:family="text">
      <style:text-properties fo:background-color="#80FFFF"/>
    </style:style>
    <style:style style:name="T1852" style:parent-style-name="Domyślnaczcionkaakapitu" style:family="text">
      <style:text-properties fo:background-color="#80FFFF"/>
    </style:style>
    <style:style style:name="T1853" style:parent-style-name="Domyślnaczcionkaakapitu" style:family="text">
      <style:text-properties fo:background-color="#80FFFF"/>
    </style:style>
    <style:style style:name="T1854" style:parent-style-name="Domyślnaczcionkaakapitu" style:family="text">
      <style:text-properties fo:background-color="#80FFFF"/>
    </style:style>
    <style:style style:name="T1855" style:parent-style-name="Domyślnaczcionkaakapitu" style:family="text">
      <style:text-properties fo:background-color="#80FFFF"/>
    </style:style>
    <style:style style:name="T1856" style:parent-style-name="Domyślnaczcionkaakapitu" style:family="text">
      <style:text-properties fo:background-color="#80FFFF"/>
    </style:style>
    <style:style style:name="T1857" style:parent-style-name="Domyślnaczcionkaakapitu" style:family="text">
      <style:text-properties fo:background-color="#80FFFF"/>
    </style:style>
    <style:style style:name="T1858" style:parent-style-name="Domyślnaczcionkaakapitu" style:family="text">
      <style:text-properties fo:background-color="#80FFFF"/>
    </style:style>
    <style:style style:name="T1859" style:parent-style-name="Domyślnaczcionkaakapitu" style:family="text">
      <style:text-properties fo:background-color="#80FFFF"/>
    </style:style>
    <style:style style:name="P1860" style:parent-style-name="Normalny" style:family="paragraph">
      <style:paragraph-properties fo:text-align="justify" fo:line-height="150%" fo:text-indent="0.2479in"/>
    </style:style>
    <style:style style:name="T1861" style:parent-style-name="Domyślnaczcionkaakapitu" style:family="text">
      <style:text-properties fo:background-color="#80FFFF"/>
    </style:style>
    <style:style style:name="T1862" style:parent-style-name="Domyślnaczcionkaakapitu" style:family="text">
      <style:text-properties fo:background-color="#80FFFF"/>
    </style:style>
    <style:style style:name="P1863" style:parent-style-name="Normalny" style:family="paragraph">
      <style:paragraph-properties fo:text-align="justify" fo:line-height="150%" fo:text-indent="0.2479in"/>
    </style:style>
    <style:style style:name="T1864" style:parent-style-name="Domyślnaczcionkaakapitu" style:family="text">
      <style:text-properties fo:background-color="#80FFFF"/>
    </style:style>
    <style:style style:name="T1865" style:parent-style-name="Domyślnaczcionkaakapitu" style:family="text">
      <style:text-properties fo:background-color="#80FFFF"/>
    </style:style>
    <style:style style:name="T1866" style:parent-style-name="Domyślnaczcionkaakapitu" style:family="text">
      <style:text-properties fo:background-color="#80FFFF"/>
    </style:style>
    <style:style style:name="T1867" style:parent-style-name="Domyślnaczcionkaakapitu" style:family="text">
      <style:text-properties fo:background-color="#80FFFF"/>
    </style:style>
    <style:style style:name="T1868" style:parent-style-name="Domyślnaczcionkaakapitu" style:family="text">
      <style:text-properties fo:background-color="#80FFFF"/>
    </style:style>
    <style:style style:name="T1869" style:parent-style-name="Domyślnaczcionkaakapitu" style:family="text">
      <style:text-properties fo:background-color="#80FFFF"/>
    </style:style>
    <style:style style:name="T1870" style:parent-style-name="Domyślnaczcionkaakapitu" style:family="text">
      <style:text-properties fo:background-color="#80FFFF"/>
    </style:style>
    <style:style style:name="T1871" style:parent-style-name="Domyślnaczcionkaakapitu" style:family="text">
      <style:text-properties fo:background-color="#80FFFF"/>
    </style:style>
    <style:style style:name="T1872" style:parent-style-name="Domyślnaczcionkaakapitu" style:family="text">
      <style:text-properties fo:background-color="#80FFFF"/>
    </style:style>
    <style:style style:name="T1873" style:parent-style-name="Domyślnaczcionkaakapitu" style:family="text">
      <style:text-properties fo:background-color="#80FFFF"/>
    </style:style>
    <style:style style:name="T1874" style:parent-style-name="Domyślnaczcionkaakapitu" style:family="text">
      <style:text-properties fo:background-color="#80FFFF"/>
    </style:style>
    <style:style style:name="T1875" style:parent-style-name="Domyślnaczcionkaakapitu" style:family="text">
      <style:text-properties fo:background-color="#80FFFF"/>
    </style:style>
    <style:style style:name="T1876" style:parent-style-name="Domyślnaczcionkaakapitu" style:family="text">
      <style:text-properties fo:background-color="#80FFFF"/>
    </style:style>
    <style:style style:name="P1877" style:parent-style-name="Normalny" style:family="paragraph">
      <style:paragraph-properties fo:text-align="justify" fo:line-height="150%" fo:text-indent="0.2479in"/>
    </style:style>
    <style:style style:name="T1878" style:parent-style-name="Domyślnaczcionkaakapitu" style:family="text">
      <style:text-properties fo:background-color="#80FFFF"/>
    </style:style>
    <style:style style:name="T1879" style:parent-style-name="Domyślnaczcionkaakapitu" style:family="text">
      <style:text-properties fo:background-color="#80FFFF"/>
    </style:style>
    <style:style style:name="T1880" style:parent-style-name="Domyślnaczcionkaakapitu" style:family="text">
      <style:text-properties fo:background-color="#80FFFF"/>
    </style:style>
    <style:style style:name="T1881" style:parent-style-name="Domyślnaczcionkaakapitu" style:family="text">
      <style:text-properties fo:background-color="#80FFFF"/>
    </style:style>
    <style:style style:name="T1882" style:parent-style-name="Domyślnaczcionkaakapitu" style:family="text">
      <style:text-properties fo:background-color="#80FFFF"/>
    </style:style>
    <style:style style:name="T1883" style:parent-style-name="Domyślnaczcionkaakapitu" style:family="text">
      <style:text-properties fo:background-color="#80FFFF"/>
    </style:style>
    <style:style style:name="P1884" style:parent-style-name="Normalny" style:family="paragraph">
      <style:paragraph-properties fo:text-align="justify" fo:line-height="150%" fo:text-indent="0.2479in"/>
    </style:style>
    <style:style style:name="P1885" style:parent-style-name="Normalny" style:family="paragraph">
      <style:paragraph-properties fo:text-align="justify" fo:line-height="150%"/>
    </style:style>
    <style:style style:name="T1886" style:parent-style-name="Domyślnaczcionkaakapitu" style:family="text">
      <style:text-properties style:text-underline-type="single" style:text-underline-style="solid" style:text-underline-width="auto" style:text-underline-mode="continuous"/>
    </style:style>
    <style:style style:name="T1887" style:parent-style-name="Domyślnaczcionkaakapitu" style:family="text">
      <style:text-properties fo:background-color="#80FFFF" style:text-underline-type="single" style:text-underline-style="solid" style:text-underline-width="auto" style:text-underline-mode="continuous"/>
    </style:style>
    <style:style style:name="T1888" style:parent-style-name="Domyślnaczcionkaakapitu" style:family="text">
      <style:text-properties style:text-underline-type="single" style:text-underline-style="solid" style:text-underline-width="auto" style:text-underline-mode="continuous"/>
    </style:style>
    <style:style style:name="P1889" style:parent-style-name="Normalny" style:family="paragraph">
      <style:paragraph-properties fo:text-align="justify" fo:line-height="150%" fo:text-indent="0.2479in"/>
    </style:style>
    <style:style style:name="T1890" style:parent-style-name="Domyślnaczcionkaakapitu" style:family="text">
      <style:text-properties fo:background-color="#80FFFF"/>
    </style:style>
    <style:style style:name="T1891" style:parent-style-name="Domyślnaczcionkaakapitu" style:family="text">
      <style:text-properties fo:background-color="#80FFFF"/>
    </style:style>
    <style:style style:name="T1892" style:parent-style-name="Domyślnaczcionkaakapitu" style:family="text">
      <style:text-properties fo:background-color="#80FFFF"/>
    </style:style>
    <style:style style:name="T1893" style:parent-style-name="Domyślnaczcionkaakapitu" style:family="text">
      <style:text-properties fo:background-color="#80FFFF"/>
    </style:style>
    <style:style style:name="T1894" style:parent-style-name="Domyślnaczcionkaakapitu" style:family="text">
      <style:text-properties fo:background-color="#80FFFF"/>
    </style:style>
    <style:style style:name="T1895" style:parent-style-name="Domyślnaczcionkaakapitu" style:family="text">
      <style:text-properties fo:background-color="#80FFFF"/>
    </style:style>
    <style:style style:name="T1896" style:parent-style-name="Domyślnaczcionkaakapitu" style:family="text">
      <style:text-properties fo:background-color="#80FFFF"/>
    </style:style>
    <style:style style:name="T1897" style:parent-style-name="Domyślnaczcionkaakapitu" style:family="text">
      <style:text-properties fo:background-color="#80FFFF"/>
    </style:style>
    <style:style style:name="T1898" style:parent-style-name="Domyślnaczcionkaakapitu" style:family="text">
      <style:text-properties fo:background-color="#80FFFF"/>
    </style:style>
    <style:style style:name="T1899" style:parent-style-name="Domyślnaczcionkaakapitu" style:family="text">
      <style:text-properties fo:background-color="#80FFFF"/>
    </style:style>
    <style:style style:name="T1900" style:parent-style-name="Domyślnaczcionkaakapitu" style:family="text">
      <style:text-properties fo:background-color="#80FFFF"/>
    </style:style>
    <style:style style:name="T1901" style:parent-style-name="Domyślnaczcionkaakapitu" style:family="text">
      <style:text-properties fo:background-color="#80FFFF"/>
    </style:style>
    <style:style style:name="T1902" style:parent-style-name="Domyślnaczcionkaakapitu" style:family="text">
      <style:text-properties fo:background-color="#80FFFF"/>
    </style:style>
    <style:style style:name="T1903" style:parent-style-name="Domyślnaczcionkaakapitu" style:family="text">
      <style:text-properties fo:background-color="#80FFFF"/>
    </style:style>
    <style:style style:name="P1904" style:parent-style-name="Normalny" style:family="paragraph">
      <style:paragraph-properties fo:text-align="justify" fo:line-height="150%" fo:text-indent="0.2479in"/>
    </style:style>
    <style:style style:name="T1905" style:parent-style-name="Domyślnaczcionkaakapitu" style:family="text">
      <style:text-properties fo:background-color="#80FFFF"/>
    </style:style>
    <style:style style:name="P1906" style:parent-style-name="Normalny" style:family="paragraph">
      <style:paragraph-properties fo:text-align="justify" fo:line-height="150%" fo:text-indent="0.2479in"/>
    </style:style>
    <style:style style:name="T1907" style:parent-style-name="Domyślnaczcionkaakapitu" style:family="text">
      <style:text-properties fo:background-color="#80FFFF"/>
    </style:style>
    <style:style style:name="P1908" style:parent-style-name="Normalny" style:family="paragraph">
      <style:paragraph-properties fo:text-align="justify" fo:line-height="150%" fo:text-indent="0.2479in"/>
    </style:style>
    <style:style style:name="T1909" style:parent-style-name="Domyślnaczcionkaakapitu" style:family="text">
      <style:text-properties fo:background-color="#80FFFF"/>
    </style:style>
    <style:style style:name="T1910" style:parent-style-name="Domyślnaczcionkaakapitu" style:family="text">
      <style:text-properties fo:background-color="#80FFFF"/>
    </style:style>
    <style:style style:name="P1911" style:parent-style-name="Normalny" style:family="paragraph">
      <style:paragraph-properties fo:text-align="justify" fo:line-height="150%" fo:text-indent="0.2479in"/>
    </style:style>
    <style:style style:name="T1912" style:parent-style-name="Domyślnaczcionkaakapitu" style:family="text">
      <style:text-properties fo:background-color="#80FFFF"/>
    </style:style>
    <style:style style:name="P1913" style:parent-style-name="Normalny" style:family="paragraph">
      <style:paragraph-properties fo:text-align="justify" fo:line-height="150%" fo:text-indent="0.2479in"/>
    </style:style>
    <style:style style:name="T1914" style:parent-style-name="Domyślnaczcionkaakapitu" style:family="text">
      <style:text-properties fo:background-color="#80FFFF"/>
    </style:style>
    <style:style style:name="T1915" style:parent-style-name="Domyślnaczcionkaakapitu" style:family="text">
      <style:text-properties fo:background-color="#80FFFF"/>
    </style:style>
    <style:style style:name="P1916" style:parent-style-name="Normalny" style:family="paragraph">
      <style:paragraph-properties fo:text-align="justify" fo:line-height="150%" fo:text-indent="0.2479in"/>
    </style:style>
    <style:style style:name="P1917" style:parent-style-name="Normalny" style:family="paragraph">
      <style:paragraph-properties fo:text-align="justify" fo:line-height="150%" fo:text-indent="0.2479in"/>
    </style:style>
    <style:style style:name="P1918" style:parent-style-name="Normalny" style:family="paragraph">
      <style:paragraph-properties fo:text-align="justify" fo:line-height="150%" fo:text-indent="0.2479in"/>
    </style:style>
    <style:style style:name="P1919" style:parent-style-name="Normalny" style:family="paragraph">
      <style:paragraph-properties fo:text-align="justify" fo:line-height="150%">
        <style:tab-stops>
          <style:tab-stop style:type="left" style:position="5.1652in"/>
        </style:tab-stops>
      </style:paragraph-properties>
    </style:style>
    <style:style style:name="T1920" style:parent-style-name="Domyślnaczcionkaakapitu" style:family="text">
      <style:text-properties style:text-underline-type="single" style:text-underline-style="solid" style:text-underline-width="auto" style:text-underline-mode="continuous"/>
    </style:style>
    <style:style style:name="P1921" style:parent-style-name="Normalny" style:family="paragraph">
      <style:paragraph-properties fo:text-align="justify" fo:line-height="150%" fo:text-indent="0.2479in">
        <style:tab-stops>
          <style:tab-stop style:type="left" style:position="5.1652in"/>
        </style:tab-stops>
      </style:paragraph-properties>
    </style:style>
    <style:style style:name="P1922" style:parent-style-name="Normalny" style:family="paragraph">
      <style:paragraph-properties fo:text-align="justify" fo:line-height="150%" fo:text-indent="0.2479in"/>
    </style:style>
    <style:style style:name="P1923" style:parent-style-name="Normalny" style:family="paragraph">
      <style:paragraph-properties fo:text-align="justify" fo:line-height="150%"/>
    </style:style>
    <style:style style:name="T1924" style:parent-style-name="Domyślnaczcionkaakapitu" style:family="text">
      <style:text-properties style:text-underline-type="single" style:text-underline-style="solid" style:text-underline-width="auto" style:text-underline-mode="continuous"/>
    </style:style>
    <style:style style:name="P1925" style:parent-style-name="Normalny" style:family="paragraph">
      <style:paragraph-properties fo:text-align="justify" fo:line-height="150%" fo:text-indent="0.2479in"/>
    </style:style>
    <style:style style:name="T1926" style:parent-style-name="Domyślnaczcionkaakapitu" style:family="text">
      <style:text-properties fo:background-color="#80FFFF"/>
    </style:style>
    <style:style style:name="P1927" style:parent-style-name="Normalny" style:family="paragraph">
      <style:paragraph-properties fo:text-align="justify" fo:line-height="150%" fo:text-indent="0.2479in"/>
    </style:style>
    <style:style style:name="P1928" style:parent-style-name="Normalny" style:family="paragraph">
      <style:paragraph-properties fo:text-align="justify" fo:line-height="150%" fo:text-indent="0.2479in"/>
    </style:style>
    <style:style style:name="T1929" style:parent-style-name="Domyślnaczcionkaakapitu" style:family="text">
      <style:text-properties fo:background-color="#80FFFF"/>
    </style:style>
    <style:style style:name="T1930" style:parent-style-name="Domyślnaczcionkaakapitu" style:family="text">
      <style:text-properties fo:background-color="#80FFFF"/>
    </style:style>
    <style:style style:name="P1931" style:parent-style-name="Normalny" style:family="paragraph">
      <style:paragraph-properties fo:text-align="justify" fo:line-height="150%" fo:text-indent="0.2479in"/>
    </style:style>
    <style:style style:name="P1932" style:parent-style-name="Normalny" style:family="paragraph">
      <style:paragraph-properties fo:text-align="justify" fo:line-height="150%" fo:text-indent="0.2479in"/>
    </style:style>
    <style:style style:name="T1933" style:parent-style-name="Domyślnaczcionkaakapitu" style:family="text">
      <style:text-properties fo:background-color="#80FFFF"/>
    </style:style>
    <style:style style:name="P1934" style:parent-style-name="Normalny" style:family="paragraph">
      <style:paragraph-properties fo:text-align="justify" fo:line-height="150%" fo:text-indent="0.2479in"/>
    </style:style>
    <style:style style:name="T1935" style:parent-style-name="Domyślnaczcionkaakapitu" style:family="text">
      <style:text-properties fo:background-color="#80FFFF"/>
    </style:style>
    <style:style style:name="T1936" style:parent-style-name="Domyślnaczcionkaakapitu" style:family="text">
      <style:text-properties fo:background-color="#80FFFF"/>
    </style:style>
    <style:style style:name="T1937" style:parent-style-name="Domyślnaczcionkaakapitu" style:family="text">
      <style:text-properties fo:background-color="#80FFFF"/>
    </style:style>
    <style:style style:name="T1938" style:parent-style-name="Domyślnaczcionkaakapitu" style:family="text">
      <style:text-properties fo:background-color="#80FFFF"/>
    </style:style>
    <style:style style:name="T1939" style:parent-style-name="Domyślnaczcionkaakapitu" style:family="text">
      <style:text-properties fo:background-color="#80FFFF"/>
    </style:style>
    <style:style style:name="T1940" style:parent-style-name="Domyślnaczcionkaakapitu" style:family="text">
      <style:text-properties fo:background-color="#80FFFF"/>
    </style:style>
    <style:style style:name="P1941" style:parent-style-name="Normalny" style:family="paragraph">
      <style:paragraph-properties fo:text-align="justify" fo:line-height="150%" fo:text-indent="0.2479in"/>
    </style:style>
    <style:style style:name="T1942" style:parent-style-name="Domyślnaczcionkaakapitu" style:family="text">
      <style:text-properties fo:background-color="#80FFFF"/>
    </style:style>
    <style:style style:name="P1943" style:parent-style-name="Normalny" style:family="paragraph">
      <style:paragraph-properties fo:text-align="justify" fo:line-height="150%" fo:text-indent="0.2479in"/>
    </style:style>
    <style:style style:name="T1944" style:parent-style-name="Domyślnaczcionkaakapitu" style:family="text">
      <style:text-properties fo:background-color="#80FFFF"/>
    </style:style>
    <style:style style:name="P1945" style:parent-style-name="Normalny" style:family="paragraph">
      <style:paragraph-properties fo:text-align="justify" fo:line-height="150%"/>
    </style:style>
    <style:style style:name="T1946" style:parent-style-name="Domyślnaczcionkaakapitu" style:family="text">
      <style:text-properties style:text-underline-type="single" style:text-underline-style="solid" style:text-underline-width="auto" style:text-underline-mode="continuous"/>
    </style:style>
    <style:style style:name="T1947" style:parent-style-name="Domyślnaczcionkaakapitu" style:family="text">
      <style:text-properties fo:background-color="#80FFFF" style:text-underline-type="single" style:text-underline-style="solid" style:text-underline-width="auto" style:text-underline-mode="continuous"/>
    </style:style>
    <style:style style:name="T1948" style:parent-style-name="Domyślnaczcionkaakapitu" style:family="text">
      <style:text-properties style:text-underline-type="single" style:text-underline-style="solid" style:text-underline-width="auto" style:text-underline-mode="continuous"/>
    </style:style>
    <style:style style:name="T1949" style:parent-style-name="Domyślnaczcionkaakapitu" style:family="text">
      <style:text-properties fo:background-color="#80FFFF" style:text-underline-type="single" style:text-underline-style="solid" style:text-underline-width="auto" style:text-underline-mode="continuous"/>
    </style:style>
    <style:style style:name="T1950" style:parent-style-name="Domyślnaczcionkaakapitu" style:family="text">
      <style:text-properties style:text-underline-type="single" style:text-underline-style="solid" style:text-underline-width="auto" style:text-underline-mode="continuous"/>
    </style:style>
    <style:style style:name="T1951" style:parent-style-name="Domyślnaczcionkaakapitu" style:family="text">
      <style:text-properties fo:background-color="#80FFFF" style:text-underline-type="single" style:text-underline-style="solid" style:text-underline-width="auto" style:text-underline-mode="continuous"/>
    </style:style>
    <style:style style:name="P1952" style:parent-style-name="Normalny" style:family="paragraph">
      <style:paragraph-properties fo:text-align="justify" fo:line-height="150%" fo:text-indent="0.2479in"/>
    </style:style>
    <style:style style:name="P1953" style:parent-style-name="Normalny" style:family="paragraph">
      <style:paragraph-properties fo:text-align="justify" fo:line-height="150%"/>
    </style:style>
    <style:style style:name="T1954" style:parent-style-name="Domyślnaczcionkaakapitu" style:family="text">
      <style:text-properties style:text-underline-type="single" style:text-underline-style="solid" style:text-underline-width="auto" style:text-underline-mode="continuous"/>
    </style:style>
    <style:style style:name="P1955" style:parent-style-name="Normalny" style:family="paragraph">
      <style:paragraph-properties fo:text-align="justify" fo:line-height="150%" fo:text-indent="0.2479in"/>
    </style:style>
    <style:style style:name="T1956" style:parent-style-name="Domyślnaczcionkaakapitu" style:family="text">
      <style:text-properties fo:background-color="#80FFFF"/>
    </style:style>
    <style:style style:name="P1957" style:parent-style-name="Normalny" style:family="paragraph">
      <style:paragraph-properties fo:text-align="justify" fo:line-height="150%"/>
    </style:style>
    <style:style style:name="T1958" style:parent-style-name="Domyślnaczcionkaakapitu" style:family="text">
      <style:text-properties style:text-underline-type="single" style:text-underline-style="solid" style:text-underline-width="auto" style:text-underline-mode="continuous"/>
    </style:style>
    <style:style style:name="P1959" style:parent-style-name="Normalny" style:family="paragraph">
      <style:paragraph-properties fo:text-align="justify" fo:line-height="150%" fo:text-indent="0.2479in"/>
    </style:style>
    <style:style style:name="P1960" style:parent-style-name="Normalny" style:family="paragraph">
      <style:paragraph-properties fo:text-align="justify" fo:line-height="150%"/>
    </style:style>
    <style:style style:name="T1961" style:parent-style-name="Domyślnaczcionkaakapitu" style:family="text">
      <style:text-properties style:text-underline-type="single" style:text-underline-style="solid" style:text-underline-width="auto" style:text-underline-mode="continuous"/>
    </style:style>
    <style:style style:name="T1962" style:parent-style-name="Domyślnaczcionkaakapitu" style:family="text">
      <style:text-properties fo:background-color="#80FFFF" style:text-underline-type="single" style:text-underline-style="solid" style:text-underline-width="auto" style:text-underline-mode="continuous"/>
    </style:style>
    <style:style style:name="T1963" style:parent-style-name="Domyślnaczcionkaakapitu" style:family="text">
      <style:text-properties style:text-underline-type="single" style:text-underline-style="solid" style:text-underline-width="auto" style:text-underline-mode="continuous"/>
    </style:style>
    <style:style style:name="T1964" style:parent-style-name="Domyślnaczcionkaakapitu" style:family="text">
      <style:text-properties fo:background-color="#80FFFF" style:text-underline-type="single" style:text-underline-style="solid" style:text-underline-width="auto" style:text-underline-mode="continuous"/>
    </style:style>
    <style:style style:name="T1965" style:parent-style-name="Domyślnaczcionkaakapitu" style:family="text">
      <style:text-properties style:text-underline-type="single" style:text-underline-style="solid" style:text-underline-width="auto" style:text-underline-mode="continuous"/>
    </style:style>
    <style:style style:name="T1966" style:parent-style-name="Domyślnaczcionkaakapitu" style:family="text">
      <style:text-properties fo:background-color="#80FFFF" style:text-underline-type="single" style:text-underline-style="solid" style:text-underline-width="auto" style:text-underline-mode="continuous"/>
    </style:style>
    <style:style style:name="T1967" style:parent-style-name="Domyślnaczcionkaakapitu" style:family="text">
      <style:text-properties style:text-underline-type="single" style:text-underline-style="solid" style:text-underline-width="auto" style:text-underline-mode="continuous"/>
    </style:style>
    <style:style style:name="T1968" style:parent-style-name="Domyślnaczcionkaakapitu" style:family="text">
      <style:text-properties fo:background-color="#80FFFF" style:text-underline-type="single" style:text-underline-style="solid" style:text-underline-width="auto" style:text-underline-mode="continuous"/>
    </style:style>
    <style:style style:name="T1969" style:parent-style-name="Domyślnaczcionkaakapitu" style:family="text">
      <style:text-properties style:text-underline-type="single" style:text-underline-style="solid" style:text-underline-width="auto" style:text-underline-mode="continuous"/>
    </style:style>
    <style:style style:name="T1970" style:parent-style-name="Domyślnaczcionkaakapitu" style:family="text">
      <style:text-properties fo:background-color="#80FFFF" style:text-underline-type="single" style:text-underline-style="solid" style:text-underline-width="auto" style:text-underline-mode="continuous"/>
    </style:style>
    <style:style style:name="T1971" style:parent-style-name="Domyślnaczcionkaakapitu" style:family="text">
      <style:text-properties fo:background-color="#80FFFF"/>
    </style:style>
    <style:style style:name="P1972" style:parent-style-name="Normalny" style:family="paragraph">
      <style:paragraph-properties fo:text-align="justify" fo:line-height="150%" fo:text-indent="0.2479in"/>
    </style:style>
    <style:style style:name="P1973" style:parent-style-name="Normalny" style:family="paragraph">
      <style:paragraph-properties fo:text-align="justify" fo:line-height="150%" fo:text-indent="0.2479in"/>
    </style:style>
    <style:style style:name="P1974" style:parent-style-name="Normalny" style:family="paragraph">
      <style:paragraph-properties fo:text-align="justify" fo:line-height="150%" fo:text-indent="0.2479in"/>
    </style:style>
    <style:style style:name="P1975" style:parent-style-name="Normalny" style:family="paragraph">
      <style:paragraph-properties fo:text-align="justify" fo:line-height="150%" fo:text-indent="0.2479in"/>
    </style:style>
    <style:style style:name="T1976" style:parent-style-name="Domyślnaczcionkaakapitu" style:family="text">
      <style:text-properties fo:background-color="#80FFFF"/>
    </style:style>
    <style:style style:name="P1977" style:parent-style-name="Normalny" style:family="paragraph">
      <style:paragraph-properties fo:text-align="justify" fo:line-height="150%" fo:text-indent="0.2479in"/>
    </style:style>
    <style:style style:name="P1978" style:parent-style-name="Normalny" style:family="paragraph">
      <style:paragraph-properties fo:text-align="justify" fo:line-height="150%" fo:text-indent="0.2479in"/>
    </style:style>
    <style:style style:name="P1979" style:parent-style-name="Normalny" style:family="paragraph">
      <style:paragraph-properties fo:text-align="justify" fo:line-height="150%" fo:text-indent="0.2479in"/>
    </style:style>
    <style:style style:name="T1980" style:parent-style-name="Domyślnaczcionkaakapitu" style:family="text">
      <style:text-properties fo:background-color="#80FFFF"/>
    </style:style>
    <style:style style:name="T1981" style:parent-style-name="Domyślnaczcionkaakapitu" style:family="text">
      <style:text-properties fo:background-color="#80FFFF"/>
    </style:style>
    <style:style style:name="P1982" style:parent-style-name="Normalny" style:family="paragraph">
      <style:paragraph-properties fo:text-align="justify" fo:line-height="150%"/>
    </style:style>
    <style:style style:name="T1983" style:parent-style-name="Domyślnaczcionkaakapitu" style:family="text">
      <style:text-properties style:text-underline-type="single" style:text-underline-style="solid" style:text-underline-width="auto" style:text-underline-mode="continuous"/>
    </style:style>
    <style:style style:name="T1984" style:parent-style-name="Domyślnaczcionkaakapitu" style:family="text">
      <style:text-properties fo:background-color="#80FFFF" style:text-underline-type="single" style:text-underline-style="solid" style:text-underline-width="auto" style:text-underline-mode="continuous"/>
    </style:style>
    <style:style style:name="T1985" style:parent-style-name="Domyślnaczcionkaakapitu" style:family="text">
      <style:text-properties style:text-underline-type="single" style:text-underline-style="solid" style:text-underline-width="auto" style:text-underline-mode="continuous"/>
    </style:style>
    <style:style style:name="T1986" style:parent-style-name="Domyślnaczcionkaakapitu" style:family="text">
      <style:text-properties fo:background-color="#80FFFF" style:text-underline-type="single" style:text-underline-style="solid" style:text-underline-width="auto" style:text-underline-mode="continuous"/>
    </style:style>
    <style:style style:name="T1987" style:parent-style-name="Domyślnaczcionkaakapitu" style:family="text">
      <style:text-properties style:text-underline-type="single" style:text-underline-style="solid" style:text-underline-width="auto" style:text-underline-mode="continuous"/>
    </style:style>
    <style:style style:name="T1988" style:parent-style-name="Domyślnaczcionkaakapitu" style:family="text">
      <style:text-properties fo:background-color="#80FFFF" style:text-underline-type="single" style:text-underline-style="solid" style:text-underline-width="auto" style:text-underline-mode="continuous"/>
    </style:style>
    <style:style style:name="T1989" style:parent-style-name="Domyślnaczcionkaakapitu" style:family="text">
      <style:text-properties style:text-underline-type="single" style:text-underline-style="solid" style:text-underline-width="auto" style:text-underline-mode="continuous"/>
    </style:style>
    <style:style style:name="P1990" style:parent-style-name="Normalny" style:family="paragraph">
      <style:paragraph-properties fo:text-align="justify" fo:line-height="150%" fo:text-indent="0.2479in"/>
    </style:style>
    <style:style style:name="P1991" style:parent-style-name="Normalny" style:family="paragraph">
      <style:paragraph-properties fo:text-align="justify" fo:line-height="150%"/>
    </style:style>
    <style:style style:name="T1992" style:parent-style-name="Domyślnaczcionkaakapitu" style:family="text">
      <style:text-properties fo:background-color="#80FFFF" style:text-underline-type="single" style:text-underline-style="solid" style:text-underline-width="auto" style:text-underline-mode="continuous"/>
    </style:style>
    <style:style style:name="T1993" style:parent-style-name="Domyślnaczcionkaakapitu" style:family="text">
      <style:text-properties style:text-underline-type="single" style:text-underline-style="solid" style:text-underline-width="auto" style:text-underline-mode="continuous"/>
    </style:style>
    <style:style style:name="P1994" style:parent-style-name="Normalny" style:family="paragraph">
      <style:paragraph-properties fo:text-align="justify" fo:line-height="150%" fo:text-indent="0.2479in"/>
    </style:style>
    <style:style style:name="P1995" style:parent-style-name="Normalny" style:family="paragraph">
      <style:paragraph-properties fo:text-align="justify" fo:line-height="150%" fo:text-indent="0.2479in"/>
    </style:style>
    <style:style style:name="T1996" style:parent-style-name="Domyślnaczcionkaakapitu" style:family="text">
      <style:text-properties fo:background-color="#80FFFF"/>
    </style:style>
    <style:style style:name="T1997" style:parent-style-name="Domyślnaczcionkaakapitu" style:family="text">
      <style:text-properties fo:background-color="#80FFFF"/>
    </style:style>
    <style:style style:name="P1998" style:parent-style-name="Normalny" style:family="paragraph">
      <style:paragraph-properties fo:text-align="justify" fo:line-height="150%"/>
    </style:style>
    <style:style style:name="T1999" style:parent-style-name="Domyślnaczcionkaakapitu" style:family="text">
      <style:text-properties style:text-underline-type="single" style:text-underline-style="solid" style:text-underline-width="auto" style:text-underline-mode="continuous"/>
    </style:style>
    <style:style style:name="P2000" style:parent-style-name="Normalny" style:family="paragraph">
      <style:paragraph-properties fo:text-align="justify" fo:line-height="150%" fo:text-indent="0.2479in"/>
    </style:style>
    <style:style style:name="P2001" style:parent-style-name="Normalny" style:family="paragraph">
      <style:paragraph-properties fo:text-align="justify" fo:line-height="150%" fo:text-indent="0.2479in"/>
    </style:style>
    <style:style style:name="T2002" style:parent-style-name="Domyślnaczcionkaakapitu" style:family="text">
      <style:text-properties fo:background-color="#80FFFF"/>
    </style:style>
    <style:style style:name="P2003" style:parent-style-name="Normalny" style:family="paragraph">
      <style:paragraph-properties fo:text-align="justify" fo:line-height="150%" fo:text-indent="0.2479in"/>
    </style:style>
    <style:style style:name="P2004" style:parent-style-name="Normalny" style:family="paragraph">
      <style:paragraph-properties fo:text-align="justify" fo:line-height="150%"/>
    </style:style>
    <style:style style:name="T2005" style:parent-style-name="Domyślnaczcionkaakapitu" style:family="text">
      <style:text-properties style:text-underline-type="single" style:text-underline-style="solid" style:text-underline-width="auto" style:text-underline-mode="continuous"/>
    </style:style>
    <style:style style:name="P2006" style:parent-style-name="Normalny" style:family="paragraph">
      <style:paragraph-properties fo:text-align="justify" fo:line-height="150%" fo:text-indent="0.2479in"/>
    </style:style>
    <style:style style:name="P2007" style:parent-style-name="Normalny" style:family="paragraph">
      <style:paragraph-properties fo:text-align="justify" fo:line-height="150%" fo:text-indent="0.2479in"/>
    </style:style>
    <style:style style:name="P2008" style:parent-style-name="Normalny" style:family="paragraph">
      <style:paragraph-properties fo:text-align="justify" fo:line-height="150%" fo:text-indent="0.2479in"/>
    </style:style>
    <style:style style:name="T2009" style:parent-style-name="Domyślnaczcionkaakapitu" style:family="text">
      <style:text-properties fo:background-color="#80FFFF"/>
    </style:style>
    <style:style style:name="T2010" style:parent-style-name="Domyślnaczcionkaakapitu" style:family="text">
      <style:text-properties fo:background-color="#80FFFF"/>
    </style:style>
    <style:style style:name="T2011" style:parent-style-name="Domyślnaczcionkaakapitu" style:family="text">
      <style:text-properties fo:background-color="#80FFFF"/>
    </style:style>
    <style:style style:name="T2012" style:parent-style-name="Domyślnaczcionkaakapitu" style:family="text">
      <style:text-properties fo:background-color="#80FFFF"/>
    </style:style>
    <style:style style:name="T2013" style:parent-style-name="Domyślnaczcionkaakapitu" style:family="text">
      <style:text-properties fo:background-color="#80FFFF"/>
    </style:style>
    <style:style style:name="T2014" style:parent-style-name="Domyślnaczcionkaakapitu" style:family="text">
      <style:text-properties fo:background-color="#80FFFF"/>
    </style:style>
    <style:style style:name="P2015" style:parent-style-name="Normalny" style:family="paragraph">
      <style:paragraph-properties fo:text-align="justify" fo:line-height="150%" fo:text-indent="0.2479in"/>
    </style:style>
    <style:style style:name="P2016" style:parent-style-name="Normalny" style:family="paragraph">
      <style:paragraph-properties fo:text-align="justify" fo:line-height="150%" fo:text-indent="0.2479in"/>
    </style:style>
    <style:style style:name="T2017" style:parent-style-name="Domyślnaczcionkaakapitu" style:family="text">
      <style:text-properties fo:background-color="#80FFFF"/>
    </style:style>
    <style:style style:name="T2018" style:parent-style-name="Domyślnaczcionkaakapitu" style:family="text">
      <style:text-properties fo:background-color="#80FFFF"/>
    </style:style>
    <style:style style:name="T2019" style:parent-style-name="Domyślnaczcionkaakapitu" style:family="text">
      <style:text-properties fo:background-color="#80FFFF"/>
    </style:style>
    <style:style style:name="T2020" style:parent-style-name="Domyślnaczcionkaakapitu" style:family="text">
      <style:text-properties fo:background-color="#80FFFF"/>
    </style:style>
    <style:style style:name="P2021" style:parent-style-name="Normalny" style:family="paragraph">
      <style:paragraph-properties fo:text-align="justify" fo:line-height="150%" fo:text-indent="0.2479in"/>
    </style:style>
    <style:style style:name="P2022" style:parent-style-name="Normalny" style:family="paragraph">
      <style:paragraph-properties fo:text-align="justify" fo:line-height="150%"/>
    </style:style>
    <style:style style:name="T2023" style:parent-style-name="Domyślnaczcionkaakapitu" style:family="text">
      <style:text-properties style:text-underline-type="single" style:text-underline-style="solid" style:text-underline-width="auto" style:text-underline-mode="continuous"/>
    </style:style>
    <style:style style:name="P2024" style:parent-style-name="Normalny" style:family="paragraph">
      <style:paragraph-properties fo:text-align="justify" fo:line-height="150%" fo:text-indent="0.2479in"/>
    </style:style>
    <style:style style:name="P2025" style:parent-style-name="Normalny" style:family="paragraph">
      <style:paragraph-properties fo:text-align="justify" fo:line-height="150%" fo:text-indent="0.2479in"/>
    </style:style>
    <style:style style:name="T2026" style:parent-style-name="Domyślnaczcionkaakapitu" style:family="text">
      <style:text-properties fo:background-color="#80FFFF"/>
    </style:style>
    <style:style style:name="T2027" style:parent-style-name="Domyślnaczcionkaakapitu" style:family="text">
      <style:text-properties fo:background-color="#80FFFF"/>
    </style:style>
    <style:style style:name="P2028" style:parent-style-name="Normalny" style:family="paragraph">
      <style:paragraph-properties fo:text-align="justify" fo:line-height="150%" fo:text-indent="0.2479in"/>
    </style:style>
    <style:style style:name="T2029" style:parent-style-name="Domyślnaczcionkaakapitu" style:family="text">
      <style:text-properties fo:background-color="#80FFFF"/>
    </style:style>
    <style:style style:name="P2030" style:parent-style-name="Normalny" style:family="paragraph">
      <style:paragraph-properties fo:text-align="justify" fo:line-height="150%" fo:text-indent="0.2479in"/>
    </style:style>
    <style:style style:name="P2031" style:parent-style-name="Normalny" style:family="paragraph">
      <style:paragraph-properties fo:text-align="justify" fo:line-height="150%" fo:text-indent="0.2479in"/>
    </style:style>
    <style:style style:name="P2032" style:parent-style-name="Normalny" style:family="paragraph">
      <style:paragraph-properties fo:text-align="justify" fo:line-height="150%"/>
    </style:style>
    <style:style style:name="T2033" style:parent-style-name="Domyślnaczcionkaakapitu" style:family="text">
      <style:text-properties style:text-underline-type="single" style:text-underline-style="solid" style:text-underline-width="auto" style:text-underline-mode="continuous"/>
    </style:style>
    <style:style style:name="T2034" style:parent-style-name="Domyślnaczcionkaakapitu" style:family="text">
      <style:text-properties fo:background-color="#80FFFF" style:text-underline-type="single" style:text-underline-style="solid" style:text-underline-width="auto" style:text-underline-mode="continuous"/>
    </style:style>
    <style:style style:name="T2035" style:parent-style-name="Domyślnaczcionkaakapitu" style:family="text">
      <style:text-properties style:text-underline-type="single" style:text-underline-style="solid" style:text-underline-width="auto" style:text-underline-mode="continuous"/>
    </style:style>
    <style:style style:name="T2036" style:parent-style-name="Domyślnaczcionkaakapitu" style:family="text">
      <style:text-properties fo:background-color="#80FFFF" style:text-underline-type="single" style:text-underline-style="solid" style:text-underline-width="auto" style:text-underline-mode="continuous"/>
    </style:style>
    <style:style style:name="T2037" style:parent-style-name="Domyślnaczcionkaakapitu" style:family="text">
      <style:text-properties style:text-underline-type="single" style:text-underline-style="solid" style:text-underline-width="auto" style:text-underline-mode="continuous"/>
    </style:style>
    <style:style style:name="P2038" style:parent-style-name="Normalny" style:family="paragraph">
      <style:paragraph-properties fo:text-align="justify" fo:line-height="150%" fo:text-indent="0.2479in"/>
    </style:style>
    <style:style style:name="P2039" style:parent-style-name="Normalny" style:family="paragraph">
      <style:paragraph-properties fo:text-align="justify" fo:line-height="150%"/>
    </style:style>
    <style:style style:name="T2040" style:parent-style-name="Domyślnaczcionkaakapitu" style:family="text">
      <style:text-properties style:text-underline-type="single" style:text-underline-style="solid" style:text-underline-width="auto" style:text-underline-mode="continuous"/>
    </style:style>
    <style:style style:name="P2041" style:parent-style-name="Normalny" style:family="paragraph">
      <style:paragraph-properties fo:text-align="justify" fo:line-height="150%" fo:text-indent="0.2479in"/>
    </style:style>
    <style:style style:name="P2042" style:parent-style-name="Normalny" style:family="paragraph">
      <style:paragraph-properties fo:text-align="justify" fo:line-height="150%" fo:text-indent="0.2479in"/>
    </style:style>
    <style:style style:name="P2043" style:parent-style-name="Normalny" style:family="paragraph">
      <style:paragraph-properties fo:text-align="justify" fo:line-height="150%" fo:text-indent="0.2479in"/>
    </style:style>
    <style:style style:name="T2044" style:parent-style-name="Domyślnaczcionkaakapitu" style:family="text">
      <style:text-properties fo:background-color="#80FFFF"/>
    </style:style>
    <style:style style:name="P2045" style:parent-style-name="Normalny" style:family="paragraph">
      <style:paragraph-properties fo:text-align="justify" fo:line-height="150%"/>
    </style:style>
    <style:style style:name="T2046" style:parent-style-name="Domyślnaczcionkaakapitu" style:family="text">
      <style:text-properties style:text-underline-type="single" style:text-underline-style="solid" style:text-underline-width="auto" style:text-underline-mode="continuous"/>
    </style:style>
    <style:style style:name="T2047" style:parent-style-name="Domyślnaczcionkaakapitu" style:family="text">
      <style:text-properties fo:background-color="#80FFFF" style:text-underline-type="single" style:text-underline-style="solid" style:text-underline-width="auto" style:text-underline-mode="continuous"/>
    </style:style>
    <style:style style:name="P2048" style:parent-style-name="Normalny" style:family="paragraph">
      <style:paragraph-properties fo:text-align="justify" fo:line-height="150%" fo:text-indent="0.2479in"/>
    </style:style>
    <style:style style:name="T2049" style:parent-style-name="Domyślnaczcionkaakapitu" style:family="text">
      <style:text-properties fo:background-color="#80FFFF"/>
    </style:style>
    <style:style style:name="T2050" style:parent-style-name="Domyślnaczcionkaakapitu" style:family="text">
      <style:text-properties fo:background-color="#80FFFF"/>
    </style:style>
    <style:style style:name="T2051" style:parent-style-name="Domyślnaczcionkaakapitu" style:family="text">
      <style:text-properties style:text-position="sub 66.6%" fo:background-color="#80FFFF"/>
    </style:style>
    <style:style style:name="P2052" style:parent-style-name="Normalny" style:family="paragraph">
      <style:paragraph-properties fo:text-align="justify" fo:line-height="150%" fo:text-indent="0.2479in"/>
    </style:style>
    <style:style style:name="T2053" style:parent-style-name="Domyślnaczcionkaakapitu" style:family="text">
      <style:text-properties style:text-position="sub 66.6%" fo:background-color="#80FFFF"/>
    </style:style>
    <style:style style:name="T2054" style:parent-style-name="Domyślnaczcionkaakapitu" style:family="text">
      <style:text-properties fo:background-color="#80FFFF"/>
    </style:style>
    <style:style style:name="T2055" style:parent-style-name="Domyślnaczcionkaakapitu" style:family="text">
      <style:text-properties fo:background-color="#80FFFF"/>
    </style:style>
    <style:style style:name="T2056" style:parent-style-name="Domyślnaczcionkaakapitu" style:family="text">
      <style:text-properties fo:background-color="#80FFFF"/>
    </style:style>
    <style:style style:name="T2057" style:parent-style-name="Domyślnaczcionkaakapitu" style:family="text">
      <style:text-properties fo:background-color="#80FFFF"/>
    </style:style>
    <style:style style:name="T2058" style:parent-style-name="Domyślnaczcionkaakapitu" style:family="text">
      <style:text-properties fo:background-color="#80FFFF"/>
    </style:style>
    <style:style style:name="P2059" style:parent-style-name="Normalny" style:family="paragraph">
      <style:paragraph-properties fo:text-align="justify" fo:line-height="150%" fo:text-indent="0.2479in"/>
    </style:style>
    <style:style style:name="T2060" style:parent-style-name="Domyślnaczcionkaakapitu" style:family="text">
      <style:text-properties fo:background-color="#80FFFF"/>
    </style:style>
    <style:style style:name="T2061" style:parent-style-name="Domyślnaczcionkaakapitu" style:family="text">
      <style:text-properties fo:background-color="#80FFFF"/>
    </style:style>
    <style:style style:name="T2062" style:parent-style-name="Domyślnaczcionkaakapitu" style:family="text">
      <style:text-properties fo:background-color="#80FFFF"/>
    </style:style>
    <style:style style:name="P2063" style:parent-style-name="Normalny" style:family="paragraph">
      <style:paragraph-properties fo:text-align="justify" fo:line-height="150%" fo:text-indent="0.2479in"/>
    </style:style>
    <style:style style:name="T2064" style:parent-style-name="Domyślnaczcionkaakapitu" style:family="text">
      <style:text-properties style:text-position="sub 66.6%"/>
    </style:style>
    <style:style style:name="T2065" style:parent-style-name="Domyślnaczcionkaakapitu" style:family="text">
      <style:text-properties fo:background-color="#80FFFF"/>
    </style:style>
    <style:style style:name="T2066" style:parent-style-name="Domyślnaczcionkaakapitu" style:family="text">
      <style:text-properties fo:background-color="#80FFFF"/>
    </style:style>
    <style:style style:name="T2067" style:parent-style-name="Domyślnaczcionkaakapitu" style:family="text">
      <style:text-properties style:text-position="sub 66.6%" fo:background-color="#80FFFF"/>
    </style:style>
    <style:style style:name="T2068" style:parent-style-name="Domyślnaczcionkaakapitu" style:family="text">
      <style:text-properties fo:background-color="#80FFFF"/>
    </style:style>
    <style:style style:name="P2069" style:parent-style-name="Normalny" style:family="paragraph">
      <style:paragraph-properties fo:text-align="justify" fo:line-height="150%" fo:text-indent="0.2479in"/>
    </style:style>
    <style:style style:name="T2070" style:parent-style-name="Domyślnaczcionkaakapitu" style:family="text">
      <style:text-properties fo:background-color="#80FFFF"/>
    </style:style>
    <style:style style:name="T2071" style:parent-style-name="Domyślnaczcionkaakapitu" style:family="text">
      <style:text-properties fo:background-color="#80FFFF"/>
    </style:style>
    <style:style style:name="T2072" style:parent-style-name="Domyślnaczcionkaakapitu" style:family="text">
      <style:text-properties fo:background-color="#80FFFF"/>
    </style:style>
    <style:style style:name="T2073" style:parent-style-name="Domyślnaczcionkaakapitu" style:family="text">
      <style:text-properties fo:background-color="#80FFFF"/>
    </style:style>
    <style:style style:name="P2074" style:parent-style-name="Normalny" style:family="paragraph">
      <style:paragraph-properties fo:text-align="justify" fo:line-height="150%" fo:text-indent="0.2479in"/>
    </style:style>
    <style:style style:name="T2075" style:parent-style-name="Domyślnaczcionkaakapitu" style:family="text">
      <style:text-properties fo:background-color="#80FFFF"/>
    </style:style>
    <style:style style:name="T2076" style:parent-style-name="Domyślnaczcionkaakapitu" style:family="text">
      <style:text-properties fo:background-color="#80FFFF"/>
    </style:style>
    <style:style style:name="T2077" style:parent-style-name="Domyślnaczcionkaakapitu" style:family="text">
      <style:text-properties fo:background-color="#80FFFF"/>
    </style:style>
    <style:style style:name="T2078" style:parent-style-name="Domyślnaczcionkaakapitu" style:family="text">
      <style:text-properties style:text-position="sub 66.6%"/>
    </style:style>
    <style:style style:name="P2079" style:parent-style-name="Normalny" style:family="paragraph">
      <style:paragraph-properties fo:text-align="justify" fo:line-height="150%" fo:text-indent="0.2479in"/>
    </style:style>
    <style:style style:name="P2080" style:parent-style-name="Normalny" style:family="paragraph">
      <style:paragraph-properties fo:text-align="justify" fo:line-height="150%" fo:text-indent="0.2479in"/>
    </style:style>
    <style:style style:name="P2081" style:parent-style-name="Normalny" style:family="paragraph">
      <style:paragraph-properties fo:text-align="justify" fo:line-height="150%" fo:text-indent="0.2479in"/>
    </style:style>
    <style:style style:name="T2082" style:parent-style-name="Domyślnaczcionkaakapitu" style:family="text">
      <style:text-properties fo:background-color="#80FFFF"/>
    </style:style>
    <style:style style:name="T2083" style:parent-style-name="Domyślnaczcionkaakapitu" style:family="text">
      <style:text-properties fo:background-color="#80FFFF"/>
    </style:style>
    <style:style style:name="P2084" style:parent-style-name="Normalny" style:family="paragraph">
      <style:paragraph-properties fo:text-align="justify" fo:line-height="150%" fo:text-indent="0.2479in"/>
    </style:style>
    <style:style style:name="T2085" style:parent-style-name="Domyślnaczcionkaakapitu" style:family="text">
      <style:text-properties fo:background-color="#80FFFF"/>
    </style:style>
    <style:style style:name="T2086" style:parent-style-name="Domyślnaczcionkaakapitu" style:family="text">
      <style:text-properties fo:background-color="#80FFFF"/>
    </style:style>
    <style:style style:name="T2087" style:parent-style-name="Domyślnaczcionkaakapitu" style:family="text">
      <style:text-properties fo:background-color="#80FFFF"/>
    </style:style>
    <style:style style:name="T2088" style:parent-style-name="Domyślnaczcionkaakapitu" style:family="text">
      <style:text-properties fo:background-color="#80FFFF"/>
    </style:style>
    <style:style style:name="T2089" style:parent-style-name="Domyślnaczcionkaakapitu" style:family="text">
      <style:text-properties fo:background-color="#80FFFF"/>
    </style:style>
    <style:style style:name="T2090" style:parent-style-name="Domyślnaczcionkaakapitu" style:family="text">
      <style:text-properties fo:background-color="#80FFFF"/>
    </style:style>
    <style:style style:name="T2091" style:parent-style-name="Domyślnaczcionkaakapitu" style:family="text">
      <style:text-properties fo:background-color="#80FFFF"/>
    </style:style>
    <style:style style:name="T2092" style:parent-style-name="Domyślnaczcionkaakapitu" style:family="text">
      <style:text-properties fo:background-color="#80FFFF"/>
    </style:style>
    <style:style style:name="P2093" style:parent-style-name="Normalny" style:family="paragraph">
      <style:paragraph-properties fo:text-align="justify" fo:line-height="150%" fo:text-indent="0.2479in"/>
    </style:style>
    <style:style style:name="T2094" style:parent-style-name="Domyślnaczcionkaakapitu" style:family="text">
      <style:text-properties fo:background-color="#80FFFF"/>
    </style:style>
    <style:style style:name="T2095" style:parent-style-name="Domyślnaczcionkaakapitu" style:family="text">
      <style:text-properties fo:background-color="#80FFFF"/>
    </style:style>
    <style:style style:name="T2096" style:parent-style-name="Domyślnaczcionkaakapitu" style:family="text">
      <style:text-properties fo:background-color="#80FFFF"/>
    </style:style>
    <style:style style:name="T2097" style:parent-style-name="Domyślnaczcionkaakapitu" style:family="text">
      <style:text-properties fo:background-color="#80FFFF"/>
    </style:style>
    <style:style style:name="P2098" style:parent-style-name="Normalny" style:family="paragraph">
      <style:paragraph-properties fo:text-align="justify" fo:line-height="150%" fo:text-indent="0.2479in"/>
    </style:style>
    <style:style style:name="T2099" style:parent-style-name="Domyślnaczcionkaakapitu" style:family="text">
      <style:text-properties fo:background-color="#80FFFF"/>
    </style:style>
    <style:style style:name="T2100" style:parent-style-name="Domyślnaczcionkaakapitu" style:family="text">
      <style:text-properties fo:background-color="#80FFFF"/>
    </style:style>
    <style:style style:name="T2101" style:parent-style-name="Domyślnaczcionkaakapitu" style:family="text">
      <style:text-properties fo:background-color="#80FFFF"/>
    </style:style>
    <style:style style:name="P2102" style:parent-style-name="Normalny" style:family="paragraph">
      <style:paragraph-properties fo:text-align="justify" fo:line-height="150%" fo:text-indent="0.2479in"/>
    </style:style>
    <style:style style:name="T2103" style:parent-style-name="Domyślnaczcionkaakapitu" style:family="text">
      <style:text-properties fo:background-color="#80FFFF"/>
    </style:style>
    <style:style style:name="T2104" style:parent-style-name="Domyślnaczcionkaakapitu" style:family="text">
      <style:text-properties fo:background-color="#80FFFF"/>
    </style:style>
    <style:style style:name="T2105" style:parent-style-name="Domyślnaczcionkaakapitu" style:family="text">
      <style:text-properties fo:background-color="#80FFFF"/>
    </style:style>
    <style:style style:name="P2106" style:parent-style-name="Normalny" style:family="paragraph">
      <style:paragraph-properties fo:text-align="justify" fo:line-height="150%" fo:text-indent="0.2479in"/>
    </style:style>
    <style:style style:name="P2107" style:parent-style-name="Normalny" style:family="paragraph">
      <style:paragraph-properties fo:text-align="justify" fo:line-height="150%"/>
    </style:style>
    <style:style style:name="T2108" style:parent-style-name="Domyślnaczcionkaakapitu" style:family="text">
      <style:text-properties style:text-underline-type="single" style:text-underline-style="solid" style:text-underline-width="auto" style:text-underline-mode="continuous"/>
    </style:style>
    <style:style style:name="P2109" style:parent-style-name="Normalny" style:family="paragraph">
      <style:paragraph-properties fo:text-align="justify" fo:line-height="150%" fo:text-indent="0.2479in"/>
    </style:style>
    <style:style style:name="T2110" style:parent-style-name="Domyślnaczcionkaakapitu" style:family="text">
      <style:text-properties fo:background-color="#80FFFF"/>
    </style:style>
    <style:style style:name="P2111" style:parent-style-name="Normalny" style:family="paragraph">
      <style:paragraph-properties fo:text-align="justify" fo:line-height="150%"/>
    </style:style>
    <style:style style:name="T2112" style:parent-style-name="Domyślnaczcionkaakapitu" style:family="text">
      <style:text-properties style:text-underline-type="single" style:text-underline-style="solid" style:text-underline-width="auto" style:text-underline-mode="continuous"/>
    </style:style>
    <style:style style:name="T2113" style:parent-style-name="Domyślnaczcionkaakapitu" style:family="text">
      <style:text-properties fo:background-color="#80FFFF" style:text-underline-type="single" style:text-underline-style="solid" style:text-underline-width="auto" style:text-underline-mode="continuous"/>
    </style:style>
    <style:style style:name="T2114" style:parent-style-name="Domyślnaczcionkaakapitu" style:family="text">
      <style:text-properties style:text-underline-type="single" style:text-underline-style="solid" style:text-underline-width="auto" style:text-underline-mode="continuous"/>
    </style:style>
    <style:style style:name="P2115" style:parent-style-name="Normalny" style:family="paragraph">
      <style:paragraph-properties fo:text-align="justify" fo:line-height="150%" fo:text-indent="0.2479in"/>
    </style:style>
    <style:style style:name="P2116" style:parent-style-name="Normalny" style:family="paragraph">
      <style:paragraph-properties fo:text-align="justify" fo:line-height="150%" fo:text-indent="0.2479in"/>
    </style:style>
    <style:style style:name="T2117" style:parent-style-name="Domyślnaczcionkaakapitu" style:family="text">
      <style:text-properties fo:background-color="#80FFFF"/>
    </style:style>
    <style:style style:name="P2118" style:parent-style-name="Normalny" style:family="paragraph">
      <style:paragraph-properties fo:text-align="justify" fo:line-height="150%" fo:text-indent="0.2479in"/>
    </style:style>
    <style:style style:name="T2119" style:parent-style-name="Domyślnaczcionkaakapitu" style:family="text">
      <style:text-properties fo:background-color="#80FFFF"/>
    </style:style>
    <style:style style:name="T2120" style:parent-style-name="Domyślnaczcionkaakapitu" style:family="text">
      <style:text-properties fo:background-color="#80FFFF"/>
    </style:style>
    <style:style style:name="T2121" style:parent-style-name="Domyślnaczcionkaakapitu" style:family="text">
      <style:text-properties fo:background-color="#80FFFF"/>
    </style:style>
    <style:style style:name="P2122" style:parent-style-name="Normalny" style:family="paragraph">
      <style:paragraph-properties fo:text-align="justify" fo:line-height="150%" fo:text-indent="0.2479in"/>
    </style:style>
    <style:style style:name="T2123" style:parent-style-name="Domyślnaczcionkaakapitu" style:family="text">
      <style:text-properties fo:background-color="#80FFFF"/>
    </style:style>
    <style:style style:name="T2124" style:parent-style-name="Domyślnaczcionkaakapitu" style:family="text">
      <style:text-properties fo:background-color="#80FFFF"/>
    </style:style>
    <style:style style:name="P2125" style:parent-style-name="Normalny" style:family="paragraph">
      <style:paragraph-properties fo:text-align="justify" fo:line-height="150%" fo:text-indent="0.2479in"/>
    </style:style>
    <style:style style:name="P2126" style:parent-style-name="Normalny" style:family="paragraph">
      <style:paragraph-properties fo:text-align="justify" fo:line-height="150%" fo:text-indent="0.2479in"/>
    </style:style>
    <style:style style:name="T2127" style:parent-style-name="Domyślnaczcionkaakapitu" style:family="text">
      <style:text-properties fo:background-color="#80FFFF"/>
    </style:style>
    <style:style style:name="T2128" style:parent-style-name="Domyślnaczcionkaakapitu" style:family="text">
      <style:text-properties fo:background-color="#80FFFF"/>
    </style:style>
    <style:style style:name="T2129" style:parent-style-name="Domyślnaczcionkaakapitu" style:family="text">
      <style:text-properties fo:background-color="#80FFFF"/>
    </style:style>
    <style:style style:name="T2130" style:parent-style-name="Domyślnaczcionkaakapitu" style:family="text">
      <style:text-properties fo:background-color="#80FFFF"/>
    </style:style>
    <style:style style:name="T2131" style:parent-style-name="Domyślnaczcionkaakapitu" style:family="text">
      <style:text-properties fo:background-color="#80FFFF"/>
    </style:style>
    <style:style style:name="T2132" style:parent-style-name="Domyślnaczcionkaakapitu" style:family="text">
      <style:text-properties fo:background-color="#80FFFF"/>
    </style:style>
    <style:style style:name="T2133" style:parent-style-name="Domyślnaczcionkaakapitu" style:family="text">
      <style:text-properties fo:background-color="#80FFFF"/>
    </style:style>
    <style:style style:name="P2134" style:parent-style-name="Normalny" style:family="paragraph">
      <style:paragraph-properties fo:text-align="justify" fo:line-height="150%" fo:text-indent="0.2479in"/>
    </style:style>
    <style:style style:name="T2135" style:parent-style-name="Domyślnaczcionkaakapitu" style:family="text">
      <style:text-properties fo:background-color="#80FFFF"/>
    </style:style>
    <style:style style:name="T2136" style:parent-style-name="Domyślnaczcionkaakapitu" style:family="text">
      <style:text-properties fo:background-color="#80FFFF"/>
    </style:style>
    <style:style style:name="T2137" style:parent-style-name="Domyślnaczcionkaakapitu" style:family="text">
      <style:text-properties fo:background-color="#80FFFF"/>
    </style:style>
    <style:style style:name="P2138" style:parent-style-name="Normalny" style:family="paragraph">
      <style:paragraph-properties fo:text-align="justify" fo:line-height="150%" fo:text-indent="0.2479in"/>
    </style:style>
    <style:style style:name="T2139" style:parent-style-name="Domyślnaczcionkaakapitu" style:family="text">
      <style:text-properties fo:background-color="#80FFFF"/>
    </style:style>
    <style:style style:name="T2140" style:parent-style-name="Domyślnaczcionkaakapitu" style:family="text">
      <style:text-properties fo:background-color="#80FFFF"/>
    </style:style>
    <style:style style:name="T2141" style:parent-style-name="Domyślnaczcionkaakapitu" style:family="text">
      <style:text-properties fo:background-color="#80FFFF"/>
    </style:style>
    <style:style style:name="T2142" style:parent-style-name="Domyślnaczcionkaakapitu" style:family="text">
      <style:text-properties fo:background-color="#80FFFF"/>
    </style:style>
    <style:style style:name="T2143" style:parent-style-name="Domyślnaczcionkaakapitu" style:family="text">
      <style:text-properties fo:background-color="#80FFFF"/>
    </style:style>
    <style:style style:name="T2144" style:parent-style-name="Domyślnaczcionkaakapitu" style:family="text">
      <style:text-properties fo:background-color="#80FFFF"/>
    </style:style>
    <style:style style:name="T2145" style:parent-style-name="Domyślnaczcionkaakapitu" style:family="text">
      <style:text-properties fo:background-color="#80FFFF"/>
    </style:style>
    <style:style style:name="T2146" style:parent-style-name="Domyślnaczcionkaakapitu" style:family="text">
      <style:text-properties fo:background-color="#80FFFF"/>
    </style:style>
    <style:style style:name="T2147" style:parent-style-name="Domyślnaczcionkaakapitu" style:family="text">
      <style:text-properties fo:background-color="#80FFFF"/>
    </style:style>
    <style:style style:name="P2148" style:parent-style-name="Normalny" style:family="paragraph">
      <style:paragraph-properties fo:text-align="justify" fo:line-height="150%" fo:text-indent="0.2479in"/>
    </style:style>
    <style:style style:name="P2149" style:parent-style-name="Normalny" style:family="paragraph">
      <style:paragraph-properties fo:text-align="justify" fo:line-height="150%" fo:text-indent="0.2479in"/>
    </style:style>
    <style:style style:name="P2150" style:parent-style-name="Normalny" style:family="paragraph">
      <style:paragraph-properties fo:text-align="justify" fo:line-height="150%"/>
    </style:style>
    <style:style style:name="T2151" style:parent-style-name="Domyślnaczcionkaakapitu" style:family="text">
      <style:text-properties style:text-underline-type="single" style:text-underline-style="solid" style:text-underline-width="auto" style:text-underline-mode="continuous"/>
    </style:style>
    <style:style style:name="P2152" style:parent-style-name="Normalny" style:family="paragraph">
      <style:paragraph-properties fo:text-align="justify" fo:line-height="150%" fo:text-indent="0.2479in"/>
    </style:style>
    <style:style style:name="T2153" style:parent-style-name="Domyślnaczcionkaakapitu" style:family="text">
      <style:text-properties fo:background-color="#80FFFF"/>
    </style:style>
    <style:style style:name="P2154" style:parent-style-name="Normalny" style:family="paragraph">
      <style:paragraph-properties fo:text-align="justify" fo:line-height="150%" fo:text-indent="0.2479in"/>
    </style:style>
    <style:style style:name="T2155" style:parent-style-name="Domyślnaczcionkaakapitu" style:family="text">
      <style:text-properties fo:background-color="#80FFFF"/>
    </style:style>
    <style:style style:name="T2156" style:parent-style-name="Domyślnaczcionkaakapitu" style:family="text">
      <style:text-properties fo:background-color="#80FFFF"/>
    </style:style>
    <style:style style:name="P2157" style:parent-style-name="Normalny" style:family="paragraph">
      <style:paragraph-properties fo:text-align="justify" fo:line-height="150%" fo:text-indent="0.2479in"/>
    </style:style>
    <style:style style:name="T2158" style:parent-style-name="Domyślnaczcionkaakapitu" style:family="text">
      <style:text-properties fo:background-color="#80FFFF"/>
    </style:style>
    <style:style style:name="P2159" style:parent-style-name="Normalny" style:family="paragraph">
      <style:paragraph-properties fo:text-align="justify" fo:line-height="150%" fo:text-indent="0.2479in"/>
    </style:style>
  </office:automatic-styles>
  <office:body>
    <office:text text:use-soft-page-breaks="true">
      <text:p text:style-name="P1">KORPUS= Obrady Okrągłego Stołu</text:p>
      <text:p text:style-name="P2">ZESPÓŁ= Podzespół do<text:s/>spraw Ekologii</text:p>
      <text:p text:style-name="P3">TYTUŁ= STENOGRAM z pierwszego posiedzenia Podzespołu do<text:s/>spraw Ekologii</text:p>
      <text:p text:style-name="P4">DATA= 14 lutego 1989 r.</text:p>
      <text:p text:style-name="P5">SYGNATURA= 9540/6</text:p>
      <text:p text:style-name="P6">INW=<text:s/>46073</text:p>
      <text:p text:style-name="P7">TEKST=<text:s/></text:p>
      <text:p text:style-name="P8">Stenogram z posiedzenia<text:s/>Podzespołu do<text:s/>spraw<text:s/>Ekologii w dniu 14.<text:span text:style-name="T9">II</text:span><text:span text:style-name="T10">.</text:span>19<text:span text:style-name="T11">8</text:span>9 r<text:span text:style-name="T12">.</text:span></text:p>
      <text:p text:style-name="P13"><text:span text:style-name="T14">/</text:span>Obradom<text:s/><text:span text:style-name="T15">przewodniczy: Jerzy Kołodzi</text:span><text:span text:style-name="T16">ejs</text:span><text:span text:style-name="T17">ki</text:span>/.</text:p>
      <text:p text:style-name="P18"><text:span text:style-name="T19">Przewodni</text:span><text:span text:style-name="T20">cz</text:span><text:span text:style-name="T21">ąc</text:span><text:span text:style-name="T22">y</text:span>:</text:p>
      <text:p text:style-name="P23">Proszę Państwa! Uzgodniliśmy z współprzewodni<text:span text:style-name="T24">c</text:span>zącym prof<text:span text:style-name="T25">.</text:span><text:s/>Kozłowskim, że obrady nasze będziemy prowadzić w ten sposób, że pierwszą część tych obrad ja poprowadzę, a prof. Kozłowski drugą część.<text:span text:style-name="T26"><text:s/></text:span>Wstępnie umówiliśmy się, że będzie to po przerwie<text:span text:style-name="T27">.</text:span></text:p>
      <text:p text:style-name="P28">Proponuję na wstępie, żeby uczestnicy naszego stołu przedstawili się ponieważ nie znamy się i być może będzie to jakiś dobry punkt wyjścia do obrad.</text:p>
      <text:p text:style-name="P29">Proponuję zacząć tę procedurę od prze<text:span text:style-name="T30">ds</text:span>tawienia się pierwszej części uczestników Okrągłego Stołu zaczynając od pana Krzysztofa Andrzejczyka.</text:p>
      <text:p text:style-name="P31">Bardzo proszę powiedzieć kilka słów o tym, kogo pan reprezentuje.</text:p>
      <text:p text:style-name="P32"><text:span text:style-name="T33">Ob. Krzysztof Andrzejczyk</text:span>:</text:p>
      <text:p text:style-name="P34">Jestem przedstawicielem Ogólnopolskiego Porozumienia Związków Zawodowych. P<text:span text:style-name="T35">rz</text:span>ewodniczącym Podkomisji Ochrony Środowiska, przewodniczącym Federacji Zakładowych Organizacji Związkowych Pracowników Lasów Państwowych.</text:p>
      <text:p text:style-name="P36"><text:span text:style-name="T37">O</text:span><text:span text:style-name="T38">b. Roman Andrzeje</text:span><text:span text:style-name="T39">ws</text:span><text:span text:style-name="T40">ki</text:span>:</text:p>
      <text:p text:style-name="P41">Jestem profesorem w Szkole Głównej Gospodarstwa Wiejskiego, wiceprzewodniczącym Ekologicznego Ruchu Społecznego.</text:p>
      <text:p text:style-name="P42"><text:span text:style-name="T43">O</text:span><text:span text:style-name="T44">b. Gustaw Bokszczanin</text:span>:</text:p>
      <text:p text:style-name="P45">Jestem przedstawicielem OPZZ, kierownikiem Wydziału Ochrony Pracy, Zdrowia i Środowiska.</text:p>
      <text:p text:style-name="P46"><text:span text:style-name="T47">O</text:span><text:span text:style-name="T48">b. Ryszard<text:s/></text:span><text:span text:style-name="T49">G</text:span><text:span text:style-name="T50">ajert</text:span><text:span text:style-name="T51">:</text:span></text:p>
      <text:p text:style-name="P52">Nieobecny.</text:p>
      <text:p text:style-name="P53"><text:span text:style-name="T54">Ob</text:span><text:span text:style-name="T55">.</text:span><text:span text:style-name="T56"><text:s/>R</text:span><text:span text:style-name="T57">a</text:span><text:span text:style-name="T58">dosław Gawlik</text:span>:</text:p>
      <text:p text:style-name="P59">Członek komitetu wykonawczego<text:s/>„Solidarności<text:span text:style-name="T60">”</text:span><text:s/>region Dolny<text:s/><text:span text:style-name="T61">Ś</text:span>ląsk<text:span text:style-name="T62">.</text:span></text:p>
      <text:p text:style-name="P63"><text:span text:style-name="T64">O</text:span><text:span text:style-name="T65">b. Bolesław Gendek</text:span>:</text:p>
      <text:p text:style-name="P66"><text:span text:style-name="T67">J</text:span>estem członkiem Krajowej Ochrony Środowiska i Zasobów Naturalnych, przewodniczącym Rady Polskiego Związku Rolników, Kółek i Organizacji Rolniczych.</text:p>
      <text:p text:style-name="P68"><text:span text:style-name="T69">O</text:span><text:span text:style-name="T70">b. Bogusław Gołąb:</text:span></text:p>
      <text:p text:style-name="P71">Nieobecny.</text:p>
      <text:p text:style-name="P72"><text:span text:style-name="T73">Ob. Bożena Hager-Małecka</text:span>:</text:p>
      <text:p text:style-name="P74">Jestem pr<text:span text:style-name="T75">ze</text:span>wodnicząca sejmowej Komisji Ochrony<text:s/><text:span text:style-name="T76">Ś</text:span>rodowiska i Zasobów Naturalnych.</text:p>
      <text:p text:style-name="P77"><text:span text:style-name="T78">Przewodnicząc</text:span><text:span text:style-name="T79">y</text:span>:</text:p>
      <text:soft-page-break/>
      <text:p text:style-name="P80">Uwaga techniczna. Proszę państwa, przy zabieraniu głosu proszę nacisnąć guziczek i powinno s<text:span text:style-name="T81">i</text:span>ę zapali<text:span text:style-name="T82">ć</text:span><text:s/>światełko.</text:p>
      <text:p text:style-name="P83"><text:span text:style-name="T84">O</text:span><text:span text:style-name="T85">b. Andrzej Hrynkiewicz</text:span>:</text:p>
      <text:p text:style-name="P86">Jestem profesorem fizyki. Pracuję w Uniwersytecie Jagiellońskim i w Instytucie Fizyki Jądrowej w Krakowie.</text:p>
      <text:p text:style-name="P87"><text:span text:style-name="T88">O</text:span><text:span text:style-name="T89">b. Stefania Hejmanowska</text:span>:</text:p>
      <text:p text:style-name="P90">Jestem członkiem Krajowej Komisji Wykonawczej NSZZ<text:s/>„Solidarność”<text:s/>i również członkiem Prezydium Rady Regionu Go<text:span text:style-name="T91">rzó</text:span>w Wlkp.</text:p>
      <text:p text:style-name="P92"><text:span text:style-name="T93">O</text:span><text:span text:style-name="T94">b. Stanisław Juchnowicz</text:span>:</text:p>
      <text:p text:style-name="P95">Jestem profesorem Politechniki Krakowskiej, Wydział Architektury, przewodniczący zarządu Głównego Polskiego Klubu Ekologicznego.</text:p>
      <text:p text:style-name="P96"><text:span text:style-name="T97">O</text:span><text:span text:style-name="T98">b. Jan Juda</text:span>:</text:p>
      <text:p text:style-name="P99">Jestem profesorem Politechniki Warszawskiej, kierownikiem Zakładu Ochrony Atmosfe<text:span text:style-name="T100">r</text:span>y. Kogo reprezentuję trudno mi powiedzieć, mógłbym powiedzieć, że jestem przewodniczącym Komitetu<text:s/><text:span text:style-name="T101">Ś</text:span>rodowiska PAN, ale kol. Kozłowski jest wiceprzewodniczącym tego komitetu.</text:p>
      <text:p text:style-name="P102"><text:span text:style-name="T103">O</text:span><text:span text:style-name="T104">b</text:span><text:span text:style-name="T105">.</text:span><text:span text:style-name="T106"><text:s/>Rafał Krawczyk</text:span>:</text:p>
      <text:p text:style-name="P107">Reprezentuję NSZZ<text:s/><text:span text:style-name="T108">„</text:span>Solidarno<text:span text:style-name="T109">ść</text:span><text:span text:style-name="T110">”</text:span><text:s/>Ziemi Łódzkiej, jestem pracownikiem Uniwersytetu Łódzkiego<text:span text:style-name="T111">.</text:span></text:p>
      <text:p text:style-name="P112"><text:span text:style-name="T113">O</text:span><text:span text:style-name="T114">b. Andrzej Kassenberg</text:span>:</text:p>
      <text:p text:style-name="P115">Jestem pracownikiem Instytut Geografii i Przestrzennego Zagospodarowania Polskiej Akademii Nauk, reprezentuję Polski Klub Ekologiczny, w którym<text:span text:style-name="T116"><text:s/></text:span>jestem wiceprezesem Zarządu Głównego.</text:p>
      <text:p text:style-name="P117"><text:span text:style-name="T118">Ob. Wojciech Kłosowski</text:span>:</text:p>
      <text:p text:style-name="P119">Jestem członkiem Federacji Zielonyc<text:span text:style-name="T120">h</text:span><text:s/>i członkiem - założycielem osady ekologicznej w woj. lubelskim we wsi Dąbrówka.</text:p>
      <text:p text:style-name="P121"><text:span text:style-name="T122">Ob. Jerzy Kołodzie</text:span><text:span text:style-name="T123">js</text:span><text:span text:style-name="T124">ki</text:span>:</text:p>
      <text:p text:style-name="P125">Je<text:span text:style-name="T126">s</text:span>tem profesorem Politechniki Gdańskiej<text:span text:style-name="T127">.</text:span></text:p>
      <text:p text:style-name="P128"><text:span text:style-name="T129">Ob. Ryszard Kostrzewa</text:span>:</text:p>
      <text:p text:style-name="P130">Członek<text:s/>Regionalnej<text:s/>Komisji<text:s/>Wykonawczej<text:s/>„Solidarności”<text:s/>Ziemi Łódzkiej.</text:p>
      <text:p text:style-name="P131"><text:span text:style-name="T132">O</text:span><text:span text:style-name="T133">b. Stefan Kozłowski</text:span>:</text:p>
      <text:p text:style-name="P134">Klub ekologiczny, pracuję jako profesor.</text:p>
      <text:p text:style-name="P135"><text:span text:style-name="T136">O</text:span><text:span text:style-name="T137">b. Wacław Kulczyński</text:span>:</text:p>
      <text:p text:style-name="P138">Podsekretarz stanu w Ministerstwie Ochrony Środowiska i Zasobów Naturalnych.</text:p>
      <text:p text:style-name="P139"><text:span text:style-name="T140">Ob. Jerzy Kwiatkowski</text:span>:</text:p>
      <text:p text:style-name="P141">Dyrektor departamentu Nauki i Edukacji Ekologicznej Min. Ochrony Środowiska i Zasobów Naturalnych.</text:p>
      <text:p text:style-name="P142"><text:span text:style-name="T143">O</text:span><text:span text:style-name="T144">b. Włodzimierz Lubański</text:span>:</text:p>
      <text:p text:style-name="P145">Wiceprzewodniczący OPZZ, jestem członkiem Państwowej Rady Ochrony<text:s/><text:span text:style-name="T146">Ś</text:span>rodowiska. Zajmuję się w OPZZ ochroną środowiska, ochroną pracy i ochroną zdrowia.</text:p>
      <text:p text:style-name="P147"><text:span text:style-name="T148">O</text:span><text:span text:style-name="T149">b. Michał Markowicz</text:span>:</text:p>
      <text:p text:style-name="P150">Członek Naczelnego Komitetu ZSL.</text:p>
      <text:p text:style-name="P151"><text:span text:style-name="T152">O</text:span><text:span text:style-name="T153">b. Jan Mazurkiewicz</text:span>:</text:p>
      <text:soft-page-break/>
      <text:p text:style-name="P154">Nieobecny.</text:p>
      <text:p text:style-name="P155"><text:span text:style-name="T156">Ob. Aureliusz Mik</text:span><text:span text:style-name="T157">ł</text:span><text:span text:style-name="T158">as</text:span><text:span text:style-name="T159">zewski</text:span>:</text:p>
      <text:p text:style-name="P160">Starszy wykładowca w Instytucie Górnictwa Politechniki Wrocławskiej, prezes Koła Klubu Ekologicznego przy Politechnice Wrocławskiej, działam w<text:s/>„Solidarności”<text:s/>dolnośląskiej.</text:p>
      <text:p text:style-name="P161"><text:span text:style-name="T162">O</text:span><text:span text:style-name="T163">b. Zygmunt Polański</text:span>:</text:p>
      <text:p text:style-name="P164">Jestem z z<text:span text:style-name="T165">a</text:span>wo<text:span text:style-name="T166">d</text:span>u ekonomistą, profesorem ekonomii w Morskim Instytucie Rybackim. Reprezentuję<text:s/>„Solidarność”<text:s/>i ruch ekologiczny Wybrzeża Gdańskiego.</text:p>
      <text:p text:style-name="P167"><text:span text:style-name="T168">O</text:span><text:span text:style-name="T169">b. Marek Roman</text:span>:</text:p>
      <text:p text:style-name="P170">Nieobecny.</text:p>
      <text:p text:style-name="P171"><text:span text:style-name="T172">O</text:span><text:span text:style-name="T173">b.<text:s/></text:span><text:span text:style-name="T174">S</text:span><text:span text:style-name="T175">tanisław Sitnicki</text:span>:</text:p>
      <text:p text:style-name="P176">Doradca Ministra Ochrony Środowiska i Zasobów Naturalnych.</text:p>
      <text:p text:style-name="P177"><text:span text:style-name="T178">O</text:span><text:span text:style-name="T179">b. Zbigniew Wierzbicki</text:span>:</text:p>
      <text:p text:style-name="P180">Jestem profesorem socjologii<text:span text:style-name="T181"><text:s/></text:span>Uniwersytetu Mikołaja Kopernika oraz członkiem kilku organizacji ekologicznych.</text:p>
      <text:p text:style-name="P182"><text:span text:style-name="T183">O</text:span><text:span text:style-name="T184">b. Michał Wilczyński</text:span>:</text:p>
      <text:p text:style-name="P185">Działacz<text:s/>„Solidarności”<text:s/>i pracownikiem naukowym Państwowego Instytutu Ekologicznego<text:span text:style-name="T186">.</text:span></text:p>
      <text:p text:style-name="P187"><text:span text:style-name="T188">O</text:span><text:span text:style-name="T189">b. Waldemar Żukowski</text:span>:</text:p>
      <text:p text:style-name="P190">Jestem botanikiem, profesorem Uniwersytetu Poznańskiego, reprezentuję Stronnictwo Demokratyczne.</text:p>
      <text:p text:style-name="P191"><text:span text:style-name="T192">P</text:span><text:span text:style-name="T193">rz</text:span><text:span text:style-name="T194">ewodnicząc</text:span><text:span text:style-name="T195">y</text:span>:</text:p>
      <text:p text:style-name="P196">Dziękuję<text:span text:style-name="T197">.</text:span></text:p>
      <text:p text:style-name="P198">Jako asystenci przewodniczących obrad<text:span text:style-name="T199">,</text:span><text:s/>występują pani Aurelia Matuszkiewicz i Tadeusz Pusiak<text:span text:style-name="T200">.</text:span></text:p>
      <text:p text:style-name="P201">Są na sali również eksperci, którzy będą stanowili pomoc dla uczestników Okrągłego Stołu, z tym, że ja nie mam składu ekspertów, wobec tego bardzo proszę, żeby panowie eksperci po kolei się przedstawili.</text:p>
      <text:p text:style-name="P202"><text:span text:style-name="T203">Ob</text:span><text:span text:style-name="T204">.</text:span><text:span text:style-name="T205"><text:s/>Janusz Bielakowski</text:span>:</text:p>
      <text:p text:style-name="P206">Dyrektor Departamentu Polityki Użytkowania i Ochrony Zasobów Wodnych w MOŚiZN.</text:p>
      <text:p text:style-name="P207"><text:span text:style-name="T208">O</text:span><text:span text:style-name="T209">b. Siuta:</text:span></text:p>
      <text:p text:style-name="P210">Profesor w Instytucie Ochrony Środowiska.</text:p>
      <text:p text:style-name="P211"><text:span text:style-name="T212">Ob. Wojciech Szczepański</text:span>:</text:p>
      <text:p text:style-name="P213">Instytut Meteorologii i Gospodarki Wodnej. Jestem równocześnie wiceprzewodniczącym Polskiego Komitetu Naukowo-Technicznego NOT do spraw gospodarki wodnej<text:span text:style-name="T214">.</text:span></text:p>
      <text:p text:style-name="P215"><text:span text:style-name="T216">Ob. Bielicki</text:span>:</text:p>
      <text:p text:style-name="P217">Docent w Instytucie Państwa i Prawa.</text:p>
      <text:p text:style-name="P218"><text:span text:style-name="T219">Przewodniczący</text:span>:</text:p>
      <text:p text:style-name="P220">Wszyscy eksperci się przedstawili. W ten oto sposób nastąpiła prezentacja uczestników stołu ekologicznego. Sądzę, że możemy prz<text:span text:style-name="T221">ej</text:span>ść do dalszego ciągu obrad. Zgodnie z uzgodnieniem z prof. Kozłow<text:span text:style-name="T222">s</text:span>kim na początku naszych obrad zarówno prof. Kozłowski jak i ja pozwolimy wygłosić sobie jakieś zagajenia problemowe.</text:p>
      <text:p text:style-name="P223">Ponieważ jestem przy głosie, więc zacznę od siebie.</text:p>
      <text:soft-page-break/>
      <text:p text:style-name="P224">Szanowni Państwo! A więc rozpoczynamy dzisiaj obrady podzespołu do spraw ekologii. Tak zostaliśmy nazwani przez organizatorów Okrągłego Stołu. Sądzę, że możemy prowadzić te obrady z głębokim przeświadczeniem, że od skutecznego rozwiązania problemów ekologicznych w Polsce zależy bezpieczeństwo biologiczne naszego narodu, a nie tylko kondycja polskiej przyrody.</text:p>
      <text:p text:style-name="P225">Przeświadczenie to jak sądzę wynika z trzech co najmniej przesłanek, które stanowić mogą również zasadnicze punkty wyjścia do naszej dyskusji. Przesłanka p<text:span text:style-name="T226">ie</text:span>rw<text:span text:style-name="T227">s</text:span>za<text:span text:style-name="T228"><text:s/></text:span>-<text:s/>to krytyczny, a w wielu obszarach Polski katastrofalny stan środowiska przyrodniczego. Może to określenie wieku obsz<text:span text:style-name="T229">a</text:span>rach Polski jest eufemizmem, wobec tego należy<text:s/>dodać<text:span text:style-name="T230">,</text:span><text:s/>że jest tych obszarów już 27 i mają dalsze tenden<text:span text:style-name="T231">cj</text:span>e do scalania się przestrzennego, do obejmowania coraz szerszej strefy. Stan ten stanowi już dzisiaj bezpośrednie zagrożenie dla zdrowia społeczeństwa, stan ten tworzy także procesy dalszej samo-<text:span text:style-name="T232">de</text:span>gra<text:span text:style-name="T233">d</text:span>a<text:span text:style-name="T234">cj</text:span>i przyrody. Przyroda, która odchodzi od procesów samoregulacji, a przechodzi na tych obszarach szczególnie w procesy samo-degrada<text:span text:style-name="T235">cj</text:span>i.</text:p>
      <text:p text:style-name="P236">Sądzę, że ten stan środowiska przyrodniczego został szczegółowo opisany, że jego diagnoza została udokumentowana przez liczne ekspertyzy naukowe, również przez formułowany obecnie Narodowy<text:s/><text:span text:style-name="T237">P</text:span>rogram Ochrony<text:s/><text:span text:style-name="T238">Ś</text:span>rodowiska<text:span text:style-name="T239">.</text:span></text:p>
      <text:p text:style-name="P240">Nie będę więc nad nim się zatrzymywał, apelując tylko, żeby dyskusja odnosiła się do podstawowych cech i procesów, które wynikają z tego stanu.</text:p>
      <text:p text:style-name="P241">Przesłanka druga to niezadowalająca skuteczność wszystkich w zasadzie dotychczas podejmowanych działań na rzecz ochrony środowiska<text:span text:style-name="T242">.</text:span><text:s/>Jest to problem nie tylko permanentnego braku środków finansowych. Jest to także, a może przede wszystkim problem przestarzałego skostniałego systemu ochrony środowiska, który ukształtował się w naszym kraju historycznie, a który nie potrafi opanować dzisiejszych sytuacji problemowych związanych z ochroną.</text:p>
      <text:p text:style-name="P243">Jest to bowiem system, w którym dominuje jeszcze stara eksploatatorska doktryna narzucająca wręcz rabunkowe podejście do eksploatacji zasobów naturalnych, doktryna, która idee rozwoju i wynikającej z nich ekopolityki spycha na dalszy margines, nie pozwala na zdobycie sobie przez te idee właściwego im miejsca, w funk<text:span text:style-name="T244">cj</text:span>onowaniu gospodarki i społeczeństwa.</text:p>
      <text:p text:style-name="P245">Jest to wreszcie system, w którym mała skuteczność prawa, niska skuteczność proekologiczna mechanizmów ekonomicznych, niesprawność rozwiązań organizacyjnych, nie są w stanie zapobiec degradacji przyrody w stopniu zadowalającym zarówno ze względów ekologicznych, jak i ze względów społecznych.</text:p>
      <text:p text:style-name="P246">Jest to system, w którym nie funkcjonuje skuteczny mechanizm kontroli państwa nad podmiotami gospodarującymi, a społeczeństwa nad służbami państwowymi, a niska deklaratywna na ogół świadomość ekologiczna społeczeństwa z mocno niezadowalającym stopniu stymuluje działania proekologiczne.</text:p>
      <text:p text:style-name="P247">Sądzę, że nasza dyskusja powinna się skoncentrować nad problemami zasadniczej modernizacji tego systemu od niego bowiem zależy skuteczność dalszych działań na rzecz ochrony środowiska.</text:p>
      <text:p text:style-name="P248">I wreszcie trzecia przesłanka, i trzeci punkt wyjścia do naszej dyskusji, to narastające poczucie zagrożenia biologicznego społeczeństwa, jego perspektyw. Jest społeczny na rzecz ochrony środowiska<text:span text:style-name="T249">.</text:span></text:p>
      <text:p text:style-name="P250">Sądzę, że kierując się tymi przesłankami wielu z nas, uczestników dzisiejszego spotkania animuje od wielu, wielu lat działania społecznego ruchu ekologicznego, ruchu który podejmuje na własną niejako rękę,<text:s/><text:soft-page-break/>na własnym polu<text:s/><text:span text:style-name="T251">t</text:span>ery<text:span text:style-name="T252">t</text:span>or<text:span text:style-name="T253">i</text:span>alnym lub polu działania zawodowego przedsięwzięcia różne, różnorodne na rzecz ochrony środowiska<text:span text:style-name="T254">.</text:span></text:p>
      <text:p text:style-name="P255">Tak się złożyło, proszę państwa, że w przeddzień<text:span text:style-name="T256"><text:s/></text:span><text:span text:style-name="T257">„</text:span>okrągłego stołu”<text:s/>jego działacze, którzy są dzisiaj również uczestnikami naszych obrad, ogłosili manifest ekologiczny 89<text:span text:style-name="T258">.</text:span><text:s/>Nie jest powszechnie znana treś<text:span text:style-name="T259">ć</text:span><text:s/>tego manifestu, bo środki masowego przekazu i informacji nie stanęły na wysokości zadania i nie zdążyły jeszcze jego ogłosić. Syntetycznie rzecz biorąc manifest ten, j<text:span text:style-name="T260">a</text:span>k sądzę, jest wyrazem nie tylko naszych wspólnych ocen, nadziei, oczekiwali, lecz także kategorycznych żądań związanych z unormowaniem, z usprawnieniem działań na rzecz ochrony środowiska<text:span text:style-name="T261">.</text:span><text:s/>Manifest dowodzi także, że idee ekologiczne i działalność na rzecz ochrony środowiska mogą być nadrzędne w stosunku do poglądów politycznych, ideologicznych, do różnych sfer naszego działania. Manifest jest także dowodem, że można<text:s/><text:span text:style-name="T262">w</text:span><text:s/>ważnych dla narodu sprawach osiągnąć jedność w różnorodności.<text:s/><text:span text:style-name="T263">A</text:span><text:s/>więc<text:s/>„okrągły stół”, szczególnie<text:s/>„st<text:span text:style-name="T264">ó</text:span>ł ekologiczny”<text:s/>można powiedzieć bez przesady, że rozpoczął już obrady, zarówno poprzez praktyczną działalność szerokiego ruchu społecznego na rzecz ochrony środowiska, jak i poprzez wspólne deklaracje różnych ugrupowań ek<text:span text:style-name="T265">ol</text:span>ogicznych i działaczy tych ugrupowań, wyrażone przed naszymi obradami.</text:p>
      <text:p text:style-name="P266">Chciałem wyrazić przekonanie, że w du<text:span text:style-name="T267">c</text:span>hu tych idei reprezentowanych przez szeroki już społeczny ruch ekologiczny i działań pod<text:span text:style-name="T268">ej</text:span>mowanych przez ten ruch, w duchu tych idei możemy prowadzić nasze obrady, możemy i powinniśmy osiągnąć porozumienie w najważn<text:span text:style-name="T269">iejs</text:span>zych sprawach ochrony środowiska, możemy stworzyć poprzez nasze obrady trwałe podstawy ideowe i koncepcje przyszłej działalności<text:span text:style-name="T270">.</text:span></text:p>
      <text:p text:style-name="P271">Szanowni Państwo!</text:p>
      <text:p text:style-name="P272">Lista problemów ekologicznych jest długa, ponieważ zaległości w ich rozwiązywaniu są olbrzymie. Sądzę jednak, że powinniśmy stanąć na gruncie wyłaniania problemów kluczowych, najważni<text:span text:style-name="T273">ejs</text:span>zych dla kondycji polskiej przyrody i polskiego społeczeństwa. Problemów, od których rozwiązania zależy współczesność i przyszłość, i przyrody i społeczeństwa.</text:p>
      <text:p text:style-name="P274">Podstawę do ich identyfikacji mogą stanowić nie tylko nasze osobiste doświadczenia, obserwacje, nasze oceny i analizy, lecz także, a może przede wszystkim wyniki badań<text:span text:style-name="T275"><text:s/></text:span>naukowych prowadzonych w sposób szeroki w ostatnim okresie czasu, licznych ekspertyz naukowych Polskiej Akademii Nauk, p<text:span text:style-name="T276">oj</text:span>awiających się jedna po drugiej z dużą czę<text:span text:style-name="T277">stot</text:span>liwością i podejmujących najważni<text:span text:style-name="T278">ej</text:span>sze problemy ochrony środowiska. Także dyskusja i prace nad narodowy<text:span text:style-name="T279">m</text:span><text:s/>programem ochrony środowiska.</text:p>
      <text:p text:style-name="P280">Wykorzystując zresztą te wyniki, ich badań, analiz, ocen przedstawiono już naszemu<text:s/><text:span text:style-name="T281">„</text:span>stołowi”<text:s/>za pośrednictwem prof<text:span text:style-name="T282">.</text:span><text:s/>Stanisława Kozłowskiego długą listę problemów, które mogą stanowić, jak sądzę, także podstawę naszych obrad.</text:p>
      <text:p text:style-name="P283">Jest wśród nas wielu wybitnych specjalistów, naukowców, ekspertów<text:span text:style-name="T284">,</text:span><text:s/>lec<text:span text:style-name="T285">z</text:span><text:s/><text:span text:style-name="T286">tak</text:span>ż<text:span text:style-name="T287">e</text:span><text:s/><text:span text:style-name="T288">wraż</text:span><text:span text:style-name="T289">l</text:span><text:span text:style-name="T290">iwy</text:span>c<text:span text:style-name="T291">h</text:span><text:s/>i uważnych<text:s/>obserwatorów codzienności<text:span text:style-name="T292">.</text:span><text:s/>Sądzę, że doświadczenia jednych i drugich są bezcenne dla naszych obrad<text:span text:style-name="T293">.</text:span></text:p>
      <text:p text:style-name="P294">Kierując się przeświadczeniem wynikającym z zarysowanych przeze mnie przesłanek, chciałbym otworzy<text:span text:style-name="T295">ć</text:span><text:s/>w ten sposób naszą dyskusję, zaś w porozumieniu z prof. Kozłowskim, jako współprzewodniczącym obrad, proponuj<text:span text:style-name="T296">ę,</text:span><text:s/>aby na dzisiejszym spotkaniu zająć się identy<text:span text:style-name="T297">fi</text:span>kacją kluczowych problemów ochrony środowiska i zarysowa<text:span text:style-name="T298">ć</text:span><text:s/>jedynie sposoby ich rozwiązania<text:span text:style-name="T299">.</text:span><text:s/>Natomiast w przyszłym tygodniu w ustalonym przez nas dzisiaj terminie odbyć dwudniowe lub nawet trzydniowe posiedzenie, na którym zostaną one przedyskutowane, w taki sposób, aby można było określić wspólne stanowiska lub<text:s/><text:soft-page-break/>zidenty<text:span text:style-name="T300">fi</text:span>kować rozbieżności.</text:p>
      <text:p text:style-name="P301">Propozycję tą, jak powiedziałem, składam wstępnie, również poddając pod dyskusję naszego stołu. Proszę uprzejmie o zabranie głosu prof. Stefana Kozłowskiego.</text:p>
      <text:p text:style-name="P302"><text:span text:style-name="T303">Prof</text:span><text:span text:style-name="T304">.</text:span><text:span text:style-name="T305"><text:s/>Stefa</text:span><text:span text:style-name="T306">n</text:span><text:span text:style-name="T307"><text:s/>K</text:span><text:span text:style-name="T308">oz</text:span><text:span text:style-name="T309">łowski</text:span>:</text:p>
      <text:p text:style-name="P310">Szanowni Pań<text:span text:style-name="T311">st</text:span>wo!</text:p>
      <text:p text:style-name="P312"><text:span text:style-name="T313">W</text:span><text:s/>imieniu zespołu<text:s/>„Solidarności”<text:s/>chcę przedstawić państwu propozycje pola naszych negocjacji. Jako punkt wyjścia proponuję odwołać się do ekspertyzy Polskiej Akademii Nauk na temat oceny skuteczności działań w ochronie środowiska.<text:s/><text:span text:style-name="T314">W</text:span><text:s/>ekspertyzie tej przeanalizowano 1<text:span text:style-name="T315">5</text:span><text:s/>głównych elementów i mechanizmów o podstawowym zna<text:span text:style-name="T316">c</text:span>zeniu dla ochrony życia człowieka w Polsce. Okazało się, że żaden z analizowanych elementów nie działa prawidłowo, a co najmniej w 12 następuje stały regres<text:span text:style-name="T317">.</text:span></text:p>
      <text:p text:style-name="P318">Wynika z tego, że w Polsce nie działają podstawowe regulatory sprzyjające ochronie środowiska. Jest to sytuacja nad wyraz groźna, ale nie jedyna w bloku państw Europy Wschodniej. Trzeba sobie wyraźnie powiedzie<text:span text:style-name="T319">ć</text:span>, że<text:s/><text:span text:style-name="T320">w</text:span><text:s/>socjalistycznym systemie krajów Europy Wschodniej nie wypracowano dotychczas skutecznego sposobu na powstrzymywanie gwałtownie postępującej degradacji środowiska przyrodniczego. Jeżeli w wielu kraja<text:span text:style-name="T321">c</text:span>h Europy Zachodniej udało się opanować<text:s/><text:span text:style-name="T322">t</text:span>e procesy, to Europa Wschodnia boryka się z ogromnymi tutaj trudnościami.</text:p>
      <text:p text:style-name="P323"><text:span text:style-name="T324">I</text:span><text:s/>myślę, że jest to ważne, że właśnie ten<text:s/>„stół”<text:s/>może być tym miejscem, gdzie może się narodzić pewna nowa koncepcja spojrzenia na ochronę warunków życia człowieka,<text:s/><text:span text:style-name="T325">fu</text:span>nk<text:span text:style-name="T326">cj</text:span>onowania przyrody w naszym systemie społeczno-polityczno-gosp<text:span text:style-name="T327">od</text:span>a<text:span text:style-name="T328">r</text:span>czym. Musimy pamiętać, że Europa coraz bardziej<text:span text:style-name="T329"><text:s/></text:span>dzieli się na dwa bloki, czysty i brudny, a podział ten wyraźnie zaznaczy się w roku 1<text:span text:style-name="T330">9</text:span>9<text:span text:style-name="T331">2</text:span>, gdy nastąpi całkowita integracja Europy Zachodniej. Jest to wielkie wyzwanie, które musi być przez nas rozważone i któremu musimy wyjść naprzeciw<text:span text:style-name="T332">.</text:span></text:p>
      <text:p text:style-name="P333">Tymczasem mamy taką sytuację,<text:s/><text:span text:style-name="T334">ż</text:span>e wszystkie podstawowe trendy stanu środowiska przyr<text:span text:style-name="T335">od</text:span>niczego się pogarszają, co rysuje przed nami widmo powszechnego kryzysu ekologicznego, jaki grozi nam w latach dz<text:span text:style-name="T336">ie</text:span>więćdz<text:span text:style-name="T337">ie</text:span>siątych. Kryzys<text:s/><text:span text:style-name="T338">t</text:span>en zagraża nie tylko naszej przyrodzie, ale zdrowiu i życiu Polaków, co ma szczególnie dzisiaj miejsce w obszarach katastrofy ekologiczn<text:span text:style-name="T339">ej,</text:span><text:s/>gdzie obserwujemy głębokie deformacje psychiczne, genetyczne młodego pokolenia, które rosną w warunkach skrajnego zagrożenia zdrowia i życia na tych terenach.</text:p>
      <text:p text:style-name="P340">Czynnik czasu ma tu ogromne znaczenie. Każdy stracony rok pogłębia straty i szkody, które będą obciążały kilka następnych pokoleń P<text:span text:style-name="T341">o</text:span>laków. Dlatego uważamy, że należy podją<text:span text:style-name="T342">ć</text:span><text:s/>program szybkich, radykalnych doraźnych działań<text:span text:style-name="T343">.</text:span><text:s/>Sądzimy, że jesteśmy już przygotowani do takiego podejścia, do zagadnień ochrony ś<text:span text:style-name="T344">r</text:span>odowiska. O niesprawności d<text:span text:style-name="T345">ot</text:span>ychczasowego systemu świadczą wykonywane dotychczas w Polsce programy ochrony środowiska<text:span text:style-name="T346">.</text:span><text:s/>Jeden z nich został opracowany w roku 1975 i<text:s/><text:span text:style-name="T347">w</text:span><text:s/>ogóle nie został realizowany nie wyciągnięto wniosków, nie rozliczono tego programu.</text:p>
      <text:p text:style-name="P348">Mniej więcej od<text:s/><text:span text:style-name="T349">3</text:span><text:s/>lat Ministerstwo Ochrony Środowiska i Zasobów Naturalnych pracuje nad narodowym programem ochrony środowiska przyrodniczego do roku 2010.<text:s/><text:span text:style-name="T350">W</text:span><text:s/>roku 19<text:span text:style-name="T351">8</text:span>9 zostały odrzucone dwie kolejne wersje tego programu. Oznacza to, że w pewnym sensie, straciliśmy trzy lata, nie licząc poważnych kwot idących w setki miliony złotych poniesionych na finansowanie tego programu<text:span text:style-name="T352">.</text:span></text:p>
      <text:p text:style-name="P353">Wobec tego musimy, jeżeli mamy tak wielkie trudnoś<text:span text:style-name="T354">c</text:span>i<text:s/><text:span text:style-name="T355">z</text:span><text:s/>wyartykułowaniem programu, to co dopiero<text:s/><text:soft-page-break/>mówić o realizacji tego programu. Można więc powiedzieć, że oznacza to głęboki kryzys koncepcyjno-organizacyjny, jaki w tej obwili rysuje się w Ministerstwie Ochrony Środowiska i Zasobów Naturalnych<text:span text:style-name="T356">.</text:span></text:p>
      <text:p text:style-name="P357">Proponujemy więc nowe spojrzenie na zagadnienie ochrony środowiska<text:span text:style-name="T358">.</text:span><text:s/>Proponujemy opracowanie nowej koncepcji, nowej strategii, jaka powinna skutecznie działać w naszym kraju<text:span text:style-name="T359">.</text:span><text:s/>Myślę, że jest to p<text:span text:style-name="T360">ie</text:span>rwszoplanowe zadanie, które stoi przed naszym zespołem<text:span text:style-name="T361">.</text:span><text:s/>Że jest to możliwe, można tutaj przywołać takie elementy, że Polska posiada poważne atuty do rozwiązania tego zagadnienia<text:span text:style-name="T362">.</text:span><text:s/>Mamy wielkie bogactwa przyrodnicze kraju o wyjątkowej skali wartości w układzie europejskim<text:span text:style-name="T363">.</text:span><text:s/>Mamy bardzo różnorodną tkankę przyrodniczą głównie związaną z rodzinną gospodarką wiejską, która sprzyja zagadnieniom i może sprzyjać ochronie środowiska<text:span text:style-name="T364">.<text:s/></text:span>Mamy bardzo liczną kadrę fachową i mamy wielkie zaangażowanie społeczne w różnych organiza<text:span text:style-name="T365">cj</text:span>ach proekologicznych, które stanowią ogromny kapitał, którego dotychczas nie bardzo umieliśmy wykorzystać<text:span text:style-name="T366">.</text:span></text:p>
      <text:p text:style-name="P367">Sądzimy, że Polska może i powinna stać się wiodącym krajem w Europie Wschodniej w ochronie środowiska<text:span text:style-name="T368">.<text:s/></text:span>Mało tego, to mo<text:span text:style-name="T369">ż</text:span>e się stać naszą specjaliza<text:span text:style-name="T370">cj</text:span>ą narodową, a jednocześnie ważną gałęzią naszej gospodarki<text:span text:style-name="T371">.</text:span><text:s/><text:span text:style-name="T372">O</text:span><text:span text:style-name="T373">c</text:span>hrona środowiska w wielu krajach stanowi element postępu i rozwoju gosp<text:span text:style-name="T374">od</text:span>arczego<text:span text:style-name="T375">.</text:span><text:s/>Chcielibyśmy, żeby tak stało się w naszym kraju<text:span text:style-name="T376">.</text:span><text:span text:style-name="T377"><text:s/></text:span>Żeby odejść od straszenia społeczeństwa, że ma ono dopłacać do ochrony środowiska. I nawet mu się to mówiło do niedawna, ile bilionów ma dopłacić do ochrony środowiska. Odwrotnie, możemy zaproponować koncepcję ekopolityki i ekorozwoju, gdzie przy prawidłowym wykorzystaniu naszych zasobów przyrodniczych może funkcjonować prawidłowo gospodarka, stwarzając dogodne warunki dla życia człowieka.</text:p>
      <text:p text:style-name="P378">Na temat ekorozwoju ukazało się już wiele publikacji w Polsce i wiemy na czym on powinien polegać. Zatem niezbędne jest stworzenie ogólnego systemu ochrony środowiska i systemu opartego na ogólnej koncepcji strategii ochrony środowiska<text:span text:style-name="T379">.</text:span><text:s/>Strategii, której nie mamy, bo dotychczas nie pracowaliśmy nad sformułowaniem założeń strategicznych.<text:s/><text:span text:style-name="T380">I</text:span><text:s/>myślę, że to powinny być główne elementy zainteresowania naszego zespołu.</text:p>
      <text:p text:style-name="P381">Przedkładamy Państwu<text:s/><text:span text:style-name="T382">p</text:span>rogram 1<text:span text:style-name="T383">7</text:span>-punktow<text:span text:style-name="T384">y,</text:span><text:s/>jako wyjście do negocjacji. Zanim przejdę do bliższego precyzowania naszego programu, chcę powiedzieć jakie są cechy tego programu. Mianowicie byłoby to zagadnienie utworzenia państwowego systemu ochrony środowiska, dalej utworzenie społecznego systemu współdział<text:span text:style-name="T385">aj</text:span>ącego i kontrolującego; dalej określenie roli i zadań służb ochrony środowiska, które zostały zdegradowane i niewłaściwie ustawione w obecnym układzie, gdzie służbom każe się zarabiać na własne utrzymanie i utraciły one charakter państwowych służb dbających o środowisko życia człowieka. Byłoby to zagadnienie dalej monitorowanie i dostępności powszechnej społeczeństwa do informacji o danych, o stanie środowiska. Wreszcie uruchomienie mechanizmów proekologicznych, które w większości nie działają w tej chwili.</text:p>
      <text:p text:style-name="P386">Jako motor przyszłych działań zagadnienie ekokonwersji polskiego zadłużenia, które może stać się wielką siłą napędową działań, które do niedawna wydawało się, że przerastają nasze potrzeby i nasze możliwości.</text:p>
      <text:p text:style-name="P387">Proponujemy, żeby te rozwiązania systemowe były rozwiązane w najbliższej przyszłości. Są to działania bezinwestycyjne, które można w wielu wypadkach podjąć od zaraz. Uważamy, że większość zagadnień, które będziemy państwu prezentować, powinna być rozwiązana na przestrzeni tego i<text:s/><text:soft-page-break/>przyszłego roku. Tak, żeby od przyszłej 5-latki wejść już z zupełnie nowym układzie społeczno-gospodarczym.</text:p>
      <text:p text:style-name="P388">Nie chcemy poruszać spraw szczegółowych, gdyż jest ich<text:s/>wiele<text:s/><text:span text:style-name="T389">w</text:span><text:s/>Polsce i sądzimy, że rozmyłyby one spójność naszych rozważań. Niemniej dwa zagadnienia chcemy tutaj postawić, gdyż mają one wielki oddźwięk społeczny.<text:s/>Jest to zagadnienie celowości zakresu i kierunku rozwoju energetyki jądrowej, i przyjęcie ogólnej wytycznej co do tego czy Polska stanie się śmietnikiem Europy i czy zdecydujemy się na przyjmowanie odpadów toksycznych i innego typu zanieczyszczeń i śmieci, czy prz<text:span text:style-name="T390">yj</text:span>miemy zadanie o co się tutaj dopominamy, żeby Polska kategorycznie odmówiła jakichkolwiek rokowań na temat przyjmowania odpadów pochodzących z krajów trzecich.</text:p>
      <text:p text:style-name="P391"><text:span text:style-name="T392">W</text:span><text:s/>tej chwili w odbijaniu są materiały, które chcemy dzisiaj państwu udostępnić. Jest to nasz 17-punktowy program. Ja postaram się bardzo krótko możliwie przejść te z<text:span text:style-name="T393">aga</text:span>d<text:span text:style-name="T394">nie</text:span>ni<text:span text:style-name="T395">a</text:span>, one są tutaj dość szczegółowo zapisane z propozycją terminów ich realizacji.</text:p>
      <text:p text:style-name="P396">Sądzimy, że szczegółowa redakcja tych zagadnień byłaby pewnie przedmiotem obrad przyszłego tygodnia, dzisiaj chcielibyśmy tylko zarysować ogólne pole, które proponujemy do negocjacji.</text:p>
      <text:p text:style-name="P397">Teza pierwsza, z którą występujemy dotyczy przyjęcia zasad ekopolityki i ekorozwoju jako wiodącej koncepcji dla dalszego rozwoju społeczno-gospodarczego kraju. Oznacza to potrzebę restrukturyza<text:span text:style-name="T398">cj</text:span>i gospodarki oraz opracowanie reg<text:span text:style-name="T399">io</text:span>n<text:span text:style-name="T400">a</text:span>lnych koncepcji ekorozwoju w oparciu o metodę scenariuszową.</text:p>
      <text:p text:style-name="P401">Sądzimy, że przyjęcie tego i wprowadzenie w życie powinno nastąpić do czerwca przyszłego roku.</text:p>
      <text:p text:style-name="P402">Teza druga dotyczy w Polsce utworzenia systemu ochrony środowiska, obejmującego całą sferę działań strategicznych<text:s/>i operacyjnych. Planowanie, polityka ekologiczna, monitoring i ich kontrola. Dotyczyłoby to stworzenie pewnej struktury od stanowiska inspektora ochrony środowiska w każdej gminie, poprzez odpowiednie służby w województwie, aż po ministerstwo. Poprzez powołanie w Generalnej Prokuraturze<text:s/>Wydziału<text:s/>Ochrony<text:s/>Środowiska. Poprzez wzmocnienie istniejących służb ochrony środowiska, upodmiotowienie społeczeństwa w zakresie ochrony środowiska. Zmiany charakteru Ministerstwa Ochrony Środowiska i Zasobów Naturalnych. Utworzenie Klubu Poselskiego w Sejmie. Utworzenia w każdym województwie biur inwentaryzac<text:span text:style-name="T403">yj</text:span>no-pr<text:span text:style-name="T404">oj</text:span>ek<text:span text:style-name="T405">to</text:span>w<text:span text:style-name="T406">yc</text:span>h związanych ze stanowiskiem wojewódzkiego konserwatora przyrody. Stworzenie systemu dla pobudzenia przedsiębiorczości państwowej i spółdzielcz<text:span text:style-name="T407">ej,</text:span><text:s/>prywatnej w ochronie środowiska. I sądzimy, że taki system powinien być wprowadzony do września 1990 roku.</text:p>
      <text:p text:style-name="P408">Trzeci problem dotyczy modyfikacji zakresu działania Ministerstwa Ochrony Środowiska i Zasobów Naturalnych. Postulujemy, aby<text:s/>ministerstwo obejmowało cały zakres ochrony środowiska, łącznie z parkami narodowymi i ochroną Bałtyku.</text:p>
      <text:p text:style-name="P409">Uważamy natomiast, że z ministerstwa winny odejść zagadnienia inwestyc<text:span text:style-name="T410">yj</text:span>ne w zakresie gospodarki wodn<text:span text:style-name="T411">ej</text:span>, na przykład budowa zbiorników wodnych.</text:p>
      <text:p text:style-name="P412">Główna rola ministerstwa polegać powinna na regulacji sposobu korzystania ze środowiska, inspirowania działań proekologicznych, nadzorowania służb ochrony środowiska, prowadzenia współpracy międzynarodow<text:span text:style-name="T413">ej.</text:span></text:p>
      <text:p text:style-name="P414">Mówiąc o tym zagadnieniu do dalszych rozmów zarysowujemy dwa dalsze warianty, to znaczy przyłączenie całej sfery le<text:span text:style-name="T415">ś</text:span>nictwa, kt<text:span text:style-name="T416">ó</text:span>ra wymaga głębokiej reformy, gdyż to co si<text:span text:style-name="T417">ę</text:span><text:s/>dzieje w lasach w<text:s/><text:soft-page-break/>Ministerstwie Leśnictwa, Rolnictwa i Gospodarki Żywnościowej nie może być dalej utrzymane.</text:p>
      <text:p text:style-name="P418">I wreszcie zagadnienie przyłączenia całej problematyki gospodarki przestrzenn<text:span text:style-name="T419">ej.</text:span></text:p>
      <text:p text:style-name="P420">Trzecie zagadnienie, przepraszam, czwarte zagadnienie dotyczy kodyfikacji prawa ochrony środowiska. Od kilkunastu lat prowadzimy rokowania jak znowelizować ustawę o ochronie przyrody. Musi się skończyć czas kilkunastoletnich dyskusji.</text:p>
      <text:p text:style-name="P421">Proponujemy, ażeby do września przyszłego roku nastąpiła kodyfikacja prawa ochrony środowiska. Żeby ta ustawa uregulowała głównie dwa aspekty: stosunki między człowiekiem a przyrodą i stosunek między społeczeństwem a środowiskiem przyrodniczym. Żeby zarysowała główne problemy związane z zachowaniem środowiskowo twórczej funkcji przyrody, ochrony i gospodarowania zasobami i walorami środowiska przyrodniczego, zachowanie i kształtowanie przyrodniczych elementów warunku życia, ze szczególnym uwzględnieniem warunków zdrowotnych.</text:p>
      <text:p text:style-name="P422">Istnieje zespół, który się może podjąć kodyfikacji i sądzimy, że jest to realne i możliwe, żeby w przyszłym roku mieliśmy jeden spójny zwięzły układ regulujący prawo w ochronie środowiska.</text:p>
      <text:p text:style-name="P423">Zagadnienie piąte dotyczy znowelizowania mechanizmów ekonomicznych, które jak wiemy, w tej chwili nie działają skutecznie, a którym przede wszystkim chcielibyśmy nadać rolę pozytywną, to znaczy w formie ulg, dotacji, podmiotowego sposobu funk<text:span text:style-name="T424">cjo</text:span>nowania funduszu ochrony środowiska czy jak to tutaj<text:s/><text:span text:style-name="T425">w</text:span><text:s/>dodatkowych materiałach, które państwu przekażemy, jest idea banku ekologicznego.</text:p>
      <text:p text:style-name="P426">Również w tym zagadnieniu musi być uwzględniana rola<text:s/><text:span text:style-name="T427">i</text:span><text:s/>znaczenie opłat i kar, a mechanizm ten powinien działać na zasadzie indeksacji.</text:p>
      <text:p text:style-name="P428">Ze względu na to, że prace są bardzo daleko przygotowane proponujemy zakończenie i przyjęcie tych ustaleń do grudnia tego roku.</text:p>
      <text:p text:style-name="P429">Zagadnienie szóste dotyczy określenia roli zadań i form organizacyjnych dla państwowych służb ochrony środowiska. Te służby w większości nie są finansowane z budżetu państwa<text:span text:style-name="T430">,</text:span><text:s/>przyjęliśmy zasadę, że służby mają zarabiać na siebie. Doprowadziło to do takich paradoksów, że wojewódzkie ośrodki badań i kontroli środowiska, żeby zarobić na swoje utrzymanie, przyjmują zlecenia z wielkich zakładów przemysłowych, które mają nadzorować i kontrolować.</text:p>
      <text:p text:style-name="P431">Jeżeli w ten sposób będziemy podchodzili do służb ochrony środowiska, to jest sprawą oczywistą, że nie będą one skutecznie i prawidłowo działać. Dlatego domagamy się, żeby służby te, przynajmniej częściowo, były finansowane z budżetu państwa. Dotyczyłoby to w pierwszym rzędzie wzmocnienia autorytetu działalności Państwowej Inspekcji Ochrony Środowiska przez rozszerzenie kompetencji, zasadnicze wzmocnienie egzekucji, objęcie opieką i kontrolą wszelkiej aparatury służącej dla ochrony środowiska. Wprowadzenie systemów atestacji w zakresie ochrony środowiska.</text:p>
      <text:p text:style-name="P432">Takie usytuowanie PIOŚ-u wymaga zwiększenia potencjału kadrowego, powołania centrum badawczego i włączenia do struktury PIOŚ<text:s/>- wojewódzkich kontroli badań i kontroli środowisk<text:span text:style-name="T433">a</text:span>.</text:p>
      <text:p text:style-name="P434">Dalej - należałoby inaczej spojrzeć na Państwową Służbę Geologiczną. Określenie jej roli i zadań łącznie z powołaniem Państwowej Rady Geologiczn<text:span text:style-name="T435">ej.</text:span><text:span text:style-name="T436"><text:s/></text:span>Ten postulat odnosi się również do sposobu<text:s/><text:span text:style-name="T437">fu</text:span>nk<text:span text:style-name="T438">cjo</text:span>nowania służby meteorologicznej i hydrologicznej<text:span text:style-name="T439">.</text:span></text:p>
      <text:p text:style-name="P440">Dalej - dotyczy to powołania służby ratownictwa kataklizmowego, która domaga się od ośmiu lat zarejestrowania, ale którą potraf<text:span text:style-name="T441">i</text:span>m<text:span text:style-name="T442">y</text:span><text:s/><text:span text:style-name="T443">d</text:span>ostrzec wtedy, kiedy trzeba było ra<text:span text:style-name="T444">to</text:span>wać Armenię. I służba ta w<text:s/><text:soft-page-break/>imieniu Polski została wysłana<text:span text:style-name="T445">.</text:span><text:s/>Niemniej w Polsce nie może formalnie do tej pory funkc<text:span text:style-name="T446">jo</text:span>nować<text:span text:style-name="T447">.</text:span><text:s/>Dotyczyłoby to rozwiązania całego przygotowania do likwidacji nadzwycz<text:span text:style-name="T448">aj</text:span>nych zagrożeń środowiska, które nam grożą i które się będą powiększać w miarę rozwoju gospodarczego Polski.</text:p>
      <text:p text:style-name="P449">I wreszcie rozszerzenie zakresu działań Straży Ochrony Przyrody. Sądzimy, że są to sprawy tak bardzo daleko przygotowane i tak dobrze znane w naszym środowisku, że powinny być one uregulowane do grudnia tego roku<text:span text:style-name="T450">.</text:span></text:p>
      <text:p text:style-name="P451">Punkt 7-my dotyczy określenia roli i zadań organizacji, monitorowania zmian zachodzących w środowisku, łącznie z całym systemem gromadzenia, przetwarzania i publikowania danych w ten sposób żeby były one powszechnie społecznie dostępne.</text:p>
      <text:p text:style-name="P452">Przyjęcie organizacyjnej i ideowej formuły proponujemy na czerwiec 1989 r.</text:p>
      <text:p text:style-name="P453">Zagadnienie 8 - dotyczy wprowadzenia obowiązku wykonywania powszechnej inwentaryzac<text:span text:style-name="T454">ji</text:span><text:s/>zasobów i walorów środowiska<text:span text:style-name="T455">,</text:span><text:s/>które powinni wykonywać wojewódzcy konserw<text:span text:style-name="T456">at</text:span>o<text:span text:style-name="T457">r</text:span><text:span text:style-name="T458">zy</text:span><text:s/>przyrody. Te prace były robione w Polsce przedwo<text:span text:style-name="T459">je</text:span>nn<text:span text:style-name="T460">ej</text:span><text:s/>i przerwaliśm<text:span text:style-name="T461">y</text:span><text:s/><text:span text:style-name="T462">j</text:span>e i od czterdziestu lat ich nie realizujem<text:span text:style-name="T463">y</text:span>.</text:p>
      <text:p text:style-name="P464">Proponujemy wydanie takiego rozporządzenia, które jest przygotowane i znajduje się w ministerstwie we wrześniu tego roku.</text:p>
      <text:p text:style-name="P465">Punkt 9 - dotyczy wprowadzenia obowiązku prawnego wykonywania ocen wpływu inwestycji na środowisk tzw.<text:s/><text:span text:style-name="T466">O</text:span>WS. Obowiązek ten powinien dotyczyć zakładów projektowych będących w budowie wszystkich uciążliwych dla środowiska, objętych statystyką GUS-u. Zarządzenie jest gotowe, opracowane przez dr Jagusiewicza. Proponujemy, żeby do czerwca<text:s/><text:span text:style-name="T467">1989</text:span><text:s/>r<text:span text:style-name="T468">.</text:span><text:s/>było podpisane.</text:p>
      <text:p text:style-name="P469">Punkt 10 - dotyczy potrzeby powiększenia liczby parków narodowych i powierzchni istniejącej do średniej europejskiej tzn. do 1 proc. powierzchni kraju. Proponujemy, ażeby uporządkować system parków kr<text:span text:style-name="T470">ajo</text:span>br<text:span text:style-name="T471">azowyc</text:span>h od strony organizac<text:span text:style-name="T472">yj</text:span>ne<text:span text:style-name="T473">j</text:span>, prawn<text:span text:style-name="T474">ej</text:span><text:s/>tak, żeby ten system mógł prawidłowo działać.</text:p>
      <text:p text:style-name="P475">W szczegółach proponujemy nadanie funkcji parkom o znaczeniu ogólnokra<text:span text:style-name="T476">jo</text:span>wym i regionalnym. Tak, żeby najcenniejsze walory przyrodnicze były w gestii państwa. Jest to zagadnienie wiążące się ze stolikiem samorządu terytorialnego. Musimy znaleźć formułę, że jeżeli będziemy mieli spory jak na hotelu na Śniardwach, to nie we wszystkich wypadkach samorząd terytorialny gminy będzie miał prawo i mógł decydować o najważni<text:span text:style-name="T477">ejs</text:span>zych walorach i zasobach środowiska przyrodniczego Polski.</text:p>
      <text:p text:style-name="P478">Zagadnienie 11 - dotyczy potrzeby wydania aktu przewidującego go<text:span text:style-name="T479">sp</text:span>odarowanie wodą w układach zlewniowo-wodno-go<text:span text:style-name="T480">sp</text:span>odarczych, w układach zlewniowych, czyli stworzenia takiego systemu, który by był dostosowany do układów przyrodniczych, a nie administrac<text:span text:style-name="T481">yj</text:span>nych, jak to ma miejsce obecnie. Dotyczy to zarówno gospodarki wodami powierzchniowymi jak i podziemnymi, których ochrona nie jest w tej chwili dostatecznie realizowana.</text:p>
      <text:p text:style-name="P482">Termin<text:s/><text:span text:style-name="T483">-</text:span><text:s/>koniec roku 1989<text:span text:style-name="T484">.</text:span></text:p>
      <text:p text:style-name="P485">Punkt 12 - dotyczy zasady uspołecznienia ochrony środowiska, poprzez włączenie organizacji proekologicznych do czynnego współzarządzani<text:span text:style-name="T486">a</text:span>, współudziału w ochronie środowiska.<text:s/><text:span text:style-name="T487">W</text:span><text:s/>szczegółach dotyczyłoby to zagadnień powołania społecznych opiekunów ochrony środowiska, wprowadzenie do zespołów przedstawicielskich i opiniotwórczych reprezentantów ruchów proekologicznych i udostępniania informacji o stanie środowiska przez administrację państwową zainteresowanym organizacjom i obywatelom.</text:p>
      <text:soft-page-break/>
      <text:p text:style-name="P488">Punkt 13 - dotyczy przedstawienia koncepcji powszechnej edukacji formalnej, jak i nieformalnej z zakresu ochrony środowiska. Z wielką troską patrzymy na to, że maleje ilość godzin kształcenia młodego pokolenia w zakresie ochrony środowiska, że wypuszczamy zasadniczą część młodzieży ze szkół zasadniczych i techników w ogóle nie przygotowanych do rozwiązywania problemów środowiskowych.</text:p>
      <text:p text:style-name="P489">Stąd też zgłaszamy ten postulat, ażeby taka koncepcja programowa została przygotowana, żeby poszczególne ugrupowania proekologiczne miały większą swobodę w działalności edukacyjnej, w dostępie do środków masowego przekazu do oddziaływania na środowisko. Proponujemy termin - grudzień tego roku.</text:p>
      <text:p text:style-name="P490">Punkt 14 - dotyczy utworzenia centrum badań środowiskowych<text:span text:style-name="T491"><text:s/></text:span>Polskiej Akademii Nauk dla inspirowania i koordynowania interd<text:span text:style-name="T492">ys</text:span>cyplinarnych badań środowiskowych, zarówno podstawowych jak i stosowanych. Gromadzenie wyników i przygotowywanie szczególnie planów dotyczących przyszłej pięciolatki. Złe doświadczenia w organizacji planów centralnych tej pięciolatki i poprzedniej skłaniają nas do propozycji inne<text:span text:style-name="T493">g</text:span>o ustawienia koordynacji badań naukowych w zakresie ochrony środowiska<text:span text:style-name="T494">.</text:span></text:p>
      <text:p text:style-name="P495">Punkt 15 - dotyczy opracowania wielowariantow<text:span text:style-name="T496">ej<text:s/></text:span>koncepcji polskiego, przepraszam, ekokonwersji polskiego zadłużenia<text:span text:style-name="T497">.</text:span><text:s/>Te koncepcje powinny być rozpatrzone przez Państwową Radę Ochrony Środowiska zar<text:span text:style-name="T498">ó</text:span>wno w układzie wielkich zagadnień i małych<text:span text:style-name="T499">.</text:span><text:s/>Mamy przekonanie, że otwiera się w tej chwili ogromna możliwość uzyskiwania technologii środków odpisu zadłużenia w tym zakresie.</text:p>
      <text:p text:style-name="P500">Powinniśmy być przygotowani na różne elastyczne rozwiązania, które ułatwiają nam, szczególnie istniejące i powoływane fundacje<text:span text:style-name="T501">.</text:span><text:s/>Jest to zagadnienie bardzo pilne i proponujemy, żeby pierwszy pakiet był przygotowany na grudzień 1989 r.</text:p>
      <text:p text:style-name="P502">Punkt 16 - mówi, że zgodnie z zasadami ekorozwoju i koniecznością restrukturyzacji gospodarki, konieczne jest przedstawienie koncepcji rozwoju energetyki, a szczególnie zakresu trybu i tempa budowy elektrowni jądrowej<text:span text:style-name="T503">.</text:span><text:s/>Poinformowanie społeczeństwa w otwartej, szerokiej dyskusj<text:span text:style-name="T504">i</text:span><text:s/>nad problemami, które dotyczą tego zagadnienia i nie wykluczamy, że będzie potrzeba dojścia do referendum w tej sprawie.</text:p>
      <text:p text:style-name="P505">Zrobiliśmy bardzo wiele w Polsce żeby wywołać mnóstwo konfliktów niepotrzebnych pomiędzy ideą rozwoju energetyki jądrowej w społeczeństwie. Te konflikty muszą być w sposób stopniowy wygaszane, ale na to potrzebne jest inne podejście do tych zagadnień, a przede wszystkim szeroki pakiet informacji, która może być społeczeństwu przekazany w tym zakresie.</text:p>
      <text:p text:style-name="P506">I wreszcie ostatnia sprawa, o której mówiłem - przyjęcie zasady, że Polska nie będzie przyjmować do składowania i utylizacji na swoim terytorium toksycznych odpadów i śmieci pochodzących z innych krajów<text:span text:style-name="T507">.</text:span></text:p>
      <text:p text:style-name="P508">Wobe<text:span text:style-name="T509">c</text:span><text:s/>tego, że ciągle słyszymy, że poszczególne województwa na własną rękę podejmują takie rozmowy, głos naszego stolika może doprowadzić do przecięcia tej sprawy<text:span text:style-name="T510">.</text:span></text:p>
      <text:p text:style-name="P511">To byłaby lista problemów, które chcemy państwu przedłożyć tak jak wspomniał pro<text:span text:style-name="T512">f.</text:span><text:s/>Kołodzie<text:span text:style-name="T513">js</text:span>ki, proponujemy, ażeby może dzisiaj przeprowadzić generalną debatę nad polem naszych obrad, nad tym do czego chcielibyśmy dojść. Natomiast sama konkr<text:span text:style-name="T514">etyz</text:span>a<text:span text:style-name="T515">cja</text:span>,<text:s/><text:span text:style-name="T516">r</text:span>edak<text:span text:style-name="T517">cja</text:span><text:s/>poszczególnych punktów programu i dyskusji nad terminami - proponujemy przełożyć na kolejne posiedzenia w przyszłym tygodniu<text:span text:style-name="T518">.</text:span></text:p>
      <text:p text:style-name="P519">Dziękuję bardzo.</text:p>
      <text:p text:style-name="P520"><text:span text:style-name="T521">Przewodnicz</text:span><text:span text:style-name="T522">ą</text:span><text:span text:style-name="T523">cy</text:span>:</text:p>
      <text:p text:style-name="P524"><text:span text:style-name="T525">A</text:span><text:s/>więc proszę państwa mamy sytuację w której został przedstawiony pierwszy pakiet problemów<text:s/><text:soft-page-break/>ochrony środowiska. Prof. Kozłowski tak jak to wynika z treści tego pakietu oparł się na dotychczasowych wynikach badań naukowych prowadzonych o<text:span text:style-name="T526">b</text:span>ecnie, a także na po<text:span text:style-name="T527">ds</text:span>tawie ekspertyzy polskiej Akademii Nauk, w której wszyscy praktycznie tutaj ze strony środowiska na<text:span text:style-name="T528">u</text:span>kowego uczestniczyliśmy. Mam wrażenie, że to znakomicie ułatwia sytuację, bo jesteśmy jak gdyby współautorami tych propozycji, wyrażonych - i poprzez to współautorstwo identy<text:span text:style-name="T529">fi</text:span>k<text:span text:style-name="T530">uj</text:span>emy się z wieloma z tych problemów.</text:p>
      <text:p text:style-name="P531">M<text:span text:style-name="T532">yś</text:span>lę,<text:s/><text:span text:style-name="T533">ż</text:span>e to nam ułatwia znakomicie dyskusję, jeśli prz<text:span text:style-name="T534">yj</text:span>miecie państwo postulat wyrażony już przez nas obojga, to proponuję, żeby dzisiaj prowadzić dy<text:span text:style-name="T535">s</text:span>ku<text:span text:style-name="T536">sj</text:span>ę nad identyfika<text:span text:style-name="T537">cj</text:span>ą problemów i ich tylko zarysem.</text:p>
      <text:p text:style-name="P538">Otwieram dyskusję nad tymi problemami.</text:p>
      <text:p text:style-name="P539">Pro<text:span text:style-name="T540">s</text:span>z<text:span text:style-name="T541">ę</text:span><text:s/>bardzo. Mam prośbę, żeby państwo przy wypowiedziach podawali swoje nazwisko do stenogramu.</text:p>
      <text:p text:style-name="P542"><text:span text:style-name="T543">Ob. A</text:span><text:span text:style-name="T544">ndrzej Hr</text:span><text:span text:style-name="T545">y</text:span><text:span text:style-name="T546">nkiewicz</text:span><text:span text:style-name="T547">:</text:span></text:p>
      <text:p text:style-name="P548">Proszę Państwa! Niezbywalnym prawem człowieka jest dążenie do tego, żeb<text:span text:style-name="T549">y<text:s/></text:span>żyć w warunkach niezagrożenia życia i zdrowia<text:span text:style-name="T550">.</text:span><text:s/>I społeczeństwo powinno domagać się, to jest jego prawo i obowiązek domagania się, żeby państwo mu takie warunki życia zapewniło. W tej chwili w Polsce sytuacja środowiska naturalnego jest tragiczna. Jak tu już było powiedziane olbrzymi obszar Polski, o ile wiem kilkana<text:span text:style-name="T551">ś</text:span>cie procent Polski, jest obszarem klęski ekologicznej, a ponieważ jest to obszar najgęściej zaludniony - około 1/3, jeżeli nie więcej Polaków, żyje w warunkach zagrożenia zdrowia i życia.</text:p>
      <text:p text:style-name="P552">Ta sytuacja musi być zmieniona. Ale należy sięgnąć do przyczyn. Oczywiście przyczyną zanieczyszczenia środowiska najbardziej istotną jest energetyka. Jednym z największych błędów Polski Ludowej na przestrzeni 40 kilka lat b<text:span text:style-name="T553">y</text:span>ło oparcie energ<text:span text:style-name="T554">et</text:span>yki, gospodarki energetycznej na spalaniu węgla. To doprowadziło do tego, że emisja dwutlenku siarki, emisja tlenków azo<text:span text:style-name="T555">t</text:span>u i pyłów jest tak wielka, że patrząc na mapę Europy są trzy obszary w Europie, które są n<text:span text:style-name="T556">aj</text:span>bardziej zagroż<text:span text:style-name="T557">o</text:span>ne ekologicznie przez związki siarki, to jest obszar północnych Czech, to jest obszar zagłębia Donieckiego w Związku Radzieckim i to jest obszar Górnego Śląska i Krakowa. Proszę Państwa! Każdemu, komu leży na sercu ochrona życia i zdrowia Polaków, ochrona naszych pomników kultury, każdemu musi przyświe<text:span text:style-name="T558">c</text:span>ać idea ograniczenia tego błędu, który został w Polsce popełniony, tego błędu, który polega na oparciu energetyki jądrowej na węglu<text:span text:style-name="T559">.</text:span><text:s/>Węgiel oczywiście jest naszym olbrzymim bogactwem<text:s/>naturalnym, my jesteśmy czwartym krajem<text:s/><text:span text:style-name="T560">n</text:span>a świecie pod względem eksploatacji złóż węgla, największym jesteśmy wydobywcą węgla, czwartym największym wydobywcą węgla, ale ten węgiel stał się przekleństwem naszej energetyki i naszego środowiska<text:span text:style-name="T561">.</text:span><text:s/>My - to jest unikalna sytuacja w skali świa<text:span text:style-name="T562">t</text:span>a, że 80<text:span text:style-name="T563">%</text:span><text:s/>nośników energii pierwotnej to jest węgiel kamienny i węgiel brunatny. Mało tego, jeżeli myślimy o energii końcowej, a więc o energii, która powinna być przetworzona 50% energii końcowej też pochodzi ze spalania węgla.</text:p>
      <text:p text:style-name="P564">W tej sytuacji ograniczenie spalania w<text:span text:style-name="T565">ę</text:span>gla powinno być podstawowym żądaniem musimy zastępować węgiel innymi źródłami energii, a więc musimy zwiększy<text:span text:style-name="T566">ć<text:s/></text:span>import olejów napędowych i ropy, musimy zwiększyć import gazu ziemnego. Ale jestem głęboko przekonany, że rozwój energetyki elektrycznej przetwarzanie nośników energii pierwotnej w energ<text:span text:style-name="T567">i</text:span>ę elektryczną powinno być w Polsce oparte na energetyce jądrowej. Ja sobie zd<text:span text:style-name="T568">aj</text:span>ę doskonale sprawę<text:s/><text:span text:style-name="T569">i</text:span><text:s/>z olbrzymich problemów, które są związane z akceptacją przez społeczeństwo energetyki jądrowej. Ja jako fizyk nie energetyk, ale jako fizyk, który zna podstawy energetyki, procesy związane z przemianami energetycznymi, a równocześnie jako pracownik<text:s/><text:soft-page-break/>naukowy to jest człowiek, który umie korzystać w sposób krytyczny z literatury naukowej, wyrażam moje głębokie przekonanie, że energetyka jądrowa jest bez porównania mniej uciążliwa dla środowiska naturalnego, mniej zagraża zdrowiu i życiu ludzkiemu, niż energetyka węglowa, a nawet jeżeli porównamy te zagrożenia i tę uciążliwość<text:s/>dla środowiska energetyki jądrowej,<text:s/><text:span text:style-name="T570">z</text:span><text:s/>tymi źródłam<text:span text:style-name="T571">i<text:s/></text:span>energii tak zwanymi alternatywnymi jak hydroenergetyka czy energia słoneczna, to także wydaje mi si<text:span text:style-name="T572">ę</text:span><text:s/>i mam na to argumenty, że energetyka jądrowa jest mniej szkodliwa i mniej uciążliwa. Proszę państwa, to że myśmy energetykę w Polsce oparli o spalanie węgla prowadzi do tego, że nasza gospodarka jest niezwykle energochłonna. Energochłonność naszej gospodarki jest 2,4 - 3 razy większa niż energochłonność gospodarki w krajach rozwiniętych.</text:p>
      <text:p text:style-name="P573">To jest spowodowane przez to między innymi, że mamy przestarzałe technologie i że te 50<text:span text:style-name="T574">%</text:span><text:s/>energii końcowej zużywamy w postaci węgla, węgla kamiennego. A więc jakie są drogi wyjścia?</text:p>
      <text:p text:style-name="P575">Przecież nie możemy naszych przestarzałych technologii z dnia na dzień przestawić na ba<text:span text:style-name="T576">rd</text:span>ziej nowoczesne. Ja podam bardzo prosty przykład.<text:s/><text:span text:style-name="T577">W</text:span><text:s/>Polsce mamy 7 milionów palenisk indywidualnych, w których się spala węgiel. Z tego 7 milionów ma sprawność pon<text:span text:style-name="T578">i</text:span>żej 8%, a powinny mieć sprawność co n<text:span text:style-name="T579">aj</text:span>mniej 20 czy 25%.</text:p>
      <text:p text:style-name="P580">Na przykład - to jest jeden z przykładów, zamieńmy te wszystkie, te 6 milionów palenisk w tej chwili na paleniska bardziej sprawne., Myśmy budowali domy z wielkiej płyty, to był też wielki błąd, domy, które wymagają niezwykłych nakładów grzewczych, żeby utrzymać je w norm<text:span text:style-name="T581">a</text:span>lnej eksploatacji i to powoduje niezwykłe straty. My musimy zmienić strukturę naszej gospodarki i to strukturę naszej gospodarki zmieniając będziemy mogli stopniowo uniknąć marnotrawienia 2<text:span text:style-name="T582">/</text:span>3 naszych zasobów energii pierwotnej.<text:s/>To będzie się wyrażało sumą około 100 milionów ton węgla kamiennego rocznie<text:span text:style-name="T583">.</text:span><text:s/><text:span text:style-name="T584">O</text:span>tóż mo<text:span text:style-name="T585">j</text:span>a obawa polega na tym, żebyśmy przypadkiem nie zdecydowali, że te 100 milionów ton zaoszczędzonego, bo właściwie nie zmarnowanego węgla, my przeznaczymy na produkcję energii elektrycznej. Wtedy środowisko będzie cierpieć tak jak cierpi dotychczas. My musimy albo tego węgla w ogóle nie kopać, albo ten węgiel eksportować,<text:s/><text:span text:style-name="T586">j</text:span>eżeli to jest 100 milionów ton po 30 dolarów, to to jest 3 miliardy dolarów rocznie, albo musimy ten węgiel jako cenny surowiec chemiczny przerabiać w Polsce i jako przetworzony, węgiel eksportować za wyższe ceny.</text:p>
      <text:p text:style-name="P587">Za pieniądze uzyskane stąd my musimy z jednej strony zwiększyć import ropy i gazu, które są o wiele mniej szkodliwe dla środowiska, musimy odsiarczać spalony i usuwać tlenki azotu ze spalin, to są niezwykle kosztowne inwestycje, ale musimy to robić, a właśnie energia elektryczna, której w Polsce brakuje, bo my mówimy o tym marnotrawstwie energii, mówimy, że mamy 3 razy większe zużycie energii pierwotnej na jednostkę dochodu narodowego niż w innych krajach<text:span text:style-name="T588">,</text:span><text:s/>ale my jeste<text:span text:style-name="T589">ś</text:span>my pod względem zużycia energii elektrycznej na szarym końcu krajów Europy. Za nami już jest chyba tylko Portugalia, Jugosławia i Albania, Rumunia była, ale chyba nas już teraz prześ<text:span text:style-name="T590">ci</text:span>gnęła.</text:p>
      <text:p text:style-name="P591">Więc my w... to jest właśnie ten paradoks polskiej energetyki, że my marn<text:span text:style-name="T592">uje</text:span>my energię pierwotną w postaci węgla a mamy za mało energii elektrycznej, której ilość<text:s/>na jednego mieszkańca je<text:span text:style-name="T593">s</text:span>t miarą poziomu cywilizacyjnego kraju. Przecież to jest energia najbardziej efektywna, najłatwiejsza do przenoszenia, najbardziej sprawna w przetwarzaniu w energię użytkową w postaci energii mechaniczn<text:span text:style-name="T594">ej</text:span><text:s/>ciepła czy światła. Otóż my musimy budować elektrownie, to jest nieuniknione, tylko te elektrownie powinny być<text:s/><text:soft-page-break/>oparte na wykorzystaniu energetyki jądrowej.</text:p>
      <text:p text:style-name="P595">Mało tego, jeżeli pomyślimy o nowych pokoleni<text:span text:style-name="T596">ac</text:span>h reaktorów, które są inherentnie bezpiecznie, to znaczy z wbudowanym bezpieczeństwem, pasywnie bezpieczne<text:span text:style-name="T597">,</text:span><text:s/>to są reaktory, które będą w przyszłości stosowane w ciepłownic<text:span text:style-name="T598">t</text:span>wie. Są już. Kanada zawarła w tej chwili umowę z Węgrami na temat wspólnego wytwarzania tego typu reaktorów tzw.<text:s/>[nieczytelne]-kanady<text:span text:style-name="T599">js</text:span>kich, które służą do ogrzewania dzielnic, do ogrzewania poszczególnych budynków, do ogrzewania osiedli. To są reaktory tego następnego pokolenia, które są jak powtarzam inherentnie bezpieczne.</text:p>
      <text:p text:style-name="P600">Otóż w naszej sytuacji kiedy ciepłownictwo jest też naszym - naszą piętą Achillesową - proszę państwa ja jestem z Krakowa i ja widzę, co się w Krakowie dzieje.<text:s/><text:span text:style-name="T601">W</text:span><text:s/>Krakow<text:span text:style-name="T602">ie,</text:span><text:s/>w skutek te<text:span text:style-name="T603">g</text:span>o, że zarówno energia elektryczna jak i ciepło jest wytwarzane w niecce krakowskiej, gdzie są inwersje temperatury i gdzie bardzo często powstaje sytuacja strasznie trudna z<text:span text:style-name="T604">e</text:span><text:s/>względu na usuwanie przez wiatr spalin, my mamy w śródmieściu Krakowa<text:s/><text:span text:style-name="T605">11</text:span>0 mikrogramów dw<text:span text:style-name="T606">ut</text:span>lenku siarki w metrze sześciennym średnio, podczas gdy norma polska jest 64, a od 1990 r<text:span text:style-name="T607">.</text:span><text:s/>będzie 32 mik<text:span text:style-name="T608">rog</text:span>ramy, my ma<text:span text:style-name="T609">m</text:span>y<text:s/><text:span text:style-name="T610">14</text:span>0 mikrogramów średnio pyłów w metrze sześciennym, kiedy norma polska jest 22, zaś zasolenie Wisły z powodu odprowadzania słonych wód kopalnianych wynosi 2 gramy na litr,<text:s/><text:span text:style-name="T611">w</text:span><text:s/>porównaniu z Bałtykiem, gdzie średnio jest 7 gramów na litr.</text:p>
      <text:p text:style-name="P612"><text:span text:style-name="T613">I</text:span><text:s/>jeżeli my w Krakowie nie rozwiążemy sprawy ciepłownictwa, nie oprzemy sprawy ciepłownictwa na tych inherentnie bezpiecznych reaktorach jądrowych, które się pojawiają, to my będziemy w tej niecce krakowskiej spalali kilkanaście milionów ton węgla rocznie.<text:s/><text:span text:style-name="T614">I</text:span><text:s/>proszę państwa, my już nie będziemy jednym z trze<text:span text:style-name="T615">c</text:span>h najhardziej zatrutych obszarów na terenie Europy, ale pobij<text:span text:style-name="T616">e</text:span>my wszystkie rekordy, będziemy najbardziej zatrutym obszarem na terenie Europy.</text:p>
      <text:p text:style-name="P617">Ja sprawę tego ciepłownictwa jądrowego może przy jakiejś tutaj okazji mogę rozwiną<text:span text:style-name="T618">ć</text:span>, bo to jest bardzo ciekawy i ważny problem.</text:p>
      <text:p text:style-name="P619">Ja dziękuję bardzo. To wszystko, co chciałem na razie powiedzieć.</text:p>
      <text:p text:style-name="P620"><text:span text:style-name="T621">Przewodnicząc</text:span><text:span text:style-name="T622">y</text:span>:</text:p>
      <text:p text:style-name="P623">Pan się zgłaszał, bardzo proszę<text:span text:style-name="T624">.</text:span></text:p>
      <text:p text:style-name="P625"><text:span text:style-name="T626">Ob. Bogusław Gołąb - region Gdańsk</text:span><text:span text:style-name="T627">.</text:span></text:p>
      <text:p text:style-name="P628">Proszę Państwa, ja mam obowiązek zapoznać z materiałem uzupełniającym do referatu prof<text:span text:style-name="T629">.</text:span><text:s/>Kozłowskiego. Nie jest to może bezpośredni głos w dyskusji, natomiast jest to głos programowy. Podejmując rozmowy<text:s/><text:span text:style-name="T630">p</text:span>roblemowe z dziedziny ekologii wyrażamy zadowolenie z rozpoczęcia pierwszego w naszej rzeczywistości forum, na którym spotykają się przed<text:span text:style-name="T631">st</text:span>awiciele społeczeń<text:span text:style-name="T632">st</text:span>wa z przedstawicielami totalnego producenta, a więc<text:s/><text:span text:style-name="T633">od</text:span>pow<text:span text:style-name="T634">ie</text:span>dzial<text:span text:style-name="T635">ne</text:span>go za obecny stopień degradacji naturalnego<text:s/><text:span text:style-name="T636">ś</text:span>r<text:span text:style-name="T637">o</text:span>do<text:span text:style-name="T638">wi</text:span>ska<text:span text:style-name="T639">.</text:span></text:p>
      <text:p text:style-name="P640">Musimy podjąć się rozwiązania nabrzmiałe<text:span text:style-name="T641">go</text:span>, grożącego katastrofą problemu - skażona atmosfera, gleba i woda, skażona żywność, umierające lasy, morze w którym obowiązuje zakaz kąpieli, toksyczność materiałów, z których budujemy nasze domy mieszkalne, chemizacja rolnictwa, składowiska odpadów i śmieci, problem wody do picia<text:span text:style-name="T642">.</text:span><text:s/><text:span text:style-name="T643">A</text:span><text:s/>na domiar tego realne zagrożenie powodowane budową elektrowni atomowych w zdewastowanym i tak środowiskowo kraju. Środowisko naturalne, choć zdewastowane, będzie istniało bez udziału człowieka, natomiast człowiek nie ma żadnych szans istnieć bez tego środowiska. Technologia wytwarzania dóbr nie może i nie musi być techniką skazania środowiska naturalnego. Bomba atomowa nie jest bronią ostateczną, natomiast identyczną siłę rażenia ma bomba<text:s/><text:soft-page-break/>ekologiczna, której zapalnik już odmierza czas.</text:p>
      <text:p text:style-name="P644">Jak nigdy w przeszłości dokonano i wciąż dokonuje się straszliwego spustoszenia w najbliższym, bo własnym środowisku naturalnym<text:span text:style-name="T645">.</text:span><text:s/>Tak więc problemy ochrony środowiska nie rozwiążemy metodą uników ani półśrodków, tylko podjęcie zdecydowanych konkretnych działań zapobiegnie jemu dalszemu... jego dalszej dewastacji.</text:p>
      <text:p text:style-name="P646">Dalsze funk<text:span text:style-name="T647">cj</text:span>onowanie gospodarki bez odnowy zasobów i środowiska staje się już niemożliwe<text:span text:style-name="T648">.</text:span><text:s/>Czynnikami limitującymi ten rozwój, są zasoby wody, zasoby<text:s/><text:span text:style-name="T649">i</text:span><text:s/>g<text:span text:style-name="T650">os</text:span>p<text:span text:style-name="T651">od</text:span>arowanie energią, zdrowie człowieka oraz jego zdolności do pracy potrzebne do realizacji celów społeczno-g<text:span text:style-name="T652">os</text:span>podarczych. Stanowi to splot wymuszający powiązanie interesów gospodarczych i ekologicznych, niezależnie od stanu świadomości ekologiczn<text:span text:style-name="T653">ej.</text:span><text:s/>Należy sobie zdać sprawę z konieczności zerwania<text:s/><text:span text:style-name="T654">z</text:span><text:s/>obecnie praktykowaną zasadą nadrzędności<text:s/>- powtarzam, nadrzędności celów produkcyjnych nad celami ekologicznymi.</text:p>
      <text:p text:style-name="P655">Biorąc pod uwagę stan środowiska w Polsce, za konieczne uważamy, że 1 - rewizję narodowego planu społeczno- gospodarczego pod kątem jednoczesnej odbudowy gospodarki i ś<text:span text:style-name="T656">r</text:span>odowiska naturalnego, w tym rezygnację z obciążających środowisko kapitałochłonnych inwestycji<text:span text:style-name="T657">.</text:span><text:s/>M.in. elektrownie jądrowe. Ogólnie rzecz biorąc wiąże się to z koniecznością restrukturyza<text:span text:style-name="T658">cji</text:span><text:s/>przemysłu.</text:p>
      <text:p text:style-name="P659">Po drugie - rewizję, powtarzam, rewizję międzynarodowych umów gospodarczych, szczególnie w ramach tzw. integracji spe<text:span text:style-name="T660">cj</text:span>aliza<text:span text:style-name="T661">cj</text:span>i RWPG<text:span text:style-name="T662">.</text:span><text:s/>Mamy na myśli rezygnację z naszej głównej spe<text:span text:style-name="T663">cja</text:span>liza<text:span text:style-name="T664">cj</text:span>i, to jest przemysłu ciężkiego, głównie surowcowego i hutniczego ponad potrzeby kraju.</text:p>
      <text:p text:style-name="P665"><text:span text:style-name="T666">I</text:span><text:s/>po trzecie - odrzucenie ogólnie krytykowanego<text:s/>przez społeczeń<text:span text:style-name="T667">st</text:span>wo tzw. narodowego programu ochrony środowiska naturalnego w Polsce do roku 2010.<text:s/><text:span text:style-name="T668">N</text:span>owy progra<text:span text:style-name="T669">m<text:s/></text:span>powinien składać się z odrębnych programów regionalnych, określonych granicami ekosystemów. Winien też być opra<text:span text:style-name="T670">c</text:span>owany pod<text:s/><text:span text:style-name="T671">k</text:span>ontrolą społeczną.</text:p>
      <text:p text:style-name="P672">Do czasu opracowania programu i nowego ustawodaws<text:span text:style-name="T673">tw</text:span>a za niezbędne od zaraz uważamy: Pierwsze - natychmiastowe wstrzymanie budowy elektrowni jądrowej w Żarnowcu wobec podejrzeń obecności metanu w podłożu oraz zastosowania przestarzałych rozwiązań konstrukcyjnych, przestarzałych zarzuconyc<text:span text:style-name="T674">h.</text:span></text:p>
      <text:p text:style-name="P675">Po drugie - wprowadzenie zakazu prowadzenia doświadczeń w ramach eksperymentu dla zbadania opadu radioaktywnego w rejonie elektrowni jądrowych. Jest to już proponowane.</text:p>
      <text:p text:style-name="P676">Po trzecie - wprowadzenie zakazu sprowadzania odpadów i śmieci z zagranicy z jednoczesnym p<text:span text:style-name="T677">ot</text:span>ra<text:span text:style-name="T678">kt</text:span>owan<text:span text:style-name="T679">ie</text:span>m sprawców tej akcji jako działających na szkodę przyrody i społeczeństwa.</text:p>
      <text:p text:style-name="P680">Podstawowymi postulatami poprzedzającymi opracowanie programu ochrony środowiska są: rezygnacja z realizacji energetyki jądrowej w Polsce<text:span text:style-name="T681">.</text:span><text:s/>Rozwój tej energetyki nie znajduje uzasadnienia w bilansie energetycznym, natomiast stanowi zagrożenie życia biologicznego i pochłania środki na odbudowę tegoż zdewastowanego<text:s/><text:span text:style-name="T682">ś</text:span>r<text:span text:style-name="T683">o</text:span>dowiska<text:span text:style-name="T684">.</text:span></text:p>
      <text:p text:style-name="P685">Po drugie - utworzenie wy<text:span text:style-name="T686">od</text:span>rębn<text:span text:style-name="T687">ione</text:span>go, powtarzam, wyodrębnionego banku ekologicznego, gromadzącego środki przeznaczone na ochronę środowiska:</text:p>
      <text:p text:style-name="P688">a - pochodzące z kar<text:s/>egzekwowanych za niszczenie środowiska lic<text:span text:style-name="T689">zo</text:span>nych od zysku zakładu i indywidualnych kar od osób prawnych i fizycznych odpow<text:span text:style-name="T690">ie</text:span>dzialnych za skażenie;</text:p>
      <text:p text:style-name="P691">b - sum pochodzących z ulg podatkowych lub zwolnień wynikających z inwestowania na cele ochrony<text:s/><text:soft-page-break/>środowiska<text:span text:style-name="T692">.<text:s/></text:span>Następnie opłat związanych za szczególne korzystanie z wód według określenia przyjętego w prawie wodnym. Następnie dotacje z budżetu centralnego i lokalnego oraz fundacje, darowizny zarówno polskie i zagraniczne, zwolnione z opodatkowania oraz inne źródła<text:span text:style-name="T693">.</text:span></text:p>
      <text:p text:style-name="P694">Co do struktury banku ekologicznego, to struktura tego banku mogłaby pokrywać się z granicami ekosystemów. Zmiany systemu prawego obejmują, albo winny, uznanie zasobów wody i całego środowiska naturalnego jako własności społecznej. Problemy gospodarki wodnej uznać jako odrębny blok tematyczny<text:span text:style-name="T695">.</text:span><text:s/>Następnie rewizję dotychczasowo mało skutecznego systemu kontroli ochrony środowiska poprzez wzmocnienie<text:s/>Państwowej<text:s/>Inspekcji<text:s/>Ekologicznej i podporządkowanie jej bezpośrednio Sejmowi. Następnie zmiana statusu władz terytorialnych ochrony środowiska, w tym przyznanie prawa weta dla rad narodowych odpowiedniego szczebla na terenie swojego działania<text:span text:style-name="T696">.</text:span><text:s/>Z jednoczesnym udziałem samorządów terytorialnych w zakresie kontroli, degradacji środ<text:span text:style-name="T697">ow</text:span>iska<text:span text:style-name="T698">.</text:span></text:p>
      <text:p text:style-name="P699">Następnie dokonanie weryfikacji wszystkich ustaw mających wpływ na ochronę<text:s/><text:span text:style-name="T700">ś</text:span>rodowiska z udziałem przedstawicieli organizacji ekologicznych.<text:s/>N<text:span text:style-name="T701">a</text:span>stęp<text:span text:style-name="T702">ni</text:span>e zmiana norm technicznych ochrony środowiska z punktu widzenia jego ochrony. Mnogość tych norm jest nieograniczona, są to normy branżowe, zakładowe, państwowe i wiele innych<text:span text:style-name="T703">.</text:span></text:p>
      <text:p text:style-name="P704">Następnie możliwość zaskarżenia decyzji administracji w zakresie ochrony środowiska, bez ponoszenia kosztów procesowych przez stronę skarżącą.</text:p>
      <text:p text:style-name="P705">Następnie, na bieżąco publikować w prasie sprawozdania z wyników przeprowadzonych kontroli w zakresie skażeń<text:span text:style-name="T706"><text:s/></text:span>środowiska.</text:p>
      <text:p text:style-name="P707">Pkt<text:s/><text:span text:style-name="T708">4.</text:span><text:s/>Problemy ekologiczne rolnictwa i gospodarki żywnościowej uznać jako odrębny blok tematyczny. Wielokierunkowy kryzys polski wymaga nadzwycza<text:span text:style-name="T709">jn</text:span>ych zmian<text:span text:style-name="T710">.</text:span></text:p>
      <text:p text:style-name="P711">Dziękuję<text:span text:style-name="T712">.</text:span></text:p>
      <text:p text:style-name="P713"><text:span text:style-name="T714">Przewodniczący</text:span>:</text:p>
      <text:p text:style-name="P715">Jako następny proszę o zabranie głosu prof. Wierzbickiego.</text:p>
      <text:p text:style-name="P716">Przygotuje się prof. Juda<text:span text:style-name="T717">.</text:span></text:p>
      <text:p text:style-name="P718"><text:span text:style-name="T719">Prof.</text:span><text:span text:style-name="T720"><text:s/>Zbigniew Wierzbicki</text:span>:</text:p>
      <text:p text:style-name="P721">Króciutko. Mnie się zdaje, że problem postawiony przez pana prof<text:span text:style-name="T722">.</text:span><text:s/>Hrynkiewicza jest bardzo ważny<text:span text:style-name="T723">.</text:span><text:s/>Ale mam wątpliwości, czy powinniśmy naszą dyskusję właśnie zaczynać od tego problemu. Problem bardzo złożony. Nie wiem, czy dojdziemy tu do jakiegoś porozumienia. Sądzę, że on wypłynie w dalszej naszej dyskusji.</text:p>
      <text:p text:style-name="P724">Ja bym proponował, żebyśmy przyjęli właśni<text:span text:style-name="T725">e</text:span><text:s/>zaproponowany przez prof<text:span text:style-name="T726">.</text:span><text:s/>Kozłowskiego ten porządek, który mówi o pewnych rzeczach zasadniczych i systemach, a więc systemowych rozwiązaniach. Z tym, że miałbym tu jedną wątpliwość, którą chcę się podzielić. Mianowicie mu<text:span text:style-name="T727">si</text:span>my chyba wziąć pod uwagę również głos opinii publicznej, opinię publiczną. Otóż czy ograniczenie się tylko do zagadnień bardziej ogólnych i systemowych,<text:s/><text:span text:style-name="T728">czy</text:span><text:s/>to nie spotka się z pewnym rozczarowaniem ze strony opinii publiczn<text:span text:style-name="T729">ej</text:span>, a więc czy nie powinniśmy do tych rozwiązań systemowych jako pewne przykłady ilustrujące te rozwiązania omówić jakieś bardziej drastyczne, czy bulwersujące obecnie społeczeństwo polskie, konkretne zagadnienia, konkretne problemy<text:span text:style-name="T730">.</text:span></text:p>
      <text:p text:style-name="P731">Dziękuję.</text:p>
      <text:soft-page-break/>
      <text:p text:style-name="P732"><text:span text:style-name="T733">Przewodniczą</text:span><text:span text:style-name="T734">cy</text:span><text:span text:style-name="T735">:</text:span></text:p>
      <text:p text:style-name="P736">Dziękuję bardzo.</text:p>
      <text:p text:style-name="P737">Prof. Juda.</text:p>
      <text:p text:style-name="P738"><text:span text:style-name="T739">Prof. Jan Juda</text:span>:</text:p>
      <text:p text:style-name="P740">Panie Przewodniczący! Proszę Państwa!</text:p>
      <text:p text:style-name="P741">Z uwa<text:span text:style-name="T742">g</text:span>ą wysłuchałem wszystkich propozycji pro<text:span text:style-name="T743">f</text:span>. Kozłowskiego<text:span text:style-name="T744">.</text:span><text:s/>One cząstkowo s<text:span text:style-name="T745">ą</text:span><text:s/>wszystkie rzeczywiście zasadne. Ale ja się obawiam, że nasza dyskusja idzie w kierunku leczenia skutków, a nie usuwania przyczyn<text:span text:style-name="T746">.</text:span><text:s/>I mnie się wydaje, że nasza dyskusja generalna powinna się koncentrować na przyczynach, a nie na leczeniu skutków<text:span text:style-name="T747">.</text:span></text:p>
      <text:p text:style-name="P748">Tą przyczyną, zresztą chyba przez wszystkich jasno zrozumianą, jest struktura naszej gospodarki narodowej. Bez zmian rewolucyjnych, zmian struktury naszej gospodarki narodowej, mogę to udowodnić, my nie jesteśmy w stanie doprowadzić do istotnych zmian w stanie naszego środowiska. I tu leży pies pogrzebany.</text:p>
      <text:p text:style-name="P749">Natomiast ta zmiana struktury gospodarcz<text:span text:style-name="T750">ej,</text:span><text:s/>proszę wziąć sobie, postudiować rocznik statystyczny nawet polski, takie wskaźniki, jak na przykład, no energochłonność, była mowa, ale powiedzmy sobie ilość emitowanych zanieczyszczeń na jednostkę produktu finalnego, wartość jednostki eksportu w porównyw<text:span text:style-name="T751">al</text:span>nych dolarach. Przeraźliwe historie, że je się to porównuje z innymi krajami, jaka jest średnia wartość tony wyeksportowanego towaru przez nasz kraj. Wszystko to świadczy o stanie naszej gospodarki.</text:p>
      <text:p text:style-name="P752">Zmiana tego stanu, to jest ciężki zabieg operacyjny. Jeżeli mamy być szczerzy, to musimy o tym społeczeństwu też powiedzieć. Ten ciężki zabieg operacyjny to będzie długa rekonwalescencja. Wszyscy za to musimy zapłacić. Ale bez tego o ochronie środowiska, naprawdę poważnie nie ma w ogóle<text:s/>mowy.</text:p>
      <text:p text:style-name="P753"><text:span text:style-name="T754">M</text:span>y mówimy o energetyce na przykład, o odsiarczaniu stali, pięknie, ale proszę państwa, dla odsiarczania stali my musimy dać przynajmniej 10<text:span text:style-name="T755">%</text:span><text:s/>energii elektrycznej produkowanej obecnie, żeby te odsiarczanie w ogóle działały, przy naszym niedoborze energetycznym o czym też już była mowa.</text:p>
      <text:p text:style-name="P756">Więc ja proponuję, żeby przewodnią myślą i podstawową w naszej dyskusji, która miała mie<text:span text:style-name="T757">ć</text:span><text:s/>kontynuację w innych i bardziej i<text:span text:style-name="T758">stot</text:span>n<text:span text:style-name="T759">y</text:span>ch, tych bardziej istotnych stołach, to była dyskusja nad mechanizmami gospodarczymi, ekonomicznymi, prawnymi, które by doprowadziły do istotnych zmian w naszej strukturze gospodarczej z tym, że teza o tyle jest nośna, że bez tych zmian strukturalnych w ogóle nie będzie rozwoju kraju i o tym musimy sobie powiedzieć.</text:p>
      <text:p text:style-name="P760"><text:span text:style-name="T761">I</text:span><text:s/>chciałbym tu eksponować nie tylko argumenty na nie, ale argumenty na tak, że tu istnieje zupełna zbieżność celów. Rozwój gospodarczy kraju jest zbieżny z celami ochrony środowiska.<text:s/><text:span text:style-name="T762">C</text:span>elem do tego są rewolucyjne zmiany w strukturze gospodarczej. Możemy się zastanawiać jak to zrobić w ramach zmian zasad gospodarczych, ekonomicznych, prawnych i mnie się wydaje, że to powinna być przewodnia teza naszej dyskusji, oczywiście wszystkie te inne rzeczy są elementami uzupełniającymi, które też mogą być dyskutowane, ale boję się przed tym, przy mnogości tych dyskutowanych problemów my rozmyjemy tą rzecz podstawową.</text:p>
      <text:p text:style-name="P763">Dziękuję uprzejmie za uwagę.</text:p>
      <text:p text:style-name="P764"><text:span text:style-name="T765">P</text:span><text:span text:style-name="T766">rz</text:span><text:span text:style-name="T767">ewodnicz</text:span><text:span text:style-name="T768">ą</text:span><text:span text:style-name="T769">c</text:span><text:span text:style-name="T770">y</text:span><text:span text:style-name="T771">:</text:span></text:p>
      <text:p text:style-name="P772">Dziękuję bardzo.</text:p>
      <text:soft-page-break/>
      <text:p text:style-name="P773">Pan Waldemar Żukowski.</text:p>
      <text:p text:style-name="P774"><text:span text:style-name="T775">Ob. Waldemar Żukowski:</text:span></text:p>
      <text:p text:style-name="P776">Ja jestem tutaj, no zgodny z głosem mojego przedmówcy, tym niemniej jestem zobowiązany do przedstawienia paru spraw w imieniu Stronnictwa Demokraty<text:span text:style-name="T777">cz</text:span>nego. One będą zbieżne z tym, co zostało z tej strony powiedziane i pozwolicie Państwo, Panowie Przewodniczący, że parę minut czasu zabiorę.</text:p>
      <text:p text:style-name="P778">Zagadnienia ochrony przyrody i ochrony środowiska od dawna były związane ze Stronnictwem Demokratycznym. Tak się złożyło, że liderzy Stronnictwa, Stanisław Gulczyński, i Walery<text:s/>Goetel, czołowi przyrodnicy, te sprawy dostrzegali dawno i poruszali. Stąd też wydawnictwo<text:s/><text:span text:style-name="T779">„</text:span>Epoka”<text:s/>prezentowała w szeregu publikacjach te zagadnienia. Ja tu przypominam te nazwiska na tle Funduszu Goetla, funduszu imienia prof. Goe<text:span text:style-name="T780">tl</text:span>a i wyróżnianie spraw związanych z ochroną środowiska.</text:p>
      <text:p text:style-name="P781">Stronnictwo Demokratyczne stoi na stanowisku, że wszystkie wartości środowiska, z których człowiek chce korzystać, winny być tak użytkowane, by nie następowała ich degradacja oraz tak chronione, aby mogły służyć przyszłym pokoleniom.</text:p>
      <text:p text:style-name="P782">Popieramy wszystkie inicjatywy, które służą globalnemu spojrzeniu na problem ekologiczny. Dążyć trzeba do zapewnienia wolnego przepływu czystych ekologicznie technologii, do swobodnego obiegu informacji z tej dziedziny, do współdziałania społecznych ruchów ekologicznych różnych krajów na rzecz racjonalnego wykorzystania i ochrony zasobów przyrody.</text:p>
      <text:p text:style-name="P783">Stronnictwo Demokratyczne nie widzi możliwości zahamowania degradacji środowiska bez restrukturyza<text:span text:style-name="T784">cji</text:span><text:s/>i nie tylko całej gospodarki, ale również jej trendów rozwojowych, bez usprawnienia funk<text:span text:style-name="T785">cjo</text:span>now<text:span text:style-name="T786">an</text:span>ia państwa i moralnej odnowy społeczeństwa.<text:s/>To są rzeczy nieodłączne.</text:p>
      <text:p text:style-name="P787">Jak to zrobić? Jak podjąć takie działania. Czy w ten sposób, jak tutaj zaprezentował pan profesor Kozłowski. Sądzę, że tak.<text:s/><text:span text:style-name="T788">W</text:span><text:s/>dużej mierze w ten sposób.</text:p>
      <text:p text:style-name="P789"><text:span text:style-name="T790">W</text:span><text:s/>materiałach przygotow<text:span text:style-name="T791">an</text:span>ych na kongres, które mam przed sobą, znalazło się szereg ustaleń, które są już tutaj zbieżne. Ja je mam przed sobą i po części je tutaj przedstawię.</text:p>
      <text:p text:style-name="P792">Podstawowe kierunki tych działań, to przede wszystkim umocnienie i doskonalenie prawnych instrumentów polityki ekologiczne<text:span text:style-name="T793">j</text:span>, poprzez wprowadzenie zapisów proekologicznych w ustawodawstwie dotyczącym planowania przestrzennego, produkcji przemysłowej i rolnej oraz ochrony środowiska, gospodarki wodnej i gospodarki zasobami naturalnymi, a także poprzez wzmocnienie dyscypliny przestrzegania prawa i umocnienie służb kontrolnych środowiska. Dalej - opracowanie i wdrożenie koncepcji służb ochrony środowiska, dające gwarancję skutecznego działania w skali całego kraju. Stymulowanie badań naukowych i nowych rozwiązań technicznych, i organiz<text:span text:style-name="T794">ac</text:span>yjnych w ochronie środowiska, a następnie wdrażanie i upowszechnianie nowych opracowań, umożliwi<text:span text:style-name="T795">aj</text:span>ących zwiększanie efektów i zmniejszanie kosztów ochrony środowiska. Rozwijanie produkcji sprzętu kontrolnego i urządzeń technicznych do ochrony środowiska, pełniejsze wykorzystanie w tym celu drobnej wytwórczości, z którą moja partia jest w dużej mierze związana.</text:p>
      <text:p text:style-name="P796">Wprowadzanie zmian w metodach nawożeniach mineralnego i chemicznego, chemicznej ochrony roślin w rolnictwie, w kierunku zmniejszenia zanieczyszczeń gleby i wód, budowa oczyszczalni ścieków, gazowni, siłowni wiatrowych, wodnych<text:s/>oraz innych urządzeń prowadzących do zmni<text:span text:style-name="T797">ej</text:span>szenia negatywnych skutków ekologicznej produkcji roln<text:span text:style-name="T798">ej.</text:span></text:p>
      <text:soft-page-break/>
      <text:p text:style-name="P799">Postulujemy również wstrzymanie dalszej rozbudowy energetyki jądrowej do czasu opracowania lepszej, bardziej bezpiecznej technologii.</text:p>
      <text:p text:style-name="P800">Proekologiczne ukierunkowanie gospodarki przestrzennej i gospodarki zasobami naturalnymi, realizacja długotrwałych i konsekwentnych planów oszczędzania energii, surowców, zagospodarowanie nagromadzonych i powstających odpadów, wprowadzanie metod produkcji bezodpadow<text:span text:style-name="T801">ej</text:span>, poprawa stanów zasobów i metod ochrony wód, w tym szczególnie wód Bałtyku.</text:p>
      <text:p text:style-name="P802">Zwiększenie wysiłków państwa i społeczeństwa na rzecz ochrony lasów i racjonalnej gospodarki leśnej w celu powstrzymania degradacji zasobów leśnych oraz zwiększania lesistości do poziomu około 30<text:span text:style-name="T803">%</text:span><text:s/>powierzchn<text:span text:style-name="T804">i</text:span><text:s/>kr<text:span text:style-name="T805">aj</text:span>u.</text:p>
      <text:p text:style-name="P806">Zwiększenie skuteczności ochrony parków narodowych, parków kr<text:span text:style-name="T807">ajo</text:span>br<text:span text:style-name="T808">az</text:span>owych, rezerwatów przyrody i obszarów krajobrazu chronionego, jako bezcennych składników naszego dziedzictwa naturalnego i kulturalnego. Jako przyrodnik mógłbym to szerzej rozwijać.</text:p>
      <text:p text:style-name="P809">Szybkie opracowanie i uchwalenie narodowego programu ochrony środowiska, który nie może proszę państwa powstać, uwzględni<text:span text:style-name="T810">aj</text:span>ącego w pełni potrzeby społeczeństwa i zapewnienie środków na jego realizację.</text:p>
      <text:p text:style-name="P811">Wspieranie wszystkich inicjatyw ekologi<text:span text:style-name="T812">cz</text:span>nych zmierzających do regionalnej współpracy pomiędzy jednostkami terytorialnymi i społeczeństwami lokalnymi. Nawiązywanie współpracy z przygranic<text:span text:style-name="T813">zn</text:span>ymi jednostkami terytori<text:span text:style-name="T814">al</text:span>nymi państw ościennych.</text:p>
      <text:p text:style-name="P815">Nawiązanie współpracy i organizow<text:span text:style-name="T816">an</text:span>ie wspólnych przedsięwzię<text:span text:style-name="T817">ć</text:span><text:s/>ekologicznych z państwami europ<text:span text:style-name="T818">ejs</text:span>kimi, w tym przede wszystkim NRD, Czechosłowa<text:span text:style-name="T819">cj</text:span>ą, Związkiem Radzieckim oraz innymi państwami leżącymi nad Bałtykiem.</text:p>
      <text:p text:style-name="P820">Stronnictwo apeluje do Rządu polskiego, aby podjął starania konwersję części zadłużenia zagranicznego na inwestycje w zakresie ochrony czystości wód i powietrza, a do społeczeństwa międzynarodowego o życzliwe odniesienie się do tych starań. To udało się zrobić wielu krajom na świecie, szczególnie w<text:s/>„trzecim świecie”. Najlepiej może Kosta<text:span text:style-name="T821">r</text:span>yce, w mniejszym stopniu Boliwii. Myślę, że te działania z ostatnich dni podjęte przez Ministerstwo Ochrony Środowiska, myślę tutaj o Norwegii, są - to jest ta droga.</text:p>
      <text:p text:style-name="P822">Stronnictwo opowiada się za szeroką międzynarodową współpracą gospodarczą, z tym, że jest przeciwne traktowaniu Polski jako kraju lokowania odpadów toksycznych i brudnych technologii.</text:p>
      <text:p text:style-name="P823">Jesteśmy przeciwni przyciąganiu kapitału obcego za wszelką cenę, w tym za cenę godności narodowej i niszczenia naszych obszarów chronionych, czego przykładem jest ten przykład z jeziora<text:s/><text:span text:style-name="T824">Ś</text:span>niardwy, gdzie zamysł budowy wielkiego hotelu w środku parku kr<text:span text:style-name="T825">ajo</text:span>br<text:span text:style-name="T826">az</text:span>owego, w środku przyszłego parku narodowego.</text:p>
      <text:p text:style-name="P827">Byłem zobowiązany do przedstawienia tych tu ustaleń, natomiast do spraw szczegółowych tutaj mam inne jeszcze materiały, które później też może włączę.</text:p>
      <text:p text:style-name="P828">Dziękuję uprzejmie.</text:p>
      <text:p text:style-name="P829"><text:span text:style-name="T830">Przewodniczący</text:span>:</text:p>
      <text:p text:style-name="P831">Dziękuję bardzo.</text:p>
      <text:p text:style-name="P832">Ponieważ częś<text:span text:style-name="T833">ć</text:span><text:s/>z Państwa przesyła kartki, zgłoszenia do dyskusji, a część przez podnoszenie ręki, proponuję unormować w<text:s/><text:span text:style-name="T834">te</text:span>n sposób, że poprzez kartki, ponieważ wszystkich nie znam, to będzie łatwiej.</text:p>
      <text:soft-page-break/>
      <text:p text:style-name="P835">Proszę o zabranie głosu panią Hager<text:span text:style-name="T836">-</text:span>Małecką.</text:p>
      <text:p text:style-name="P837">Proszę bardzo.</text:p>
      <text:p text:style-name="P838"><text:span text:style-name="T839">Ob. Bożena H</text:span><text:span text:style-name="T840">ag</text:span><text:span text:style-name="T841">er-M</text:span><text:span text:style-name="T842">ał</text:span><text:span text:style-name="T843">eck</text:span><text:span text:style-name="T844">a</text:span><text:span text:style-name="T845">:</text:span></text:p>
      <text:p text:style-name="P846">Dziękuję bardzo.</text:p>
      <text:p text:style-name="P847">Proszę Państwa! Sprawy, które tutaj są zawarte i o których tu mówiliśmy, wszystkie, dosłownie wszystkie, były przedmiotem obrad sejmowej Komisji Ochrony Środowiska i Zasobów Naturalnych.</text:p>
      <text:p text:style-name="P848">Wszyscy zgadzamy się na pewno, co do opinii o stanie środowiska, który jest fatalny.</text:p>
      <text:p text:style-name="P849">Wszyscy zgadzamy się na pewno co do tego, co należy robić w różnych kontekstach bym powiedziała i na różnych szczeblach.<text:s/>Cała sprawa polega na tym, że pomimo ogromnego ruchu ekologicznego, jaki mamy w kraju, nie ma partii, nie ma stronnictwa, które by nie posiadało we własnych struktu<text:span text:style-name="T850">rac</text:span>h ro<text:span text:style-name="T851">ż</text:span>ne komis<text:span text:style-name="T852">j</text:span>e ochrony środowiska.</text:p>
      <text:p text:style-name="P853">Jest Komisja Ochrony Środowiska przy Radzie Państwa. Odbywała się Rada Konsultac<text:span text:style-name="T854">yj</text:span>na przy przewodniczącym Rady Państwa na temat ochrony środowiska. No i funkcjonuje trzy lata już Komisja Sejmowa Ochrony Środowiska. Rzecz w tym, że wszyscy się zgadzamy co do tego, że jest źle, wszyscy się zgadzamy co do tego, że należy robić jak najwięcej. Natomiast efekty wszystkich nas chyba nie zadowalają. Dalecy jesteśmy od zadowolenia z tego co z tych wszystkich obrad, kongr<text:span text:style-name="T855">es</text:span>ów, narad - wynika.</text:p>
      <text:p text:style-name="P856">Jako poseł jeżdżę po Polsce i scenariusz spraw związanych z ochroną środowiska, jest mniej więcej taki sam.<text:s/><text:span text:style-name="T857">W</text:span><text:s/>danym czy to małym mieście czy dużym, małym województwie czy<text:s/>w kilku województwach, referuje się fatalny stan środowiska wszyscy się zgadzają, następnie mówi się co należy zrobić<text:s/>- i<text:s/>także się wszyscy zgadzają. A potem kieruję się tę sprawę w górę. A ponieważ często się zdarza, że jestem jedynym przedstawicielem z Warszawy, czyli odnoszę wrażenie, że oczekuje się od Sejmu, żeby to wszystko zrobił.</text:p>
      <text:p text:style-name="P858">Jeszcze raz musimy sobie powiedzieć - fatalny stan środowiska jest następstwem stalinowskiej gospodarki. Jeszcze raz musimy sobie powiedzieć, że jakkolwiek dzisiaj nie mamy tych wszystkich skutków stalinowskiego działania tych najboleśniejszych, to niestety - na dzień dzisiejszy my nadal na co dzień spotykamy się ze sposobami dawnego myślenia. I to co w pierwszej kolejności chciałabym wprowadzić tutaj w tej dyskusji, wydaje mi się, że za mało wszyscy myślimy po nowemu. Trzeba wprowadzić nowy sposób myślenia.</text:p>
      <text:p text:style-name="P859">Na jakiej zasadzie opieram podejrzenie, że myślimy po staremu? Właśnie w tym kierowaniu wszystko w górę. Właśnie w te<text:span text:style-name="T860">j</text:span><text:s/><text:span text:style-name="T861">„</text:span>urawniłowce”, dzielimy 49 przez 49. Właśnie w tym, że mówimy, że ma być w każdej wiosce, w każdej gminie, a może w jednej gminie nic, a w drugiej dużo? Przecież to musimy zostawić tym, którzy tam są. I właśnie w tym, że wierzymy w programy. Przecież myśmy programów, ja nie chcę tu powtarzać, mieliśmy ogromnie dużo. Każdy zakład pracy, który zanieczyszcza środowisko ma własny program ochrony środowiska. Miasta, województwa: krakowskie, śląskie i wiele innych ma własne programy. I wierzymy w programy i rozczarowu<text:span text:style-name="T862">je</text:span>my się, że te programy nie są realizowane. A zatem ja bardzo wierzę w to, że właśnie ten<text:s/>„okrągły stolik”<text:s/>pozwoli ruszyć konkretnie w wielu sprawach i osiągnięć.</text:p>
      <text:p text:style-name="P863">Ja się zgadzam zupełnie, nie ma żadnych rozbieżności. Powiedziałabym antagonistycznych w tym co powiedział pan pro<text:span text:style-name="T864">f</text:span>. Kołodziejski i w tym co powiedział pan pro<text:span text:style-name="T865">f</text:span>. Kozłowski. Tu w ogóle nie ma żadnych<text:s/><text:soft-page-break/>sprzecznych spraw. Cała nasza rola tutaj przy tym stole wydaje mi się, polega na tym, ażeby uzyskać efekty, żeby efekty były - po pierwsze - odczuwalne na już. I taki był podział, także tutaj w tych dwóch głosach, jak też modyfikacji systemowych, w modyfikacjach systemowych, które pozwolą na stale uzyskać poprawę.</text:p>
      <text:p text:style-name="P866">Krótko powiem o nauce jako jeden ze szczegółów. Odpowiada mi koncepcja pana pro<text:span text:style-name="T867">f</text:span>. Kozłowskiego, że ma przy Polskiej Akademii Nauk powstać jakieś centrum, bo tu jest rozproszenie kolosalne. Wydaje się miliardy złotych na naukę w<text:s/>zakres<text:span text:style-name="T868">ie</text:span><text:s/>ochrony środowiska, i co do mojego skromnego zdania, nie wszystkie badania są dobrze robione.</text:p>
      <text:p text:style-name="P869">I do tego trzeba bardzo, bardzo odpowiedzialnego sposobu odbierania tych prac, recenzowania, bo przecież chcemy wyjść na rynki zagraniczne z tymi pracami naukowymi. Właśnie chcemy także to udowodnić. Więc najpierw musimy mieć przeświadczenie, żeśmy to wszystko dobrze w Polsce zrobili, żeby można było potem z tym wychodzić poza kraj.</text:p>
      <text:p text:style-name="P870">Bardzo... mowa także tu o klubie ekologicznym. Klub, rozumiem, musi<text:span text:style-name="T871">ał</text:span>by być związany z nową ordynacją w<text:span text:style-name="T872">yb</text:span>o<text:span text:style-name="T873">rc</text:span>zą. Nie zabieram w tej sprawie głosu, będzie to sprawa o<text:span text:style-name="T874">rd</text:span>yn<text:span text:style-name="T875">ac</text:span>ji wyborczej, która będzie jako partia zielonych, czy jakaś inna, będzie miała swój klub. Natomiast w aktualnej sytuacji, klub jako taki - no jest Komisja Sejmowa. Można dyskutować jak to ma wyglądać i co będzie skuteczniejsze. Bo przede wszystkim o skutki chodzi, nie o stawianie spraw, tylko o efekty, do których bez przerwy wracam.</text:p>
      <text:p text:style-name="P876">I teraz kodyfikacja prawa także bardzo ogólnie. Myśmy w ciągu tych trzech lat, jako sejmowa Komisja Ochrony<text:s/><text:span text:style-name="T877">Ś</text:span>rodowiska, bardzo domagali się tego, ażeby powstał pakiet ustaw dotyczących ochrony<text:s/><text:span text:style-name="T878">śr</text:span>odowiska. Chodzi o cztery ustaw<text:span text:style-name="T879">y</text:span>: ustawa - nowelizacja ustawy o ochronie i kształtowaniu środowiska z 198<text:span text:style-name="T880">0</text:span><text:s/>r., prawo geologiczne z<text:s/><text:span text:style-name="T881">19</text:span>74, prawo wodne z 1974 i ochrona przyrody z 1949 r. I dyskutowaliśmy - czy to razem, czy... itd.</text:p>
      <text:p text:style-name="P882">Nie zrobimy tego w naszej kadencji, kadencja nasza się kończy, zostawiamy to następnej kadencji. Jest to sprawa na pewno także i tutaj dla<text:s/>„okrągłego stołu”, ale ja bardzo optuję i bardzo chciałabym uczestników<text:s/>„okrągłego stołu<text:span text:style-name="T883">”</text:span><text:s/>przekonać o tym, że potrzebna nam jest teraz, w tych tygodniach, nowelizacja ustawy o ochronie i kształtowaniu środowiska w ciągu najbliższych tygodni.</text:p>
      <text:p text:style-name="P884">Bardzo mnie zmartwiło pismo, które otrzymałam wczoraj, że nie znalazła się ta nowelizacja. Ona musi powstać, my ją musimy ustalić już. O co tu chodzi? To nie znaczy, że nie będziemy przerabiać ustawy potem generalnie. Musimy doprowadzić do przeobrażenia funduszu ochrony środowiska, który jest właściwie dzisiaj już zupełnie tworem nieruchawym, do niczego nie służącym. To musi być instytucja o prawnych przesłankach, która by by<text:span text:style-name="T885">ł</text:span>a funduszem zupełnie na innych zasadach aniżeli to ma miejsce, aniżeli składanie pieniędzy na kupkę i potem wybieranie z tej kupki pieniędzy, które się dewaluują i które nie mają żadnego sensu. I właśnie w tej nowelizowanej ustawie musi być zapis, że Polska nie może być śmietnikiem Europy. Gdybyśmy tylko kilka elementów, które były już tutaj podkreślane i które my, jako posłowie naszej Komisji, także postulujemy od kilku lat, zawarli w tej nowelizacji małej n<text:span text:style-name="T886">o</text:span>welizacji ustawy, ale na już, to byłoby to już bardzo dużo - mówię gdy chodzi o komisję, którą reprezentuję. Jak też myślę, że byłaby to duża pomoc<text:s/>„okrągłego stołu”, która pozwoliłaby na konkretny efekt w tej sprawie.</text:p>
      <text:p text:style-name="P887">I o<text:span text:style-name="T888">st</text:span>atni<text:span text:style-name="T889">a</text:span><text:s/><text:span text:style-name="T890">s</text:span>prawa - to wszystko co zawarte jest tutaj w prezentowanych przez pana profesora Kozłowskiego punktach, mieści się czasowo w tzw. planie konsolidacji 1989<text:span text:style-name="T891">-</text:span>19<text:span text:style-name="T892">9</text:span>0<text:span text:style-name="T893">.</text:span></text:p>
      <text:soft-page-break/>
      <text:p text:style-name="P894">Wszystko, znowu nie chciałabym się u<text:span text:style-name="T895">st</text:span>osunkowywać do szczegółów, powtarzam, wszystko jest do przedyskutowania. I generalnie rzecz biorąc, jako przewodnicząca Komisji Sejmowej, twierdzę, że to są sprawy albo identyczne, albo bardzo zbieżne z tym co myśmy<text:s/><text:span text:style-name="T896">-</text:span><text:s/>jako komisja - postulowali.</text:p>
      <text:p text:style-name="P897">Ale chcę powiedzieć co myśmy napisali w opinii - jako komisja - w opinii numer 12 dotyczący planu do roku 2010 i na temat konsolidacji. Napisaliśmy sprawy, które poruszył już tutaj pan pro<text:span text:style-name="T898">f.</text:span><text:s/>Juda.</text:p>
      <text:p text:style-name="P899">Proszę państwa, my możemy robić plan konsolidacji i możemy, i musimy zrobić plan ochrony środowiska do 2010 roku. Ale muszą być spełnione trzy warunki, trzy warunki, bez których nie ruszymy z żadnym planowaniem dalekim. Pierwszy to musi być - zatwierdzony, przyjęty plan przestrzennego zago<text:span text:style-name="T900">sp</text:span>odarowania kraju. W moim przekonaniu z tym musi być spójny plan właśnie tych regionalnych. Dlatego, że tu się nic granicami wojewódzkimi ani miastami nie zrobi. Tu przecież chodzi, ja tu nie muszę tłumaczyć - o zlewnie rzek, o lasy i o różne inne rzeczy.</text:p>
      <text:p text:style-name="P901">A zatem to jest pierwsza sprawa.</text:p>
      <text:p text:style-name="P902">Druga sprawa - musi być decyzja jasna i klarowna<text:s/>- jak<text:s/>wygląda bilans paliwowo-energetyczny w tym kraju, jak ma wyglądać.</text:p>
      <text:p text:style-name="P903">I trzecia rzecz, która musi być załatwiona zanim my się zabierzemy do planowania ochrony środowiska, to musi być klarowna restrukturyzacja przemysłu. A zatem mamy trzy ogromne sprawy, które muszą być klarowne, jasne, zadecydowane i w które to trzy sprawy my musimy<text:s/>–<text:s/>jako<text:s/>r<text:span text:style-name="T904">ep</text:span>rezent<text:span text:style-name="T905">uj</text:span>ący interesy ochrony środow<text:span text:style-name="T906">is</text:span>ka, dąży<text:span text:style-name="T907">ć</text:span><text:s/>do tego, ażeby optymalnie uplasować całą problematykę ochrony środowisk<text:span text:style-name="T908">a.</text:span></text:p>
      <text:p text:style-name="P909">Dziękuję bardzo.</text:p>
      <text:h text:style-name="P910" text:outline-level="3"><text:bookmark-start text:name="bookmark0"/><text:span text:style-name="T911">P</text:span><text:span text:style-name="T912">r</text:span><text:span text:style-name="T913">zew</text:span><text:span text:style-name="T914">odniczący</text:span>:<text:bookmark-end text:name="bookmark0"/></text:h>
      <text:p text:style-name="P915">Dziękuję bardzo. Proszę o zabranie głosu pana Zygmunta Polańskiego. Przygotuje się do głosu pan Henryk Zimny.</text:p>
      <text:p text:style-name="P916"><text:span text:style-name="T917">Pan Zygmunt Polański</text:span>:</text:p>
      <text:p text:style-name="P918">Proszę państwa, my dzisiaj bardzo dużo mówimy na temat zatrucia środowiska. Ni<text:span text:style-name="T919">ej</text:span>ednokrotnie rozrywamy szaty na temat właśnie tego co się dzieje, powietrze zatrute, rzeki zatrute, żywność zatruta. Ale nie mówimy przy tym o tym, że to przecież nasza polityka gospodarcza i przemysłowa doprowadziła do tego stanu. Dzisiaj mówimy, że tamto trzeba przekreślić, a budować nowe obiekty<text:span text:style-name="T920">,</text:span><text:s/>np. elektrownie jądrowe.</text:p>
      <text:p text:style-name="P921">To nie jest tak - myśmy przecież nie<text:span text:style-name="T922">je</text:span>dnokrotnie budując Chciałem powiedzieć, że to nie<text:s/><text:span text:style-name="T923">j</text:span>est praw<text:span text:style-name="T924">da</text:span>,<text:s/><text:span text:style-name="T925">ż</text:span>e my mamy niedobór energii. My mamy marnotrawstwo energii i tak jak pani moja przedmówczyni powiedziała musimy zrobić solidny bilans produkcji i potrzeb energetycznych w kraju i dopiero potem myśleć jak jego rozwiązać. Ale to jest inny problem nie wiążący się bezpośrednio z zagadnieniami ekologii.</text:p>
      <text:p text:style-name="P926">Twierdzę, że budowa e<text:span text:style-name="T927">l</text:span>ektrowni jądrowych w Polsce nie wpłynie w żaden sposób na ochronę środowiska. Dlaczego? Po pierwsze dlatego, że elektrownie jądrowe same będą czynnikiem zatruwania środowiska, angażują nieprawdopodobne nakłady inwestycyjne<text:span text:style-name="T928">,</text:span><text:s/>finansowe i materiałowe, które powinniśmy już dzisiaj kierować i przeznaczać na oczyszczanie środowiska naturalnego. O tym, że elektrownie jądrowe nie są obiektami czystymi mówi wielu specjalistów<text:span text:style-name="T929">.</text:span><text:s/>Obok emisji szkodliwych dymów z elektrowni węglowych pojawi si<text:span text:style-name="T930">ę</text:span><text:s/>emisja bardziej szkodliwych choć niewidzianych gołym okiem substancji promieniotwórczych. To leży w samym charakterze tej produkcji.</text:p>
      <text:p text:style-name="P931">Dzisiaj światowy przemysł energetyki jądrowej ponosi ogromne koszty celem zmniejszenia tych<text:s/><text:soft-page-break/>zanieczyszczeń, to koszty, na które nas nie stać. Ewidentnym tego przykładem jest to, że nie mamy środków na oczyszczanie środowiska. Nasza technologia, zła jakość materiałów, różne błędy w wykonawstwie materiałowym nie rokują dobrych perspektyw nie tylko na czystą, ale i na bezpieczną i bezawaryjną pracę elektrowni jądrowych budowanych w Polsce.</text:p>
      <text:p text:style-name="P932"><text:span text:style-name="T933">W</text:span><text:s/>interesie społecznym leży podjęcie przez rząd energicznych działań dla ratowania środowiska, nie zaś budowa obiektów, które mogą być tym zagrożeniem na skutek tych czynników, o których mówiłem<text:span text:style-name="T934">.</text:span><text:s/>Koszt budowy elektrowni jądrowej jest bardzo wysoki. Żarnowiec ocenia się na mniej więcej 500 miliardów złotych. Jeżeli my mówimy, że brakuje nam energii wobec tego te wybudowane nowe moce energetyczne nie mogą zlikwidowa<text:span text:style-name="T935">ć</text:span><text:s/>starych, no bo wtedy będziemy mieli to samo co mamy. Wobec tego logika wygląda w ten sposób, że te stare zostaną, a wybudowane będą nowe i nie będzie środków na oczyszczenie tych starych. Poza tym przecież zagrożenie środowiska nie wypływa tylko z energetyki, z elektrowni węglowych. To jest ogólny, bardzo złożony problem ścieków, różnych innych emisji, nie tylko węgla, chemii, które musimy ratowa<text:span text:style-name="T936">ć</text:span><text:s/>i<text:span text:style-name="T937"><text:s/></text:span>oczyszczać, a nie tylko same elektrownie węglowe<text:span text:style-name="T938">.</text:span></text:p>
      <text:p text:style-name="P939">Wątpliwości rodzą się przy porównywaniu robionych u nas kalkulacji kosztorysowych z kosztami jakie ponosi się na budowę elektrowni jądrowych w krajach rozwiniętych. Otóż tam suma nagroma<text:span text:style-name="T940">dz</text:span>onych od wielu lat doświadczeń nakazuje patrzeć bardzo rygor<text:span text:style-name="T941">ys</text:span>tycznie na sprawy bezpieczeństwa. Z tego też powodu faktyczne koszty inwestycyjne w okresie 8-10 lat<text:s/><text:span text:style-name="T942">r</text:span>ealizowania budowy elektrowni w krajach zachodnich są z reguły znacznie wyższe niż określano to w kosztorysach i dlatego twierdzę, że te nasze 500 miliardów, które dzisiaj przeznaczane jest w kosztorysach na<text:s/><text:span text:style-name="T943">Ż</text:span>arnowiec są poważnie zaniżone. Według<text:s/><text:span text:style-name="T944">ź</text:span>ródeł amerykańskich wybudowanie takiej elektrowni kosztuje około 6 miliardów dolarów, co jest niewspółmierne w stosunku do naszych<text:s/>planowanych 500 miliardów złotych. Jak na nasze możliwości jest to kwota, która nawet przy uwzględnieniu odmiennych warunków ekonomicznych w obu państwach każe się zastanowić w jakim stopniu pozostaje to - te 6 miliardów dolarów do naszych 500 miliardów złotych.</text:p>
      <text:p text:style-name="P945">Przyjmując, tę wielkość jako<text:span text:style-name="T946"><text:s/>r</text:span>ealną możemy sobie wyobrazić jakie to byłoby obciążenie dla społeczeństwa, gdyby dla zbilansowania tak zwanych - mówię o tzw. brakujących mocach energetycznych - trzeba byłoby w ciągu na przykład 15 lat zbudować 10 takich elektrowni. To przecież jest potężny ładunek nakła<text:span text:style-name="T947">dó</text:span>w inwestycyjnych, które obciążą całe społeczeństwo i nie dadzą rezultatu dla środowiska, ponieważ te nowe megawaty będą w poważnym stopniu zużyte na potrzeby tego przestar<text:span text:style-name="T948">za</text:span>łego przemysłu, który... na którego modernizację nie będzie środków.</text:p>
      <text:p text:style-name="P949">Mówi się, że na moderniza<text:span text:style-name="T950">cję</text:span><text:s/>przemysłu trzeba czasu. Oczywiście, że trzeba, ale na budowę elektrowni atomowych też trzeba dużo czasu, a nakłady na oszczędne gospodarowanie są znacznie niższe aniżeli na budowę nowych mocy energetycznych<text:span text:style-name="T951">.</text:span><text:s/>Dlatego uważam, że jest nieporozumieniem dużym, jeżeli mówimy, że elektrownie atomowe ocz<text:span text:style-name="T952">ys</text:span>zczą nam środowisko. To się nie mieści w żadnych kategoriach logicznych myślenia.</text:p>
      <text:p text:style-name="P953">Dziękuję bardzo.</text:p>
      <text:p text:style-name="P954"><text:span text:style-name="T955">Przewodniczący</text:span>:</text:p>
      <text:p text:style-name="P956">Dziękuję bardzo.</text:p>
      <text:p text:style-name="P957">Proszę o zabranie głosu pana Henryka Zimnego i przygotowanie się do zabrania głosu pana Włodzimierza Lubańskiego.</text:p>
      <text:soft-page-break/>
      <text:p text:style-name="P958"><text:span text:style-name="T959">Ob</text:span><text:span text:style-name="T960">.</text:span><text:span text:style-name="T961"><text:s/></text:span><text:span text:style-name="T962">H</text:span><text:span text:style-name="T963">enryk Zimny</text:span>:</text:p>
      <text:p text:style-name="P964">Dziękuję panie Przewodnicząc<text:span text:style-name="T965">y</text:span>! J<text:span text:style-name="T966">a</text:span><text:s/>z dużą satysfakcją przyjąłem tutaj propozycje zgłoszone zarówno przez prof. Kołodzie<text:span text:style-name="T967">js</text:span>kiego jak i prof. Kozłowskiego. Uważam, że wielokrotnie spotykaliśmy si<text:span text:style-name="T968">ę</text:span><text:s/>z problemami ochrony środowiska i dyskusja nasza przyczyniła się do sprecyzowania poglądów na ten temat. Chciałem jednak dzisiaj jeszcze poddać pod dyskusję takie problemy, mianowicie ciągle jeszcze mówiąc o ochronie środowiska wielu z nas mówi o różnych rzeczach. Nadal brak jest sprecyzowania podmiotu naszych zainteresowań, które by jednoznacznie mogły skoncentrować uwagę i działanie w tym kierunku.</text:p>
      <text:p text:style-name="P969">Jedni za ochronę środowiska uważają ochronę atmosfery, inni ochronę wód, inni ochronę gleb, jeszcze inni ochronę żywych z<text:span text:style-name="T970">as</text:span>obów, myślę, że tutaj chyba n<text:span text:style-name="T971">aj</text:span>ważni<text:span text:style-name="T972">ej</text:span>szą rzeczą jeśli chodzi o ten podmiot to powinniśmy go ustalić jako podmiot życia. I to życia w szerokim tego słowa znaczeniu. Zarówno komórki bakteryjnej jak populacji, czy ekosystemu i całej biosfery.</text:p>
      <text:p text:style-name="P973">Dalszy kierunek z<text:span text:style-name="T974">ai</text:span>nteresowań, ponieważ ż<text:span text:style-name="T975">yc</text:span>i<text:span text:style-name="T976">e</text:span><text:s/>nie może istnieć w o<text:span text:style-name="T977">de</text:span>rwaniu bez środowiska, musimy zapewnić temu podmiotowi warunki istnienia. I<text:s/><text:span text:style-name="T978">d</text:span>alej chciałbym, żebyśmy się skoncentrow<text:span text:style-name="T979">al</text:span>i na przyczynach zagrożeń tego życia, tak jak to już podejmowali moi przedmówcy pan prof. Juda i pani prof<text:span text:style-name="T980">.</text:span><text:s/>Hager-Malecka. Nie na ra<text:span text:style-name="T981">to</text:span>waniu tutaj czy tuszowaniu skutków, a rozwiązaniu problemów, jeśli chodzi o źródła i przyczyny zagrożeń. Znając te przyczyny możemy dalej ustalić strategię, która<text:s/>niewątpliwie<text:s/>jest tutaj już przez wielu przedmówców podnoszona, mianowicie nie jest możliwe zabezpieczenie funkcjonowania tego podmiotu bez restruktu<text:span text:style-name="T982">r</text:span>yzac<text:span text:style-name="T983">ji</text:span><text:s/>przem<text:span text:style-name="T984">ys</text:span>łu, bez związania problemów ekologicznych z rozwojem społeczno-gospodarczym kraju. Gospodarka nie funkcjonuje w próżni, funkcjonuje ona w określonych warunkach przyrodniczych i musi by<text:span text:style-name="T985">ć</text:span><text:s/>tutaj uwzględniona ta struktura tych warunków przyrodniczych<text:span text:style-name="T986">.</text:span></text:p>
      <text:p text:style-name="P987">Myślę, że wielokrotnie tutaj podkreślaliśmy, że najważnie<text:span text:style-name="T988">js</text:span>zym w tej chwili problemem i najgr<text:span text:style-name="T989">oź</text:span>niejszym, może zagrożeniem dla całości biosfery i nie tylko w naszym kraju, ale także w całym systemie państw so<text:span text:style-name="T990">cj</text:span>alistycznych stał się problem zagrożenia atmosfery. To w skali Europy - Związek Radziecki, Polska następnie<text:s/><text:span text:style-name="T991">N</text:span>R<text:span text:style-name="T992">D</text:span>, Czechosłowa<text:span text:style-name="T993">cj</text:span>a, to są te kraje, które przodują pod względem skażenia atmosfery i ten problem jest według wielu specjalistów n<text:span text:style-name="T994">ajp</text:span>oważni<text:span text:style-name="T995">ejs</text:span>zym problemem dzisiaj, nie tylko<text:s/>skali Europy, ale także w skali świata. Myśmy jako organiza<text:span text:style-name="T996">c</text:span>ja, tutaj także reprezentuj<text:span text:style-name="T997">ę</text:span><text:s/>Ligę Ochrony Przyrody, wielokrotnie występowali, jeśli chodzi o ochronę atmosfery. Wystąpiliśmy z utworzeniem nawet<text:s/><text:span text:style-name="T998">s</text:span>połecznego<text:s/><text:span text:style-name="T999">fu</text:span>nduszu ochrony atmosfery. Taki fundusz mamy. Żeby podkreślić wagę problemu, jakim jest ochrona atmosfery, przez którą niestety, zakażamy wszystkie inne elementy środowiska.</text:p>
      <text:p text:style-name="P1000">Dziękuję.</text:p>
      <text:p text:style-name="P1001"><text:span text:style-name="T1002">Przew</text:span><text:span text:style-name="T1003">od</text:span><text:span text:style-name="T1004">n</text:span><text:span text:style-name="T1005">icz</text:span><text:span text:style-name="T1006">ący</text:span>:</text:p>
      <text:p text:style-name="P1007">Dziękuję bardzo. Proszę o zabranie głosu pana Włodzimierza Luba<text:span text:style-name="T1008">ń</text:span>skiego i przygotowanie si<text:span text:style-name="T1009">ę</text:span><text:s/>do głosu pana Ryszarda Kostrzewy.</text:p>
      <text:p text:style-name="P1010"><text:span text:style-name="T1011">O</text:span><text:span text:style-name="T1012">b.</text:span><text:span text:style-name="T1013"><text:s/></text:span><text:span text:style-name="T1014">W</text:span><text:span text:style-name="T1015">ł</text:span><text:span text:style-name="T1016">o</text:span><text:span text:style-name="T1017">dzim</text:span><text:span text:style-name="T1018">i</text:span><text:span text:style-name="T1019">e</text:span><text:span text:style-name="T1020">rz</text:span><text:span text:style-name="T1021"><text:s/>Lubań</text:span><text:span text:style-name="T1022">ski</text:span><text:span text:style-name="T1023">:</text:span></text:p>
      <text:p text:style-name="P1024">Ja zacznę od słów pani Małeckiej jako naszego posła<text:span text:style-name="T1025">.</text:span><text:s/>Wszyscy o wszystkim wie<text:span text:style-name="T1026">m</text:span>y i do czego dochodzimy? Stwierdzam jedno, że wiele waszych twarzy widzia<text:span text:style-name="T1027">ł</text:span>em na różnych komisjach, w Wersie /?/, w Sejmie, w Państwowej Radzie Ochrony środowiska<text:span text:style-name="T1028">.</text:span><text:s/><text:span text:style-name="T1029">I</text:span><text:s/>zad<text:span text:style-name="T1030">aj</text:span>ę sobie takie pytanie<text:span text:style-name="T1031">.</text:span><text:s/><text:span text:style-name="T1032">I</text:span>dąc do tego<text:s/>„okrągłego<text:s/><text:soft-page-break/>stołu”, czy my pewne problemy rozwiążemy, czy znów przegadamy tak jak na wielu innych sympozjach, naradach itd<text:span text:style-name="T1033">.</text:span>, itd<text:span text:style-name="T1034">.</text:span><text:s/>Uważam, że znaleźliśmy si<text:span text:style-name="T1035">ę</text:span><text:s/>w tejże reprezenta<text:span text:style-name="T1036">cj</text:span>i po to, żeby przynajmniej dwa, trzy temat załatwić od dzisiaj. Dlatego proponuję - nie będę już mówił tych słów, bo tutaj szczególnie do was panowie pro<text:span text:style-name="T1037">fe</text:span>sorowie, że brak wody, że procent jeden rzek mamy czystych, że brakuje zdrowej żywności, że wreszcie wody Bałtyku są zatrute<text:span text:style-name="T1038">.</text:span><text:s/>Wszyscy o ty<text:span text:style-name="T1039">m<text:s/></text:span>wiemy<text:span text:style-name="T1040">.</text:span><text:s/><text:span text:style-name="T1041">I</text:span><text:s/>co z tego?</text:p>
      <text:p text:style-name="P1042">Ruch związkowy przyjął sobie inną troszeczkę zasadę niż my wszyscy inni<text:span text:style-name="T1043">.</text:span><text:s/>Zaznaczam, jestem z zakładu pracy, nie wiem, czy tu jest jeszcze ktoś z zakładu pracy. 22 lata w chemii, w Zakładach Chemicznych w Oświęcimiu,<text:s/><text:span text:style-name="T1044">12</text:span><text:s/>lat w przemyśle maszynowym, w<text:s/><text:span text:style-name="T1045">F</text:span><text:span text:style-name="T1046">a</text:span>bryce S<text:span text:style-name="T1047">a</text:span>m<text:span text:style-name="T1048">o</text:span>chodów Małolitrażowych byłem kierownikiem<text:s/><text:span text:style-name="T1049">utrzymywania w ruchu</text:span><text:s/>lakierni, jeden z większych trucicieli. Pełne zabezpieczenie ekologiczne, zaznaczam, tylko dlatego, że tak załoga<text:s/><text:span text:style-name="T1050">s</text:span>obie życzyła.<text:s/><text:span text:style-name="T1051">I</text:span><text:s/>dlatego o tym mówię<text:span text:style-name="T1052">.</text:span></text:p>
      <text:p text:style-name="P1053">Jeżeli mówimy o skutkach, to wszyscy o nich wiemy<text:span text:style-name="T1054">.<text:s/></text:span>Mówmy o przyczynach<text:span text:style-name="T1055">.</text:span><text:s/>Przyczyna leży przecież przede wszystkim w zakładzie pracy. Jeżeli nie stworzymy mechanizmów dla zakładu pracy, żeby one mogły - zaznaczam - mogły zabezpieczać się ekologicznie, to nic, jeszcze jeden<text:s/><text:span text:style-name="T1056">„</text:span>okrągły stół”<text:s/>będzie stołem do przegadania<text:span text:style-name="T1057">.</text:span></text:p>
      <text:p text:style-name="P1058">Dlatego proponuję, aby od zaraz, szczególnie do przedstawicieli naszego Sejmu, ukazała się ustawa o zakazie wwożenia odpadów toksycznych z zagranicy. Zaznaczam, że tą sprawę stawiałem w Danii w grudniu i w końcowej uchwale państw nadbałtyckich. Ukazał się taki zapis, że wszystkie związki zawodowe krajów nadbałtyckich będą walczyć w wozie śmieci do krajów mniej uprzemysłowionych. Taki zapis przekazałem do Ministerstwa Ochrony Środowiska.</text:p>
      <text:p text:style-name="P1059">Następnie, aby zindeksować, albo zinwentaryzować zakłady pracy, największych trucicieli, średnich trucicieli i tych, którzy w ogóle nie tr<text:span text:style-name="T1060">uj</text:span>ą. Po co? Aby wreszcie stworzyć warunki podatkowe, żeby w tych zakładach zostawały te kwoty, z jakąś prolongatą na 5<text:span text:style-name="T1061">-6</text:span><text:s/>lat, aby mogły wreszcie te zakłady sobie dać radę. Obecnie kary, podatki i inne rzeczy zubażają te zakłady i ni<text:span text:style-name="T1062">g</text:span>dy, c<text:span text:style-name="T1063">h</text:span>o<text:span text:style-name="T1064">ć</text:span>by<text:span text:style-name="T1065">ś</text:span>my tu nie wiem co uradzili, te zakłady nie będą poprawiać ochrony środowiska. Zaznaczam, po tych zakładach często jeżdżę. Pozwoliliśmy sobie nawet na taki numer, że związki zawodowe w<text:span text:style-name="T1066">ys</text:span>tąpiły do Ministerstwa Ochrony Środowiska i do pana ministra Wilczka, aby wzmocnił niektóre zakłady, które są największymi trucicielami w pewnych środowiskach<text:span text:style-name="T1067">.</text:span><text:s/>Nie będę mówił, jakie jest oddziaływanie załóg, jakie jest oddziałanie związków różnych, zazna<text:span text:style-name="T1068">c</text:span>zam, w tym k<text:span text:style-name="T1069">ie</text:span>runku itd.,<text:s/>itd<text:span text:style-name="T1070">.</text:span></text:p>
      <text:p text:style-name="P1071">W związku z tym mam propozycję, że przy tym spotkaniu albo na tym spotkaniu przy<text:s/><text:span text:style-name="T1072">„</text:span>okrągłym stole”<text:s/>stanie się coś z niemożnoś<text:span text:style-name="T1073">c</text:span>ią d<text:span text:style-name="T1074">ot</text:span>ychczasową. Zaznaczam, nie wiem co<text:span text:style-name="T1075">.</text:span><text:s/>Jeżeli przedstawicielstwa nas upoważniły do tego, to że się skończy z tą niemożnością. Jaką<text:span text:style-name="T1076">?</text:span><text:s/>Uważam, że<text:s/>na następnym spotkaniu konkretne rozwiązanie damy<text:span text:style-name="T1077">.</text:span></text:p>
      <text:p text:style-name="P1078">Ponieważ obradujemy już dwie godziny i co dotychczas żeśmy załatwili? Od dawna wymagające rozwiązania są w dalszym ciągu rozwiązaniami w sferze wizji albo w sferze projektów. Dlatego nie mówmy już dalej<text:s/><text:span text:style-name="T1079">n</text:span>a te tematy, ponieważ, zaznaczam, 17 punktów przedstawionych przez pro<text:span text:style-name="T1080">f</text:span>. Kozłowskiego jest niczym innym tylko szereg stanowisk w OPZZ, w Komitecie Wykonawczym R<text:span text:style-name="T1081">a</text:span>dy,<text:s/><text:span text:style-name="T1082">w</text:span><text:s/>Sejmie, w<text:s/><text:span text:style-name="T1083">E</text:span>RS itd<text:span text:style-name="T1084">.</text:span><text:s/><text:span text:style-name="T1085">I</text:span><text:s/>tak jak na początku powiedzia<text:span text:style-name="T1086">łe</text:span>m, stan jest taki, a nie inny<text:span text:style-name="T1087">.</text:span></text:p>
      <text:p text:style-name="P1088">Dlatego skupmy się na konkretnych tematach, że to i to społeczeństwo przyjmie, to i to jest na jutro, a to i to wisi na przyszłość, bo taki jest stan gospodarki naszego kraju.<text:s/><text:span text:style-name="T1089">I</text:span><text:s/>całkowicie się utożsamiam z panami<text:s/><text:soft-page-break/>profesorami, że przede wszystkim stan gospodarki kraju limituje nam wszystko inne, nie tylko poziom, ale przede wszystkim ochronę ekologiczną<text:span text:style-name="T1090">.</text:span></text:p>
      <text:p text:style-name="P1091">Dziękuję bardzo<text:span text:style-name="T1092">.</text:span></text:p>
      <text:p text:style-name="P1093"><text:span text:style-name="T1094">Przew</text:span><text:span text:style-name="T1095">od</text:span><text:span text:style-name="T1096">nicząc</text:span><text:span text:style-name="T1097">y</text:span>:</text:p>
      <text:p text:style-name="P1098">Dziękuję bardzo<text:span text:style-name="T1099">.</text:span><text:s/>Proszę o zabranie głosu pana Ryszarda Kostrzewę i przygotowanie się do głosu prof<text:span text:style-name="T1100">.</text:span><text:s/>Andrzejewskiego<text:span text:style-name="T1101">.</text:span></text:p>
      <text:p text:style-name="P1102"><text:span text:style-name="T1103">Ob. Ryszard Kostrzewa</text:span>:</text:p>
      <text:p text:style-name="P1104">Przy tym systemie i przy tych zaniedbaniach, to wszystko jest ważne i o wszystkim b<text:span text:style-name="T1105">yś</text:span>my musieli tutaj mówić<text:span text:style-name="T1106">.</text:span><text:s/>Ale jak tutaj jeden z przedmówców mówił, że może przejdźmy do konkretów, zacznijmy konkretnie od tego, co ludzie chcą, co ludzie muszą m<text:span text:style-name="T1107">ie</text:span>ć<text:span text:style-name="T1108">.</text:span><text:s/>Oczywiście stan gospodarki na dzisiaj jest taki jaki jest<text:span text:style-name="T1109">.</text:span><text:s/>Oczywiście, że on będzie rzutował i ma wpływ na to, co będziemy mogli zrobić w ekologii.</text:p>
      <text:p text:style-name="P1110">Ale proszę państwa, ja nie dlatego, że jestem z Łodzi, będę mówił o Łodzi, ale dlatego że znam te przykłady<text:span text:style-name="T1111">.</text:span><text:s/>Na tej zasadzie.<text:s/><text:span text:style-name="T1112">I</text:span><text:s/>jeszcze dla innej sprawy. Ta Łódź leży p<text:span text:style-name="T1113">o</text:span>śr<text:span text:style-name="T1114">o</text:span>dku. Ja wiem, tu trzeba mówić o zaniedbaniach powietrza, wody i innych rzeczach. Ja chciałem ograniczyć się tylko do wody.</text:p>
      <text:p text:style-name="P1115">Proszę państwa, jeżeli w kraju po 44 latach gospodarki jedno z największych miast, przy takim zagęszczeniu ludności, jakie ma, bo ma największe - ja nie będę tutaj wszystkimi danymi, nie chcę op<text:span text:style-name="T1116">e</text:span>rowa<text:span text:style-name="T1117">ć</text:span>, by państwa nie zanudzić, zresztą państwo jesteście fachowcami i lepiej znacie to ode mnie - nie ma oczyszczalni ścieków, no to co my się będziemy dziwić? Przepraszam, ta Łódź nie ma oczyszczalni ścieków i jest sytuacja taka jaka jest, ale jest jeszcze inna sprawa, proszę państwa.</text:p>
      <text:p text:style-name="P1118">To my zan<text:span text:style-name="T1119">iec</text:span>zyszczamy inne miasta<text:span text:style-name="T1120">.</text:span><text:s/>Bo przecież stanowimy zagrożenie dla Konina, Poznania, a nawet dla kanału Warta - Gopło<text:span text:style-name="T1121">.</text:span><text:s/>Bo taka jest prawda. Ja muszę poruszyć pewne rzeczy<text:span text:style-name="T1122">.</text:span><text:s/>P<text:span text:style-name="T1123">r</text:span>oszę państwa, jeżeli w Łodzi ilość odprowadzanych ścieków z terenu Łodzi wynosi około 0,5<text:s/>mln metrów sześciennych na dobę, natomiast w najbliższych latach pr<text:span text:style-name="T1124">ze</text:span>widu<text:span text:style-name="T1125">je</text:span>my trzy razy więcej, przy braku oczyszczalni, to co będzie? To wpływa na inne rzeczy.</text:p>
      <text:p text:style-name="P1126">Proszę państwa, ja wiem oczywiście, że tutaj na tym<text:s/><text:span text:style-name="T1127">„</text:span>stole”<text:s/>nie ustalimy oczyszczalni ścieków w Łodzi, czy gdzieś indziej<text:span text:style-name="T1128">.</text:span><text:s/>Ale musimy o tym mówi<text:span text:style-name="T1129">ć.</text:span><text:s/>Mało, musimy wymóc te rzeczy, ustali<text:span text:style-name="T1130">ć</text:span><text:s/>jakiś porządek, kolejność. Pan mówił o powietrzu. Mówił, że energetyka jądrowa coś rozwiąże. Może i rozwiąże. Drugi z kolegów mówił, jakie to nakłady. Ale może tutaj zastanówmy się, że część tych nakładów trzeba już przeznaczyć dziś, dziś na podstawowe rzeczy. Dziś już niektóre rzeczy trzeba zacząć. Pani poseł mówi, że praktycznie my wszystko wiemy, o wszystkim mówimy, wszystko wiemy. Ja mam takie pytanie, pani poseł, jeżeli my wszystko wiemy, to jeżeli jest tak dobrze, to dlaczego jest tak źle?</text:p>
      <text:p text:style-name="P1131">Dziękuję.</text:p>
      <text:p text:style-name="P1132"><text:span text:style-name="T1133">Przewodniczący</text:span>:</text:p>
      <text:p text:style-name="P1134">Dziękuję bardzo.</text:p>
      <text:p text:style-name="P1135">Proszę o zabranie głosu prof<text:span text:style-name="T1136">.</text:span><text:s/>Romana Andrz<text:span text:style-name="T1137">eje</text:span>wskiego i przygotowanie się do głosu pana prof. W<text:span text:style-name="T1138">ie</text:span>rzbick<text:span text:style-name="T1139">ie</text:span>go.</text:p>
      <text:p text:style-name="P1140"><text:span text:style-name="T1141">Prof. Roman Andrz</text:span><text:span text:style-name="T1142">eje</text:span><text:span text:style-name="T1143">ws</text:span><text:span text:style-name="T1144">ki</text:span><text:span text:style-name="T1145">:</text:span></text:p>
      <text:p text:style-name="P1146">Panie Przew<text:span text:style-name="T1147">od</text:span>nicząc<text:span text:style-name="T1148">y!<text:s/></text:span>Szanowni Państwo!</text:p>
      <text:p text:style-name="P1149">Dyskusja przeciąga się, można powiedzieć<text:span text:style-name="T1150">.</text:span><text:s/>Widzę, że ilość kartek jeszcze jest bardzo duża<text:span text:style-name="T1151">.</text:span><text:s/>Chciałem<text:s/><text:soft-page-break/>wobec tego tylko zwrócić bardzo krótko na pewne sprawy uwagę<text:span text:style-name="T1152">.<text:s/></text:span>Byłem jednym z tych czterech profesorów, którzy podpisali manifest 89 jako inicjujący<text:span text:style-name="T1153">.</text:span><text:s/>Tzn<text:span text:style-name="T1154">.</text:span><text:s/>łącznie z prof<text:span text:style-name="T1155">.</text:span><text:s/>Kozłowskim, Kołodzie<text:span text:style-name="T1156">js</text:span>kim i Wierzbickim<text:span text:style-name="T1157">.</text:span></text:p>
      <text:p text:style-name="P1158">Dlaczego taki manifest uznaliśmy, że trzeba go ogłosić? W naszym społeczeństwie mówi się, że brakuje nam jedzenia, że nie mamy gdzie mieszkać i mamy często ciężkie warunki pracy<text:span text:style-name="T1159">.</text:span><text:s/>Że mamy nie najlepsze warunki społeczne, warunki społeczne, które powodują stresy życia społecznego, powodują to, że każdy człowiek w kontakcie z innym cz<text:span text:style-name="T1160">ł</text:span>ow<text:span text:style-name="T1161">i</text:span>e<text:span text:style-name="T1162">k</text:span>iem nader często otrzymuje nieprzychylne, nieprzyjemne wrażenia.<text:s/><text:span text:style-name="T1163">I</text:span><text:s/>to skraca nam życie<text:span text:style-name="T1164">.</text:span></text:p>
      <text:p text:style-name="P1165">Otóż czwartym czynnikiem, który skraca nam życie są warunki środowiskowe<text:span text:style-name="T1166">.</text:span><text:s/><text:span text:style-name="T1167">I</text:span><text:s/>o tych warunkach ciągle mówi się w Polsce z pewnym lekcewa<text:span text:style-name="T1168">że</text:span>niem<text:span text:style-name="T1169">.</text:span><text:s/>Mimo wszystkich głosów i siły społecznej, przemawiających na rzecz ochrony środowiska. W rzeczywistości, kiedy dochodzi do pewnych rozwiąza<text:span text:style-name="T1170">ń</text:span>, do pewnych zasadniczych dyskusji, sprawa środowiska spada na plan dalszy. Tak to miało mieć miejsce i przy<text:s/><text:span text:style-name="T1171">„</text:span>okrągłym stole<text:span text:style-name="T1172">”</text:span><text:span text:style-name="T1173">.</text:span><text:s/>Proszę przypomnieć sobie, jak przebiegała dyskusja pierwszego dnia. Tylko jeden z mówców i tylko mimochodem rzucił uwagę, że i środowisko też jest ważne.</text:p>
      <text:p text:style-name="P1174">Otóż jedzenie, mieszkanie, warunki społeczne i środowisko to są te elementy, które spowodowały, że my tu siedzący i całe nasze społeczeństwo w przeciągu ostatnich 10-15 lat straciło 10 lat życia, bo o tyle spadła nam średnia długość życia naszych mieszkańców. Środowisko odgrywa tutaj jedną z zasadniczych ról. O tym, niestety, musimy pamiętać.</text:p>
      <text:p text:style-name="P1175">Ja proszę państwa zgadzam się całkowicie z tym, że jakość środowiska zależy od systemu g<text:span text:style-name="T1176">os</text:span>podarczego. Że epoka stalinowska, którą dzisiaj tak ładnie nazywamy jednym słowem i uważamy, że wszystko załatwione jest, wpłynęła na taki model gospodarczy, który doprowadził do kolosalnych zniszczeń środowiska<text:span text:style-name="T1177">.</text:span><text:s/>Śmiem twierdzić, że nie tylko. Śmiem twierdzić także, że kultura przyrodnicza naszego społeczeń<text:span text:style-name="T1178">st</text:span>wa, że świadomość naszego społeczeństwa powoduje zniszczenie środowiska. I to są zniszczenia ważne dziś i jutro. One są może ważniejsze niż te wszystkie niedomagania przemysłu. Bo jeżeli chodzi o niedomagania przemysłu, to może być nas nie stać na jego poprawienie, ale przynajmniej wiemy co należy poprawić.</text:p>
      <text:p text:style-name="P1179">Natomiast jeżeli chodzi o podniesienie świadomości społeczn<text:span text:style-name="T1180">ej,</text:span><text:s/>o nauczenie szacunku naszego społeczeństwa do przyrody, to to jest zagadnienie na pewno bardzo ważne i znacznie trudniejsze, bo wymaga<text:s/>często pokoleń.</text:p>
      <text:p text:style-name="P1181">Prof. Kozłowski w swoim zagajeniu powiedział, że domaga się zmian sposobu szkolenia naszego społeczeństwa, zmian edukacji przyrodniczej<text:span text:style-name="T1182">.</text:span><text:s/>Tak, proszę państwa, ale wyleciały pokolenia, które tej edukacji nie dostały, i te pokolenia dzisiaj rządzą Polską i będą rządzić w najbliższej przyszłości. Jeśli te pokolenia nie docenią zagadnień środowiskowych, to nie spodziew<text:span text:style-name="T1183">aj</text:span>my, że długość życia z powrotem zacznie się w Polsce wydłużać.</text:p>
      <text:p text:style-name="P1184">A<text:s/><text:span text:style-name="T1185">w</text:span>ięc wpływ systemu gospodarczego, to jest jeden czynnik określający jakość życia powodowaną przez warunki środowiskowe, świadomość społeczna jest drugim czynnikiem. I trzecim czynnikiem, to jest postęp naukowy.</text:p>
      <text:p text:style-name="P1186">Proszę państwa, nauka stale nam podpowiada nowe rozwiązania, jak poprawiać środowisko, ale także stale zwraca nam uwagę na nowe zagrożenia środowiskowe, o których my jeszcze nie mamy wielkiego<text:s/><text:soft-page-break/>pojęcia.</text:p>
      <text:p text:style-name="P1187">Sądzę więc, że w zakresie zagadnień ochrony środowiska postęp naukowy ma decydujące znaczenie dlatego, by to środowisko i ochraniać, i poprawiać. I na tym tle chciałem zwrócić jeszcze raz uwagę, nawiązać częściowo do tego, co mówił prof. Zimny.</text:p>
      <text:p text:style-name="P1188">P<text:span text:style-name="T1189">r</text:span>osz<text:span text:style-name="T1190">ę</text:span><text:s/>Państwa! Wszystkie sprawy środowiskowe są<text:s/>tylko w<text:span text:style-name="T1191">a</text:span><text:span text:style-name="T1192">żn</text:span>e wtedy, kiedy odnoszą się do życia, gdyby brudne powietrze i skażona woda nie wpływała na życie moglib<text:span text:style-name="T1193">yś</text:span>my się tym nie interesować. Życie jest podstawą naszego działania w środowisku. To życie my bardzo mało znamy. Bardzo mało znamy systemy ekologiczne, bardzo mało znamy w rzeczywistości reakcje człowieka na skażenia.</text:p>
      <text:p text:style-name="P1194">To, że Ministerstwo Zdrowia stale nam wmawia, że nie ma wielkich reakcji naszego społeczeństwa na skażenia środowiskowe, jest wyrazem braku wiedzy, podstawowej wiedzy o tym, jak komórka, organizm, społeczeństwa reagują na skażenia środowiskowe.</text:p>
      <text:p text:style-name="P1195">I na tym tle proszę państwa jeszcze jedna rzecz, która wydaje mi się, że nie jest związana z epoką stalinowską, a więcej z naszą świadomością, to są przekształcenia struktury przyrody w naszym kraju. Ja twierdzę już od dawna, że jeżeli poprawimy czystość powietrza i jeżeli poprawimy czystość wody, jeżeli zlikwidujemy hałdy zanieczyszczeń, to przyroda i tak będzie degradowana, ponieważ struktura przyrody w naszym kraju jest degradowana. Zde<text:span text:style-name="T1196">gr</text:span>adowaliśmy ją przez nadmierny wyrąb lasów i zmianę struktury wiekowej naszych drzewostanów. Zmarnowaliśmy ich przez zmianę struktury pól, wycięcie zadrzewień śródpolnych, przez niszczenie parków podwor<text:span text:style-name="T1197">s</text:span>kich, przez zmianę całej organizacji stosunków wodnych. To wszystko są elementy struktury przyrodnicz<text:span text:style-name="T1198">ej,</text:span><text:s/>która ulega w Polsce wielkim przekształceniom.</text:p>
      <text:p text:style-name="P1199">Wydaje mi się więc, że zabezpieczenie struktury przyrody jest tym zagadnieniem, które stoi przed nami dlatego, że nowa organizacja życia społecznego może nie będzie tworzyć nowych wielkich zakładów przemysłowych i nie będą powstawać nowe wielkie centra katastrof ekologicznych.<text:s/>Ale całość przyrody<text:s/><text:span text:style-name="T1200">w</text:span><text:s/>sytuacji, kiedy każdy będzie decydował o tym, jak podnieść swój zysk, jak wyrzucić na rzecz społeczeństwa zewnętrzne szkody przyrodnicze, będą powodować gwałtowną degradację.</text:p>
      <text:p text:style-name="P1201">Dlatego chciałem państwu proponować, by na te zagadnienia generalne, związane z nauką, z świadomością i dopiero ze strefą gospodarczą, zwrócić uwagę wtedy, kiedy modelujemy nowy kształt naszego społeczeństwa i<text:s/><text:span text:style-name="T1202">fu</text:span>nk<text:span text:style-name="T1203">cjo</text:span>n<text:span text:style-name="T1204">ow</text:span>ania tego społeczeństw<text:span text:style-name="T1205">a</text:span>.</text:p>
      <text:p text:style-name="P1206">Sądzę więc, że obrady naszego<text:s/>„stolika”<text:s/>powinny być nie tylko adresowane do Ministerstwa Ochrony Środowiska, powinny być adresowane do naszego społeczeństwa, a także do tych innych<text:s/>„stołów”,<text:s/>„stolików”<text:s/>i całego<text:s/><text:span text:style-name="T1207">„</text:span>okrągłego stołu<text:span text:style-name="T1208">”</text:span>, bo tam będą rozstrzyga<text:span text:style-name="T1209">ć</text:span><text:s/>się sprawy, czy środowisko będzie dobrze czy źle funkcjonować w Polsce.</text:p>
      <text:p text:style-name="P1210">Dziękuję bardzo.</text:p>
      <text:p text:style-name="P1211"><text:span text:style-name="T1212">Przewodniczący</text:span>:</text:p>
      <text:p text:style-name="P1213">Dziękuję bardzo.</text:p>
      <text:p text:style-name="P1214">Proszę o zabranie głosu pana Wierzbickiego i przygotowanie się do głosu pana Wacława Kulczyńskiego.</text:p>
      <text:p text:style-name="P1215"><text:span text:style-name="T1216">Ob</text:span><text:span text:style-name="T1217">.</text:span><text:span text:style-name="T1218"><text:s/>Zbigniew Wierzbicki</text:span>:</text:p>
      <text:p text:style-name="P1219">Chciałbym nawiązać może do ostatniej wypowiedzi, mianowicie wypowiedzi pana Lubańskiego, pana Kostrzewy i pana Andrz<text:span text:style-name="T1220">ej</text:span>ewskieg<text:span text:style-name="T1221">o.</text:span></text:p>
      <text:soft-page-break/>
      <text:p text:style-name="P1222">Otóż proszę państwa, tak bardzo nie krytykujmy siebie i to, że właśnie mówimy o tych sprawach. Bo prof. Andrzejewski słusznie tutaj zwrócił uwagę na braku uświadomienia społeczeństwa, ogółu społeczeństwa i brak uświadomienia decydentów.</text:p>
      <text:p text:style-name="P1223">Pan Kostrzewa właściwie to samo powiedział w sposób pośredni. Co my tak naprawdę wiemy o Łodzi, o sytuacji w Łodzi nawet my tu obecni. Przecież cenzura kładła zapis na wiele wiadomości informacji. Ja myślę, że o tych rzeczach trzeba mówić, a może nie tyle mówić, ile trzeba krzyczeć. Trzeba krzyczeć, bo albo uświadomi społeczeństwo katastrofa ekologiczna, tak jak to zrobił Czarnobyl w sprawie energetyki jądrowej, albo uświadomi, może uświadomić akcja edukacyjna i to właśnie co my mówimy, co się przedost<text:span text:style-name="T1224">aj</text:span>e do środków masowego przekazu i z tego narzędzia nie rezygnujmy. To nie znaczy wcale, ażeby wniosek pana Lubańskiego, który właściwie chyba szedł po mojej też myśli, ażeby w tych tu rozważaniach systemowych podjąć również pewne konkretne przykłady i pokazać, że można pewne rzeczy rozwiązać tak zresztą, jak to pan zrobił w tym swoim zakładzie. Ale to jest wł<text:span text:style-name="T1225">aś</text:span>nie przypadek pojedynczy, indywidualny zależny od świadomości tej osoby czy tego decydenta.</text:p>
      <text:p text:style-name="P1226">Tu mam przed sobą proszę państwa materiały związków zawodowych, wybór materiałów szkoleniowych dla aktywu związkowego<text:s/><text:span text:style-name="T1227">„</text:span>Ochrona środowiska naturalnego w działalności<text:s/><text:span text:style-name="T1228">z</text:span>wiązk<text:span text:style-name="T1229">ów</text:span><text:s/>z<text:span text:style-name="T1230">a</text:span>w<text:span text:style-name="T1231">odow</text:span>yc<text:span text:style-name="T1232">h</text:span><text:span text:style-name="T1233">”</text:span><text:s/>- do u<text:span text:style-name="T1234">ż</text:span>ytku wewnętrznego w 1988 roku<text:s/>wydane<text:s/><text:span text:style-name="T1235">i</text:span><text:s/>to właśnie czytam we wnioskach z uchwał w poszczególnych konkluzjach, domagają się mniej więcej tego sam<text:span text:style-name="T1236">e</text:span>go, czego my się tu domagamy, prawda, tego samego. Chodzi tylko o to, żebyśmy doszli do możliwości i sposobów transmisji tych rzeczy właśnie do szerokiego ogółu, a zwłaszcza do decydentów, nie tylko do Ministerstwa Ochrony Środowiska, tylko bardziej właśnie do decydentów życia gospodarczego, społecznego i innego.</text:p>
      <text:p text:style-name="P1237">Ale proszę<text:s/>Pań<text:span text:style-name="T1238">stw</text:span>a! Tutaj pan prof. Juda wydaje mi się, że trochę uprościł sprawę. Bo ja wprawdzie zgadzam się z tym, że restrukturyza<text:span text:style-name="T1239">cj</text:span>a gospodarki poprawi naszą sytuację ekologiczną. Ale czy możemy tu postawić znak równania, zwłaszcza w naszych warunkach, obawiam się, że nie. Jeżeli nie damy do tej restrukturyzacji, nie dodamy współczynnika ekologicznego, to obawiam się, że będziemy mieli częściową restrukturyza<text:span text:style-name="T1240">cj</text:span>ę gospodarki, która pójdzie znowu na szybkie korzyści gospodarcze, zyski, kosztem właśnie środowisk<text:span text:style-name="T1241">a.</text:span></text:p>
      <text:p text:style-name="P1242">I tu chciałbym również nawiązać do tego, co mówiła pani prof. Hager-Małecka o ustawodawstwie, o prawie. Wprawdzie możemy sobie powiedzieć, że istota naszego prob<text:span text:style-name="T1243">l</text:span>emu nie leży w ustawodawstwie, tylko jest poza prawem, w życiu faktycznym, w życiu gospodarczym, ekonomicznym. Niemniej jednak dobre ustawodawstwo jest tym narzędziem, które pomoże nam w likwidowaniu, czy w ograniczaniu szkodliwości działań różnych, szkodliwości środowiska.</text:p>
      <text:p text:style-name="P1244">I tu powstaje taki problem dosy<text:span text:style-name="T1245">ć</text:span><text:s/>is<text:span text:style-name="T1246">totn</text:span>y, mianowicie, o którym była mowa. Mamy przecież ustawę o ochronie środowiska, z 1949<text:s/><text:span text:style-name="T1247">r.</text:span><text:s/>która została znowelizowana, opracowany jest<text:s/>projekt i to przy udziale bardzo wybitnego prawnika, prof. Brzezińskiego, który dostał nawet nagrodę międzynarodową za swoją działalność w ustawodawstwie ochrony przyrody i ta ustawa jest blokowana od 7 czy 8 lat, nie wiem przez kogo ona jest blokowana. I zastanawiamy się ciągle nad tym, dyskutujemy, czy wydawać jedną czy dwie ustawy.<text:s/>Czy rzeczywiście nie byłoby praktycznie<text:span text:style-name="T1248">js</text:span>zym rozwiązaniem to co już jest gotowe, uchwalić jak n<text:span text:style-name="T1249">aj</text:span>prędzej, a zastanawiać się potem nad tym, czy wydawać jedną czy dwie ustawy.</text:p>
      <text:p text:style-name="P1250">Ja proszę państwa jestem raczej za dwom<text:span text:style-name="T1251">a</text:span>, ale wiem, że to jest sprawa dyskusyjna. Czego się boję w<text:s/><text:soft-page-break/>jednej ustawie<text:span text:style-name="T1252">?<text:s/></text:span>W jednej ustawie o ochronie i kształtowaniu środowiska obawiam się, że przy naszej omnipoten<text:span text:style-name="T1253">cj</text:span>i, przy omnipotencji naszej administra<text:span text:style-name="T1254">cj</text:span>i ochrona środowiska, konserwa<text:span text:style-name="T1255">to</text:span>rska, na której nam musi bardzo zależeć, wobec tego tej sytuacji, którą znamy, o której mówił tutaj przed chwilą prof. Andrz<text:span text:style-name="T1256">ej</text:span>ewski, głębiej może nawet to ujął, niż my tutaj ogólnie stwierdzamy.</text:p>
      <text:p text:style-name="P1257">Może musimy się obawiać, że pod pojęciem kształtowania środowiska będą przemycane antyekologiczne decyzje i to będzie robić administra<text:span text:style-name="T1258">cj</text:span>a szczebla podstawowego i szczebla średniego dla różnych korzyści. I dlatego uważam, że trzeba skorzystać z tego, że mamy ustawę konserwatorską, ustawę, która wyraźnie zabrania pewnych działań, pewnych zachowań, ona jest gotowa i ją powinno się jak najszybciej uchwalić. Natomiast sprawa kodyfikacji, to jest sprawa jeszcze paru lat. Nie wiem, czy możemy w tej sytuacji czekać nawet na dwa lata czy trzy.</text:p>
      <text:p text:style-name="P1259">Dziękuję.</text:p>
      <text:p text:style-name="P1260"><text:span text:style-name="T1261">Przewodniczący:</text:span></text:p>
      <text:p text:style-name="P1262">Dziękuję bardzo.</text:p>
      <text:p text:style-name="P1263">P<text:span text:style-name="T1264">r</text:span>os<text:span text:style-name="T1265">z</text:span>ę o zabranie głosu pa<text:span text:style-name="T1266">n</text:span>a Wacława Kulczyńskiego,<text:s/>i przygotowanie się do głosu pana Rafała Kasprzyka.</text:p>
      <text:p text:style-name="P1267"><text:span text:style-name="T1268">Ob</text:span><text:span text:style-name="T1269">. Wacław Kulczyński</text:span>:</text:p>
      <text:p text:style-name="P1270">Proszę Państwa! Panowie Przewodniczący! Chciałbym prosić o takie spojrzenie na nasze obrady dziś, a szczególnie przy następnej kolejce stołu, ażeby doprowadzić do czegoś, co bym nazwał uczynieniem zdecydowanego kroku naprzód.</text:p>
      <text:p text:style-name="P1271">Dlaczego tak mówię? Po prostu już tutaj na tle różnych wypowiedzi mogliśmy się zorientowa<text:span text:style-name="T1272">ć</text:span>, że w niektórych tematach przynajmniej jest pewna doza w sumie niedoin<text:span text:style-name="T1273">fo</text:span>rmowania. Aczkolwiek wydawało nam się w<text:s/>ministerstwie, że dla takiej informacji staraliśmy się uczynić wiele, może nawet wszystko, to jest dla nas też wniosek taki, iż okazuje się bardzo mało zrobiliśmy.</text:p>
      <text:p text:style-name="P1274">I wspominam o tym dlatego, ponieważ…<text:s/>no, po pierwsze może jeszcze taka refleksja. Właściwie można powiedzieć, że w większości tych spraw zarówno głównych, jak i tematów zupełnie szczegółowych, dziś wymienionych, postulowanych, w zasadzie możemy mówić o zgodności.<text:s/>Tylko że to nie sprawi, nawet to przeświadczenie nie sprawi czy nie zdecyduje o konstruktywności naszych obrad. Otóż ta zgodność również wynika i stąd, że wiele spraw jest po prostu w biegu realizacyjnym. My przedstawimy na kolejnym posiedzeniu,<text:span text:style-name="T1275"><text:s/></text:span>postaramy się może po prostu zrobić wypisy z konkretnych sformułowań, które pokażą jak te sprawy w tej chwili w trybie legislacyjnym - mówię o całej instrumentac<text:span text:style-name="T1276">ji</text:span><text:s/>prawnej, którą zmieniamy - biegną.</text:p>
      <text:p text:style-name="P1277">Dam przykłady, nie o wszystkim będę tutaj mówił, ale kwestia odpadów. Jest poprawka do ustawy zgłoszona, została akceptowana już przez rząd, czeka na swoją kolejkę w Sejmie. Mamy nadzieję, że jeszcze jednak ten Sejm zaakceptuje tę poprawkę i inne o zakazie importu odpadów o charakterze toksycznym. Jednoznacznie przecinamy sprawę, bowiem prawdą jest to co państwo tutaj mówili, iż w tym zakresie zaistniała sytuacja niebezpieczna. Tam gdzie myśmy się dowiedzieli, ale nie mieliśmy pewności, czy akurat dotarła do nas w każdej sprawie informacja, przeciwdziałanie ministra było, było to publikowane, zresztą w prasie. To za mało, uznano, że trzeba rzeczywiście już na dziś i na przyszłość wprowadzić tego typu rozwiązanie.</text:p>
      <text:p text:style-name="P1278">Zgłoszona została również do rządu, zgłoszony został projekt rozwiązań w zakresie tego, co zostało<text:s/><text:soft-page-break/>nazwane służbą prz<text:span text:style-name="T1279">ec</text:span>iwdział<text:span text:style-name="T1280">ają</text:span>cą kataklizmom. Trochę inaczej to było nazwane, ale w każdym razie - dla nadzwycz<text:span text:style-name="T1281">aj</text:span>nych zagrożeń - taka formuła została przyj<text:span text:style-name="T1282">ęt</text:span>a w tym projekcie.<text:s/>I jest na to już w tej chwili akceptacja rządu, z tym że zostały zgłoszone poprawki do koncepcji i to będzie w związku z tym, jeszcze ulegało tam pewnym poprawkom.</text:p>
      <text:p text:style-name="P1283">Ja tak wybieram, może nie wszystkie po kolei, przewiduje się i to już jest<text:s/><text:span text:style-name="T1284">-</text:span><text:s/>można powiedzieć - w tym rządowym etapie przesądzone, wprowadza się zaostrzenie norm z tytułu zanieczyszczeń środowiska, z tym, że generalnie zaostrzenie, natomiast upoważnienie lokalnych władz, wojewódzkich władz - upoważnienie do tego, ażeby w zakresie swoich terenów mogły te normy zaostrzać. Nie wolno łagodzić, ale zaostrzać tak bowiem sami wiemy, że pewna<text:s/><text:span text:style-name="T1285">-</text:span><text:s/>nazwijmy to - średnia nie zawsze odpowiada sytuacjom, jakie są w poszczególnych rejonach naszego kraju.</text:p>
      <text:p text:style-name="P1286">Zasada, pani poseł pro<text:span text:style-name="T1287">f</text:span>. Hager-Małecka wspomniała o tym<text:s/>- zasada<text:s/>oceny, dawania oceny ekspertyzy środowiskow<text:span text:style-name="T1288">ej</text:span><text:s/>dla każdej inwestycji, została przyjęta, wprowadzona w planie konsolidacji. Ponieważ będzie jakiś czas potrzebna na to, żeby znowelizować i zmienić zarówno ustawę o ochronie przyrody, jak i ustawę o ochronie środowiska, wobec tego w trybie też poprawki bieżąc<text:span text:style-name="T1289">ej</text:span>, wprowadzona została sprawa powołania społecznej straży ochrony środowiska.</text:p>
      <text:p text:style-name="P1290">A więc jest szereg kwestii, które po prostu są regulowane. Ja nie wszystkie wymieniłem, nawet nie chciałem po prostu tutaj świadomie tego w tej chwili robić, żeby czasu nie z<text:span text:style-name="T1291">aj</text:span>mować, ale pokazuję przykłady.</text:p>
      <text:p text:style-name="P1292">O tzw. Banku Ekologicznym, była taka propozycja tutaj zgłoszona. Także w tym zakresie odpowiednia poprawka została wprowadzona i ten bank będzie funkcjonował od 1 lipca br. Czyli chciałbym namówić do takiej sytuacji, w której nie byłoby tak, że my dojdziemy do zgody, że takie czy inne parametry prawno-ekonomiczne mają funkc<text:span text:style-name="T1293">jo</text:span>nować, ale już w<text:s/>określonych kręgach, wiadomo, że nie zostały po prostu przyjęte, zaakceptowane. Nawet ja mówię tutaj wspólnie o nas wszystkich - jest to kwestia autorytetu zarówno państwa ze strony<text:s/>„Solid<text:span text:style-name="T1294">a</text:span>rności”, powiem szczerze i ze strony naszej, żeby nie powiedziano, że nic tut<text:span text:style-name="T1295">aj</text:span><text:s/>nowego nie wymyślili, bo w gruncie rzeczy poszli na to, co już jest wdrażane.</text:p>
      <text:p text:style-name="P1296">Oczywiście, my możemy dyskutować, dlaczego dopiero teraz, że to jest może za<text:s/><text:span text:style-name="T1297">p</text:span>óźno itd. Ale to nie zmienia faktu, że to już w te chwili po prostu jest wprowadzane. Tak samo dotyczy to całego zestawu rozwiązań<text:s/><text:span text:style-name="T1298">o<text:s/></text:span>charakterze ekonomicznym, które powodują to, że za<text:span text:style-name="T1299">c</text:span>zyna na rynku się robi<text:span text:style-name="T1300">ć</text:span><text:s/>ruch. My mamy kilkanaście różnego rodzaju fundacji zarejestrowanych, to zaczyna jak grzyby po deszczu w tej chwili rosnąć. Ale do tego różnego rodzaju przedsiębiorstwa, firmy. Przecież nie dlatego, powiedzmy sobie szczerze, to wszystko jest może - trochę też - tak pięknie się rozwija, rejestruje, że wszystkim tym panom, menagerom, prawda, prezesom fundacji tak strasznie zależy na ochronie środowiska. To też byłby uproszczony i błędny wniosek<text:span text:style-name="T1301">.</text:span></text:p>
      <text:p text:style-name="P1302">Powiedzmy sobie szczerze, po prostu już wiedzą o tym, że takie, a nie inne obowią<text:span text:style-name="T1303">z</text:span>u<text:span text:style-name="T1304">j</text:span>ą w tym zakresie ulgi; zwolnienia od podatków dochodowych, różnego rodzaju przywileje w zaciąganiu kredytów. Jest to wszystko obliczone na to, żeby zarówno nasz przemysł taki podstawowy zaczął się w tych sprawach ruszać, jak i również powstawały w myśl idei - przedsiębiorczości, nowe przedsiębiorstwa, nowe jednostki, a zwłaszcza takie, które będą produkować urządzenia, s<text:span text:style-name="T1305">p</text:span>r<text:span text:style-name="T1306">zę</text:span>t, aparaturę pomiarową dla ochrony środowiska.</text:p>
      <text:soft-page-break/>
      <text:p text:style-name="P1307">Więc<text:s/><text:span text:style-name="T1308">t</text:span>o podałem tak przykładowo. A teraz jeśli chodzi - wydaje mi się, że wobec tego w tej instrumenta<text:span text:style-name="T1309">c</text:span>ji powinniśmy tak się zastanowić, ale to przyznaję, nie byliśmy w stanie, bo nie sądziliśmy, że to akurat w takim układzie wyjdzie dzisiaj. Wszyscy dopiero tutaj startujemy, przygotujemy na najbliższe posiedzenie państwu zestawienie takich materiałów, żebyśmy mogli po prostu robić to co ja powiedziałem - ten krok naprzód. Teraz tak - myślę, że nie podarowałby nam nikt, bo przecież my patrzymy na odbiór<text:span text:style-name="T1310"><text:s/></text:span>szeroki, to nie jest rzeczywiście tak jak państwo mówili, bo to byłoby uproszczenie nawet gdybyśmy sprowadzili, że Ministerstwo Ochrony Środowiska i Zasobów Naturalnych, to jest rząd, prawda.</text:p>
      <text:p text:style-name="P1311">Oczywiście jest to olbrzymie uproszczenie, to jednak nie o to chodzi. Tu chodzi o to, ażeby rozwiązać problemy - nazwę to może tak hasłowo, głośno, pompatycznie, ale dla narodu. I dlatego nie możemy nie powiedzieć o identyfikacji pewnych celów, pewnych zagrożeń, które są zide<text:span text:style-name="T1312">nt</text:span>yfikowane.</text:p>
      <text:p text:style-name="P1313">Muszę powiedzieć, że Narodowy Program Ochrony Środowiska został generalnie skrytykowany<text:span text:style-name="T1314">,</text:span><text:s/>on jest w tej chwili w przebudowie. To już nie będzie ten program, który był przedstawiony do konsultac<text:span text:style-name="T1315">ji</text:span>. I myślę, że nasz<text:s/>„stół”<text:s/>również wniesie określone sprawy do tego programu i to dobrze, że to się jeszcze tak w tej chwili nałożyło.</text:p>
      <text:p text:style-name="P1316">Ale<text:s/><text:span text:style-name="T1317">m</text:span>yślę, że mogę powiedzieć - była raczej zgodność co do kw<text:span text:style-name="T1318">e</text:span>s<text:span text:style-name="T1319">ti</text:span>i związanych z identyfikacją stanów /?/. Może tam by<text:span text:style-name="T1320">ł</text:span>y w pewnych szczegółach spory, ale generalnie<text:s/>i w dyskusjach ze strony, po<text:span text:style-name="T1321">w</text:span>i<text:span text:style-name="T1322">e</text:span>działbym - też zaryzykuję<text:s/>- ze<text:s/>strony wszystkich państwa, którzy tutaj siedzą przy tym stole, no na ogół było to przyjęcie, iż identyfikacja zagrożeń właściwie jest prawidłowa stanu i w związku z tym zagrożeń. I od tego odejść nam też nie wolno, od potwierdzenia. Potwierdzenia po to, żebyśmy wiedzieli na czym się skupić wobec tego w naszych działaniach, o co nam chodzi. To nie jest w tej chwili takie jednoznaczne dla wszystkich kręgów, nawet spec<text:span text:style-name="T1323">ja</text:span>listycznych jak my w tej chwili stawiamy sprawę, że dla nas najpoważnie<text:span text:style-name="T1324">js</text:span>zą sprawą w ochronie środowiska to jest zanieczyszczenie naszej atmosfery. A w tym zanieczyszczeniu naszej atmosfery w tej chwili dla Polski problemami numer jeden to jest kwestia - dwutlenku siarki i tlenków azotu. To jest wiążące, to jest wiążące dla naszych lasów, dla zmian klimatycznych, dla człowieka, dla każdego układu - oczywiście upraszczam, wiążąca sprawa.</text:p>
      <text:p text:style-name="P1325">Warto sobie - wydaje mi się - o tym powiedzieć, żebyśmy nie zostali z pewnymi mechanizmami, bez pokazania czemu one mają służyć. Dobrze gdybyśmy się zgodzili, że to tak jest, bardzo dobrze by to było. Ale powiedzmy to sobie, że problemem to jest kwestia zasolenia wód. Przecież to jest olbrzymi temat. Jeśli tego nie powiemy, tych dwóch problemów, które wymieniłem, to będzie nam trochę trudno podejść nawet do tego, czego oczekujemy od restrukturyza<text:span text:style-name="T1326">cji</text:span><text:s/>naszej gospodarki. A o tym też chciałbym parę słów powiedzieć.</text:p>
      <text:p text:style-name="P1327">No, nie możemy pominąć kwestii związanej z tym, że mamy poważne zaniedbania jeśli chodzi o zanieczyszczenie wód<text:s/><text:span text:style-name="T1328">ś</text:span><text:span text:style-name="T1329">c</text:span><text:span text:style-name="T1330">ie</text:span>kami przemysłowymi i komunalnymi, jeśli w miastach tylko połowę praktycznie ocz<text:span text:style-name="T1331">ys</text:span>zczamy, to to już krzyczy samo za siebie i nie możemy też odejść od tego co nazwę podejściem obszarowym do tematu<text:span text:style-name="T1332">.</text:span><text:s/>Mamy nie tylko z punktu widzenia 27 obszarów uznanych za ekologicznie zagrożone, tak jak panowie tutaj mówili te 30<text:span text:style-name="T1333">%</text:span>, mniej więcej mieszkańców ż<text:span text:style-name="T1334">yj</text:span>e na tych terenach, a więc taka sprawa, ale są potem jeśli mówić o układzie i w atmosferze, i w wodzie są jeszcze inne linie, które wskazują na pewne obszary jakie wymagają szczególnego zajęcia i myślę, że od nas też oczekują stosunku w tym zakresie<text:span text:style-name="T1335">.</text:span></text:p>
      <text:soft-page-break/>
      <text:p text:style-name="P1336">I dlatego chciałbym powiedzieć o problemie, nie wolno nam od tego odejść w moim głębokim przekonan<text:span text:style-name="T1337">i</text:span>u, o problemie emisji zanieczyszczeń, ale i emis<text:span text:style-name="T1338">ji</text:span><text:s/>zanieczyszczeń. Jesteśmy w to uwikłani przecież niesamowicie. Przecież 50<text:span text:style-name="T1339">%</text:span><text:s/>zaniecz<text:span text:style-name="T1340">ys</text:span>zczeń leci z<text:s/>południowego zachodu, od naszych sąsiadów. Wyznacza to nam również zadania w naszej polityce zagranicznej. To jest sprawa negocjowania w tej chwili, ale ponad rok negocjujemy i muszę powiedzieć z przykrością, że jest nam bardzo trudno, bo nieprawdą jest to, że co niektórzy mówią, że chcemy sprzedać jak gdyby Polskę w tym zakresie. Gdyby tak to było, porozumienie już byłoby dawno podpisane.</text:p>
      <text:p text:style-name="P1341">Chc<text:span text:style-name="T1342">ę</text:span><text:s/>powiedzieć, że ostatnio zostało uzgodnione, to już w formule dyplom<text:span text:style-name="T1343">atyc</text:span>znej - uzgodnienie, drugi stopień parafowania, a dopiero trzeci stopień to jest podpisanie. Uzgodniono pewien zakres tematów, co do których wydawało się, że jest zgoda pomiędzy trzema partnerami, nie wszystkie tematy. Okazuje się, że powiedzmy sobie w tym gronie szczerze, strona niemiecka nawet i tego nie zaakceptowała.</text:p>
      <text:p text:style-name="P1344">Delegacja wysłana na rozmowy uzgodniła. Są trudności, są problemy w tym zakresie, ale to też nam wyznacza kierunki naszych działań. To jest 50<text:span text:style-name="T1345">%</text:span><text:s/>tego co jest nad Polską, ale jeśli już tak rozpatrujemy sprawę, to powiedzmy sobie również i o tym, że w tym globalnym stanie zanieczyszc<text:span text:style-name="T1346">z</text:span>eń nad naszym krajem mamy sytuację znowu dziwną. Ona jest dziwna w tym, że praktycznie to z tej globalnej emisji jakieś 70%, niektórzy mówią, że więcej to my z kolei emitujemy. Dalej to leci na wschód i to leci przede wszystkim na Skandynawię, to są te sprawy brzydkie, które nas łączą w tych stosunkach z krajami skandynawskimi i wywołują różnego rodzaju działania, a więc wydaje mi się, że i o takich sprawach musimy sobie powiedzieć, a jeśli tak powiemy, to z tego jest wniosek tego typu, że my musimy uczynić więcej. Na przykład my mówimy o wielkich elektrowniach, o energetyce zawodowej, to co zostaje nad<text:s/><text:span text:style-name="T1347">P</text:span>olską, jest energetyka ta socjalno-komunalna, b<text:span text:style-name="T1348">yt</text:span>owo-komunalna, takie jest fachowe określenie. To praktycznie to zostaje nad Polską, a więc interesem Polski jest wielkim, żeby tego tematu także nie zaniedbać<text:span text:style-name="T1349">.</text:span><text:s/>Wydaje mi się, że od tej strony też warto byłoby na sprawy popatrzeć.</text:p>
      <text:p text:style-name="P1350">Mówiłem o pewnych tych zagrożeniach, do tego chciałbym poinformować, żeby nie rozwlekać, są określone programy, jesteśmy gotowi je udostępnić, bo uważamy, że to s<text:span text:style-name="T1351">ą</text:span><text:s/>te scenariusze do spraw ważnych, które powinniśmy po prostu realizować<text:span text:style-name="T1352">.</text:span><text:s/>Sprawa współpracy międzynarodowej, proszę państwa, nie możemy tylko w kwestii konwersji naszego zadłużenia wybijać na plan pierwszy ze spraw, które mamy do rozegrania ze światem. Dlaczego? Państwo, którzy wiedzą jak<text:s/><text:span text:style-name="T1353">-</text:span><text:s/>z czego się to wzięło i jest uchwała kongresu, ma swój numer przełomu ubiegłych lat, ona powstała rzeczywiście, jej realizacja miała miejsce przede wszystkim w odniesieniu Braz<text:span text:style-name="T1354">yl</text:span>ii, Boliwii tego typu państw i jak to wygląda. Myśmy przeprowadzili rozmowy parokrotne z delegacją amerykańską w tej sprawie i ona będzie dla nas w pewnym sensie takim przykładem<text:s/><text:span text:style-name="T1355">-</text:span><text:s/>jak ten temat rozwiązywać. Problem polega na tym, że z tego w gruncie rzeczy nam dolarów nie przybywa.<text:span text:style-name="T1356"><text:s/></text:span>Koncepcja jest taka, i my musimy się liczyć,<text:s/><text:span text:style-name="T1357">ż</text:span>e możemy oczywiście składać swoją koncepcję i taką małą, mamy siedzący tutaj kolega dr Sitnicki z SGPiS przygotował tego typu koncepcję, drugi wariant tej koncepcji przygotował, doc. Szczepański, a więc operujemy pewnymi rozwiązaniami tylko proszę państwa na gorszy ambaras - przepraszam, że trywialnie powiem, to muszą dwie strony, my jesteśmy dłużni i tam są nasi wierzyciele, więc to jest taka sprawa. Możemy sobie wiele rzeczy powiedzieć, że to musi być przyjęte, tylko że g<text:span text:style-name="T1358">e</text:span>neralnie koncepcja do tej pory wygląda tak, że jakaś organizacja - fundacja w tym przypadku, która brała udział w rozmowach wykupuje część naszego zadłużenia po cenie<text:s/>jak było<text:s/><text:soft-page-break/><text:span text:style-name="T1359">w</text:span><text:s/>ubiegłym roku 40 parę centów za<text:s/><text:span text:style-name="T1360">1</text:span><text:s/>dolar.<text:s/><text:span text:style-name="T1361">I</text:span><text:s/>to te pieniądze wykupione, jak gdyby zdejmują z odpisu naszego zadłużenia, ale jako pieniądz funkcjonuje złotka, która jest przekazana na inwestowanie, a nam jak życie potrzebne są dolary, waluta wymienialna, więc szukamy takiego rozwiązania, żeby przy tej konwersji rzeczywiście na to pójść, ale są zapisy i są koncepcje, więc znowu, żebyśmy nie otwarli drzwi otwartych.</text:p>
      <text:p text:style-name="P1362">Państwo wiecie, pan przewodniczący już patrzy na czas - że trochę za długo, ale państwo przecież wiecie również o tym, że są odzewy na rozwiązania naszych spraw ze strony Skandynawii. Ze w<text:span text:style-name="T1363">s</text:span>zystkimi rozmawiamy. Chcę powiedzieć Norwegia to jest najmniejszy element w tym całym ogniwie, zresztą jedyna Norwegia, nawiasem mówiąc, wypowiedziała się oficjalnie przeciwko koncepcji<text:span text:style-name="T1364"><text:s/></text:span>Szwecji i Finlandii w zakresie udzielenia pomocy Polsce i innym państwom Wschodu, bo były koncepcje bank utworzyć, europejski fundusz itd. Norwegia nie podjęła tej sprawy, a nawet wręcz zgłosiła swój sprzeciw, aczkolwiek wczoraj w czasie rozmów zachowała się pani Rembeck, bardzo dyplomatycznie i już nie mówiła o<text:s/><text:span text:style-name="T1365">s</text:span>przeciwie, a mówiła o tym, że będ<text:span text:style-name="T1366">ą</text:span><text:s/>sprawy po prostu z ich strony także rozważane. Tylko poza konwersją zadłużenia są właśnie takie kwestie: wejścia w układy typu europejskich funduszy, łącznie z tym co w EKG się dzi<text:span text:style-name="T1367">ej</text:span>e, jak również kwestia Banku Światowego. My jesteśmy po rozmowach z Bankiem Światowym, który oświadczył przynajmniej we wstępnych rozmowach, iż będzie gotów na warunkach dogodnych, kredytowych<text:s/>–<text:s/>sprawy<text:s/>po prostu, nam skredytować, nasze programy energetyczne być może również ochro<text:span text:style-name="T1368">ny</text:span><text:s/><text:span text:style-name="T1369">w</text:span>ó<text:span text:style-name="T1370">d</text:span>, a więc pokazuje ten przykład, że również jest niezwykle ważna dla rozwiązywania naszych spraw kwestia wejścia w dobre układy we współpracy międzynar<text:span text:style-name="T1371">od</text:span>o<text:span text:style-name="T1372">w</text:span>e,<text:span text:style-name="T1373"><text:s/></text:span>ale to nie może się sprowadzić tylko do konwersji zadłużenia, bo do tej pory formuły funk<text:span text:style-name="T1374">cj</text:span>onujące, po prostu dają nam w sumie za mało<text:span text:style-name="T1375">.</text:span></text:p>
      <text:p text:style-name="P1376">Czyli pros<text:span text:style-name="T1377">z</text:span>ę państwa jest<text:s/><text:span text:style-name="T1378">j</text:span>edna kwestia, żebyśmy się rzeczywiście dobrze przygotowali do tych naszych obrad, na tle tego co już jest posunięte ze strony rządu do przodu, w identy<text:span text:style-name="T1379">fi</text:span>ka<text:span text:style-name="T1380">cj</text:span>i naszych celów, a także zastanowili się nad takimi sprawami, bo one są ważne dla Okrągłego Stołu również, ale mówię<text:s/>„okrągłego”<text:s/>w tym znaczeniu przez duże OS<text:span text:style-name="T1381">.</text:span></text:p>
      <text:p text:style-name="P1382"><text:span text:style-name="T1383">W</text:span><text:s/>tych koncepcjach jakie tutaj zostały zaproponowane taka obawa jest, czy wszyscy zaakceptują nasze działanie, to nie chodzi o t<text:span text:style-name="T1384">o</text:span><text:s/>moje zdanie, zdanie tutaj nawet wszystkich siedzących, ale czy inne partie naszego stołu to zaakceptują. Przecież wyra<text:span text:style-name="T1385">ź</text:span>nie widać z pewnych tutaj propozycji tę przemożną chęć umocnie<text:span text:style-name="T1386">n</text:span>ia administrac<text:span text:style-name="T1387">ji<text:s/></text:span>centralnej. Skąd ta wiara? Ja jestem osobiście zaskoczony<text:span text:style-name="T1388">.</text:span><text:s/>Ta administracja, dla której powstały ruchy alternatywne, bo tak nazywamy ruchy proekologiczne, to są ruchy alternatywne wobec instytucji rządu, instytucji w ogóle, tak jest na całym świecie, bo to proszę państwa to z Zachodu przyszło i to tam funkcjonuje bardzo dobrze, tak że nie sprowadzajmy tego tylko do naszych polskich doświadczeń. No więc tutaj się okazuje, że naraz przemożną wagę, jakąś ta<text:span text:style-name="T1389">k</text:span>ą wiarę przywiązujemy do tego, że jak gdzieś będzie pozycja ministra,<text:s/>kogoś tam, a jeszcze dodamy urzędników, a na układ lasów, a na układ parków zaczniemy rozbudowywać administra<text:span text:style-name="T1390">cj</text:span>ę, no proszę państwa to są niebezpieczne kierunki. Ja bym się naprawdę zastanowił nad tym czy to tak, a rola samorządów - no więc decydujmy się, czy wobec tego cenimy samorządną władzę terenową, czy też mówimy tak, ale i zaczynają się ale. Czy w tym kierunku pójść.</text:p>
      <text:p text:style-name="P1391">Jeśli te rzeczy sobie przemyślimy, to chcę powiedzieć, że zrobię wszystko, z zespołem moich kolegów współpracowników, żeby te wszystkie postulaty zrealizować, ale żebyśmy po prostu znaleźli się z twarzą<text:s/><text:soft-page-break/>wobec szerokiego układu społecznego, umieli wytłumaczyć dlaczego myśmy się na to zdecydowali. To ja jestem wtedy też za, ale po prostu chciałbym się podzielić swoimi obawami tylko i tak proszę mnie rozumieć.</text:p>
      <text:p text:style-name="P1392">Dzięku<text:span text:style-name="T1393">ję.</text:span></text:p>
      <text:p text:style-name="P1394"><text:span text:style-name="T1395">Przewodniczący</text:span>:</text:p>
      <text:p text:style-name="P1396">Dziękuję bardzo panu ministrowi za ten głos.</text:p>
      <text:p text:style-name="P1397">Ja sądzę, że przyjmujemy ofertę wyjaśnienia które ewentualnie złoży ministerstwo na piśmie do wszystkich niejasności, do spraw w toku albo przez swoich ekspertów,<text:span text:style-name="T1398"><text:s/></text:span>którzy uczestniczą w naszych obradach. Zobaczymy jak będzie sprawniej i bardziej funkcjonalnie.</text:p>
      <text:p text:style-name="P1399">Jako ostatni przed przerwą głos zabierze pan Rafał Kasprzyk i myślę, że już nikt inny nie zdąży zabrać głosu.</text:p>
      <text:p text:style-name="P1400"><text:span text:style-name="T1401">O</text:span><text:span text:style-name="T1402">b</text:span><text:span text:style-name="T1403">.</text:span><text:span text:style-name="T1404"><text:s/>Rafał Krawczyk</text:span>:</text:p>
      <text:p text:style-name="P1405">Pro<text:span text:style-name="T1406">s</text:span>zę Państwa! Moja wypowiedź w pew<text:span text:style-name="T1407">n</text:span>ym sensie będzie kontynuacją wypowiedzi pana prof. Wierzbickiego i pani prof. Hager-Małecki<text:span text:style-name="T1408">ej</text:span>, a w pewnym sensie ustosunkowaniem się do nich i także pewną polemiką z wypowiedzią pana ministra<text:span text:style-name="T1409">.</text:span></text:p>
      <text:p text:style-name="P1410">W dyskusji nad ochroną środowiska występują dwie tendencje w ocenianiu roli prawa w tej ochronie<text:span text:style-name="T1411">.</text:span><text:s/>Pierwsza tendencja to polega na przecenianiu tej roli, a druga na jej ignorowaniu. Może zacznę od opisania tej pierwszej. To mi się kojarzy ze sposobem wypełniania patrioty<text:span text:style-name="T1412">cz</text:span>nego obowiązku wobec Ojczyzny przez dwa jak gdyby środowiska. Środowisko opozycyjne, przynajmniej jego część, bardzo często uważa, że swój patriotyczny obowiązek wobec kraju wypełnia przez uczestnictwo w różnych mani<text:span text:style-name="T1413">fe</text:span>sta<text:span text:style-name="T1414">cj</text:span>ach o takim charakterze i przez odśpiewywanie przy okazji różnych rocznic, pobożnych i patriotycznych pieśni, natomiast władze uważają, że ten obowiązek można spełnić przez wydanie nowej ustawy.</text:p>
      <text:p text:style-name="P1415">Dzisiaj inflacja ustawodawcza jest na pewno większa, niż in<text:span text:style-name="T1416">fl</text:span>a<text:span text:style-name="T1417">cja</text:span><text:s/>pieniężna. Ja się obawiam, że wyniki naszego stolika zakończą się apelem do Sejmu o uchwalenie nowej ustawy.<text:s/><text:span text:style-name="T1418">J</text:span>estem pewien, jeśli taki będzie nasz wniosek, to całe nasze spotkanie nie ma n<text:span text:style-name="T1419">aj</text:span>mniejszego sensu.</text:p>
      <text:p text:style-name="P1420">Dlaczego nie ma sensu? Dlatego, że proszę państwa, nowa ustawa w większości problemów w ogóle nie rozwiąże. Po pierwsze, nie rozwiąże problemu gospodarczego, jak państwo wszyscy tutaj zwracali uwagę, zwłaszcza pan prof. Juda i pan prof. Hrynkiewicz, główną przyczyną<text:s/><text:span text:style-name="T1421">f</text:span>atalnego stanu środowiska jest struktura naszej gospodarki. Gospodarka musi się tak zmienić, aby funkcjonując w oparciu o rynek, podmiotom gospodarczym nie opłacało się zanieczyszczać środowiska i to bardzo się nie opłacało. Ekonomiczne środki ochrony środowiska są na pewno bardziej skuteczne, niż prawne, chociaż one zawsze występują z prawnymi, bo przeważnie w krajach zachodnich nie opłaca się narusza<text:span text:style-name="T1422">ć</text:span><text:s/>środowiska, bo się płaci za to bardzo duże odszkodowanie.</text:p>
      <text:p text:style-name="P1423">Kt<text:span text:style-name="T1424">ó</text:span>rej kwestii jeszcze ewentualna nowa ustawa o ochronie środowiska nie rozstrzygnie? Mianowicie powiązania ochrony<text:s/>środowiska<text:s/><text:span text:style-name="T1425">z</text:span><text:s/>innymi organami ochrony prawn<text:span text:style-name="T1426">ej.</text:span><text:s/>Nasza ustawa o ochronie środowiska, która teraz obowiązuje, ta z 1980 r. pod względem zapewnienia uprawnień osobom indywidualnym wcale nie jest ustawą najgorszą w porównaniu z odpowiednimi aktami prawnymi obowiązującymi na Zachodzie. Jest gorszą od ustaw amerykańskich i jest chyba tak samo dobrą, jak ustawy francuskie, a lepszą niż ustawa zachodnioniemiecka pod tym względem, pod względem<text:s/><text:span text:style-name="T1427">p</text:span>rz<text:span text:style-name="T1428">yz</text:span>n<text:span text:style-name="T1429">an</text:span>ia uprawnień osobom<text:s/><text:soft-page-break/>indywidualnym, prywatnym, każdemu z nas, jak tu siedzimy. Ale te wszystkie środki ochrony, które przysługują osobom indywidualnym nie są wykorzystywane. Dlaczego nie są wykorzystywane? A powinny być. Jest oczywiste, że powinny być.</text:p>
      <text:p text:style-name="P1430">Ktoś z panów powiedział, że prawo do ochrony środowiska jest naturalnym prawem człowieka w świetle polskiego ustawodawstwa. Prawo do życia jest na pewno dobrem osobistym chronionym przez to prawo, prawo do zdrowia - również. Niektórzy uważają, że istnieje także prawo każdego człowieka do nieskażonego środowiska.</text:p>
      <text:p text:style-name="P1431">Ale w tej chwili ani osoby indywidualn<text:span text:style-name="T1432">e</text:span>, ani organizacje społeczne, takie jak Liga Ochrony Przyrody i Polski Klub Ekologiczny czy samorządy, o których mówił pan minister nie kwapią się z podnoszeniem swoich roszczeń, roszczeń dotyczących zaniechania szkodliwej dla środowiska działalności.</text:p>
      <text:p text:style-name="P1433">Dlaczego nie występują z takimi roszczeniami? Bo proszę państwa, pozycja ustrojowa wymiaru sprawiedliwości jest zbyt niska, żeby skutecznie można było doprowadzić na przykład do zamknięcia uciążliwego dla środowiska zakładu. Po to, żeby w Krakowie zamknąć jeden wydział huty w Skawinie, to trzeba było zorganizować prawie rewolucję społeczną.<text:s/>Nikt nie wierzy, że można to osiągnąć na drodze sądow<text:span text:style-name="T1434">ej</text:span>, chociaż ustawa nasza przewiduje, nawet nie jedna ustawa, bo osobno przewiduje to ustawa o ochronie środowiska, osobno kodeks cywilny.</text:p>
      <text:p text:style-name="P1435">Inna podkomisja dyskutuje obecnie nad uchyleniem ubezwł<text:span text:style-name="T1436">as</text:span>nowolnienia polskich sądów. Dopóki to ubezwłasnowolnienie nie zostanie uchylone, dopóty żadna ustawa o ochronie środowiska nie będzie odpowiednio działać.</text:p>
      <text:p text:style-name="P1437">Następna kwestia - nowoczesnych rozwiązań, które ma zapewnić przyszła ustawa. Proszę Państwa! We Francji aż do 1975 r. obowiązywała ustawa z 1918, bardzo an<text:span text:style-name="T1438">ac</text:span>hroniczna, z anachronicznie nawet brzmiącym tytułem<text:s/><text:span text:style-name="T1439">„</text:span>Ustawa o zakładach, które są niezdrowe i uciążliwe dla sąsiedztwa”. Ale wykonywanie tej ustawy przez administra<text:span text:style-name="T1440">cj</text:span>ę francuską i przez sądy francuskie było tak dobre, że nawet nam się nie śni jak. Dopiero w 1975 r. zmieniono tę główną ustawę i ona się już nazywa ustawą o klasy<text:span text:style-name="T1441">fi</text:span>kowaniu zakładów ze względu na zagrożenie dla środowiska.</text:p>
      <text:p text:style-name="P1442">Tam, gdzie środowisko się najlepiej chroni, tam okazuje się, najrzadziej zmienia się ustawy. Zmiana każdej ustawy wprowadza niesłychane zamieszanie. Wprowadza zawsze więcej na początku szkody, niż potem pożytku. Zmiana ustawy o ochronie środowiska, ale nie twierdzę, że ona nie powinna mieć miejsca, powinna być bardzo ostrożna przede wszystkim. I tutaj chcę się ustosunkować do wypowiedzi pana ministra, powinna jednak wzmocnić rangę ustrojową państwowych organów, które z<text:span text:style-name="T1443">a</text:span>jmują się ochroną środowiska, zwłaszcza Państwowej Inspekcji Ochrony Środowiska.</text:p>
      <text:p text:style-name="P1444">Ze względu na wagę problemu, Państwowa Inspekcja Ochrony<text:s/>Środowiska uważam, że powinna podlegać jeśli nie Sejmowi,<text:s/>to Radzie Państwa, czy przyszłemu prezydentowi. Jej rola powinna by<text:span text:style-name="T1445">ć</text:span><text:s/>analogiczna do roli<text:s/><text:span text:style-name="T1446">N</text:span>IK-u. Ja wcale nie uważam, że administra<text:span text:style-name="T1447">cj</text:span>a, która się zajmuje ochroną środowiska działa źle. Bo to nieprawda. Ta administra<text:span text:style-name="T1448">cj</text:span>a, prowadziliśmy, Uniwersytet Łódzki prowadził badania n<text:span text:style-name="T1449">a</text:span><text:s/>terenie Wałbrzych<text:span text:style-name="T1450">a</text:span>, na terenie Łodzi, ta administra<text:span text:style-name="T1451">cj</text:span>a na ogół wykonuje w sposób należyty swoje obowiązki, tylko pozycja tych ludzi, którzy w tej administra<text:span text:style-name="T1452">cj</text:span>i zasiadają, jest bardzo niska, wobec czego ich decyzje nie są respektowane, nie są wykonywane.</text:p>
      <text:p text:style-name="P1453">Jeśli Wydział Ochrony Środowiska nałoży wysoką karę pieniężną na przykład za zanieczyszczenie<text:s/><text:soft-page-break/>wody, to rada narodow<text:span text:style-name="T1454">a</text:span>,<text:s/><text:span text:style-name="T1455">o</text:span>dpowiednie instancje polityczne najczęściej znajdą sposób wpłynięcia na tych urzędników zasiad<text:span text:style-name="T1456">aj</text:span>ących w Wydziale Ochrony Środowiska, żeby tej kary nie egzekwować, no bo to może spowodować zachwianie wynikami finansowymi przedsiębiorstwa, może to spowodować strajk i tak dalej.</text:p>
      <text:p text:style-name="P1457">Ostatnio przykład z Bełchatowa. Był tam strajk, krótki. Pracownicy domagali się podwyżki pensji. Więc dyrektor podwyższył pensję z tym, że częściowo dlatego, że zwiększył tak zwaną premię za oszczędność energii. A skąd się to zwiększenie premii wzięło?<text:s/><text:span text:style-name="T1458">Z</text:span><text:s/>wyłączenia elektrowni proszę państwa. Z wyłączenia elektrowni to się wzięło, bo to pochłania dużo energii, wobec czego oszczędza się na ochronie środowiska, daje się pracownikom pieniądze.<text:s/>To jest przecież niezgodne z decyzją<text:s/>Wo<text:span text:style-name="T1459">je</text:span>wódzkiego Wydziału Ochrony Środowiska Geologii i Gospodarki Wodnej w Piotrkowie. Ta decyzja jest ignorowana. Ale pozycja tego urzędu jest niska i to panie ministrze wskazuje na to, że tę pozycję należy wzmocnić. Rangę wszystkich instytucji państwowych zajmujących się ochroną środowiska należy zwiększyć.</text:p>
      <text:p text:style-name="P1460">Zawsze organa powołane przez społeczeństwo, organizacje społeczne w ochronie praw publicznych, miały tylko posiłkowe znaczenie, bo to jest jednak tylko pośredni stopień kontroli. I organa społeczne nigdy nie zastąpią odpowiednio działających organów państwa. Zresztą w żadnym kraju się to nie udało, nawet w Stanach Zjednoczonych, gdzie właściwie każdy obywatel może zaskarżyć każdą decyzję administrac<text:span text:style-name="T1461">yj</text:span>ną, może zaskarżyć nawet każdą ustawę stanową, a nawet federalną, jeśli uważa, że ta ustawa narusza środowisko. To jednak mimo bardzo daleko idących uprawnień dla indywidualnych obywateli i dla organizacji spo<text:span text:style-name="T1462">ł</text:span>ecznych, które tam mogą być powoływane, ad hoc, tam na przykład sześciu studentów prawa w ramach ćwiczeń z prawa cywilnego powołało sobie organizację, tam nie trzeba ich rejestrować, i zaskarżyło do Sądu Najwyższego ustawę twierdząc, że narusza to, ta ustawa narusza inną ustawę, która ma nadrzędny charakter, mianowicie ustawę o narodowej polityce ochrony środowiska i sprawę tę wygrali. Ale mimo wszystko jednak w Stanach<text:s/><text:span text:style-name="T1463">Zj</text:span>ednoczonych główny ciężar ochrony środowiska spoczywa na agencjach federalnych, rządowych. Nie łudźmy się, że organa społeczne zastąpią państwo w tej pracy.</text:p>
      <text:p text:style-name="P1464">Następna proszę państwa kwestia w końcu, która wymaga jednak zwrócenia uwagi. Po pierwsze znalazło się to już dokładnie w raporcie prof. Kozłowskiego, kary za naruszenie środowiska powinny być... podlegać zasadzie indeksacji.<text:s/><text:span text:style-name="T1465">W</text:span><text:s/>tej chwili w niektórych wypadkach, za zgromadzenie nielegalne tony śmieci kara wynosi 150 zł. Za tonę śmieci 150<text:s/><text:span text:style-name="T1466">z</text:span>ł. No jest to śmieszne prawda. Czy powinniśmy czekać na nowelizację ustawy o ochronie środowiska, żeby spowodować zakaz wwożenia do Polski odpadów. Uważam, że nie. Na podstawie obecnie obowiązującego stanu prawnego przecież składowanie śmieci wymaga zgody odpowiednich organów, odpowiednich organów. I to jest również następny argument za wzmocnieniem pozycji ustrojowej tych organów, które się zajmują ochroną środowiska i raczej za wydzieleniem ich z organów terytorialnych. One nie powinny być częścią urzędów w<text:span text:style-name="T1467">oje</text:span>wódzkich, nie powinny wchodzić do miejscowego establishmentu, bo dyrektor kopalni, dużej kopalni zawsze jest osobą ważniejszą, niż szef<text:s/>Wydziału do spraw<text:s/>Ochrony<text:s/>Środowiska. Ta organizacja powinna ulec radykalnej<text:span text:style-name="T1468"><text:s/></text:span>zmianie.</text:p>
      <text:p text:style-name="P1469">I główny ciężar ochrony środowiska powinien spoczywać na Państwowej Inspekcji Ochrony Środowisk<text:span text:style-name="T1470">a</text:span>.</text:p>
      <text:p text:style-name="P1471">Następnie to jest kwestia, no zastanowienia się nad możliwie n<text:span text:style-name="T1472">ajłag</text:span>odni<text:span text:style-name="T1473">ejs</text:span>zym sposobem nowelizacji<text:s/><text:soft-page-break/>tej ustawy. Ja bym poprosił pana prof. Sommera, żeby się do tego ustosunkował, bo jest szefem programu, centralnego programu badawczego, który ocenia skuteczność różnych instrumentów ochrony środowiska. Pewne materiały, zostały już zebrane i myślę, że<text:s/><text:span text:style-name="T1474">w</text:span><text:s/>tym gronie powinien podzielić się swoimi refleksjami w tym względzie.</text:p>
      <text:p text:style-name="P1475">Dziękuję.</text:p>
      <text:p text:style-name="P1476"><text:span text:style-name="T1477">O</text:span><text:span text:style-name="T1478">b. Sommer</text:span>:</text:p>
      <text:p text:style-name="P1479">Jak dotąd, to co pan powiedział, w pełni się zgadzam.</text:p>
      <text:p text:style-name="P1480"><text:span text:style-name="T1481">Przewodnicząc</text:span><text:span text:style-name="T1482">y</text:span>:</text:p>
      <text:p text:style-name="P1483">Dziękuję bardzo.</text:p>
      <text:p text:style-name="P1484">Proszę Państw<text:span text:style-name="T1485">a</text:span>! W ten oto sposób dobrnęliśmy do przerwy. Jako remanent - sprzed przerwy zostało pięć głosów członków<text:s/>„okrągłego stołu”<text:s/>i trzy głosy ekspertów. Tak że mamy zaległość ośmiu głogów, jeszcze dziewiąty do<text:span text:style-name="T1486">c</text:span>hodzi.</text:p>
      <text:p text:style-name="P1487">Przerwa, zdaje mi się, że do godziny 15-tej, tak, ale nie jestem pewien. Ktoś z organizatorów jest na sali? Nie, nie ma nikogo.</text:p>
      <text:p text:style-name="P1488">Przyjmujemy, że do 15-tej przerwa. Po 15-tej drugą część obrad oddaję w ręce pana prof. Kozłowskiego.</text:p>
      <text:p text:style-name="P1489">Dziękuję Państwu za zdyscyplinowaną uwagę.</text:p>
      <text:p text:style-name="P1490"/>
      <text:p text:style-name="P1491">/<text:span text:style-name="T1492">Przerwa</text:span>/.</text:p>
      <text:p text:style-name="P1493"/>
      <text:p text:style-name="P1494">/Po przerwie/.</text:p>
      <text:p text:style-name="P1495"/>
      <text:p text:style-name="P1496">/<text:span text:style-name="T1497">Przewodnictwo</text:span><text:s/>obrad obejmuje<text:s/><text:span text:style-name="T1498">prof. Stefan Kozłowski</text:span>/.</text:p>
      <text:p text:style-name="P1499"><text:span text:style-name="T1500">Przewodniczący</text:span>:</text:p>
      <text:p text:style-name="P1501">Wznawiamy obrady<text:span text:style-name="T1502">.</text:span><text:s/>Chciałbym się zastanowić nad programem drugiej rundy. Mamy wiele osób przyjezdnych i sądzę, że państwo po godzinie 16-<text:span text:style-name="T1503">te</text:span>j za<text:span text:style-name="T1504">c</text:span>z<text:span text:style-name="T1505">n</text:span>ą patrze<text:span text:style-name="T1506">ć</text:span><text:s/>na zegarek, bo jest wiele o<text:span text:style-name="T1507">s</text:span>ób przyjeżdżających.<text:s/><text:span text:style-name="T1508">M</text:span>amy dużo osób zgłoszonych do dyskusji. Wobec tego sądzę, że musimy zrobić dwie rzecz<text:span text:style-name="T1509">y.</text:span><text:s/>Po pierwsze ograniczyć czas wystąpień, a po drugie może zastanowić się nad dalszym tokiem, bo obawiam się, że po szesnastej niektóre osoby zaczną wychodzić i nie porozumiemy się dokładnie. Wobec tego może zacznę od pewnej propozycji dalszego toku funkcjonowania naszego zespołu.</text:p>
      <text:p text:style-name="P1510">Proponuję podjąć obrady w poniedziałek i prowadzić je przez 3 dni<text:s/>z rzędu: poniedziałek, wtorek, środa. Głównie ze względu na dużą ilość przyjeżdżających i po prostu trudności z dojazdem. Mylę, że godz. 10<text:span text:style-name="T1511">.</text:span>30 w poniedziałek<text:span text:style-name="T1512">.</text:span></text:p>
      <text:p text:style-name="P1513">/Głos z sali: Czy jest możliwość zapewnienia noclegów?/.</text:p>
      <text:p text:style-name="P1514">Tak, sądzę, że tutaj może pani Aniela, prośba o zastanowienie się. Zasadniczo mamy tutaj zabezpieczenia, tak że jest to właśnie możliwe i chcemy, żeby osoby spoza Warszawy mogły przenocować i żeby poświęcić ten czas.</text:p>
      <text:p text:style-name="P1515">Druga sprawa dotyczyłaby tego, że chcielibyśmy w dniu dzisiejszym zakończyć generalną debatę nad naszymi problemami, natomiast od poniedziałku przystąpić do konkretnej redakcji naszych ustaleń<text:s/>„stołu”.<text:s/><text:soft-page-break/>Jak państwo wiecie są postępowania tego typu, że albo ustalamy listę zagadnień co do których zyskaliśmy zgodność, albo odkładamy to do drugiej serii i jak gdyby<text:s/>protokołu<text:s/>rozbieżności.</text:p>
      <text:p text:style-name="P1516">To jest jedna rzecz, druga rzecz jest taka: chcielibyśmy<text:span text:style-name="T1517"><text:s/></text:span>od poniedziałku przystąpić do konkretnej redakcji tego przedłożonego przez na<text:span text:style-name="T1518">s</text:span><text:s/>17 punktowego programu. Oczywiście ilość tych punktów może się zwiększyć i tutaj nie ma ograniczenia. Żeby jednak nie prowadzić już szerokiej dyskusji, a szczególnie wyjaśnień, to zwracam się do pana ministra Kulczyńskiego, ja rozumiem, że ministerstwo bardzo wiele robi rzeczy, ale może już nie tyle do tego wracajmy co do treści zapisu, który chcemy tu przedłożyć. Wobec tego jeżeli do punktu 1 są jakieś uwagi<text:s/><text:span text:style-name="T1519">-</text:span><text:s/>prosimy napisać ten punkt w nowej wersji. Tę nową wersję prosimy przywieść już powieloną w możliwie 20 egz., żeby po prostu położyć na stole, żebyśmy się zastanowili, którą wersję przyjmujemy. Bo jeżeli zaczniemy każde zdanie dyskutować jest za dużo osób, żeby można było tak<text:span text:style-name="T1520">ą</text:span><text:s/>szeroką dyskusję prowadzić.</text:p>
      <text:p text:style-name="P1521">Czy... i prośba o propozycje zmian czy redakcji poszczególnych punktów już w formie takiej jaką moglibyśmy przyjąć do ostatecznego naszego zapisu, łącznie z terminem wykonania. Jeżeli państwo dojdziecie co wniosku, że jest pot<text:span text:style-name="T1522">r</text:span>zeba napisania nowego całkiem punktu, proszę b<text:span text:style-name="T1523">a</text:span>rdzo będziemy mogli również to oczywiście przedyskutować i przyjąć<text:span text:style-name="T1524">.</text:span></text:p>
      <text:p text:style-name="P1525">Taka byłaby z mojej strony propozycja co do techniki pracy w tych trzech dniach i zasadniczo uważam, że te trzy dni po<text:span text:style-name="T1526">w</text:span>inny nam wystarczyć. Chciałbym, żebyśmy w środę zakończyli ustalanie głównych tez, głównych programów, które tutaj chcemy<text:s/><text:span text:style-name="T1527">zap</text:span>roponow<text:span text:style-name="T1528">a</text:span>ć. Czy do takiego przyjęcia postępowania byłaby zgoda, czy są uwagi?</text:p>
      <text:p text:style-name="P1529"><text:span text:style-name="T1530">Ob. Kołodziejski</text:span>:</text:p>
      <text:p text:style-name="P1531"><text:span text:style-name="T1532">W</text:span><text:s/>zasadzie zgoda, z tym, że ja to rozumiem, że oprócz tego każdy z uczestników<text:s/>„stołu”<text:s/>ma prawo, a nawet obowiązek zredagowania swoich ewentualnie punktów dodatkowych albo modyfikacji tych, bo myśmy nie dyskutowali jeszcze na temat treści poszczególnych punktów i ta dyskusja będzie miała miejsce prawdopodobnie w tych trzech dniach. Tak należy to rozumieć.</text:p>
      <text:p text:style-name="P1533"><text:span text:style-name="T1534">Przewodniczący</text:span>:</text:p>
      <text:p text:style-name="P1535">Z tym tylko, że właśnie jest propozycja, żeby już przyjechać z gotowymi punktami, żeby to ułatwić i wtedy przy pomocy nożyczek i kleju będziemy montować ten układ.</text:p>
      <text:p text:style-name="P1536">Czy tu jeszcze byłaby chęć zabrania głosu?</text:p>
      <text:p text:style-name="P1537"><text:span text:style-name="T1538">Ob. Zygmunt Polański</text:span>:</text:p>
      <text:p text:style-name="P1539">Ja mam tego propozycję następującą. Ponieważ - najpierw pytanie - czy my mamy jakiś konkretny termin zakończenia naszych obrad.</text:p>
      <text:p text:style-name="P1540"><text:span text:style-name="T1541">/Przewodnicz</text:span><text:span text:style-name="T1542">ą</text:span><text:span text:style-name="T1543">c</text:span><text:span text:style-name="T1544">y</text:span>: Chcielibyśmy w środę zakończyć/.</text:p>
      <text:p text:style-name="P1545">Ale czy to jest nasza propozycja, czy to wynika z jakiegoś ogólnego toku prac<text:s/>„stołu”?</text:p>
      <text:p text:style-name="P1546"><text:span text:style-name="T1547">/Przewodniczący</text:span>: Jest ogólna tendencja, żeby możliwie<text:s/>nie rozciągać prac stołu/.</text:p>
      <text:p text:style-name="P1548">Dlaczego<text:s/><text:span text:style-name="T1549">j</text:span>a o to pytam? Bo w moim przekonaniu jeżeli my mamy rzeczywiście zastanowić się nad każdym z tych 17 punktów i ewentualnie jeszcze przedstawić nowe ten czas do poniedziałku jest za krótki, żeby tę rzecz dobrze zrobić.</text:p>
      <text:p text:style-name="P1550">Proponowałbym przełożyć troszkę dalej ten termin po to, żeby przyjechać z materiałem już może lepiej trochę opracowanym i bardziej przemyślanym, bo to jest jednak tempo za szybkie i uważam, że wpłynęłoby<text:s/><text:soft-page-break/>to niekorzystnie na całość naszych ustaleń.</text:p>
      <text:p text:style-name="P1551"><text:span text:style-name="T1552">Ob. Bogusław Gołąb</text:span>:</text:p>
      <text:p text:style-name="P1553">Proszę Państwa! Niekt<text:span text:style-name="T1554">ó</text:span>re kwestie są wyjątkowo spe<text:span text:style-name="T1555">cj</text:span>alistyczne. po naszej przeciwnej stronie siedzą panowie, który są spe<text:span text:style-name="T1556">cj</text:span>alistami, ale my niemni<text:span text:style-name="T1557">ej</text:span><text:s/>musimy posiłkować się naszymi spe<text:span text:style-name="T1558">cj</text:span>alistami w związku z tym wnoszę, żeby nasi zaproszeni spe<text:span text:style-name="T1559">cj</text:span>aliś<text:span text:style-name="T1560">c</text:span>i mieli prawo być tu obecni i mie<text:span text:style-name="T1561">ć</text:span><text:s/>prawo głosu w podstawowych kwestiach. Natomiast mnie osobiście nie interesuje tempo załatwienia tak ważnych i podstawowych spraw. Szybkie ich parafowanie. My mamy świadomość, że my wstępujemy ze zobowiązania społecznego i czujemy ten ciężar. I nam tempo, nam się nie śpieszy proszę państwa, natomiast nas interesuje, żeby gener<text:span text:style-name="T1562">al</text:span>nie zmienić stan tego, co od 45 lat w tym kraju się dzieje i nam się nie będzie spieszyło, czy to będzie środa czy czwartek, czy następny miesiąc.</text:p>
      <text:p text:style-name="P1563">Dziękuję.</text:p>
      <text:p text:style-name="P1564"><text:span text:style-name="T1565">Ob. H</text:span><text:span text:style-name="T1566">ag</text:span><text:span text:style-name="T1567">er-Małecka</text:span>:</text:p>
      <text:p text:style-name="P1568">Ja popieram pierwot<text:span text:style-name="T1569">n</text:span>ą wersję Ja uważam, że uzgodniona jest sprawa pomiędzy przewodniczącymi dwóch<text:s/><text:span text:style-name="T1570">c</text:span>zęści naszego dzisiejszego posiedzenia i bardzo jestem za tym, żeby wniosek pana prof. Kozłowskiego w uzgodnieniu z panem prof<text:span text:style-name="T1571">.</text:span><text:s/>Kołodzi<text:span text:style-name="T1572">ej</text:span>skim przeszedł dlatego, że jednak jest tutaj większość ludzi, którzy siedzą w temacie i także doradcy są, tak że można na bieżąco te sprawy rozważyć, bo o tym, żeby od początku zapoznawać się z każdym punktem od nowa, to jest niemożliwe, to by nas donikąd nie doprowadziło.</text:p>
      <text:p text:style-name="P1573"><text:span text:style-name="T1574">Ob. Bogusław Gołąb</text:span>:</text:p>
      <text:p text:style-name="P1575"><text:span text:style-name="T1576">C</text:span>zy prawem riposty mogę zapytać panią przewodniczącą - że ten temat był znany społeczeństwu<text:span text:style-name="T1577"><text:s/></text:span>i specjalistom od 40 lat, i stan jego jest taki jaki jest. Przecież w tym brali udział specjaliści.</text:p>
      <text:p text:style-name="P1578">Dziękuję.</text:p>
      <text:p text:style-name="P1579"><text:span text:style-name="T1580">Ob. Stefania H</text:span><text:span text:style-name="T1581">ej</text:span><text:span text:style-name="T1582">manowska</text:span>:</text:p>
      <text:p text:style-name="P1583">Popieram stanowisko kolegi Bogusława Gołąb.<text:s/><text:span text:style-name="T1584">U</text:span>ważam, że to są zbyt poważne sprawy, żebyśmy w takim tempie załatwiali. Poczekajmy jeszcze z tydzień wgryźmy się dokładnie w te punkty, bo to są sprawy<text:s/><text:span text:style-name="T1585">-</text:span><text:s/>nas będzie rozliczać z tego społeczeństwo. Nasze zdrowie i przyszłe pokolenia. Proszę państwa! Ta chwila pierwszy raz od 44 lat jest. Tak że uważam, że naprawdę zaczekajmy.</text:p>
      <text:p text:style-name="P1586"><text:span text:style-name="T1587">Przewodniczący</text:span><text:span text:style-name="T1588">:</text:span></text:p>
      <text:p text:style-name="P1589">Proszę<text:s/>Państwa! Wobec tego ja może bym tak zaproponował, spróbujmy zrobić to co możemy. Przyjmijmy ten tok, może jaki zaproponowałem nie przesądzając tego czy my w tę środę to skończymy. Jeżeli dojdziemy do wniosku, że jest to możliwe, to dobrze, jeżeli dojdziemy do wniosku, że są zagadnienia, które wymagają<text:s/>dalszych rokowań, no to sprawa się przeciągnie do następnego tygodnia.<text:s/>Jeżeli chodzi o zaproszenie doradców, oczywiście jest to możliwe, tak jak dzisiaj strona rządowa ma szerokie grono doradców, również tutaj nie ma ograniczeń i nie ma możliwości.</text:p>
      <text:p text:style-name="P1590"><text:span text:style-name="T1591">Ob. Zygmunt Polański</text:span>:</text:p>
      <text:p text:style-name="P1592">Ja bym jednak podtrzymywał swoje stanowisko w tej sprawie i proponowałbym spotkanie nie 20, tak jak pan przewodniczący proponuje, a 27 czyli na przyszły ponie<text:span text:style-name="T1593">działe</text:span>k. To jest dostatecznie dużo czasu, żeby przygotować się dobrze do dyskusji<text:span text:style-name="T1594">.</text:span></text:p>
      <text:p text:style-name="P1595">Dzięku<text:span text:style-name="T1596">ję</text:span><text:s/>bardzo.</text:p>
      <text:soft-page-break/>
      <text:p text:style-name="P1597"><text:span text:style-name="T1598">Przewodniczący</text:span>:</text:p>
      <text:p text:style-name="P1599">Proszę Państwa! Przykro mi, że muszę w moim obozie prowadzić polemikę, ale nie możemy rozrywać<text:s/>„stołu”<text:s/>na ponad tydzień czasu. Ja rozumiem, że sprawy są trudne, ale jest te kilka dni czasu i ja myślę, że jednak koledzy z Gdańska będą mieli możliwość zastanowienia się i proponuję jednak, ażeby wyrazili zgodę, że rozpoczynamy obrady w poniedziałek, 20 lutego.</text:p>
      <text:p text:style-name="P1600">Czy byłaby zgoda co do takiego przyjęcia naszego trybu postępowania?</text:p>
      <text:p text:style-name="P1601">Proszę bardzo.</text:p>
      <text:p text:style-name="P1602"><text:span text:style-name="T1603">Ob. Wojciech Kłosowski</text:span>:</text:p>
      <text:p text:style-name="P1604">Kłosowski moje nazwisko.</text:p>
      <text:p text:style-name="P1605">Czy nie mo<text:span text:style-name="T1606">ż</text:span>na<text:s/><text:span text:style-name="T1607">b</text:span>y było zaproponować takiego kompromisowego rozwiązania, żeby to była środa. Prawdopodobnie ten początek tygodnia, na przykład w moim środowisku już wystarcza na to, żeby się porozumieć, zasięgnąć opinii i fachowców, i szerokich gremiów społecznych. To nie musi być cały tydzień. Nie wiem, jak panowie, którzy ten wniosek stawiali<text:span text:style-name="T1608">,</text:span><text:s/>środa by tutaj nie rozciągnęła za bardzo, to by był 22-gi, a jeszcze by było te kilka dni, do końca tygodnia, żeby właśnie ten trzy- czy czterodniowy blok zrobić.</text:p>
      <text:p text:style-name="P1609"><text:span text:style-name="T1610">Przewodniczący</text:span>:</text:p>
      <text:p text:style-name="P1611">Czyli proponuje pan co? Środa, czwartek, piątek.</text:p>
      <text:p text:style-name="P1612"><text:span text:style-name="T1613">Ob. Wojciech Kłosowski</text:span>:</text:p>
      <text:p text:style-name="P1614">Środa, czwartek, piątek, w razie potrzeby następne dni. Nie wiem, jak panowie.</text:p>
      <text:p text:style-name="P1615"><text:span text:style-name="T1616">Przewodniczący</text:span>:</text:p>
      <text:p text:style-name="P1617">Dobrze. Proszę bardzo.</text:p>
      <text:p text:style-name="P1618"><text:span text:style-name="T1619">Ob. Włodzimie</text:span><text:span text:style-name="T1620">rz</text:span><text:span text:style-name="T1621"><text:s/></text:span><text:span text:style-name="T1622">K</text:span><text:span text:style-name="T1623">ubański</text:span>:</text:p>
      <text:p text:style-name="P1624">Drodzy Państwo! Ja wychodziłem z założenia takiego,<text:s/><text:span text:style-name="T1625">ż</text:span>e jeżeli przychodzimy do<text:s/><text:span text:style-name="T1626">''</text:span>okrągłego stołu”<text:s/>to przychodzimy w poszczególnych tematach przygotowani<text:span text:style-name="T1627">.</text:span><text:s/>Przecież nie myśmy te tezy, tylko wasza grupa przedstawiła. To że jesteście do tych tez przygotowani. Jeżeli my się zgadzamy, przyspieszyć termin, ponieważ znamy tematykę. Chcieliśmy szerokie gremium społeczne uruchomi<text:span text:style-name="T1628">ć</text:span><text:s/><text:span text:style-name="T1629">i</text:span><text:s/><text:span text:style-name="T1630">j</text:span>a<text:s/><text:span text:style-name="T1631">j</text:span>estem zaskoczon<text:span text:style-name="T1632">y,</text:span><text:span text:style-name="T1633"><text:s/></text:span>że w was<text:span text:style-name="T1634">z</text:span>ej grupie mało tego, żeście opracowali tezy, jesteście do tego nieprzygotowani.</text:p>
      <text:p text:style-name="P1635">Pozwólmy, że jednak poniedziałek odbędziemy tą naradę, a do punktów spornych, takich czy innych, przecież nie zakończymy tego w poniedziałek - odniesiemy się publicznie, powołamy jakąś grupę ekspertów bezstronnych, bo nie wychodzimy<text:span text:style-name="T1636"><text:s/></text:span>z założenia, że tylko wy macie glejt na mądrość.</text:p>
      <text:p text:style-name="P1637"><text:span text:style-name="T1638">Przewodniczący</text:span>:</text:p>
      <text:p text:style-name="P1639">Tak.</text:p>
      <text:p text:style-name="P1640"><text:span text:style-name="T1641">Ob. Włodzimierz Lubański</text:span>:</text:p>
      <text:p text:style-name="P1642">Zrozummy. Ani my, ani wy. Tylko tu jest to szerokie gremium ekspertów i nie ubliżajmy jeden drugiemu. Przecież to są ludzie mądrzy. Pracowali w tym temacie, nie mieli siły przebicia licząc, że teraz ten<text:s/><text:span text:style-name="T1643">„</text:span>okrągły stół”<text:s/>im pomoże w sile przebicia, no i ja się zgadzam na poniedziałek i siedzimy w tematach od początku.</text:p>
      <text:p text:style-name="P1644"><text:span text:style-name="T1645">Przewodniczący</text:span>:</text:p>
      <text:p text:style-name="P1646">Proszę bardzo.</text:p>
      <text:p text:style-name="P1647"><text:span text:style-name="T1648">Ob. Ryszard Kostrzewa</text:span>:</text:p>
      <text:p text:style-name="P1649">Tutaj nie chodzi proszę pana o mądrość, czy glejt na mądrość, natomiast ja rozumiem kolegów z<text:s/><text:soft-page-break/>Gdańska, sprawy trzeba dokładnie przeanalizować.</text:p>
      <text:p text:style-name="P1650">Natomiast zgadzam się, że przeciąganie sprawy tam do dwudziestego któregoś jest tutaj za długim terminem.</text:p>
      <text:p text:style-name="P1651">Tutaj propozycja kolegi, że zamiast w poniedziałek, to we wtorek lub w środę jest do przyjęcia. Dziękuję bardzo.</text:p>
      <text:p text:style-name="P1652"><text:span text:style-name="T1653">Przewodnicząc</text:span><text:span text:style-name="T1654">y</text:span>:</text:p>
      <text:p text:style-name="P1655">Ale już bardzo krótko, bo...</text:p>
      <text:p text:style-name="P1656"><text:span text:style-name="T1657">Ob. Zy</text:span><text:span text:style-name="T1658">g</text:span><text:span text:style-name="T1659">munt Polański</text:span>:</text:p>
      <text:p text:style-name="P1660">Ja nie mogę zgodzić się z takim stanowiskiem, że zespół nasz nie jest tutaj odpowiednio, prawda, skonsolidowany czy coś takiego. Nie zgadzam się z tym.</text:p>
      <text:p text:style-name="P1661">Proszę Państwa! Jak państwu wiadomo,<text:s/>„stół”, czy ten<text:s/>„stolik ekologiczny”<text:s/>został powołany dosyć późno. Myśmy wszyscy jak tu siedzimy mieli dosyć mało czasu, żeby się do niego przygotować i dlatego nie trzymajmy teraz takiego szybkiego tempa.</text:p>
      <text:p text:style-name="P1662">I uważam, że ta propozycja krakowskiego targu na środę<text:span text:style-name="T1663"><text:s/></text:span>jest do przyjęcia i z tym się zgadzam.</text:p>
      <text:p text:style-name="P1664"><text:span text:style-name="T1665">Przewodniczący</text:span>:</text:p>
      <text:p text:style-name="P1666">Proszę Państwa! Proponuję w takim razie przyjęcie spotkania w środę tak, żebyśmy obradowali środę, czwartek, piątek. Jest zgoda na to? Rozumiem, że jest i wobec tego przystępujemy do dalszego ciągu debaty generalnej, mając ustalony termin i tryb obrad, jaki będziemy chcieli prowadzić w przyszłym tygodniu.</text:p>
      <text:p text:style-name="P1667">Popatrzmy teraz na zegarek, mamy po czwartej, tak, po trzeciej.</text:p>
      <text:p text:style-name="P1668">Proszę państwa, czy ograniczenie do 8 minut odpowiadałoby państwu? Na wystąpienia? Jeżeli tak, to w takim razie bardzo proszę o krótkie wypowiedzi i jako pierwszy zabierze głos pan Radosław Gawlik.</text:p>
      <text:p text:style-name="P1669"><text:span text:style-name="T1670">Ob. Radosław Gawlik</text:span>:</text:p>
      <text:p text:style-name="P1671">Z z<text:span text:style-name="T1672">ai</text:span>nteresowaniem przysłuchuję się tutaj, przysłuchiwałem się wypowiedziom reprezentantów strony społecznej i strony rządowej.</text:p>
      <text:p text:style-name="P1673">Chciałbym w swojej wypowiedzi nawiązać, znaczy chciałbym, żeby ona korespondowała z tym co działo się tutaj na sali, dlatego że było też parę głosów, które mijały się,<text:s/><text:span text:style-name="T1674">n</text:span>iejako szły równolegle albo ponad tym co zostało zaproponow<text:span text:style-name="T1675">an</text:span>e przez stronę społeczną i chciałem zwrócić uwagę na następujące sprawy.</text:p>
      <text:p text:style-name="P1676">Proszę Państwa! Musimy sobie zdawać sprawę z tego, że ten pakiet życzeń, który chcemy wypracować względem naprawy sytuacji ekologicznej w kraju, jest ściśle powiązany ze stanem gospodarki, ze zmianą, z restrukturyzacją gospodarki i co więcej, to padało już w wypowiedziach tut<text:span text:style-name="T1677">aj,<text:s/></text:span>to nie jest nic odkrywczego, ale co więcej - uważam, że nasz<text:s/>„podstolik”, że tak powiem, winien opracować czy w formie pisemnej, czy powiedzmy osoba z naszego stolika powinna przedstawić tą na stole gospodarczym i polityki społecznej te problemy w powiązaniu z tymi zasadniczymi, które są dyskutowane.</text:p>
      <text:p text:style-name="P1678">Z jakiego względu? Z tego względu, że my na przykład sobie ustalimy tutaj tak, że zgodzimy się co do tego, że zasada ekopolityki i ekorozwoju jest podstawową zasadą prowadzenia, podstawową zasadą życia społecznego, ale jeśli to nie będzie korespondowało z tym co się dzieje na tym zasadniczym stole, czy przy tym zasadniczym stole, to właściwie, no, zasada ta będzie podważała. Dlatego musi być powiązanie z tym, co się dzieje przy innych<text:s/>„stołach”.<text:s/>Tak samo powiązanie ze stolikiem do spraw praworządności.</text:p>
      <text:soft-page-break/>
      <text:p text:style-name="P1679">Tutaj poprzednia wypowiedź tuż przed przerwą właśnie była poświęcona temu, że no musi nastąpić to powiązanie, że jeśli to prawo ma być prawem, a tego się domagamy, to musimy także nasze jakieś postulaty pod względem ochrony środowiska proponować i sygnalizować przy tych innych stołach.</text:p>
      <text:p text:style-name="P1680">Dalej chciałem zwrócić uwagę na taką rzecz, że jeśli chodzi o argumenta<text:span text:style-name="T1681">cj</text:span>ę, bo cieszy mnie, że jesteśmy zgodni co do tego, zresztą trudno być niezgodnym co do tego, jaki jest stan środowiska, jak i co do tego, że dotychczasowe działania przynoszą tylko olbrzymią frustrację społeczną i nie przynoszą poprawy stanu środowiska.</text:p>
      <text:p text:style-name="P1682">Cieszy mnie, że takie stanowisko jest zarówno pani posłanki Hager-Małecki<text:span text:style-name="T1683">ej</text:span><text:s/>jak i tu przedstawicieli strony rządowej. W związku z tym uważam, że i to tak trzeba stawiać i w ten sposób trzeba o tym mówić, że to nie jest jakieś tutaj kwiatek do kożucha ta ekologia. To bardzo pan Andrzejewski, profesor podkreślił, że to nie jest jakiś taki dodatek. To jest w warunkach powiedzmy tego co chcemy robić, ekologia jest barierą tutaj w ogóle powodzenia reform gospodarczej. I tak to trzeba stawiać, że jest to bariera powodzenia reformy gospodarczej.</text:p>
      <text:p text:style-name="P1684">Jeśli się nie z<text:span text:style-name="T1685">aj</text:span>miemy rzeczywiście, nie zaczniemy inwestowa<text:span text:style-name="T1686">ć</text:span><text:s/>w stan środowiska przyrodniczego, to okaże się, że powiedzmy bariera wody i bariera energii, czy bariera zdrowia ludzkiego wskaże na niepowodzenie to co się zamierza robić, reformować gospodarkę, doprowadzić do tego, ogólnego dobrobytu. I tak trzeba to stawiać.<text:s/>To jest jedno.</text:p>
      <text:p text:style-name="P1687">Drugie, domagamy się tutaj, ja nawiążę w tej chwili do tych właściwie propozycji, które... postulatów naszej strony, domagamy się zmian systemowych w ochronie środowiska i zapewne będziemy pracowali nad konkretyzowaniem tych zmian, jak to widzimy w przyszłym tygodniu.</text:p>
      <text:p text:style-name="P1688">Ja chciałem powiedzieć o czymś takim, żeby podkreślić co moim zdaniem jest n<text:span text:style-name="T1689">aj</text:span>istotniejsze w tych zmianach systemowych.</text:p>
      <text:p text:style-name="P1690">Więc pierwsza rzecz to jest zmiana charakteru Ministerstwa Ochrony Środowiska. Ministerstwo Ochrony Środowiska nie może być ministerstwem, które zajmuje się, prawda, budową oczyszczalni ścieków, zakładaniem filtrów na kominy. To nie tak. Ministerstwo Ochrony Środowiska ma inne zadania, któr<text:span text:style-name="T1691">e<text:s/></text:span>są tutaj wymienione. Nie ma prowadzić działalności inwestorskiej. Działalność inwestorską mają prowadzić truciciele czyli zakłady pracy, spółdzielnie jakieś rolnicze, które trują i które muszą w kosztach swojej produkcji powiedzmy wliczyć założenie urządzeń ochrony środowiska.</text:p>
      <text:p text:style-name="P1692">Zadaniem ministerstwa będzie dopilnowyw<text:span text:style-name="T1693">an</text:span>ie tego, ale uważam, że dopilnowywaniem tego musi się zająć też obok ministerstwa, niezależny organ społeczny. Możemy tu postulować, czy zastanowić się nad tym, czy by nie powstał ten organ społeczny na przykład Inspekcji Ochrony Środowiska i<text:s/><text:span text:style-name="T1694">w</text:span><text:s/>Ośrodku Badania Środowiska z tym, że chcę zwrócić uwagę, że uważam, iż osoby, które pełniłyby stanowiska kierownicze, niejako byłyby w tym organie z mand<text:span text:style-name="T1695">at</text:span>u społecznego. Tak uważam, że po prostu to trzeba byłoby s<text:span text:style-name="T1696">po</text:span>łeczeństwu oddać ten organ tej policji środowiska.</text:p>
      <text:p text:style-name="P1697">Podpisuję się oczywiście pod reprezenta<text:span text:style-name="T1698">cj</text:span>ą<text:s/><text:span text:style-name="T1699">„</text:span>zielonych”<text:s/>w parlamencie i w organach przedstawicielskich, to znaczy mówię umownie<text:s/>„zielonych”, bo prawda chodzi nam o, wiadomo co rozumiemy. I moim zdaniem bardzo istotny postulat, który tutaj też się przewijał w wypowiedziach, to znaczy uspołecznienie, tak to nazywamy ekologii. To znaczy doprowadzenie do tego, żeby wykorzystać ten olbrzymi potencjał tkwiący w tych młodzieżowych ruchach, czy nie tylko młodzieżowych ruchach<text:s/><text:soft-page-break/>proekologicznych, które no siłą rzeczy, nawet pan Kulczyński też o tym wspominał, wywierają presję na te instytucje powołane, wywierają tą pozytywną presję na te instytucje powołane do pieczy nad środowiskiem przyrodniczym.</text:p>
      <text:p text:style-name="P1700"><text:span text:style-name="T1701">I</text:span><text:s/>jako coś tak niesłychanie ważnego uważam tutaj, i to chciałbym, żeby się znalazło też w zapisach, w jakichś uchwałach, że należy postulować obowiązek udostępniania danych, wszelkich danych dotyczących zanieczyszczenia, degradacji środowiska obywatelom, wszystkim obywatelom przez instytucje, które mają te dane. Bo nie może dochodzić do sytuacji, że przychodzi się na przykład do<text:s/>Wydziału<text:s/>Ochrony<text:s/>Środowiska i panowie w tym wydziale powołując się na tajemnicę służbową, czy jakąś inną tajemnicę, nie udzielają danych na przykład dotyczących zanieczyszczenia przez jakiś zakład.</text:p>
      <text:p text:style-name="P1702">Trzeba doprowadzić do tego, żeby każdy obywatel, każdy przedstawiciel ugrupowania proekologicznego mógł te dane sobie z instytucji niejako ustawowo mieć zagw<text:span text:style-name="T1703">aranto</text:span>w<text:span text:style-name="T1704">an</text:span>e, że te dane otrzyma.</text:p>
      <text:p text:style-name="P1705">Dalej uważam, że istotne byłoby rozpatrzenie czegoś takiego, jak społeczni opiekunowie środowiska, którzy<text:s/>byliby powoływani przez lokalne ugrupowania proekologiczne i oni by mieli prawo udziału w pracach tej komisji ochrony środowiska na przykład w rada<text:span text:style-name="T1706">c</text:span>h narodowych.</text:p>
      <text:p text:style-name="P1707">Dalej uważam, że należałoby ułatwić działalność takich ugrupowań proekologicznych /już kończę/ poprzez umożliwienie im - powiedzmy organizowania się, udostępnienie sal, udostępnienie możliwości prowadzenia działalności ekologiczn<text:span text:style-name="T1708">ej.</text:span></text:p>
      <text:p text:style-name="P1709">To właściwie myślę, że zasadniczo tyle<text:span text:style-name="T1710">.</text:span></text:p>
      <text:p text:style-name="P1711">Dziękuję bardzo.</text:p>
      <text:h text:style-name="P1712" text:outline-level="3"><text:span text:style-name="T1713">Przewodniczący</text:span>:<text:bookmark-start text:name="bookmark2"/><text:bookmark-end text:name="bookmark2"/></text:h>
      <text:p text:style-name="P1714">Dziękuję bardzo. Głos zabierze pan Gustaw Bokszczanin.</text:p>
      <text:p text:style-name="P1715">Przygotuje się pan dr Aureliusz Mikłaszewski.</text:p>
      <text:p text:style-name="P1716"><text:span text:style-name="T1717">Pan Gustaw Bokszczanin</text:span>:</text:p>
      <text:p text:style-name="P1718">Panie profesorze Gustaw Bokszczanin. Nazwisko moje jest bardzo skomplikowane.</text:p>
      <text:p text:style-name="P1719">Panie profesorze, proponuję poza omówionymi zagadnieniami zająć się również sprawami działalności zakładów pracy w warunkach istnie<text:span text:style-name="T1720">ją</text:span>cego zagrożenia ekologicznego. Propozycje OPZZ to:<text:s/>- po pierwsze - indeksacja zakładów pracy według 3-stopniowej skali. Pierwsza - groźny truciciel, znikoma szkodliwość zakładu, zakład spełniający wymogi ochrony środowiska.</text:p>
      <text:p text:style-name="P1721">W stosunku do tej 3-stopniowej skali, którą oczywiście należałoby opublikować i zapoznać z nią społeczeństwo, wymusić decyzje strony rządowej dotyczące dalszych jego losów, a w szczególności zakładów ujętych w tych dwóch pierwszych grupach tzn. - czy zakład pracy ulegnie modernizacji, rekonstrukc<text:span text:style-name="T1722">ji,</text:span><text:s/>zmianie profilu produkcji czy po prostu ulegnie likwidacji.</text:p>
      <text:p text:style-name="P1723">Stworzyć system ochrony ekonomiczno-organizacyjnej dla zakładów zaplanowanych do objęcia modernizacją i rekonstrukcją. Po pierwsze - zwolnić z podatku dochodowego, kary nałożone pozostawić oczywiście z tytułu działalności szkodzącej środowisku, pozostawić w dyspozycji zakładu pracy, stworzyć priorytet w zaopatrzeniu w sprzęt ochrony środowiska oraz zabezpieczyć moce budowlano-montażowe dla szybkiej realizacji planowanych zamierzeń.</text:p>
      <text:p text:style-name="P1724">Kredytowanie bez oprocentowania. Zakłady produkujące sprzęt ochrony środowiska - produkcja<text:s/><text:soft-page-break/>powinna być - naszym zdaniem - objęta zamówieniami rządowymi. Ulgi i preferencje w sferze opodatkowania kred<text:span text:style-name="T1725">yt</text:span>ów<text:s/>dla<text:s/><text:span text:style-name="T1726">t</text:span>ych zakładów<text:span text:style-name="T1727">.</text:span></text:p>
      <text:p text:style-name="P1728">Pilne powołanie społecznej<text:s/>inspekcji<text:s/>ochrony<text:s/>środowiska na wzór<text:s/>społecznej<text:s/>inspekcji<text:s/>pracy. Decyzje w sprawie bezpieczeństwa dla poszczególnych regionów kraju, w zależności od stopnia zagrożenia, poprzedzać konsultacją społeczną, a w wielu wypadkach przeprowadzeniem referendum. Bez akceptacji społeczeństwa nie wolno i nie należy nic czynić. Są przykłady Austrii, że nie uruchomiono wybudowanej elektrowni<text:s/><text:span text:style-name="T1729">ato</text:span>mow<text:span text:style-name="T1730">ej,</text:span><text:s/>albowiem wola społeczeństwa była inna. Dlatego<text:s/><text:span text:style-name="T1731">so</text:span>lidaryzu<text:span text:style-name="T1732">je</text:span>my się ze wszystkimi ruchami społecznymi przeciwstawiającymi się przed budową obiektów energetyki a<text:span text:style-name="T1733">to</text:span>mow<text:span text:style-name="T1734">ej,</text:span><text:s/>nie dającej na dzień dzisiejszy żadnych gwarancji wręcz bezpieczeństwa.</text:p>
      <text:p text:style-name="P1735">Na zakończenie proponuję zająć się również 4-ma zagadnieniami możliwymi do załatwienia na dzisiaj. Należy - naszym zdaniem - dokonać analizy i weryfikacji planów zagospodarowania przestrzennego. To o czym mówiła pani poseł Hager-Małecka. Najpierw popatrzmy czy budujemy we właściwy miejscach, zgodnie z wymogami ochrony środowiska. Czy projektowane zakłady uwzględniają w<text:span text:style-name="T1736">ym</text:span>ogi ochrony środowiska. Odsuwanie tego wymogu do 1991 r. proponowane przez stronę rządową jest nie do przyjęcia. Jak możemy sobie wyobrazić, że dopiero od 1991 roku będą zakłady budowane, właściwie wyposażone w sprzęt ochrony środowiska. Czyżby nie obowiązywała nas ustawa o ochronie środowiska? No, chyba obowiązuje nas wszystkich, a więc nie może być takiej po prostu prolongaty terminu.</text:p>
      <text:p text:style-name="P1737">Właściwe wykonawstwo. Następna sprawa to jest odpowiedzia<text:span text:style-name="T1738">l</text:span>ność autorska i inwestor<text:span text:style-name="T1739">s</text:span>ka, ona musi naszym zdaniem,<text:s/>bezwzględnie zafunkc<text:span text:style-name="T1740">jo</text:span>nować. Mamy zbyt dużo budowanych obiektów, które dopiero w fazie końcowej udowadniają jakie poważne popełniono błędy.</text:p>
      <text:p text:style-name="P1741">Elektrownia Pruszków, elektrociepłownia<text:s/>„Odra”<text:s/>i setki innych.</text:p>
      <text:p text:style-name="P1742">Prawo, które, zdaniem naszym, jest doś<text:span text:style-name="T1743">ć</text:span><text:s/>dobre, będzie uznane przez ludzi o ile będzie przez wszystkich przestrzegane. Mówimy, że rozliczyliśmy się za okres miniony. Tylko jest pytanie - z kim i kogo. Bo brak jest, jak na razie przykładów aby ci, co doprowadzili do degradacji środowiska naturalnego ucierpieli, a wręcz odwrotnie - dobrze się czują. A niektórzy pseudo p<text:span text:style-name="T1744">roje</text:span>ktanci i wykonawcy mają się dobrze.</text:p>
      <text:p text:style-name="P1745">Za korzystanie z dóbr przyrody należy /przepraszam/ - z dóbr przyrody należy korzystać racjonalnie, w oparciu o n<text:span text:style-name="T1746">aj</text:span>nowsze wymogi nauki światow<text:span text:style-name="T1747">ej</text:span>.</text:p>
      <text:p text:style-name="P1748">I jeszcze jedna refleksja - to że ludzie młodzi uciekają z naszego kraju, nie jest tylko pogonią za lepszym jutrem, ale głównie poszukiwaniem miejsca, gdzie można żyć bezpiecznie i godnie. Miłości do naszego kraju uczyli nas nasi pisarze, poeci, malarze poprzez opisy lub ukazanie piękna kraju i jego krajobrazu. Zróbmy wszystko, aby nasi współcześni poeci i malarze nie ukazali nam za kilka lat kraju zniszczonego, kraju spalonej ziemi.</text:p>
      <text:p text:style-name="P1749">Apeluję o integrację wszystkich sił społecznych w walce o ochronę środowiska przyrodniczego. Potwierdźmy, że w sytuacjach ostrego zagrożenia nie ma wśród nas Polaków żadnego podziału. Oczekujemy natomiast od strony rządowej odpowiedzi - na ile nasze zawarte w 18 punktach postulaty, a sądzę, że będą jeszcze rozszerzone, spotkają się z akceptacją strony rządowej i wdrożone do realizacji.</text:p>
      <text:p text:style-name="P1750">Dziękuję.</text:p>
      <text:p text:style-name="P1751"><text:span text:style-name="T1752">Przewodniczący</text:span>:</text:p>
      <text:p text:style-name="P1753">Dziękuję bardzo. Głos ma dr Mikłaszewski. Przygotuje się dr Ka<text:span text:style-name="T1754">ss</text:span>enberg.</text:p>
      <text:soft-page-break/>
      <text:p text:style-name="P1755"><text:span text:style-name="T1756">Dr Aureliusz Mikłaszewski</text:span>:</text:p>
      <text:p text:style-name="P1757">Panie Przewodniczący! Szanowni Państwo!</text:p>
      <text:p text:style-name="P1758">Dla postawienia właściwej diagnozy trzeba spojrzeć wstecz, by określić z jakich pozycji startujemy. Ten stan wyjściowy, osiągnięty po 44 latach mono-partyjnego sprawowania<text:s/>władzy, można określić jednym zdaniem - bankructwo ideologii, zrujnowana gospodarka i zniszczone środowisko.</text:p>
      <text:p text:style-name="P1759">Na Komitecie Ekonomicznym Rady Ministrów, niedawno, były podane szokujące cyfry. Mianowicie czas średniego życia mężczyzn skrócił się o 8 lat, a kobiet o<text:s/><text:span text:style-name="T1760">9</text:span><text:s/>lat. To już jest katastrofa, zagrożony jest naród.</text:p>
      <text:p text:style-name="P1761">Jest więc rzeczą oczywistą, że aby było lepiej, nie można udoskonalać tych mechanizmów, które do takiego stanu doprowadziły. Trzeba inaczej. Ekstremalne zaniedbania wymagają ekstremalnie zdecydowanych przeciwdziałań. Trzeba przede wszystkim do planowanych zmian, o których dzisiaj mówimy, wprowadzić gwaranta. Gwaranta stojącego na straży interesów społeczeństwa. Takim gwarantem powinien być system społecznej kontroli środ<text:span text:style-name="T1762">o</text:span>wiska. N<text:span text:style-name="T1763">aj</text:span>ważnie<text:span text:style-name="T1764">js</text:span>ze wydaje się w tej chwili przełamanie bariery monopolu państwowego w zakresie - po pi<text:span text:style-name="T1765">e</text:span>rwsze - kontroli środowiska i po drugie<text:s/><text:span text:style-name="T1766">-</text:span><text:s/>informacji o stanie środowiska.</text:p>
      <text:p text:style-name="P1767">Co do pierwszego, to konieczne jest stworzenie systemu społecznej kontroli stanu środowiska, a najważniejsze w tym społecznym systemie - by funkcje kierownicze pochodziły wyłącznie z mandatu społecznego. Może się to nazywać - Społeczna Ochrona Środowiska, /skrót SO<text:span text:style-name="T1768">Ś</text:span>/, jakże wymowny, czy<text:s/>społeczna<text:s/>inspekcja<text:s/>środowiska.</text:p>
      <text:p text:style-name="P1769">Co do punktu drugiego, to konieczne jest załatwienie powszechnej dostępności wyników badań i pomiarów skażenia środowiska ze wszystkich źródeł, czyli instytucji, które to robią. Obowiązek regularnego publikowania ich w prasie codzienn<text:span text:style-name="T1770">ej,</text:span><text:s/>likwidacja cenzury artykułów z zakresu ochrony środowiska i wszelkiej blokady informacji i poczynań związanych z ochroną środowiska.</text:p>
      <text:p text:style-name="P1771">Tu wymowne dwa przykłady: jeżeli Służba Bezpieczeństwa przesłuchuje ludzi, którzy chcą założyć koło Klubu Ekologicznego w tak bardzo skażonym Wałbrzychu, to powstaje pytanie - w czyim interesie działa ta państwowa służba?</text:p>
      <text:p text:style-name="P1772">I drugi przykład - przed chwilą miałem w ręku książkę Strupczewskiego<text:s/>„Czy energetyka jądrowa jest bezpieczna”. A na tej książce jest napisane - na prawach rękopisu do użytku służbowego i bez prawa przedruku w publikacjach jawnych. Dlaczego? By się społeczeństwo o tym nie dowiedziało?</text:p>
      <text:p text:style-name="P1773">Proponuję więc to jest, aby w protokole z naszych obrad znalazł się zapis, na który chyba wszyscy się zgodzimy. Konieczne jest zatem przełamanie monopolu państwowego w zakresie: po pierwsze - kontroli środowiska poprzez stworzenie systemu społecznej kontroli środowiska. I po drugie - informacji o stanie środowiska poprzez powszechną dostępność wyników badań skażenia środowiska i zapewnienie swobody działania na rzecz ochrony środowiska.</text:p>
      <text:p text:style-name="P1774">Myślę, że wtedy pod kontrolą społeczną organy państwowe zostaną zmuszone do skutecznego działania.</text:p>
      <text:p text:style-name="P1775">Dziękuję.</text:p>
      <text:h text:style-name="P1776" text:outline-level="3"><text:span text:style-name="T1777">Przewodniczący</text:span>:</text:h>
      <text:p text:style-name="P1778">Dziękuję.</text:p>
      <text:p text:style-name="P1779">Obecnie głos zabierze dr Andrzej Kassenb<text:span text:style-name="T1780">e</text:span>rg<text:span text:style-name="T1781">.</text:span><text:s/>Przygotuje się Michał Wilczyński.</text:p>
      <text:soft-page-break/>
      <text:p text:style-name="P1782"><text:span text:style-name="T1783">dr Andrzej Kassenberg</text:span>:</text:p>
      <text:p text:style-name="P1784">Proszę państwa<text:span text:style-name="T1785">,</text:span><text:s/>patrząc na naszą dzisiejszą dyskusję, mimo tego, że w wielu zagadnieniach jest ona zbieżna, chcę jednak powiedzieć, że na tej sali jeszcze nadal panuje myślenie antyekologiczne. Jeżeli prz<text:span text:style-name="T1786">yj</text:span>miemy za punkt wyjścia to co przedstawił nam pro<text:span text:style-name="T1787">f</text:span>. Andrz<text:span text:style-name="T1788">eje</text:span>w<text:span text:style-name="T1789">sk</text:span>i to nie możemy się zgodzić na to, ażeby po opracowaniu programów rozwoju hutnictwa, górnictwa, energetyki, rolnictwa itd.,<text:s/><text:span text:style-name="T1790">i</text:span>td. pr<text:span text:style-name="T1791">ó</text:span>bować dopiero opracowywać programy ochrony środowiska.</text:p>
      <text:p text:style-name="P1792">Czy na przykład była tu mowa o zwiększeniu eksportu węgla, zaoszczędzonego w wyniku rozwoju innego rodzaju energetyki. Mechanizm klęski, który istnieje w naszym kraju nadal trwa. Nadal mamy ant<text:span text:style-name="T1793">ye</text:span>kologiczny model gospodarczy. Nadal, niestety, mamy fikcyjność polityki w ochronie środowiska i systemu ochrony środowiska. Jeżeli spojrzymy na nasze normy środowiskowe i jak wyglądają te normy w zakresie czystości wód czy powietrza - jest to fikcja.</text:p>
      <text:p text:style-name="P1794">Jeżeli spojrzymy nawet na to o czym mówił dzisiaj pan<text:s/>minister Kulczyński o tym, że w 50 proc. oczyszczamy ścieki z miast. Jest to fikcja, to są ścieki, które przepływają przez ocz<text:span text:style-name="T1795">ys</text:span>zczalnie,<text:s/><text:span text:style-name="T1796">a</text:span><text:s/>nie są oczyszczane. Jest ich dosłownie kilka procent prawidłowo oczyszczonych.</text:p>
      <text:p text:style-name="P1797">Jeżeli spojrzymy na Narodowy Program Ochrony Środowiska,<text:span text:style-name="T1798"><text:s/></text:span>to ta fikcja wyraża się 33 kierunkami, na które wiemy ile będziemy wydawać pieniędzy między rokiem 2000 a 2010.</text:p>
      <text:p text:style-name="P1799">Niestety nadal trwa, choć w znacznie mniejszym stopniu, trzeba to uczciwie przyznać, blokada informacji blokująca świadomość społeczną, szczególnie w zakresie relacji środowiska zdrowia.</text:p>
      <text:p text:style-name="P1800">Niestety, następne lata, i to trzeba sobie uczciwie powiedzieć, przyjdzie nam żyć z wieloma katastrofami ekologicznymi i na to nie można już nic dziś poradzić. Natomiast trzeba się do tego dobrze przygotować i dobrze zabezpieczyć.</text:p>
      <text:p text:style-name="P1801">Budowanie oczyszczalni ścieków, elektrofiltrów, urządzeń redukujących<text:s/><text:span text:style-name="T1802">S</text:span><text:span text:style-name="T1803">O</text:span><text:span text:style-name="T1804">2</text:span><text:s/>jest na pewno ważne, ale proszę państwa, jest to tylko zmiana nośnika zanieczyszczenia<text:s/>- z<text:s/>mobilnego, jakim jest woda i powietrze na teren, na glebę. I nadal stanowi to zanieczyszczenie. Co w tej sytuacji zrobić - tego kolosalnego długu, który zaciągnęliśmy w środowisku przyrodniczym. Długi u wierzycieli w innych krajach, możemy pr<text:span text:style-name="T1805">ó</text:span>bować negocjować. Dług zaciągnięty u społeczeństwa, które przez wiele, wiele lat nie mogło wypowiadać swoich myśli, swoich sądów, też możemy pr<text:span text:style-name="T1806">ó</text:span>bować rozwiązać, możemy liczyć na cierpliwość tego społeczeństwa. Przyroda nie będzie cierpliwa. Przyroda jest bezwzględna i będzie nam tworzyć coraz większe bariery w rozwoju gospodarczym, będzie tworzyć bariery w rozwoju społecznym<text:span text:style-name="T1807">.</text:span></text:p>
      <text:p text:style-name="P1808">Co w związku z tym zrobić? Co zrobić w sytuacji kiedy wzrost przedsiębiorczości, reforma gospodarcza, może niestety spowodować wzrost zagrożenia tego środowiska.<text:s/>Przede wszystkim to co już było powiedziane tutaj w pierwszym punkcie - jest to dalekie spojrzenie<text:s/>w kategoriach ekorozwoju, a więc włączenie całego gospodarowania w środowisko, w gospodarowanie, w rozwój naszej całej gospodarki i społeczeństwa<text:span text:style-name="T1809">.</text:span><text:s/>Co to może oznaczać? A więc przede wszystkim musimy sobie wreszcie raz uświadomić, że nie może być bezwzględnie ciągłego wzrostu zapotrzebowania na energetykę, na produkcję energii elektrycznej<text:span text:style-name="T1810">.</text:span><text:s/>Musimy siebie wyobrazić, że za kilka czy kilkanaście lat musimy stanąć na takim samym stanowisku jak wiele krajów. To znaczy musimy mieć zerowy wzrost zapotrzebowania na energię.</text:p>
      <text:p text:style-name="P1811">Na marginesie pierwszy głos w dyskusji był o energetyce jądrowej i bardzo słusznie podniósł sprawę bezpieczeństwa społecznego, ale to ani pan, który to podnosił, ani ja nie będziemy decydować o tym co<text:s/><text:soft-page-break/>jest dla ludzi bezpieczne, a co nie. Oni sami muszą o tym zdecydować. Oni mają do tego prawo, mają pra<text:span text:style-name="T1812">w</text:span>o żądać opracowania wariantu rozwoju energetyki bez energetyki jądrowej i my... może społeczeństwo opowie się za wariantem szwedzkim to znaczy bez energetyki jądrowej.<text:s/>Takiego prawa nie wolno społeczeństwu zabrać. Możemy oczywiście dyskutować czy energetyka jest bezpieczna, czy niebezpieczna, czy powoduje mniej skażeń, czy więcej skażeń, taka czy inna, ale energetyka jądrowa atakuje na poziomie genetycznym organizacji życia przyrodniczego,<text:s/><text:span text:style-name="T1813">a</text:span><text:s/>to jest bardzo poważny poziom, poziom, którego nie wolno<text:s/>lekceważyć, a co jest najsłabszym elementem w energetyce jądrowej? Człowiek, który się myli i taka była przyczyna awarii w elektrowni w Cz<text:span text:style-name="T1814">a</text:span>rn<text:span text:style-name="T1815">obyl</text:span>u i może być jeszcze w wielu, wielu innych.</text:p>
      <text:p text:style-name="P1816">Poza energetyką trzeba spojrzeć na problem maksymalnej recyrkulacji zasobów, na odbudowanie myślenia o mieście jako miejsca, w którym ma człowiek żyć, a nie być [nieczytelne] urządzeń do tego, żeby człowiek mógł się poruszać<text:span text:style-name="T1817">,</text:span><text:s/>przewodzić różne materiały itd. Rolnictwo musi być to kierunek oparty o myślenie ekologiczne, leśnictwo naturalna hodowla lasów, gospodarka wodna oparta o myślenie zlewniowe, bo tak się tworzy wody w przyrodzie, a całość jak tu mówił prof. Andrzejewski musi się oprzeć na zachowaniu struktury przyrodnicz<text:span text:style-name="T1818">ej</text:span><text:s/>kraju. Jeżeli tego nie zachowamy, wszelkie nasze inne działania będą działaniami pozorowanymi.</text:p>
      <text:p text:style-name="P1819">Do tego, ażeby to wprowadzić, ażeby wdrożyć to musi być normalność w kraju. Ta normalność musi oznaczać, że system polityczny, system społeczny jest zdrowy i tylko z takim założeniem możemy przychodzić tu i dyskutować inaczej to nie ma po co dyskutować. I w takim właśnie normalnej sytuacji nie można sobie wyobrazić słabej administra<text:span text:style-name="T1820">cj</text:span>i ochrony środowiska. Słaba administra<text:span text:style-name="T1821">cj</text:span>a jest wygodna, bo mówi, że nie można nic zrobić, bo jest słaba, ale gdy jest<text:s/><text:span text:style-name="T1822">s</text:span>ilna, gdy jest wyposażona w policję środowiskową, ja<text:span text:style-name="T1823">k</text:span><text:s/><text:span text:style-name="T1824">t</text:span>u już mowa była o PIOŚ-ie, taka administra<text:span text:style-name="T1825">cj</text:span>a jest służbą państwową, która zabezpiecza, która gwarant<text:span text:style-name="T1826">uj</text:span>e to prawo, na które myśmy już się wielokrotnie powoływali, że człowiek ma prawo do życia w zdrowym środowisku.<text:s/>Oprócz tej administrac<text:span text:style-name="T1827">ji</text:span><text:s/>i to też tu była po<text:span text:style-name="T1828">d</text:span>noszona niezmiernie ważna rzecz - jest dążenie do tego, ażeby społeczeństwo mogło się organizować, mogło bronić przed trucicielami, żeby mogło wyrażać swoje poglądy, tych warunków jest ciągle jeszcze za mało. I na zakończenie ch<text:span text:style-name="T1829">cę</text:span><text:s/>powiedzieć jedną rzecz<text:s/><text:span text:style-name="T1830">-</text:span><text:s/>pamiętajmy o tym, że ten kraj wypożyczyliśmy od naszych wnuków i oni nas będą rozliczać.</text:p>
      <text:p text:style-name="P1831">Dzięku<text:span text:style-name="T1832">ję</text:span>.</text:p>
      <text:p text:style-name="P1833"><text:span text:style-name="T1834">Przewodniczący</text:span>:</text:p>
      <text:p text:style-name="P1835">Głos zabiera pan Wilczyński, a pr<text:span text:style-name="T1836">z</text:span>ygot<text:span text:style-name="T1837">uj</text:span>e się pan prof. Stanisław Juchnowi<text:span text:style-name="T1838">cz.</text:span></text:p>
      <text:p text:style-name="P1839"><text:span text:style-name="T1840">Ob.</text:span><text:span text:style-name="T1841"><text:s/>Michał Wilczyński:</text:span></text:p>
      <text:p text:style-name="P1842">Proszę Państwa! Muszę powiedzieć, właściwie z radośc<text:span text:style-name="T1843">i</text:span>ą,<text:span text:style-name="T1844"><text:s/></text:span>że mój przedmówca pan dr Ka<text:span text:style-name="T1845">s</text:span>senberg powiedział właśnie większość tych myśli, które ja tutaj chciałem przekazać.<text:s/><text:span text:style-name="T1846">I</text:span><text:s/>wobec tego żeby nie przedłużać sprawy ja ograniczę się tylko do tych rzeczy, które jeszcze pozostały do poruszenia<text:span text:style-name="T1847">.</text:span></text:p>
      <text:p text:style-name="P1848">Otóż słuchałem tu z pewnym zdumieniem i zaskoczeniem wypowiedzi prze<text:span text:style-name="T1849">ds</text:span>tawicie<text:span text:style-name="T1850">l</text:span>i władzy ustawodawczej i władzy wykonawczej, którzy nie tylko, że jakby utożsamiają się ze stroną społeczną, mało tego licytują się danymi czy faktami o stanie środowiska. Proszę państwa w końcu to, że mamy takie prawo jakie mamy, to zawdzięczamy między innymi Sejmowi, któr<text:span text:style-name="T1851">y</text:span><text:s/>stwarza takie czy formułuje takie ustawy, które<text:s/><text:soft-page-break/>są tak rozciągliwe, że pozwalają na wprowadzanie przepisów wykonawczych<text:span text:style-name="T1852">,</text:span><text:s/><text:span text:style-name="T1853">k</text:span>tóre wykluczają właściwie sens i istotę ustawy<text:span text:style-name="T1854">.</text:span><text:s/>A władza wykonawcza powiada, że my zmierzamy do wzmocnienia organów centralnych władzy. A proszę państwa, ja mam bardzo konkretnie pytanie, w tej chwili przygotowuje się prawo geologiczne, w którym między innymi mają być sformułowane przepisy o ochronie zasobów naturalnych. Nikt nie mówi o tym, że problem węgla niebawem zniknie z dyskusji, dlatego że po prostu zasoby są na wykończeniu. Na milion wydobytej na powierzchni tony węgla<text:s/><text:span text:style-name="T1855">5</text:span><text:s/>milionów zostaje bezpowrotnie zniszczonych, a w składzie zespołu, który przygotowuje prawo geologiczne jest jeden przedstawiciel Państwowego Instytutu Geologicznego<text:s/><text:span text:style-name="T1856">-</text:span><text:s/>70-letniej tradycji, również<text:s/>jeśli chodzi o ochronę przyrody i zasobów naturalnych, a w głównej mierze w tym zespole zasiadają przedstawiciele górnictwa,<text:s/><text:span text:style-name="T1857">a</text:span><text:s/>więc ci, którzy są najbardziej zainteresowani dewastacją - bezkompromisową dewastacji, jaka trwa już w<text:s/><text:span text:style-name="T1858">n</text:span>aszym kraju od kilkudziesięciu lat<text:span text:style-name="T1859">.</text:span></text:p>
      <text:p text:style-name="P1860">Kto jest odpowiedzialny za to, że PIOŚ<text:s/>jest pozbawiony właściwie jakiejkolwiek prawa egzekucji nakładanych kar na trucicieli? Kto uchylał decyzje<text:s/><text:span text:style-name="T1861">Gł</text:span>ównego Inspek<text:span text:style-name="T1862">to</text:span>ra Ochrony Środowiska o nałożeniu kar? Toż Minister Ochrony Środowiska miał prawo takie i uchylał. Mówimy o ministrze poprzedniej kadencji, ale ciągłość rządów w naszym kraju istnieje.</text:p>
      <text:p text:style-name="P1863">I chcę powiedzieć i podtrzymać to co powiedział dr Kassenberg - my tutaj jako stolik ekologiczny nie możemy się ogl<text:span text:style-name="T1864">ą</text:span>dać na to, jaka będzie r<text:span text:style-name="T1865">es</text:span>trukturyza<text:span text:style-name="T1866">cj</text:span>a, co zrobimy, jeśli przemysł, struktura przemysłu zmieni się tak czy inaczej. Ja tu wymieniłem choćby kilka spraw, a w 17 punktach jest ich więcej, które można załatwić natychmiast i chciałem się odwołać do<text:s/><text:span text:style-name="T1867">t</text:span>ego co mówili tutaj koledzy z OPZZ, kol. Lubański i Bokszczanin. Są sprawy, które prawie dosłownie natychmiast można z<text:span text:style-name="T1868">a</text:span>łatwić i ja dosłownie jestem może w tej chw<text:span text:style-name="T1869">i</text:span>li troszkę wzburzony, bo słuchałem i zastanawiałem się, czy próbujemy - słuchamy różnych głosów, które nas próbują ściągnąć z właściwej materii, są sprawy, które można już teraz załatwiać. I proszę państwa - proponuję, żebyśmy te 17 punktów plus propozycje rozszerzenia tego, dyskutowali punkt po punkcie, niech prze<text:span text:style-name="T1870">ds</text:span>tawi<text:span text:style-name="T1871">ci</text:span>ele władzy wykonawczej powiedzą co mogą<text:span text:style-name="T1872">.</text:span><text:s/>co chcą, czego nie chcą zrealizować, ale nie rozmawiajmy, bo to nie od nas, to społeczeństwo, to właściwie obywatele indywidualnie powinni coś tam robić<text:span text:style-name="T1873">.</text:span><text:s/>Jest wiele rzeczy, które byśmy chcieli robić, ja w tej chwili mówię również jako przedstawiciel Państwowego Instytutu Geologicznego. N<text:span text:style-name="T1874">am</text:span><text:s/>się włosy na głowie jeżą, je<text:span text:style-name="T1875">ś</text:span>li myślimy o zasobach wód podziemnych. Proszę państwa, dlaczego Ministerstwo Ochrony Środowiska do tej pory właściwie nikt nie reguluje tego, t<text:span text:style-name="T1876">e</text:span><text:s/>wody podziemne najcenniejsze wody, jakie są również tu pod tym miastem głęboko są eksploatowane właściwie bez opamiętania, że już w tej chwili te wody są... podchodzą solankami jeszcze głębszymi. Kto ma to robić? Ja jeden geolog czy 10 geologów - czy ma to zrobić Ministerstwo Ochrony Środowiska?</text:p>
      <text:p text:style-name="P1877">Poza tym mówiło się o funkc<text:span text:style-name="T1878">ji</text:span><text:s/>inwestycyjnej Ministerstwa Ochrony Środowiska. Przecież to ministerstwo daje ciężkie miliardy złotych na p<text:span text:style-name="T1879">os</text:span>zu<text:span text:style-name="T1880">kiwa</text:span>nia nowych surowców. Czy Ministerstwo Oc<text:span text:style-name="T1881">h</text:span>rony Środowiska pyta się wykonawców, czy sprawdza, czy w trakcie poszukiwań są przestrzegane reguły ochrony środowiska? A na to idą wielkie pieniądze w tej chwili, czyli jest inwestorem nie tylko w zakresie budowy oczyszczalni, ale w zakresie tego, żeby górnictwo miało w najbliższym czasie kilkunastu lat następne pola do eksploatacji. I chcę jeszcze raz z<text:span text:style-name="T1882">a</text:span>a<text:span text:style-name="T1883">p</text:span>elować, żebyśmy mając te punkty, które przedstawił tutaj prof. Kozłowski i te propozycje, które zgłoszone już zostały konkretne, żeby to było podstawą dyskusji punkt po<text:s/><text:soft-page-break/>punkcie na naszym spotkaniu w środę.</text:p>
      <text:p text:style-name="P1884">Dziękuję bardzo.</text:p>
      <text:p text:style-name="P1885"><text:span text:style-name="T1886">Ob</text:span><text:span text:style-name="T1887">.</text:span><text:span text:style-name="T1888"><text:s/>Stanisław Juchnowicz</text:span>:</text:p>
      <text:p text:style-name="P1889">Panie Przewodnicząc<text:span text:style-name="T1890">y!</text:span><text:s/>Szanowni Państw<text:span text:style-name="T1891">o!</text:span><text:s/>Chcę powiedzieć, że z dużą satysfakcją biorę udział w dzisiejszym spotkaniu, bowiem do tego spotkania grupa ludzi, którą<text:span text:style-name="T1892"><text:s/></text:span>reprezentuję jest to Polski Klub Ekologiczny praktycznie przygotowywała się przez 8 lat. Jak państwo zapewne wiedzą<text:span text:style-name="T1893"><text:s/></text:span>ruch nasz powstał w 1980 roku na fali ogólnego protestu społecznego, na fali dużej nadziei, jaką wiązaliśmy z tym ruchem, ale równocześnie w okresie kiedy wiadomo, że nie istniała możliwość prowadzenia w sposób niehamowany, w sposó<text:span text:style-name="T1894">b</text:span><text:s/>możliwie najbardziej korzystny naszych prac. Tym niemniej jeżeli dzisiaj mówimy o oparciu naszej<text:s/>dy<text:span text:style-name="T1895">sk</text:span>u<text:span text:style-name="T1896">sji</text:span><text:s/>o koncepcje ekorozwoju, to chcę państwu przypomnieć, że właśnie Polski Klub Ekologiczny pierwszy zaczął tę ideę lansować. Mam tu przed sobą publikacje<text:s/>„Ekorozwój szansą przetrwania cywiliza<text:span text:style-name="T1897">cji</text:span>”<text:s/>gdzie są zawarte zasady ekorozwoju i z dużą satysfakcją odnotowuję dzi<text:span text:style-name="T1898">s</text:span>iaj fakt, że to słowo znajduje się w dokumentach państwowych, w wypo<text:span text:style-name="T1899">w</text:span>iedziach wielu dzisie<text:span text:style-name="T1900">js</text:span>zych, ale nie tylko i sądzę, że płaszczyzną dyskusji naszej, dalszej powinna być właśnie płaszczyzna tej koncepcji ekorozwoju. Każdy ją zapewne inaczej rozumie, tym niemniej sądzę, że to jest to,<text:s/><text:span text:style-name="T1901">z<text:s/></text:span>czym powinniśmy się dzisiaj rozejść<text:span text:style-name="T1902">,</text:span><text:s/>to znaczy zgodą na kontynuowanie<text:s/>tej koncepcji, tej dyskusji na płaszczyźnie tej całej filozofii<text:s/><text:span text:style-name="T1903">ja</text:span>k ekorozwoju.</text:p>
      <text:p text:style-name="P1904">Tutaj chodzi proszę państwa, nie tylko o szereg spraw, które zostały wymienione, ale tutaj w zasadzie chodzi o zupełnie inne widzenie świata, gdzie człowiek jest podmiotem, a nie przedmiotem i sądzę, że to jest jakimś wiodącym elementem, który może nam pomóc w doprowadzeniu do zmian, zasadniczych zmian w gospodarce i w warunkach życia człowi<text:span text:style-name="T1905">ek</text:span>a.</text:p>
      <text:p text:style-name="P1906">Nie będę przedłużał, ponieważ mamy czas ograniczony, chciałbym jeszcze jeden problem podnieść, który w moim przekonaniu powinien być przedmiotem dyskusji. Otóż my się zajmujemy ochroną środowiska, natomiast mało mówimy o kształtowaniu środowiska. A przecież 60<text:span text:style-name="T1907">%</text:span><text:s/>ludzi żyje w Polsce w środowisku kształtowanym przez człowieka, żyje w miastach. Gorzej, 1/3 ludności żyje w obszarach zagrożenia ekologicznego, klęski ekologicznej i o tym środowisku stosunkowo mało mówimy.</text:p>
      <text:p text:style-name="P1908">Mam upoważnienie Stowarzyszenia Architektów Polskich, jest tutaj akurat nas dwóch architektów, łącznie z panem prof. Kołodzi<text:span text:style-name="T1909">ej</text:span>skim, i sądzę, że naszym obowiązkiem jest tą sprawę podnieść, ponieważ to środowisko nie jest reprezentowane w żadnych rozmowach, w żadnych dyskusjach przy innych stolikach.<text:s/><text:span text:style-name="T1910">W</text:span><text:s/>związku z tym sądzę, że nasz stolik powinien<text:s/>również tą sprawą się zająć.</text:p>
      <text:p text:style-name="P1911">O co tu chodzi? Chodzi o przeciwdziałania patologii urbanizacji. Wiemy, że w Polsce nastąpiło, że cały system kontroli i stymulacji jakimiś procesami zawiódł. Że osiedla ludzkie tracą tożsamość, że przestrzenią polską właściwie, ta przestrzeń polska jest kształtowana pod wpływem dźwigu budowlanego, wielkiej płyty, że nastąpił rozbrat między ochroną środowiska a planowaniem przestrzennym. Kiedyś to było zawsze razem. Dzisiaj powstało Ministerstwo Ochrony Środowiska, a planowanie przestrzenne pozostało w gestii Ministerstwa Budownictwa. Jest to bardzo źle i sądzę, że powinniśmy, ten<text:s/><text:span text:style-name="T1912">n</text:span>asz stolik powinien, tutaj podjąć zdecydowaną sugestię, ażeby połączyć ochronę środowiska z planowaniem przestrzennym.</text:p>
      <text:p text:style-name="P1913">Wiemy, że dziś w Polsce około<text:s/><text:span text:style-name="T1914">6</text:span><text:s/>mln ludzi żyje w pogardliwie przez społeczeństwo zwanych blokowiskach, że są to niezdrowe osiedla, że przestrzeń społeczna w ogóle nie istnieje. Że praktycznie<text:s/><text:soft-page-break/>właściwie nie możemy mówić o mieście w tradycyjnym pojęciu. Są to wielkie obszary zurb<text:span text:style-name="T1915">aniz</text:span>owane, które tylko właściwie granice, leżą w granicach administracyjnych miast, natomiast miastami nie są.</text:p>
      <text:p text:style-name="P1916">I sądzę, że ten problem się powinien znaleźć również w naszych, powinien podlegać pod nasze obrady.</text:p>
      <text:p text:style-name="P1917">Wyniki naszych debat przypuszczam, że są niesłychanie ważne dla społeczeństwa i społeczeństwo oczekuje, że konkretnie coś zdziałamy. I polskie społeczeństwo w moim przekonaniu powinno być w pełni świadome tego stanu, złego stanu rzeczy, bowiem tutaj chodzi nie tylko o bardziej lub mniej pożądany kształt systemu politycznego, czy też bardziej lub mniej dostanie życie obywateli, ale o samą możliwość egzystencji dalszych pokoleń Polaków we względnie normalnych warunkach dla życia biologicznego.</text:p>
      <text:p text:style-name="P1918">Dziękuję.</text:p>
      <text:p text:style-name="P1919"><text:span text:style-name="T1920">Przewodniczący</text:span>:</text:p>
      <text:p text:style-name="P1921">Dziękuję bardzo.</text:p>
      <text:p text:style-name="P1922">Głos zabiera kol. Bogusław Gołąb.</text:p>
      <text:p text:style-name="P1923"><text:span text:style-name="T1924">Ob. Bogusław Gołąb</text:span>:</text:p>
      <text:p text:style-name="P1925">Bogusław Gołąb<text:s/><text:span text:style-name="T1926">-</text:span><text:s/>Gdańsk.</text:p>
      <text:p text:style-name="P1927">Proszę Państwa! Ja mój głos kieruję do ławy rządowej, konkretny głos do pana Wacława Kulczyńskiego. Dotyczy on - zgłoszono poprawkę do Sejmu, która to poprawka ma dotyczyć śmieci i ich składowisk - i odpowiedź pana ministra, może ta poprawka zdąży na Sejm.</text:p>
      <text:p text:style-name="P1928">Ta poprawka ma zdąży<text:span text:style-name="T1929">ć</text:span><text:s/>i musi zdążyć, bo najbliższa może po wyborach kadencja S<text:span text:style-name="T1930">e</text:span>jmu odbędzie się gdzieś czerwiec, lipiec, a może sierpień, a może wrzesień.</text:p>
      <text:p text:style-name="P1931">Ta poprawka powinna zdążyć. To jest jedna sprawa.</text:p>
      <text:p text:style-name="P1932">Cieszy mnie głos pana ministra mówiący o wątpliwościach, a dotyczący naszego głosu, który to mówi: wzmocnienie administracji centralnej. Skąd ta wiara?<text:s/><text:span text:style-name="T1933">I</text:span><text:s/>ta wątpliwość też nas cieszy. Skąd ta nasza wiara społeczna?</text:p>
      <text:p text:style-name="P1934">Natomiast pan minister powiedział, że bank ekologiczny, projekt, a właściwie poprawka co do funk<text:span text:style-name="T1935">cjo</text:span>nowania tego banku może z<text:span text:style-name="T1936">af</text:span>unk<text:span text:style-name="T1937">cjo</text:span>now<text:span text:style-name="T1938">ać</text:span><text:s/>od 1 lipca 1989 r. Zadam pytanie, z kim ta poprawka czy ten projekt był konsultowany. Jak będzie funk<text:span text:style-name="T1939">cj</text:span>onował ten bank, pod jakim nadzorem, czy znowuż państwowym, czy będzie kontrola społeczna. Jeśli to ma być konwersacja, konwersja długów, to na jakiej zasadzie, znowuż pod<text:s/><text:span text:style-name="T1940">k</text:span>ontrolą państwową? Znowuż pod tą kontrolą, której się nie dowierza?</text:p>
      <text:p text:style-name="P1941">I chciałbym skończyć swoje krótkie przemówienie czymś, takim s<text:span text:style-name="T1942">fo</text:span>rmułowaniem, że my musimy stworzyć taki kodeks praw, który weźmie w ochronę środowisko naturalne, taki kodeks praw. Ale musimy stworzyć taki system motywacji, na rzecz ochrony środowiska, żeby wszelkie inwestycje w ochronę środowiska się opłacały. Ale jednocześnie musimy stworzyć<text:s/>taki system barier i zabezpieczeń, żeby wszelkie łamanie prawa na niekorzyść środowiska nikomu się nie opłacały.</text:p>
      <text:p text:style-name="P1943">Dzięku<text:span text:style-name="T1944">ję.</text:span></text:p>
      <text:p text:style-name="P1945"><text:span text:style-name="T1946">P</text:span><text:span text:style-name="T1947">rzew</text:span><text:span text:style-name="T1948">odni</text:span><text:span text:style-name="T1949">cz</text:span><text:span text:style-name="T1950">ąc</text:span><text:span text:style-name="T1951">y</text:span>:</text:p>
      <text:p text:style-name="P1952">Dziękuję bardzo.</text:p>
      <text:p text:style-name="P1953"><text:span text:style-name="T1954">Ob. Wacław Kulczyński</text:span>:</text:p>
      <text:p text:style-name="P1955">Ja mam pytani<text:span text:style-name="T1956">a.</text:span></text:p>
      <text:p text:style-name="P1957"><text:span text:style-name="T1958">Przewodniczący</text:span>:</text:p>
      <text:soft-page-break/>
      <text:p text:style-name="P1959">Proszę bardzo.</text:p>
      <text:p text:style-name="P1960"><text:span text:style-name="T1961">O</text:span><text:span text:style-name="T1962">b.</text:span><text:span text:style-name="T1963"><text:s/>Wacł</text:span><text:span text:style-name="T1964">a</text:span><text:span text:style-name="T1965">w Ku</text:span><text:span text:style-name="T1966">l</text:span><text:span text:style-name="T1967">c</text:span><text:span text:style-name="T1968">zy</text:span><text:span text:style-name="T1969">ń</text:span><text:span text:style-name="T1970">ski</text:span><text:span text:style-name="T1971">:</text:span></text:p>
      <text:p text:style-name="P1972">Wacław Kulczyński.</text:p>
      <text:p text:style-name="P1973">Zacznę od ostatniej kwestii banku i konwersji zadłużenia.</text:p>
      <text:p text:style-name="P1974">Otóż bank nie dotyczy - przynajmniej w tym rozwiązaniu, jakie jest przewidziane - takich kwestii, które są związane z międzynarodowym tutaj jakimś przepływem funduszy, aczkolwiek taka rola też nie jest wykluczona.</text:p>
      <text:p text:style-name="P1975">Przedstawimy w<text:s/><text:span text:style-name="T1976">śr</text:span>odę tak jak się umówiliśmy, szczegółowe rozwiązania, żeby po prostu było to dosłownie pokazane tak jak to się tam przewiduje, jak ja będę mówił, to wyjdzie to na pewno dłużej, a już niewiele jest czasu.</text:p>
      <text:p text:style-name="P1977">Natomiast chcę powiedzieć, że co do konwersji zadłużenia i dbałości o to, żeby pieniądze nie przepadły, to przede wszystkim zadbają nasi wierzyciele. Miejcie państwo tak jak i my wiarę w to, że żaden z naszych wierzycieli czy Stany Zjednoczone, czy Republika Federalna Niemiec, czy jakikolwiek inny, pozwoli na takie rozwiązania, w których nie będzie miał pewności, co do właściwego wykorzystania środków. Może w ten sposób odpowiem na te obawy i na tą niewiarę, jaka w tej, w tym momencie zapanowała.</text:p>
      <text:p text:style-name="P1978">Chciałbym jednocześnie podzielić się już tylko refleksją, żeby to nie była taka sytuacja, w której więcej zaufania będą mieli do nas nasi partnerzy zachodni, niż nasi<text:s/>właśni<text:s/>rodacy zasiadający przy<text:s/>„okrągłym stole”, bo trochę takie akcenty zaczynam tutaj widzieć, a to nie brzmi najlepiej. A będzie czas, porozmawiamy również bardzo szeroko na temat współpracy z zagranicą i co się w tym zakresie kroi.</text:p>
      <text:p text:style-name="P1979">I pierwsza kwestia, która była podniesiona, ja<text:s/><text:span text:style-name="T1980">s</text:span>ię<text:s/>z panem absolutnie solidaryzuję,<text:s/><text:span text:style-name="T1981">t</text:span>eż chcę, żeby ta poprawka była w Sejmie tak szybko, jak tylko to jest możliwe albo jeszcze wcześniej, żeby to nie było przekładane, no ale myślę, że możemy na tyle mieć świadomość, że jest to rola jednak Sejmu, a proszę wybaczyć, nie moja.</text:p>
      <text:p text:style-name="P1982"><text:span text:style-name="T1983">Prof. Ha</text:span><text:span text:style-name="T1984">g</text:span><text:span text:style-name="T1985">e</text:span><text:span text:style-name="T1986">r-</text:span><text:span text:style-name="T1987">M</text:span><text:span text:style-name="T1988">ał</text:span><text:span text:style-name="T1989">ecka Bożena</text:span>:</text:p>
      <text:p text:style-name="P1990">Czyli nie wpłynęły do Sejmu.</text:p>
      <text:p text:style-name="P1991"><text:span text:style-name="T1992">O</text:span><text:span text:style-name="T1993">b. Wacław Kulczyński</text:span>:</text:p>
      <text:p text:style-name="P1994">Materiały i poprawka została przez rząd zaakceptowana, jak będzie sesja, mam nadzieję, że te tematy będą po prostu jeszcze uwzględnione. Ale to już niestety nie... Jestem tak samo zainteresowany. Każdy chce określone rozwiązanie, jeśli jest zwłaszcza autorem, po prostu wprowadzić jak najszybciej.</text:p>
      <text:p text:style-name="P1995">Dz<text:span text:style-name="T1996">ię</text:span>ku<text:span text:style-name="T1997">ję</text:span><text:s/>bardzo.</text:p>
      <text:p text:style-name="P1998"><text:span text:style-name="T1999">Przewodniczący</text:span>:</text:p>
      <text:p text:style-name="P2000">Dziękuję bardzo.</text:p>
      <text:p text:style-name="P2001">Proszę Państwa!<text:s/><text:span text:style-name="T2002">W</text:span><text:s/>ten sposób wyczerpaliśmy listę dyskutantów, jeżeli chodzi o składy naszych zespołów.</text:p>
      <text:p text:style-name="P2003">Są jeszcze cztery zgłoszenia doradców ze strony rządowej i wobec tego bardzo proszę o zabranie głosu pana doc. Szczepańskiego, przygotuje się dr Kwiatkowski.</text:p>
      <text:p text:style-name="P2004"><text:span text:style-name="T2005">Doc. Szczepański</text:span>:</text:p>
      <text:p text:style-name="P2006">Chciałem zwrócić uwagę, że oceną sprawności każdego działania jest skuteczność. Skuteczność tych działań w zakresie ochrony środowiska, czemu dano wyraz we wszystkich praktycznie dzisiaj<text:s/><text:soft-page-break/>wypowiedziach, a przede wszystkim w wypowiedziach panów profesorów współprzewodniczących obradom, była ta ocena bardzo krytyczna.</text:p>
      <text:p text:style-name="P2007">Należałoby sobie zadać pytanie, dlaczego jest ta ocena tak krytyczna, jakie są przyczyny? Otóż można by to zgeneralizować w trzech punktach: niska sprawność rozwiązań organizacyjnych, niska sprawność rozwiązań ekonomicznych i niska sprawność rozwiązań prawnych.</text:p>
      <text:p text:style-name="P2008"><text:span text:style-name="T2009">W</text:span><text:s/>tej sytuacji chciałbym zaproponować, aby do materiałów z<text:s/>„okrągłego stołu”<text:s/>ekologicznego włączyć materiały i uchwały między innymi Komitetu Gospodarki Wodn<text:span text:style-name="T2010">ej<text:s/></text:span>Polski<text:span text:style-name="T2011">ej</text:span><text:s/>Akademii Nauk, następnie Polskiego Komitetu Naukowo-Techni<text:span text:style-name="T2012">cz</text:span>nego NOT do Spraw Gospodarki Wodnej, kolejno Sekcji Głównej Inżynierii i Gospodarki wodnej SIW<text:span text:style-name="T2013">M</text:span><text:s/>NOT oraz materiałów z krajowej konferencji -<text:s/>„Problemy rozwoju gospodarki wodnej”, która miała miejsce 16 stycznia 1<text:span text:style-name="T2014">989</text:span><text:s/>r.</text:p>
      <text:p text:style-name="P2015">Dlaczego? Otóż w tych materiałach zawarte zostały istotne ustalenia i propozycje rozwiązań z tych właśnie sfer, które decydują o sprawności działania, a więc organizacyjnej, ekonomicznej i prawnej.</text:p>
      <text:p text:style-name="P2016">Ze względu na czas, nie omawiam tych zagadnień, aby udokumentow<text:span text:style-name="T2017">ać,</text:span><text:s/>że mogą one być wykorzystane, bo odpowiadają treści i przebiegowi dzisiejszych obrad. Wspomnę tylko, że między innymi są tam zawarte kierunki, które pokrywają się całkowicie z tym co mówił pan Rafał Kasprzyk odnośnie<text:s/>dokonania radykalnych zmian w organizacji zarządzania gospodarką wodną i ochrony środowiska, a więc wyłączenia tych zagadnień aktualnie z TOAP, czyli Terenowych Organów Administra<text:span text:style-name="T2018">cj</text:span>i Państwowej i stworzenia struktur organizacyjnych wynikających między innymi z hydrogr<text:span text:style-name="T2019">afi</text:span>cznego podziału kraju, a więc te wszystkie zagadnienia, które tutaj były poruszane, znajdują odbicie w tych materiałach i mogą być bardzo przydatne w pracach<text:s/>„okrągłego stołu<text:span text:style-name="T2020">”</text:span>.</text:p>
      <text:p text:style-name="P2021">Dziękuję bardzo za uwagę.</text:p>
      <text:p text:style-name="P2022"><text:span text:style-name="T2023">Przewodniczący</text:span>:</text:p>
      <text:p text:style-name="P2024">Proszę Państwa! Muszę się odnieść do tego głosu.</text:p>
      <text:p text:style-name="P2025">Zgodnie z tym co ustaliliśmy, nie widzę możliwości dodatkowego dołączania materiałów. My chcemy ustalić konkretne zapisy. Wobec tego apeluję, żebyście państwo w oparciu o te materiały, które macie, przygotowali propozycję zapisów, nawiązując się w odpowiednim miejscu do tego programu 1<text:span text:style-name="T2026">8</text:span>-punktoweg<text:span text:style-name="T2027">o</text:span>.</text:p>
      <text:p text:style-name="P2028">Jeżeli czegoś nie ma, prosimy dopisać now<text:span text:style-name="T2029">y</text:span><text:s/>punkt, ale nie będziemy dołączali żadnych aneksów i załączników, no bo wtedy by się ten dokument nam rozrósł prawda niepomiernie i nie moglibyśmy opanować naszego materiału.</text:p>
      <text:p text:style-name="P2030">Dziękuję bardzo.</text:p>
      <text:p text:style-name="P2031">Głos ma pan dyrektor Kwiatkowski, przygotuje się doc. Strupczewski.</text:p>
      <text:p text:style-name="P2032"><text:bookmark-start text:name="bookmark4"/><text:bookmark-end text:name="bookmark4"/><text:span text:style-name="T2033">Dyr</text:span><text:span text:style-name="T2034">.</text:span><text:span text:style-name="T2035"><text:s/></text:span><text:span text:style-name="T2036">J</text:span><text:span text:style-name="T2037">erzy Kwiatkowski</text:span>:</text:p>
      <text:p text:style-name="P2038">Dziękuję bardzo, rezygnuję z głosu.</text:p>
      <text:p text:style-name="P2039"><text:span text:style-name="T2040">Przewodniczący</text:span>:</text:p>
      <text:p text:style-name="P2041">Dziękuję panu bardzo.</text:p>
      <text:p text:style-name="P2042">Głos ma pan doc. Strupczewski.</text:p>
      <text:p text:style-name="P2043">Przygotuje się pan dyr. Janu<text:span text:style-name="T2044">sz</text:span><text:s/>Biełakowski.</text:p>
      <text:p text:style-name="P2045"><text:span text:style-name="T2046">Doc. Strupczewsk</text:span><text:span text:style-name="T2047">i</text:span>:</text:p>
      <text:soft-page-break/>
      <text:p text:style-name="P2048">Panie Przewodniczący! Panie i Panowie! Kiedy dr Kassenberg właśnie w 1985 roku w ramach nauki polskiej przedstawił wyniki wówczas opracowanej diagnozy stanu środowiska przyrodniczego w Polsce, opracowanej prz<text:span text:style-name="T2049">ez</text:span><text:s/>Polską Akademię Nauk, napisał on, że na połowie powierzchni kraju występ<text:span text:style-name="T2050">uj</text:span>ą stężenia SO<text:span text:style-name="T2051">2</text:span><text:s/>powyżej 20 mikrogramów na metr sześcienny. Dziś takie stężenia występują na 3/4 powierzchni kraju. Stan środowiska, w szczególności powietrza atmosferycznego który wówczas Polska Akademia Nauk określiła jako zły na całym terenie kraju, a w wielu rejonach mających znamiona katastrofy ekologicznej, uległ dalszemu pogorszeniu.</text:p>
      <text:p text:style-name="P2052">Jako główne czynniki zanieczyszczające, wymieniono wówczas w ekspertyzie PAN SO<text:span text:style-name="T2053">2</text:span><text:s/>i metale ciężkie. Wydawałoby się<text:span text:style-name="T2054">,</text:span><text:s/>że wniosek pr<text:span text:style-name="T2055">of</text:span>. Hryniewieckiego o konieczności zmniejszenia spalania węgla, a podjęcia rozwoju elektrowni jądrowych, jest oczywisty. Tymczasem spotykamy się z oczywistym nieporozumieniem. Mimo ogromnych zalet energetyki jądrowej właśnie z punktu widzenia ekologii jedyne głosy<text:s/>na tej sali, jakie protestowały przeciwko jakiejś sprawie techniczne<text:span text:style-name="T2056">j</text:span>, to były głosy protestujące przeciwko rozwojowi i budowie elektrowni jądrowych. Dr Kopczyk z Ośrodka<text:s/><text:span text:style-name="T2057">P</text:span>rognostycznego Wrocławskiego przed laty występowała z żądaniem likwidacji źródeł emisji i przejścia na produkcję energii w sposób b<text:span text:style-name="T2058">ez</text:span>odpadowy.</text:p>
      <text:p text:style-name="P2059">Elektrownie jądrowe są najlepszą odpowiedzią, jaką ludzkość wymyśliła na to żądanie. Pr<text:span text:style-name="T2060">o</text:span>du<text:span text:style-name="T2061">kuj</text:span>ą one energię w sposób niemal bezodpadowy. A można powiedzieć, że nie wszystkie to robią, niektóre stwarzają zagrożenia, ale nie te budowane u nas w kraju, one a<text:span text:style-name="T2062">w</text:span>arii typu czarnobylskiego wywołać nie mogą.</text:p>
      <text:p text:style-name="P2063">Elektrownia węglowa emituje do atmosfery skażenia SO<text:span text:style-name="T2064">2</text:span><text:span text:style-name="T2065"><text:s/></text:span>i N<text:span text:style-name="T2066">O</text:span><text:span text:style-name="T2067">x</text:span><text:s/>i wiele innych, które, gdybyśmy wzięli miarę zanieczyszczeń do rozpuszczenia do granic dopuszczalnych, wymagają 5 milionów km sześciennych powietrza przy produkcji 1 gigawatoroku. W Polsce produkujemy około 15-20 gigawatolat rocznie. Elektrownie jądrowe, o których przeciwnicy mówią, że obciążają środowisko, emitują tak małe ilości produktów radioaktywnych, że do ich rozpuszczenia potrzeba 28 nie milionów, nie tysięcy, nie setek, ale 28 kilometrów sześciennych powietrza na jeden g<text:span text:style-name="T2068">i</text:span>gawatorok.</text:p>
      <text:p text:style-name="P2069">Gdybyśmy sobie wyobrazili te zanieczyszczenia w warstwie atmosfery o grubości 10 km, bo kulę to tak trudno sobie wyobrazić, to elektrownia jądrowa dająca gigawatorok zanieczyszcza powietrze w promieniu 400 km. Jest to około 800 km zanieczyszczonego powietrza w ciągu roku pracy jednej elektrowni o mocy 1 tys. megaw<text:span text:style-name="T2070">a</text:span>tów. Natomiast<text:s/>elektrownia węglowa w promieniu 2 km, jądrowa 2 km. A w jedynej awarii, jaka zdarzyła się w reaktorze takiego typu jakiego budujemy w Polsce, w elektrowni Three Mile Island osławion<text:span text:style-name="T2071">ej,</text:span><text:s/>gdzie było stopienie r<text:span text:style-name="T2072">d</text:span>zenia, skażenia były tak małe, że do ich rozpuszczenia do wartości dopuszczaln<text:span text:style-name="T2073">ej<text:s/></text:span>wystarczyłoby powietrza w promieniu 4 km. A my się godzimy na elektrownie węglowe, które co roku skażają nam powietrze w promieniu 400 km.</text:p>
      <text:p text:style-name="P2074">Oczywiście te skażenia odchodzą z Polski i chwała Bogu na zewnątrz, ale przychodzą one od sąsiadów. Zresztą wysyłanie naszych zanieczyszczeń na zewnątrz nie jest rozwiązaniem moralnie godnym szacunku<text:span text:style-name="T2075">.</text:span><text:s/>A więc musimy powiedzieć, że my zani<text:span text:style-name="T2076">ec</text:span>zyszczamy tymi naszymi węglowymi elektrowniami naprawdę takie ilości powietrza. One są naprawdę zanieczyszczone. Wszystko jedno zostają u nas czy nie. Część z nich, dużo bardziej niż dopuszczalnie, część oczywiście mniej. Te liczby, o których mówiliśmy w latach, przed dziesięciu, mówiło się o skróceniu życia o 5 lat, teraz mówimy o 8-10 latach. To skutki właśnie skażenia<text:s/><text:span text:style-name="T2077">SO</text:span><text:span text:style-name="T2078">2</text:span>, a nie mitycznych zagrożeń ze strony elektrowni jądrowych.</text:p>
      <text:soft-page-break/>
      <text:p text:style-name="P2079">Często szermuje się argumentem o nieprawdopodobnych nakładach inwestycyjnych w elektrowni jądrowej. W rzeczywistości nakłady te są rzeczywiście większe od nakładów na budowę elektrowni węglowej, ale są mniejsze od łącznych nakładów na budowę elektrowni węglowej i kopalni. A bez kopalni elektrownia węglowa pracować nie może.</text:p>
      <text:p text:style-name="P2080">Tymczasem koszty produkcji energii elektrycznej są niższe we wszystkich krajach Europy i RFN, i Anglii, i Francji, i Włoszech, i w Szwecji, i wszystkich innych, w elektrowniach jądrowych niż w elektrowniach węglowych.</text:p>
      <text:p text:style-name="P2081">Sytuacja wygląda odmiennie w USA, tam w niektór<text:span text:style-name="T2082">yc</text:span>h<text:span text:style-name="T2083"><text:s/></text:span>stanach są te koszty wyższe, w innych mniejsze, natomiast Europie sytuacja wygląda - tak jak mówimy. I to są dane oficjalne zarówno OECD, jak i poszczególnych organizacji analizujących koszty.</text:p>
      <text:p text:style-name="P2084">Nieporozumień jest wiele. Co więcej specjalistom nasza prasa woli nie dowierzać. Na przykład gdy w sprawie wpływ promieniowania na człowieka wypowiadają się tak wybitni i obiektywni specjaliści jak pro<text:span text:style-name="T2085">f</text:span>. Brzeziński - kierownik Zakładu Epidemiologii Dzieci i Młodzieży, jak pro<text:span text:style-name="T2086">f</text:span>. Ba<text:span text:style-name="T2087">łt</text:span>urkiew<text:span text:style-name="T2088">ic</text:span>z - kierownik Zakładu Ochrony Radiologiczn<text:span text:style-name="T2089">ej,</text:span><text:s/>jak pro<text:span text:style-name="T2090">f</text:span>. Lini<text:span text:style-name="T2091">ec</text:span>ki - kierownik Instytutu Medycyny Nuklearnej Akademii Medycznej w Łodzi i wieloletni członek oraz przewodniczący Komitetu<text:s/>„UNSCEAR<text:span text:style-name="T2092">”</text:span><text:s/>ONZ-owskiego, to wystarczy głos jednego człowieka z zewnątrz, prasa pisała<text:s/>„czy ekspertom jądrowym można ufać”.</text:p>
      <text:p text:style-name="P2093">Nie oczekuję też, że państwa przekonam<text:s/><text:span text:style-name="T2094">t</text:span>ym krótkim wystąpieniem, bo to jest niemożliwe. Natomiast przyrzekam, że dostarczę<text:s/><text:span text:style-name="T2095">mate</text:span>riały na temat energetyki jądrowej na następne posiedzenie, mianowicie ekspertyzę PAN na temat elektrowni jądrowych w Polsce, uchwałę Rady Ochrony Środowiska na ten temat i inne materiały m.in. tą wspomnianą książkę, której nadruk odpowiedni jest tylko dlatego, że książka ta nie jest dostępna za pieniądze w kioskach ani w księgarniach i jest w związku z tym ni<text:span text:style-name="T2096">er</text:span>ozpow<text:span text:style-name="T2097">sze</text:span>chniana na prawach książki, a tylko na prawach rękopisu.</text:p>
      <text:p text:style-name="P2098">Książka o podobnym zakresie, aczkolwiek może bardziej skomplikowana jest w tej c<text:span text:style-name="T2099">h</text:span>wili w druku w UM<text:span text:style-name="T2100">T</text:span><text:s/>i będzie do<text:span text:style-name="T2101">st</text:span>ępna na pewno przed końcem roku normalnie w księgarniach.</text:p>
      <text:p text:style-name="P2102">Na zakończenie chciałbym tutaj dodać krótki fragment<text:s/><text:span text:style-name="T2103">i<text:s/></text:span>posiedzenie na temat energetyki jądrowej, jakie odbyło si<text:span text:style-name="T2104">ę<text:s/></text:span>26 stycznia na posiedzeniu Komitetu społeczno-politycznego przy Radzie Ministrów, Na pytanie - kiedy elektrownie jądrowe wpłyną na poprawę powietrza atmosferycznego w Polsce dr Gonzales, wicedyrektor departamentu bezpieczeństwa jądrowego i ochrony radiologicznej z Międzynarodowej Agencji Energii Atomowej odpowiedział krótko<text:s/><text:span text:style-name="T2105">-</text:span><text:s/>wtedy gdy się je zbuduje i uruchomi.</text:p>
      <text:p text:style-name="P2106">Dziękuję państwu za uwagę.</text:p>
      <text:p text:style-name="P2107"><text:span text:style-name="T2108">Przewodniczący</text:span>:</text:p>
      <text:p text:style-name="P2109">Dziękuję bardzo. Jako ostatni ma głos pan dyr.<text:s/><text:span text:style-name="T2110">J</text:span>anusz Bielakowski.</text:p>
      <text:p text:style-name="P2111"><text:span text:style-name="T2112">D</text:span><text:span text:style-name="T2113">yr</text:span><text:span text:style-name="T2114">. Janusz Bielakowski</text:span>:</text:p>
      <text:p text:style-name="P2115">Dziękuję bardzo, panie przewodniczący, kilka zdań odnośnie do gospodarki wodnej, jako refleksja na omawiane tutaj postulaty stolika ekologicznego.</text:p>
      <text:p text:style-name="P2116">Otóż gospodarka wodna pojawiła się tu w kilku punktach. Przede wszystkim w kontekście takim, aby z ministerstwa odeszły zagadnienia inwestycyjne w zakresie gospodarki wodnej, a także w punkcie 11<text:s/><text:span text:style-name="T2117">-</text:span><text:s/>kiedy mówi się o przejściu na układy zlewniowe.</text:p>
      <text:p text:style-name="P2118">Znamienne jest także, że w innych punktach, w których zawarte są postulaty o funkc<text:span text:style-name="T2119">jo</text:span>nalnym<text:s/><text:soft-page-break/>charakterze tego minister<text:span text:style-name="T2120">st</text:span>wa lub o kodyfikacji praw związanych z ochroną środowiska, nie ma gospodarki wodnej. Jest to oczywiście możliwe, tylko w kilku przynajmniej zdaniach chciałem powiedzie<text:span text:style-name="T2121">ć<text:s/></text:span>państwu o konsekwencjach takiego przyjęcia tych postulatów.</text:p>
      <text:p text:style-name="P2122">Otóż gospodarka wodna, najogólniej rzecz biorąc, jest sposobem gospodarowania wodą, a celem tego gospodarowania wodą jest zapewnienie wody ludności i gospodarce narodowej, i ochrona tej gospodarki narodowej pr<text:span text:style-name="T2123">z</text:span>ed skutkami niszczącymi wody. To niemalże klasyczna definicja gospodarki wodnej. Ale, aby gospodarować wodą, trzeba tę wodę mieć. W naszych warunkach klimatyczno-przyrodniczych niestety, aby wodę zapewnić wszystkim tym, którzy tej wody potrzebują trzeba budować zbiorniki. Trzeba budować przerzuty wody i trzeba - proszę państwa zabudowywać i regulować nasze rzeki. Po prostu ponieważ są to te kanały, którymi ta woda płynie<text:s/>i<text:s/><text:span text:style-name="T2124">z</text:span><text:s/>których może być ujmowana.</text:p>
      <text:p text:style-name="P2125">Zabudowa rzek jest także konieczna dlatego, aby chronić gospodarkę narodową przed skutkami niszczącymi nadmiaru wody, czyli przed powodziami. Wiąże się to oczywiście z innymi możliwościami wykorzystania rzek.</text:p>
      <text:p text:style-name="P2126">Te przedsięwzięcia - a więc budowa zbiorników, regulacje rzek, zabudowa tych rzek bywa czasami w kolizji i to nie tak rzadko, w kolizji - powiedzmy - z konserwatorskim pojmowaniem ochrony środowiska. Klasycznym przykładem jest dyskusja na temat Czorsztyna. Ale takich dyskusji może być wiele i na każdym terenie. Jednakże trzeba sobie powiedzieć, że ci, którzy budują zbiorniki, ci którzy budują przerz<text:span text:style-name="T2127">u</text:span>ty wody i utrzymują rzeki, to w rezultacie oni decydują o kształcie gospodarki wodnej w skali całego kraju. A więc jeżeli wyszłoby to z Ministerstwa Ochrony Środowiska, co jest oczywiście możliwe, to ktoś inny musiałby tę sprawę podjąć i ktoś inny w rezultacie decydowałby o warunkach gospodarki wodnej w całym kraju. To się wiąże także z postulatem, który mówi o tym, aby gospodarować wodą w zlewniach. Jest to oczywiste możliwe, sprawa jest dosyć dawno znana i można dosyć łat<text:span text:style-name="T2128">w</text:span>o wypunktować jakie są zalety takiego gospodarowania w stosunku do tego co się dzieje obecnie.<text:s/><text:span text:style-name="T2129">N</text:span>ie będę tego państwo oczywiście dzisiaj mówił. Ale nie ulega kwestii i powinno to być dla nas wszystkich dosyć jasne, że jeżeli wyjmiemy to gospodarowanie tą wodą z województw, stworzymy niezależny osobny układ administracyjny,<text:s/><text:span text:style-name="T2130">ł</text:span>ącznie z tym co powiedziałem, że ktoś musi robić, ktoś jednak musi te zbi<text:span text:style-name="T2131">o</text:span>rniki budować, tworzy się pewien pionowy układ gospodarowania wodą i układ całkowicie autonomiczny. Co jest także możliwe, chciałem powiedzieć, tylko chcę raz jeszcze<text:s/><text:span text:style-name="T2132">-</text:span><text:s/>mówiąc brzydko - wyartykułować to, że konsekwencją przyjęcia tego jest stworzenie pewnego odrębnego autonomicznego układu administrac<text:span text:style-name="T2133">yj</text:span>nego.</text:p>
      <text:p text:style-name="P2134">Jeszcze kilka słów. Gospodarkę wodną z ochroną środowiska w tym p<text:span text:style-name="T2135">oj</text:span>ęciu klasycznym łączy to, że po pierwsze woda jest zasobem naturalnym, niesłychanie cennym, łączy to, że aby gospodarować wodą to ta woda powinna być dobra, a więc ochrona wód czy czystość wód jest tym el<text:span text:style-name="T2136">e</text:span>mentem łączącym. I temu trudno oczywiście zaprzeczyć. Ale także trudno zaprzeczyć i temu, że skutki zużywania wody w rezultacie odwracają się jak gdyby przeciwko tej wodzie, mianowicie powodują jej zanieczyszczenia. To prowadzi do pewnego postulatu, abyśmy tę sprawę na następnym naszym spotkaniu w tym kontekście widzieli, że może, że przyjęcie tego postulatu jest to - powiedzmy sobie - powrót do Centralnego Urzędu Gospodarki Wodnej, co jest także możliwe jak każde rozwiązanie organizac<text:span text:style-name="T2137">yj</text:span>ne zawiera pewną ilość pozytywów i negatywów.</text:p>
      <text:p text:style-name="P2138">I wreszcie, to już ostatnie zdanie, chciałem państwu przy tej okazji jednakże powiedzieć, że<text:s/><text:soft-page-break/>ministerstwo nie jest inwestorem, poza tą sferą, o którą wymieniłem, a więc poza budową zbiorników wodnych i utrzymania rzek, i to tylko głównych rzek kraju, 1/5 tych rzek, które<text:s/><text:span text:style-name="T2139">s</text:span>ą w kraju, to nie<text:s/><text:span text:style-name="T2140">jes</text:span>t inwestorem w żadnej innej dziedzinie, która się wiąże z ochroną środowiska. A więc ministerstwo nie buduje oczyszczalni ani samo, ani przez swoje agendy,<text:s/><text:span text:style-name="T2141">a</text:span><text:s/>także nie buduje filtrów na kominach ani żadnych innych<text:s/>urządzeń ochrony środowiska<text:span text:style-name="T2142">.</text:span><text:s/>A ponadto jeżeli państwa cierpliwość by wytrzymała, to chciałem jeszcze powiedzieć, że w tym o czym mówiła pani Hag<text:span text:style-name="T2143">er</text:span>-Ma<text:span text:style-name="T2144">łe</text:span>cka. W tej krótkiej now<text:span text:style-name="T2145">el</text:span>iza<text:span text:style-name="T2146">cj</text:span>i, nowelizacji ustawy o ochronie środowiska i prawo wodne, jest dokładnie powtórzonych kilka<text:s/><text:span text:style-name="T2147">s</text:span>praw, które są rzeczywiście, zostały tutaj wymienione w tym, w tych postulatach stolika ekologicznego. Nie są to jakieś omówienia dokładnie, są jak gdyby już rozwiązane.</text:p>
      <text:p text:style-name="P2148">Jeżeli nawet ta nowelizacja nie jest tą nowelizacją, na którą oczekujemy, a która wymagałaby czasu, to nie ulega kwestii, że przyjęcie tej ustawy, byłoby jakimś znaczącym krokiem, aby... znaczącym i bardzo szybkim krokiem, aby coś dobrego zrobić dla środowiska.</text:p>
      <text:p text:style-name="P2149">Dziękuję bardzo.</text:p>
      <text:p text:style-name="P2150"><text:span text:style-name="T2151">Przewodniczący</text:span>:</text:p>
      <text:p text:style-name="P2152">Proszę Państwa!<text:s/><text:span text:style-name="T2153">W</text:span><text:s/>ten sposób wyczerpaliśmy listę naszych mówców i zbliżamy się do zakończenia naszego posiedzenia.</text:p>
      <text:p text:style-name="P2154">Przypominam, że zbieramy się w środę o godzinie 10.30 w tym gmachu. Jeszcze raz apeluję, żebyście państwo możliwie przygotowali gotowe propozycje zapisu punktów w możliwie 20 egzemplarzach. Ogromnie nam to ułatwi pracę. Jeżeli zaczniemy w takiej ilości redagować poszczególne s<text:span text:style-name="T2155">fo</text:span>rmułowania i zdania, będzie nam bardzo trudno pracować.<text:s/>A chcielibyśmy, żeby ta sprawa, no możliwie szybko się posuwał<text:span text:style-name="T2156">a</text:span>.</text:p>
      <text:p text:style-name="P2157">Zatem apeluję o takie przygotowanie czasu. Zgodnie z życzeniem państwa odłożyliśmy, prawda nieco tempo naszych obrad, więc istnieją możliwości takiego przygotowania. Myślę, że ten dzień był bardzo owocny, pozwolił nam zarysować wolę naszych negocjacji. Jesteśmy chyba tutaj dosyć zgodni i mogę chyba zakończyć takim optymistycznym akcentem, to nasze pierwsze spotkanie, że powinniśmy przygotować<text:s/>iluś tam punktowy program, który w istotny sposób może zapisze się w historii<text:s/>„ochrony środowiska w Polsce<text:span text:style-name="T2158">”</text:span>.</text:p>
      <text:p text:style-name="P2159">Dziękuję Państwu i do zobaczenia w środę.</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Microsoft Sans Serif" svg:font-family="Microsoft Sans Serif"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line-height="100%" fo:background-color="transparent" style:tab-stop-distance="0.4916in"/>
      <style:text-properties style:font-name="Microsoft Sans Serif" style:font-name-asian="Microsoft Sans Serif" style:font-name-complex="Microsoft Sans Seri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pl" fo:country="PL" style:language-asian="pl" style:country-asian="PL" style:language-complex="pl" style:country-complex="PL" style:text-combine="none" fo:hyphenate="true"/>
    </style:default-style>
    <style:style style:name="Normalny" style:display-name="Normalny" style:family="paragraph">
      <style:text-properties fo:color="#000000" fo:hyphenate="false"/>
    </style:style>
    <style:style style:name="Domyślnaczcionkaakapitu" style:display-name="Domyślna czcionka akapitu"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701in" fo:page-height="11.6944in" style:print-orientation="portrait" fo:margin-top="0.25in" fo:margin-left="0.25in" fo:margin-bottom="0.25in" fo:margin-right="0.2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Cyrwus Artur (STUD)</dc:creator>
    <meta:creation-date>2023-07-03T11:32:00Z</meta:creation-date>
    <dc:date>2023-07-03T11:32:00Z</dc:date>
    <meta:template xlink:href="Normal.dotm" xlink:type="simple"/>
    <meta:editing-cycles>2</meta:editing-cycles>
    <meta:editing-duration>PT300S</meta:editing-duration>
    <meta:document-statistic meta:page-count="57" meta:paragraph-count="361" meta:word-count="25901" meta:character-count="180948" meta:row-count="1295" meta:non-whitespace-character-count="155408"/>
  </office:meta>
</office:document-meta>
</file>